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9652" calcext:value-type="float">
            <text:p>-0,459652</text:p>
          </table:table-cell>
          <table:table-cell office:value-type="float" office:value="-0.20738" calcext:value-type="float">
            <text:p>-0,20738</text:p>
          </table:table-cell>
          <table:table-cell office:value-type="float" office:value="-0.091742" calcext:value-type="float">
            <text:p>-0,091742</text:p>
          </table:table-cell>
          <table:table-cell office:value-type="float" office:value="-0.048624" calcext:value-type="float">
            <text:p>-0,048624</text:p>
          </table:table-cell>
          <table:table-cell office:value-type="float" office:value="-0.012288" calcext:value-type="float">
            <text:p>-0,012288</text:p>
          </table:table-cell>
          <table:table-cell office:value-type="float" office:value="-0.002337" calcext:value-type="float">
            <text:p>-0,002337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9109" calcext:value-type="float">
            <text:p>0,009109</text:p>
          </table:table-cell>
          <table:table-cell office:value-type="float" office:value="0.032189" calcext:value-type="float">
            <text:p>0,032189</text:p>
          </table:table-cell>
          <table:table-cell office:value-type="float" office:value="0.092262" calcext:value-type="float">
            <text:p>0,092262</text:p>
          </table:table-cell>
          <table:table-cell office:value-type="float" office:value="0.179823" calcext:value-type="float">
            <text:p>0,179823</text:p>
          </table:table-cell>
          <table:table-cell office:value-type="float" office:value="0.277261" calcext:value-type="float">
            <text:p>0,277261</text:p>
          </table:table-cell>
          <table:table-cell office:value-type="float" office:value="-0.00481" calcext:value-type="float">
            <text:p>-0,004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50389" calcext:value-type="float">
            <text:p>-0,350389</text:p>
          </table:table-cell>
          <table:table-cell office:value-type="float" office:value="-0.158854" calcext:value-type="float">
            <text:p>-0,158854</text:p>
          </table:table-cell>
          <table:table-cell office:value-type="float" office:value="-0.081063" calcext:value-type="float">
            <text:p>-0,081063</text:p>
          </table:table-cell>
          <table:table-cell office:value-type="float" office:value="-0.036087" calcext:value-type="float">
            <text:p>-0,036087</text:p>
          </table:table-cell>
          <table:table-cell office:value-type="float" office:value="-0.010206" calcext:value-type="float">
            <text:p>-0,010206</text:p>
          </table:table-cell>
          <table:table-cell office:value-type="float" office:value="-0.001478" calcext:value-type="float">
            <text:p>-0,001478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12416" calcext:value-type="float">
            <text:p>0,012416</text:p>
          </table:table-cell>
          <table:table-cell office:value-type="float" office:value="0.045121" calcext:value-type="float">
            <text:p>0,045121</text:p>
          </table:table-cell>
          <table:table-cell office:value-type="float" office:value="0.107664" calcext:value-type="float">
            <text:p>0,107664</text:p>
          </table:table-cell>
          <table:table-cell office:value-type="float" office:value="0.224647" calcext:value-type="float">
            <text:p>0,224647</text:p>
          </table:table-cell>
          <table:table-cell office:value-type="float" office:value="0.399942" calcext:value-type="float">
            <text:p>0,399942</text:p>
          </table:table-cell>
          <table:table-cell office:value-type="float" office:value="0.010345" calcext:value-type="float">
            <text:p>0,0103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20248" calcext:value-type="float">
            <text:p>-0,320248</text:p>
          </table:table-cell>
          <table:table-cell office:value-type="float" office:value="-0.178171" calcext:value-type="float">
            <text:p>-0,178171</text:p>
          </table:table-cell>
          <table:table-cell office:value-type="float" office:value="-0.089047" calcext:value-type="float">
            <text:p>-0,089047</text:p>
          </table:table-cell>
          <table:table-cell office:value-type="float" office:value="-0.024023" calcext:value-type="float">
            <text:p>-0,024023</text:p>
          </table:table-cell>
          <table:table-cell office:value-type="float" office:value="-0.006857" calcext:value-type="float">
            <text:p>-0,006857</text:p>
          </table:table-cell>
          <table:table-cell office:value-type="float" office:value="-0.000579" calcext:value-type="float">
            <text:p>-0,000579</text:p>
          </table:table-cell>
          <table:table-cell office:value-type="float" office:value="0.006429" calcext:value-type="float">
            <text:p>0,006429</text:p>
          </table:table-cell>
          <table:table-cell office:value-type="float" office:value="0.027071" calcext:value-type="float">
            <text:p>0,027071</text:p>
          </table:table-cell>
          <table:table-cell office:value-type="float" office:value="0.069609" calcext:value-type="float">
            <text:p>0,069609</text:p>
          </table:table-cell>
          <table:table-cell office:value-type="float" office:value="0.126931" calcext:value-type="float">
            <text:p>0,126931</text:p>
          </table:table-cell>
          <table:table-cell office:value-type="float" office:value="0.256071" calcext:value-type="float">
            <text:p>0,256071</text:p>
          </table:table-cell>
          <table:table-cell office:value-type="float" office:value="0.399942" calcext:value-type="float">
            <text:p>0,399942</text:p>
          </table:table-cell>
          <table:table-cell office:value-type="float" office:value="0.018743" calcext:value-type="float">
            <text:p>0,0187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91571" calcext:value-type="float">
            <text:p>-0,491571</text:p>
          </table:table-cell>
          <table:table-cell office:value-type="float" office:value="-0.203194" calcext:value-type="float">
            <text:p>-0,203194</text:p>
          </table:table-cell>
          <table:table-cell office:value-type="float" office:value="-0.067672" calcext:value-type="float">
            <text:p>-0,067672</text:p>
          </table:table-cell>
          <table:table-cell office:value-type="float" office:value="-0.013451" calcext:value-type="float">
            <text:p>-0,013451</text:p>
          </table:table-cell>
          <table:table-cell office:value-type="float" office:value="-0.001701" calcext:value-type="float">
            <text:p>-0,001701</text:p>
          </table:table-cell>
          <table:table-cell office:value-type="float" office:value="0.004176" calcext:value-type="float">
            <text:p>0,004176</text:p>
          </table:table-cell>
          <table:table-cell office:value-type="float" office:value="0.024815" calcext:value-type="float">
            <text:p>0,024815</text:p>
          </table:table-cell>
          <table:table-cell office:value-type="float" office:value="0.05597" calcext:value-type="float">
            <text:p>0,05597</text:p>
          </table:table-cell>
          <table:table-cell office:value-type="float" office:value="0.097243" calcext:value-type="float">
            <text:p>0,097243</text:p>
          </table:table-cell>
          <table:table-cell office:value-type="float" office:value="0.176988" calcext:value-type="float">
            <text:p>0,176988</text:p>
          </table:table-cell>
          <table:table-cell office:value-type="float" office:value="0.331276" calcext:value-type="float">
            <text:p>0,331276</text:p>
          </table:table-cell>
          <table:table-cell office:value-type="float" office:value="0.511487" calcext:value-type="float">
            <text:p>0,511487</text:p>
          </table:table-cell>
          <table:table-cell office:value-type="float" office:value="0.040445" calcext:value-type="float">
            <text:p>0,0404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70087" calcext:value-type="float">
            <text:p>-0,370087</text:p>
          </table:table-cell>
          <table:table-cell office:value-type="float" office:value="-0.167932" calcext:value-type="float">
            <text:p>-0,167932</text:p>
          </table:table-cell>
          <table:table-cell office:value-type="float" office:value="-0.050373" calcext:value-type="float">
            <text:p>-0,050373</text:p>
          </table:table-cell>
          <table:table-cell office:value-type="float" office:value="-0.012841" calcext:value-type="float">
            <text:p>-0,012841</text:p>
          </table:table-cell>
          <table:table-cell office:value-type="float" office:value="-0.003491" calcext:value-type="float">
            <text:p>-0,003491</text:p>
          </table:table-cell>
          <table:table-cell office:value-type="float" office:value="0.001948" calcext:value-type="float">
            <text:p>0,001948</text:p>
          </table:table-cell>
          <table:table-cell office:value-type="float" office:value="0.016585" calcext:value-type="float">
            <text:p>0,016585</text:p>
          </table:table-cell>
          <table:table-cell office:value-type="float" office:value="0.048295" calcext:value-type="float">
            <text:p>0,048295</text:p>
          </table:table-cell>
          <table:table-cell office:value-type="float" office:value="0.092466" calcext:value-type="float">
            <text:p>0,092466</text:p>
          </table:table-cell>
          <table:table-cell office:value-type="float" office:value="0.163274" calcext:value-type="float">
            <text:p>0,163274</text:p>
          </table:table-cell>
          <table:table-cell office:value-type="float" office:value="0.329921" calcext:value-type="float">
            <text:p>0,329921</text:p>
          </table:table-cell>
          <table:table-cell office:value-type="float" office:value="0.458886" calcext:value-type="float">
            <text:p>0,458886</text:p>
          </table:table-cell>
          <table:table-cell office:value-type="float" office:value="0.041785" calcext:value-type="float">
            <text:p>0,0417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30299" calcext:value-type="float">
            <text:p>-0,230299</text:p>
          </table:table-cell>
          <table:table-cell office:value-type="float" office:value="-0.129318" calcext:value-type="float">
            <text:p>-0,129318</text:p>
          </table:table-cell>
          <table:table-cell office:value-type="float" office:value="-0.033016" calcext:value-type="float">
            <text:p>-0,033016</text:p>
          </table:table-cell>
          <table:table-cell office:value-type="float" office:value="-0.008377" calcext:value-type="float">
            <text:p>-0,008377</text:p>
          </table:table-cell>
          <table:table-cell office:value-type="float" office:value="-0.001211" calcext:value-type="float">
            <text:p>-0,001211</text:p>
          </table:table-cell>
          <table:table-cell office:value-type="float" office:value="0.005287" calcext:value-type="float">
            <text:p>0,005287</text:p>
          </table:table-cell>
          <table:table-cell office:value-type="float" office:value="0.030986" calcext:value-type="float">
            <text:p>0,030986</text:p>
          </table:table-cell>
          <table:table-cell office:value-type="float" office:value="0.075583" calcext:value-type="float">
            <text:p>0,075583</text:p>
          </table:table-cell>
          <table:table-cell office:value-type="float" office:value="0.132473" calcext:value-type="float">
            <text:p>0,132473</text:p>
          </table:table-cell>
          <table:table-cell office:value-type="float" office:value="0.218844" calcext:value-type="float">
            <text:p>0,218844</text:p>
          </table:table-cell>
          <table:table-cell office:value-type="float" office:value="0.361984" calcext:value-type="float">
            <text:p>0,361984</text:p>
          </table:table-cell>
          <table:table-cell office:value-type="float" office:value="0.476101" calcext:value-type="float">
            <text:p>0,476101</text:p>
          </table:table-cell>
          <table:table-cell office:value-type="float" office:value="0.065324" calcext:value-type="float">
            <text:p>0,0653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30299" calcext:value-type="float">
            <text:p>-0,230299</text:p>
          </table:table-cell>
          <table:table-cell office:value-type="float" office:value="-0.098084" calcext:value-type="float">
            <text:p>-0,098084</text:p>
          </table:table-cell>
          <table:table-cell office:value-type="float" office:value="-0.020624" calcext:value-type="float">
            <text:p>-0,020624</text:p>
          </table:table-cell>
          <table:table-cell office:value-type="float" office:value="-0.003842" calcext:value-type="float">
            <text:p>-0,003842</text:p>
          </table:table-cell>
          <table:table-cell office:value-type="float" office:value="0.002114" calcext:value-type="float">
            <text:p>0,002114</text:p>
          </table:table-cell>
          <table:table-cell office:value-type="float" office:value="0.016301" calcext:value-type="float">
            <text:p>0,016301</text:p>
          </table:table-cell>
          <table:table-cell office:value-type="float" office:value="0.044348" calcext:value-type="float">
            <text:p>0,044348</text:p>
          </table:table-cell>
          <table:table-cell office:value-type="float" office:value="0.086375" calcext:value-type="float">
            <text:p>0,086375</text:p>
          </table:table-cell>
          <table:table-cell office:value-type="float" office:value="0.1491" calcext:value-type="float">
            <text:p>0,1491</text:p>
          </table:table-cell>
          <table:table-cell office:value-type="float" office:value="0.24545" calcext:value-type="float">
            <text:p>0,24545</text:p>
          </table:table-cell>
          <table:table-cell office:value-type="float" office:value="0.399264" calcext:value-type="float">
            <text:p>0,399264</text:p>
          </table:table-cell>
          <table:table-cell office:value-type="float" office:value="0.491112" calcext:value-type="float">
            <text:p>0,491112</text:p>
          </table:table-cell>
          <table:table-cell office:value-type="float" office:value="0.08204" calcext:value-type="float">
            <text:p>0,082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419791" calcext:value-type="float">
            <text:p>-0,419791</text:p>
          </table:table-cell>
          <table:table-cell office:value-type="float" office:value="-0.172784" calcext:value-type="float">
            <text:p>-0,172784</text:p>
          </table:table-cell>
          <table:table-cell office:value-type="float" office:value="-0.048068" calcext:value-type="float">
            <text:p>-0,048068</text:p>
          </table:table-cell>
          <table:table-cell office:value-type="float" office:value="-0.009586" calcext:value-type="float">
            <text:p>-0,00958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9676" calcext:value-type="float">
            <text:p>0,009676</text:p>
          </table:table-cell>
          <table:table-cell office:value-type="float" office:value="0.029583" calcext:value-type="float">
            <text:p>0,029583</text:p>
          </table:table-cell>
          <table:table-cell office:value-type="float" office:value="0.074683" calcext:value-type="float">
            <text:p>0,074683</text:p>
          </table:table-cell>
          <table:table-cell office:value-type="float" office:value="0.142016" calcext:value-type="float">
            <text:p>0,142016</text:p>
          </table:table-cell>
          <table:table-cell office:value-type="float" office:value="0.245897" calcext:value-type="float">
            <text:p>0,245897</text:p>
          </table:table-cell>
          <table:table-cell office:value-type="float" office:value="0.383804" calcext:value-type="float">
            <text:p>0,383804</text:p>
          </table:table-cell>
          <table:table-cell office:value-type="float" office:value="0.488462" calcext:value-type="float">
            <text:p>0,488462</text:p>
          </table:table-cell>
          <table:table-cell office:value-type="float" office:value="0.065525" calcext:value-type="float">
            <text:p>0,0655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84814" calcext:value-type="float">
            <text:p>-0,284814</text:p>
          </table:table-cell>
          <table:table-cell office:value-type="float" office:value="-0.146734" calcext:value-type="float">
            <text:p>-0,146734</text:p>
          </table:table-cell>
          <table:table-cell office:value-type="float" office:value="-0.026027" calcext:value-type="float">
            <text:p>-0,026027</text:p>
          </table:table-cell>
          <table:table-cell office:value-type="float" office:value="-0.003412" calcext:value-type="float">
            <text:p>-0,003412</text:p>
          </table:table-cell>
          <table:table-cell office:value-type="float" office:value="0.005077" calcext:value-type="float">
            <text:p>0,005077</text:p>
          </table:table-cell>
          <table:table-cell office:value-type="float" office:value="0.019071" calcext:value-type="float">
            <text:p>0,019071</text:p>
          </table:table-cell>
          <table:table-cell office:value-type="float" office:value="0.06687" calcext:value-type="float">
            <text:p>0,06687</text:p>
          </table:table-cell>
          <table:table-cell office:value-type="float" office:value="0.13736" calcext:value-type="float">
            <text:p>0,13736</text:p>
          </table:table-cell>
          <table:table-cell office:value-type="float" office:value="0.213658" calcext:value-type="float">
            <text:p>0,213658</text:p>
          </table:table-cell>
          <table:table-cell office:value-type="float" office:value="0.312928" calcext:value-type="float">
            <text:p>0,312928</text:p>
          </table:table-cell>
          <table:table-cell office:value-type="float" office:value="0.42325" calcext:value-type="float">
            <text:p>0,42325</text:p>
          </table:table-cell>
          <table:table-cell office:value-type="float" office:value="0.488462" calcext:value-type="float">
            <text:p>0,488462</text:p>
          </table:table-cell>
          <table:table-cell office:value-type="float" office:value="0.100204" calcext:value-type="float">
            <text:p>0,1002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212516" calcext:value-type="float">
            <text:p>-0,212516</text:p>
          </table:table-cell>
          <table:table-cell office:value-type="float" office:value="-0.12187" calcext:value-type="float">
            <text:p>-0,12187</text:p>
          </table:table-cell>
          <table:table-cell office:value-type="float" office:value="-0.020398" calcext:value-type="float">
            <text:p>-0,020398</text:p>
          </table:table-cell>
          <table:table-cell office:value-type="float" office:value="-0.005497" calcext:value-type="float">
            <text:p>-0,005497</text:p>
          </table:table-cell>
          <table:table-cell office:value-type="float" office:value="0.004484" calcext:value-type="float">
            <text:p>0,004484</text:p>
          </table:table-cell>
          <table:table-cell office:value-type="float" office:value="0.025067" calcext:value-type="float">
            <text:p>0,025067</text:p>
          </table:table-cell>
          <table:table-cell office:value-type="float" office:value="0.089074" calcext:value-type="float">
            <text:p>0,089074</text:p>
          </table:table-cell>
          <table:table-cell office:value-type="float" office:value="0.154745" calcext:value-type="float">
            <text:p>0,154745</text:p>
          </table:table-cell>
          <table:table-cell office:value-type="float" office:value="0.232338" calcext:value-type="float">
            <text:p>0,232338</text:p>
          </table:table-cell>
          <table:table-cell office:value-type="float" office:value="0.330775" calcext:value-type="float">
            <text:p>0,330775</text:p>
          </table:table-cell>
          <table:table-cell office:value-type="float" office:value="0.435301" calcext:value-type="float">
            <text:p>0,435301</text:p>
          </table:table-cell>
          <table:table-cell office:value-type="float" office:value="0.524836" calcext:value-type="float">
            <text:p>0,524836</text:p>
          </table:table-cell>
          <table:table-cell office:value-type="float" office:value="0.112402" calcext:value-type="float">
            <text:p>0,1124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94117" calcext:value-type="float">
            <text:p>-0,194117</text:p>
          </table:table-cell>
          <table:table-cell office:value-type="float" office:value="-0.123356" calcext:value-type="float">
            <text:p>-0,123356</text:p>
          </table:table-cell>
          <table:table-cell office:value-type="float" office:value="-0.02094" calcext:value-type="float">
            <text:p>-0,02094</text:p>
          </table:table-cell>
          <table:table-cell office:value-type="float" office:value="-0.005922" calcext:value-type="float">
            <text:p>-0,005922</text:p>
          </table:table-cell>
          <table:table-cell office:value-type="float" office:value="0.00365" calcext:value-type="float">
            <text:p>0,00365</text:p>
          </table:table-cell>
          <table:table-cell office:value-type="float" office:value="0.056328" calcext:value-type="float">
            <text:p>0,056328</text:p>
          </table:table-cell>
          <table:table-cell office:value-type="float" office:value="0.122372" calcext:value-type="float">
            <text:p>0,122372</text:p>
          </table:table-cell>
          <table:table-cell office:value-type="float" office:value="0.184244" calcext:value-type="float">
            <text:p>0,184244</text:p>
          </table:table-cell>
          <table:table-cell office:value-type="float" office:value="0.253255" calcext:value-type="float">
            <text:p>0,253255</text:p>
          </table:table-cell>
          <table:table-cell office:value-type="float" office:value="0.358206" calcext:value-type="float">
            <text:p>0,358206</text:p>
          </table:table-cell>
          <table:table-cell office:value-type="float" office:value="0.452756" calcext:value-type="float">
            <text:p>0,452756</text:p>
          </table:table-cell>
          <table:table-cell office:value-type="float" office:value="0.524836" calcext:value-type="float">
            <text:p>0,524836</text:p>
          </table:table-cell>
          <table:table-cell office:value-type="float" office:value="0.128059" calcext:value-type="float">
            <text:p>0,1280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79357" calcext:value-type="float">
            <text:p>-0,279357</text:p>
          </table:table-cell>
          <table:table-cell office:value-type="float" office:value="-0.108662" calcext:value-type="float">
            <text:p>-0,108662</text:p>
          </table:table-cell>
          <table:table-cell office:value-type="float" office:value="-0.013996" calcext:value-type="float">
            <text:p>-0,013996</text:p>
          </table:table-cell>
          <table:table-cell office:value-type="float" office:value="-0.000792" calcext:value-type="float">
            <text:p>-0,000792</text:p>
          </table:table-cell>
          <table:table-cell office:value-type="float" office:value="0.024501" calcext:value-type="float">
            <text:p>0,024501</text:p>
          </table:table-cell>
          <table:table-cell office:value-type="float" office:value="0.078879" calcext:value-type="float">
            <text:p>0,078879</text:p>
          </table:table-cell>
          <table:table-cell office:value-type="float" office:value="0.127634" calcext:value-type="float">
            <text:p>0,127634</text:p>
          </table:table-cell>
          <table:table-cell office:value-type="float" office:value="0.197838" calcext:value-type="float">
            <text:p>0,197838</text:p>
          </table:table-cell>
          <table:table-cell office:value-type="float" office:value="0.258528" calcext:value-type="float">
            <text:p>0,258528</text:p>
          </table:table-cell>
          <table:table-cell office:value-type="float" office:value="0.357314" calcext:value-type="float">
            <text:p>0,357314</text:p>
          </table:table-cell>
          <table:table-cell office:value-type="float" office:value="0.467554" calcext:value-type="float">
            <text:p>0,467554</text:p>
          </table:table-cell>
          <table:table-cell office:value-type="float" office:value="0.524836" calcext:value-type="float">
            <text:p>0,524836</text:p>
          </table:table-cell>
          <table:table-cell office:value-type="float" office:value="0.13888" calcext:value-type="float">
            <text:p>0,138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79357" calcext:value-type="float">
            <text:p>-0,279357</text:p>
          </table:table-cell>
          <table:table-cell office:value-type="float" office:value="-0.088745" calcext:value-type="float">
            <text:p>-0,088745</text:p>
          </table:table-cell>
          <table:table-cell office:value-type="float" office:value="-0.012901" calcext:value-type="float">
            <text:p>-0,012901</text:p>
          </table:table-cell>
          <table:table-cell office:value-type="float" office:value="0.003922" calcext:value-type="float">
            <text:p>0,003922</text:p>
          </table:table-cell>
          <table:table-cell office:value-type="float" office:value="0.037627" calcext:value-type="float">
            <text:p>0,037627</text:p>
          </table:table-cell>
          <table:table-cell office:value-type="float" office:value="0.107658" calcext:value-type="float">
            <text:p>0,107658</text:p>
          </table:table-cell>
          <table:table-cell office:value-type="float" office:value="0.174781" calcext:value-type="float">
            <text:p>0,174781</text:p>
          </table:table-cell>
          <table:table-cell office:value-type="float" office:value="0.223295" calcext:value-type="float">
            <text:p>0,223295</text:p>
          </table:table-cell>
          <table:table-cell office:value-type="float" office:value="0.288858" calcext:value-type="float">
            <text:p>0,288858</text:p>
          </table:table-cell>
          <table:table-cell office:value-type="float" office:value="0.376449" calcext:value-type="float">
            <text:p>0,376449</text:p>
          </table:table-cell>
          <table:table-cell office:value-type="float" office:value="0.473431" calcext:value-type="float">
            <text:p>0,473431</text:p>
          </table:table-cell>
          <table:table-cell office:value-type="float" office:value="0.524836" calcext:value-type="float">
            <text:p>0,524836</text:p>
          </table:table-cell>
          <table:table-cell office:value-type="float" office:value="0.158437" calcext:value-type="float">
            <text:p>0,1584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484715" calcext:value-type="float">
            <text:p>-0,484715</text:p>
          </table:table-cell>
          <table:table-cell office:value-type="float" office:value="-0.104008" calcext:value-type="float">
            <text:p>-0,104008</text:p>
          </table:table-cell>
          <table:table-cell office:value-type="float" office:value="-0.009523" calcext:value-type="float">
            <text:p>-0,009523</text:p>
          </table:table-cell>
          <table:table-cell office:value-type="float" office:value="0.00566" calcext:value-type="float">
            <text:p>0,00566</text:p>
          </table:table-cell>
          <table:table-cell office:value-type="float" office:value="0.056168" calcext:value-type="float">
            <text:p>0,056168</text:p>
          </table:table-cell>
          <table:table-cell office:value-type="float" office:value="0.111926" calcext:value-type="float">
            <text:p>0,111926</text:p>
          </table:table-cell>
          <table:table-cell office:value-type="float" office:value="0.165763" calcext:value-type="float">
            <text:p>0,165763</text:p>
          </table:table-cell>
          <table:table-cell office:value-type="float" office:value="0.234348" calcext:value-type="float">
            <text:p>0,234348</text:p>
          </table:table-cell>
          <table:table-cell office:value-type="float" office:value="0.298632" calcext:value-type="float">
            <text:p>0,298632</text:p>
          </table:table-cell>
          <table:table-cell office:value-type="float" office:value="0.38896" calcext:value-type="float">
            <text:p>0,38896</text:p>
          </table:table-cell>
          <table:table-cell office:value-type="float" office:value="0.48313" calcext:value-type="float">
            <text:p>0,48313</text:p>
          </table:table-cell>
          <table:table-cell office:value-type="float" office:value="0.532554" calcext:value-type="float">
            <text:p>0,532554</text:p>
          </table:table-cell>
          <table:table-cell office:value-type="float" office:value="0.163105" calcext:value-type="float">
            <text:p>0,1631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281392" calcext:value-type="float">
            <text:p>-0,281392</text:p>
          </table:table-cell>
          <table:table-cell office:value-type="float" office:value="-0.124677" calcext:value-type="float">
            <text:p>-0,124677</text:p>
          </table:table-cell>
          <table:table-cell office:value-type="float" office:value="-0.007562" calcext:value-type="float">
            <text:p>-0,007562</text:p>
          </table:table-cell>
          <table:table-cell office:value-type="float" office:value="0.009432" calcext:value-type="float">
            <text:p>0,009432</text:p>
          </table:table-cell>
          <table:table-cell office:value-type="float" office:value="0.06882" calcext:value-type="float">
            <text:p>0,06882</text:p>
          </table:table-cell>
          <table:table-cell office:value-type="float" office:value="0.127733" calcext:value-type="float">
            <text:p>0,127733</text:p>
          </table:table-cell>
          <table:table-cell office:value-type="float" office:value="0.180711" calcext:value-type="float">
            <text:p>0,180711</text:p>
          </table:table-cell>
          <table:table-cell office:value-type="float" office:value="0.231586" calcext:value-type="float">
            <text:p>0,231586</text:p>
          </table:table-cell>
          <table:table-cell office:value-type="float" office:value="0.298909" calcext:value-type="float">
            <text:p>0,298909</text:p>
          </table:table-cell>
          <table:table-cell office:value-type="float" office:value="0.401863" calcext:value-type="float">
            <text:p>0,401863</text:p>
          </table:table-cell>
          <table:table-cell office:value-type="float" office:value="0.480981" calcext:value-type="float">
            <text:p>0,480981</text:p>
          </table:table-cell>
          <table:table-cell office:value-type="float" office:value="0.532554" calcext:value-type="float">
            <text:p>0,532554</text:p>
          </table:table-cell>
          <table:table-cell office:value-type="float" office:value="0.16678" calcext:value-type="float">
            <text:p>0,1667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95357" calcext:value-type="float">
            <text:p>-0,295357</text:p>
          </table:table-cell>
          <table:table-cell office:value-type="float" office:value="-0.132703" calcext:value-type="float">
            <text:p>-0,132703</text:p>
          </table:table-cell>
          <table:table-cell office:value-type="float" office:value="-0.012135" calcext:value-type="float">
            <text:p>-0,012135</text:p>
          </table:table-cell>
          <table:table-cell office:value-type="float" office:value="0.00782" calcext:value-type="float">
            <text:p>0,00782</text:p>
          </table:table-cell>
          <table:table-cell office:value-type="float" office:value="0.056262" calcext:value-type="float">
            <text:p>0,056262</text:p>
          </table:table-cell>
          <table:table-cell office:value-type="float" office:value="0.124295" calcext:value-type="float">
            <text:p>0,124295</text:p>
          </table:table-cell>
          <table:table-cell office:value-type="float" office:value="0.175184" calcext:value-type="float">
            <text:p>0,175184</text:p>
          </table:table-cell>
          <table:table-cell office:value-type="float" office:value="0.225634" calcext:value-type="float">
            <text:p>0,225634</text:p>
          </table:table-cell>
          <table:table-cell office:value-type="float" office:value="0.298519" calcext:value-type="float">
            <text:p>0,298519</text:p>
          </table:table-cell>
          <table:table-cell office:value-type="float" office:value="0.388891" calcext:value-type="float">
            <text:p>0,388891</text:p>
          </table:table-cell>
          <table:table-cell office:value-type="float" office:value="0.478289" calcext:value-type="float">
            <text:p>0,478289</text:p>
          </table:table-cell>
          <table:table-cell office:value-type="float" office:value="0.532554" calcext:value-type="float">
            <text:p>0,532554</text:p>
          </table:table-cell>
          <table:table-cell office:value-type="float" office:value="0.161005" calcext:value-type="float">
            <text:p>0,1610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279357" calcext:value-type="float">
            <text:p>-0,279357</text:p>
          </table:table-cell>
          <table:table-cell office:value-type="float" office:value="-0.102642" calcext:value-type="float">
            <text:p>-0,102642</text:p>
          </table:table-cell>
          <table:table-cell office:value-type="float" office:value="-0.007989" calcext:value-type="float">
            <text:p>-0,007989</text:p>
          </table:table-cell>
          <table:table-cell office:value-type="float" office:value="0.035686" calcext:value-type="float">
            <text:p>0,035686</text:p>
          </table:table-cell>
          <table:table-cell office:value-type="float" office:value="0.085531" calcext:value-type="float">
            <text:p>0,085531</text:p>
          </table:table-cell>
          <table:table-cell office:value-type="float" office:value="0.153923" calcext:value-type="float">
            <text:p>0,153923</text:p>
          </table:table-cell>
          <table:table-cell office:value-type="float" office:value="0.199675" calcext:value-type="float">
            <text:p>0,199675</text:p>
          </table:table-cell>
          <table:table-cell office:value-type="float" office:value="0.258789" calcext:value-type="float">
            <text:p>0,258789</text:p>
          </table:table-cell>
          <table:table-cell office:value-type="float" office:value="0.334382" calcext:value-type="float">
            <text:p>0,334382</text:p>
          </table:table-cell>
          <table:table-cell office:value-type="float" office:value="0.412955" calcext:value-type="float">
            <text:p>0,412955</text:p>
          </table:table-cell>
          <table:table-cell office:value-type="float" office:value="0.49466" calcext:value-type="float">
            <text:p>0,49466</text:p>
          </table:table-cell>
          <table:table-cell office:value-type="float" office:value="0.532554" calcext:value-type="float">
            <text:p>0,532554</text:p>
          </table:table-cell>
          <table:table-cell office:value-type="float" office:value="0.186497" calcext:value-type="float">
            <text:p>0,18649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214521" calcext:value-type="float">
            <text:p>-0,214521</text:p>
          </table:table-cell>
          <table:table-cell office:value-type="float" office:value="-0.118544" calcext:value-type="float">
            <text:p>-0,118544</text:p>
          </table:table-cell>
          <table:table-cell office:value-type="float" office:value="-0.0104" calcext:value-type="float">
            <text:p>-0,0104</text:p>
          </table:table-cell>
          <table:table-cell office:value-type="float" office:value="0.021557" calcext:value-type="float">
            <text:p>0,021557</text:p>
          </table:table-cell>
          <table:table-cell office:value-type="float" office:value="0.078619" calcext:value-type="float">
            <text:p>0,078619</text:p>
          </table:table-cell>
          <table:table-cell office:value-type="float" office:value="0.145504" calcext:value-type="float">
            <text:p>0,145504</text:p>
          </table:table-cell>
          <table:table-cell office:value-type="float" office:value="0.204168" calcext:value-type="float">
            <text:p>0,204168</text:p>
          </table:table-cell>
          <table:table-cell office:value-type="float" office:value="0.260576" calcext:value-type="float">
            <text:p>0,260576</text:p>
          </table:table-cell>
          <table:table-cell office:value-type="float" office:value="0.341676" calcext:value-type="float">
            <text:p>0,341676</text:p>
          </table:table-cell>
          <table:table-cell office:value-type="float" office:value="0.427848" calcext:value-type="float">
            <text:p>0,427848</text:p>
          </table:table-cell>
          <table:table-cell office:value-type="float" office:value="0.497654" calcext:value-type="float">
            <text:p>0,497654</text:p>
          </table:table-cell>
          <table:table-cell office:value-type="float" office:value="0.538098" calcext:value-type="float">
            <text:p>0,538098</text:p>
          </table:table-cell>
          <table:table-cell office:value-type="float" office:value="0.184866" calcext:value-type="float">
            <text:p>0,18486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214521" calcext:value-type="float">
            <text:p>-0,214521</text:p>
          </table:table-cell>
          <table:table-cell office:value-type="float" office:value="-0.12261" calcext:value-type="float">
            <text:p>-0,12261</text:p>
          </table:table-cell>
          <table:table-cell office:value-type="float" office:value="-0.003198" calcext:value-type="float">
            <text:p>-0,003198</text:p>
          </table:table-cell>
          <table:table-cell office:value-type="float" office:value="0.045216" calcext:value-type="float">
            <text:p>0,045216</text:p>
          </table:table-cell>
          <table:table-cell office:value-type="float" office:value="0.114209" calcext:value-type="float">
            <text:p>0,114209</text:p>
          </table:table-cell>
          <table:table-cell office:value-type="float" office:value="0.170801" calcext:value-type="float">
            <text:p>0,170801</text:p>
          </table:table-cell>
          <table:table-cell office:value-type="float" office:value="0.223655" calcext:value-type="float">
            <text:p>0,223655</text:p>
          </table:table-cell>
          <table:table-cell office:value-type="float" office:value="0.292877" calcext:value-type="float">
            <text:p>0,292877</text:p>
          </table:table-cell>
          <table:table-cell office:value-type="float" office:value="0.370781" calcext:value-type="float">
            <text:p>0,370781</text:p>
          </table:table-cell>
          <table:table-cell office:value-type="float" office:value="0.430565" calcext:value-type="float">
            <text:p>0,430565</text:p>
          </table:table-cell>
          <table:table-cell office:value-type="float" office:value="0.493505" calcext:value-type="float">
            <text:p>0,493505</text:p>
          </table:table-cell>
          <table:table-cell office:value-type="float" office:value="0.536383" calcext:value-type="float">
            <text:p>0,536383</text:p>
          </table:table-cell>
          <table:table-cell office:value-type="float" office:value="0.20158" calcext:value-type="float">
            <text:p>0,201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92715" calcext:value-type="float">
            <text:p>-0,292715</text:p>
          </table:table-cell>
          <table:table-cell office:value-type="float" office:value="-0.092671" calcext:value-type="float">
            <text:p>-0,092671</text:p>
          </table:table-cell>
          <table:table-cell office:value-type="float" office:value="0.007331" calcext:value-type="float">
            <text:p>0,007331</text:p>
          </table:table-cell>
          <table:table-cell office:value-type="float" office:value="0.045342" calcext:value-type="float">
            <text:p>0,045342</text:p>
          </table:table-cell>
          <table:table-cell office:value-type="float" office:value="0.116623" calcext:value-type="float">
            <text:p>0,116623</text:p>
          </table:table-cell>
          <table:table-cell office:value-type="float" office:value="0.182619" calcext:value-type="float">
            <text:p>0,182619</text:p>
          </table:table-cell>
          <table:table-cell office:value-type="float" office:value="0.225814" calcext:value-type="float">
            <text:p>0,225814</text:p>
          </table:table-cell>
          <table:table-cell office:value-type="float" office:value="0.295559" calcext:value-type="float">
            <text:p>0,295559</text:p>
          </table:table-cell>
          <table:table-cell office:value-type="float" office:value="0.358522" calcext:value-type="float">
            <text:p>0,358522</text:p>
          </table:table-cell>
          <table:table-cell office:value-type="float" office:value="0.425306" calcext:value-type="float">
            <text:p>0,425306</text:p>
          </table:table-cell>
          <table:table-cell office:value-type="float" office:value="0.493656" calcext:value-type="float">
            <text:p>0,493656</text:p>
          </table:table-cell>
          <table:table-cell office:value-type="float" office:value="0.536383" calcext:value-type="float">
            <text:p>0,536383</text:p>
          </table:table-cell>
          <table:table-cell office:value-type="float" office:value="0.20581" calcext:value-type="float">
            <text:p>0,2058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149261" calcext:value-type="float">
            <text:p>-0,149261</text:p>
          </table:table-cell>
          <table:table-cell office:value-type="float" office:value="-0.03542" calcext:value-type="float">
            <text:p>-0,03542</text:p>
          </table:table-cell>
          <table:table-cell office:value-type="float" office:value="0.013786" calcext:value-type="float">
            <text:p>0,013786</text:p>
          </table:table-cell>
          <table:table-cell office:value-type="float" office:value="0.102699" calcext:value-type="float">
            <text:p>0,102699</text:p>
          </table:table-cell>
          <table:table-cell office:value-type="float" office:value="0.170482" calcext:value-type="float">
            <text:p>0,170482</text:p>
          </table:table-cell>
          <table:table-cell office:value-type="float" office:value="0.209235" calcext:value-type="float">
            <text:p>0,209235</text:p>
          </table:table-cell>
          <table:table-cell office:value-type="float" office:value="0.266636" calcext:value-type="float">
            <text:p>0,266636</text:p>
          </table:table-cell>
          <table:table-cell office:value-type="float" office:value="0.320224" calcext:value-type="float">
            <text:p>0,320224</text:p>
          </table:table-cell>
          <table:table-cell office:value-type="float" office:value="0.39241" calcext:value-type="float">
            <text:p>0,39241</text:p>
          </table:table-cell>
          <table:table-cell office:value-type="float" office:value="0.439837" calcext:value-type="float">
            <text:p>0,439837</text:p>
          </table:table-cell>
          <table:table-cell office:value-type="float" office:value="0.500244" calcext:value-type="float">
            <text:p>0,500244</text:p>
          </table:table-cell>
          <table:table-cell office:value-type="float" office:value="0.536383" calcext:value-type="float">
            <text:p>0,536383</text:p>
          </table:table-cell>
          <table:table-cell office:value-type="float" office:value="0.238013" calcext:value-type="float">
            <text:p>0,2380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207911" calcext:value-type="float">
            <text:p>-0,207911</text:p>
          </table:table-cell>
          <table:table-cell office:value-type="float" office:value="-0.018121" calcext:value-type="float">
            <text:p>-0,018121</text:p>
          </table:table-cell>
          <table:table-cell office:value-type="float" office:value="0.058744" calcext:value-type="float">
            <text:p>0,058744</text:p>
          </table:table-cell>
          <table:table-cell office:value-type="float" office:value="0.145178" calcext:value-type="float">
            <text:p>0,145178</text:p>
          </table:table-cell>
          <table:table-cell office:value-type="float" office:value="0.201166" calcext:value-type="float">
            <text:p>0,201166</text:p>
          </table:table-cell>
          <table:table-cell office:value-type="float" office:value="0.23636" calcext:value-type="float">
            <text:p>0,23636</text:p>
          </table:table-cell>
          <table:table-cell office:value-type="float" office:value="0.278778" calcext:value-type="float">
            <text:p>0,278778</text:p>
          </table:table-cell>
          <table:table-cell office:value-type="float" office:value="0.32677" calcext:value-type="float">
            <text:p>0,32677</text:p>
          </table:table-cell>
          <table:table-cell office:value-type="float" office:value="0.39345" calcext:value-type="float">
            <text:p>0,39345</text:p>
          </table:table-cell>
          <table:table-cell office:value-type="float" office:value="0.442834" calcext:value-type="float">
            <text:p>0,442834</text:p>
          </table:table-cell>
          <table:table-cell office:value-type="float" office:value="0.514307" calcext:value-type="float">
            <text:p>0,514307</text:p>
          </table:table-cell>
          <table:table-cell office:value-type="float" office:value="0.546644" calcext:value-type="float">
            <text:p>0,546644</text:p>
          </table:table-cell>
          <table:table-cell office:value-type="float" office:value="0.257947" calcext:value-type="float">
            <text:p>0,25794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71307" calcext:value-type="float">
            <text:p>-0,071307</text:p>
          </table:table-cell>
          <table:table-cell office:value-type="float" office:value="-0.002599" calcext:value-type="float">
            <text:p>-0,002599</text:p>
          </table:table-cell>
          <table:table-cell office:value-type="float" office:value="0.061111" calcext:value-type="float">
            <text:p>0,061111</text:p>
          </table:table-cell>
          <table:table-cell office:value-type="float" office:value="0.137946" calcext:value-type="float">
            <text:p>0,137946</text:p>
          </table:table-cell>
          <table:table-cell office:value-type="float" office:value="0.206462" calcext:value-type="float">
            <text:p>0,206462</text:p>
          </table:table-cell>
          <table:table-cell office:value-type="float" office:value="0.253132" calcext:value-type="float">
            <text:p>0,253132</text:p>
          </table:table-cell>
          <table:table-cell office:value-type="float" office:value="0.303223" calcext:value-type="float">
            <text:p>0,303223</text:p>
          </table:table-cell>
          <table:table-cell office:value-type="float" office:value="0.366847" calcext:value-type="float">
            <text:p>0,366847</text:p>
          </table:table-cell>
          <table:table-cell office:value-type="float" office:value="0.416594" calcext:value-type="float">
            <text:p>0,416594</text:p>
          </table:table-cell>
          <table:table-cell office:value-type="float" office:value="0.456234" calcext:value-type="float">
            <text:p>0,456234</text:p>
          </table:table-cell>
          <table:table-cell office:value-type="float" office:value="0.519844" calcext:value-type="float">
            <text:p>0,519844</text:p>
          </table:table-cell>
          <table:table-cell office:value-type="float" office:value="0.548502" calcext:value-type="float">
            <text:p>0,548502</text:p>
          </table:table-cell>
          <table:table-cell office:value-type="float" office:value="0.271879" calcext:value-type="float">
            <text:p>0,27187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43652" calcext:value-type="float">
            <text:p>-0,143652</text:p>
          </table:table-cell>
          <table:table-cell office:value-type="float" office:value="-0.010861" calcext:value-type="float">
            <text:p>-0,010861</text:p>
          </table:table-cell>
          <table:table-cell office:value-type="float" office:value="0.100077" calcext:value-type="float">
            <text:p>0,100077</text:p>
          </table:table-cell>
          <table:table-cell office:value-type="float" office:value="0.176441" calcext:value-type="float">
            <text:p>0,176441</text:p>
          </table:table-cell>
          <table:table-cell office:value-type="float" office:value="0.242964" calcext:value-type="float">
            <text:p>0,242964</text:p>
          </table:table-cell>
          <table:table-cell office:value-type="float" office:value="0.293412" calcext:value-type="float">
            <text:p>0,293412</text:p>
          </table:table-cell>
          <table:table-cell office:value-type="float" office:value="0.336144" calcext:value-type="float">
            <text:p>0,336144</text:p>
          </table:table-cell>
          <table:table-cell office:value-type="float" office:value="0.390209" calcext:value-type="float">
            <text:p>0,390209</text:p>
          </table:table-cell>
          <table:table-cell office:value-type="float" office:value="0.434259" calcext:value-type="float">
            <text:p>0,434259</text:p>
          </table:table-cell>
          <table:table-cell office:value-type="float" office:value="0.480884" calcext:value-type="float">
            <text:p>0,480884</text:p>
          </table:table-cell>
          <table:table-cell office:value-type="float" office:value="0.530588" calcext:value-type="float">
            <text:p>0,530588</text:p>
          </table:table-cell>
          <table:table-cell office:value-type="float" office:value="0.548521" calcext:value-type="float">
            <text:p>0,548521</text:p>
          </table:table-cell>
          <table:table-cell office:value-type="float" office:value="0.297412" calcext:value-type="float">
            <text:p>0,29741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28283" calcext:value-type="float">
            <text:p>-0,028283</text:p>
          </table:table-cell>
          <table:table-cell office:value-type="float" office:value="0.012811" calcext:value-type="float">
            <text:p>0,012811</text:p>
          </table:table-cell>
          <table:table-cell office:value-type="float" office:value="0.12281" calcext:value-type="float">
            <text:p>0,12281</text:p>
          </table:table-cell>
          <table:table-cell office:value-type="float" office:value="0.203006" calcext:value-type="float">
            <text:p>0,203006</text:p>
          </table:table-cell>
          <table:table-cell office:value-type="float" office:value="0.262124" calcext:value-type="float">
            <text:p>0,262124</text:p>
          </table:table-cell>
          <table:table-cell office:value-type="float" office:value="0.305916" calcext:value-type="float">
            <text:p>0,305916</text:p>
          </table:table-cell>
          <table:table-cell office:value-type="float" office:value="0.352284" calcext:value-type="float">
            <text:p>0,352284</text:p>
          </table:table-cell>
          <table:table-cell office:value-type="float" office:value="0.40673" calcext:value-type="float">
            <text:p>0,40673</text:p>
          </table:table-cell>
          <table:table-cell office:value-type="float" office:value="0.434809" calcext:value-type="float">
            <text:p>0,434809</text:p>
          </table:table-cell>
          <table:table-cell office:value-type="float" office:value="0.478096" calcext:value-type="float">
            <text:p>0,478096</text:p>
          </table:table-cell>
          <table:table-cell office:value-type="float" office:value="0.527563" calcext:value-type="float">
            <text:p>0,527563</text:p>
          </table:table-cell>
          <table:table-cell office:value-type="float" office:value="0.548502" calcext:value-type="float">
            <text:p>0,548502</text:p>
          </table:table-cell>
          <table:table-cell office:value-type="float" office:value="0.310615" calcext:value-type="float">
            <text:p>0,3106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28283" calcext:value-type="float">
            <text:p>-0,028283</text:p>
          </table:table-cell>
          <table:table-cell office:value-type="float" office:value="0.049259" calcext:value-type="float">
            <text:p>0,049259</text:p>
          </table:table-cell>
          <table:table-cell office:value-type="float" office:value="0.165262" calcext:value-type="float">
            <text:p>0,165262</text:p>
          </table:table-cell>
          <table:table-cell office:value-type="float" office:value="0.244948" calcext:value-type="float">
            <text:p>0,244948</text:p>
          </table:table-cell>
          <table:table-cell office:value-type="float" office:value="0.291896" calcext:value-type="float">
            <text:p>0,291896</text:p>
          </table:table-cell>
          <table:table-cell office:value-type="float" office:value="0.329023" calcext:value-type="float">
            <text:p>0,329023</text:p>
          </table:table-cell>
          <table:table-cell office:value-type="float" office:value="0.377717" calcext:value-type="float">
            <text:p>0,377717</text:p>
          </table:table-cell>
          <table:table-cell office:value-type="float" office:value="0.411106" calcext:value-type="float">
            <text:p>0,411106</text:p>
          </table:table-cell>
          <table:table-cell office:value-type="float" office:value="0.435212" calcext:value-type="float">
            <text:p>0,435212</text:p>
          </table:table-cell>
          <table:table-cell office:value-type="float" office:value="0.471281" calcext:value-type="float">
            <text:p>0,471281</text:p>
          </table:table-cell>
          <table:table-cell office:value-type="float" office:value="0.524477" calcext:value-type="float">
            <text:p>0,524477</text:p>
          </table:table-cell>
          <table:table-cell office:value-type="float" office:value="0.552523" calcext:value-type="float">
            <text:p>0,552523</text:p>
          </table:table-cell>
          <table:table-cell office:value-type="float" office:value="0.330018" calcext:value-type="float">
            <text:p>0,3300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153954" calcext:value-type="float">
            <text:p>-0,153954</text:p>
          </table:table-cell>
          <table:table-cell office:value-type="float" office:value="0.007365" calcext:value-type="float">
            <text:p>0,007365</text:p>
          </table:table-cell>
          <table:table-cell office:value-type="float" office:value="0.12802" calcext:value-type="float">
            <text:p>0,12802</text:p>
          </table:table-cell>
          <table:table-cell office:value-type="float" office:value="0.218595" calcext:value-type="float">
            <text:p>0,218595</text:p>
          </table:table-cell>
          <table:table-cell office:value-type="float" office:value="0.274149" calcext:value-type="float">
            <text:p>0,274149</text:p>
          </table:table-cell>
          <table:table-cell office:value-type="float" office:value="0.309652" calcext:value-type="float">
            <text:p>0,309652</text:p>
          </table:table-cell>
          <table:table-cell office:value-type="float" office:value="0.364209" calcext:value-type="float">
            <text:p>0,364209</text:p>
          </table:table-cell>
          <table:table-cell office:value-type="float" office:value="0.407718" calcext:value-type="float">
            <text:p>0,407718</text:p>
          </table:table-cell>
          <table:table-cell office:value-type="float" office:value="0.438146" calcext:value-type="float">
            <text:p>0,438146</text:p>
          </table:table-cell>
          <table:table-cell office:value-type="float" office:value="0.466799" calcext:value-type="float">
            <text:p>0,466799</text:p>
          </table:table-cell>
          <table:table-cell office:value-type="float" office:value="0.51996" calcext:value-type="float">
            <text:p>0,51996</text:p>
          </table:table-cell>
          <table:table-cell office:value-type="float" office:value="0.552523" calcext:value-type="float">
            <text:p>0,552523</text:p>
          </table:table-cell>
          <table:table-cell office:value-type="float" office:value="0.313461" calcext:value-type="float">
            <text:p>0,3134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153954" calcext:value-type="float">
            <text:p>-0,153954</text:p>
          </table:table-cell>
          <table:table-cell office:value-type="float" office:value="0.038415" calcext:value-type="float">
            <text:p>0,038415</text:p>
          </table:table-cell>
          <table:table-cell office:value-type="float" office:value="0.192011" calcext:value-type="float">
            <text:p>0,192011</text:p>
          </table:table-cell>
          <table:table-cell office:value-type="float" office:value="0.268774" calcext:value-type="float">
            <text:p>0,268774</text:p>
          </table:table-cell>
          <table:table-cell office:value-type="float" office:value="0.308106" calcext:value-type="float">
            <text:p>0,308106</text:p>
          </table:table-cell>
          <table:table-cell office:value-type="float" office:value="0.366022" calcext:value-type="float">
            <text:p>0,366022</text:p>
          </table:table-cell>
          <table:table-cell office:value-type="float" office:value="0.402763" calcext:value-type="float">
            <text:p>0,402763</text:p>
          </table:table-cell>
          <table:table-cell office:value-type="float" office:value="0.426055" calcext:value-type="float">
            <text:p>0,426055</text:p>
          </table:table-cell>
          <table:table-cell office:value-type="float" office:value="0.452063" calcext:value-type="float">
            <text:p>0,452063</text:p>
          </table:table-cell>
          <table:table-cell office:value-type="float" office:value="0.474372" calcext:value-type="float">
            <text:p>0,474372</text:p>
          </table:table-cell>
          <table:table-cell office:value-type="float" office:value="0.52518" calcext:value-type="float">
            <text:p>0,52518</text:p>
          </table:table-cell>
          <table:table-cell office:value-type="float" office:value="0.552914" calcext:value-type="float">
            <text:p>0,552914</text:p>
          </table:table-cell>
          <table:table-cell office:value-type="float" office:value="0.345376" calcext:value-type="float">
            <text:p>0,34537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153954" calcext:value-type="float">
            <text:p>-0,153954</text:p>
          </table:table-cell>
          <table:table-cell office:value-type="float" office:value="0.040021" calcext:value-type="float">
            <text:p>0,040021</text:p>
          </table:table-cell>
          <table:table-cell office:value-type="float" office:value="0.190835" calcext:value-type="float">
            <text:p>0,190835</text:p>
          </table:table-cell>
          <table:table-cell office:value-type="float" office:value="0.255817" calcext:value-type="float">
            <text:p>0,255817</text:p>
          </table:table-cell>
          <table:table-cell office:value-type="float" office:value="0.308483" calcext:value-type="float">
            <text:p>0,308483</text:p>
          </table:table-cell>
          <table:table-cell office:value-type="float" office:value="0.367285" calcext:value-type="float">
            <text:p>0,367285</text:p>
          </table:table-cell>
          <table:table-cell office:value-type="float" office:value="0.396385" calcext:value-type="float">
            <text:p>0,396385</text:p>
          </table:table-cell>
          <table:table-cell office:value-type="float" office:value="0.421362" calcext:value-type="float">
            <text:p>0,421362</text:p>
          </table:table-cell>
          <table:table-cell office:value-type="float" office:value="0.447292" calcext:value-type="float">
            <text:p>0,447292</text:p>
          </table:table-cell>
          <table:table-cell office:value-type="float" office:value="0.476157" calcext:value-type="float">
            <text:p>0,476157</text:p>
          </table:table-cell>
          <table:table-cell office:value-type="float" office:value="0.530489" calcext:value-type="float">
            <text:p>0,530489</text:p>
          </table:table-cell>
          <table:table-cell office:value-type="float" office:value="0.552914" calcext:value-type="float">
            <text:p>0,552914</text:p>
          </table:table-cell>
          <table:table-cell office:value-type="float" office:value="0.343413" calcext:value-type="float">
            <text:p>0,34341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01841" calcext:value-type="float">
            <text:p>-0,001841</text:p>
          </table:table-cell>
          <table:table-cell office:value-type="float" office:value="0.058949" calcext:value-type="float">
            <text:p>0,058949</text:p>
          </table:table-cell>
          <table:table-cell office:value-type="float" office:value="0.205247" calcext:value-type="float">
            <text:p>0,205247</text:p>
          </table:table-cell>
          <table:table-cell office:value-type="float" office:value="0.283361" calcext:value-type="float">
            <text:p>0,283361</text:p>
          </table:table-cell>
          <table:table-cell office:value-type="float" office:value="0.337811" calcext:value-type="float">
            <text:p>0,337811</text:p>
          </table:table-cell>
          <table:table-cell office:value-type="float" office:value="0.382587" calcext:value-type="float">
            <text:p>0,382587</text:p>
          </table:table-cell>
          <table:table-cell office:value-type="float" office:value="0.405741" calcext:value-type="float">
            <text:p>0,405741</text:p>
          </table:table-cell>
          <table:table-cell office:value-type="float" office:value="0.427175" calcext:value-type="float">
            <text:p>0,427175</text:p>
          </table:table-cell>
          <table:table-cell office:value-type="float" office:value="0.447269" calcext:value-type="float">
            <text:p>0,447269</text:p>
          </table:table-cell>
          <table:table-cell office:value-type="float" office:value="0.475546" calcext:value-type="float">
            <text:p>0,475546</text:p>
          </table:table-cell>
          <table:table-cell office:value-type="float" office:value="0.530476" calcext:value-type="float">
            <text:p>0,530476</text:p>
          </table:table-cell>
          <table:table-cell office:value-type="float" office:value="0.552914" calcext:value-type="float">
            <text:p>0,552914</text:p>
          </table:table-cell>
          <table:table-cell office:value-type="float" office:value="0.355416" calcext:value-type="float">
            <text:p>0,3554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01841" calcext:value-type="float">
            <text:p>-0,001841</text:p>
          </table:table-cell>
          <table:table-cell office:value-type="float" office:value="0.062068" calcext:value-type="float">
            <text:p>0,062068</text:p>
          </table:table-cell>
          <table:table-cell office:value-type="float" office:value="0.235392" calcext:value-type="float">
            <text:p>0,235392</text:p>
          </table:table-cell>
          <table:table-cell office:value-type="float" office:value="0.285608" calcext:value-type="float">
            <text:p>0,285608</text:p>
          </table:table-cell>
          <table:table-cell office:value-type="float" office:value="0.337087" calcext:value-type="float">
            <text:p>0,337087</text:p>
          </table:table-cell>
          <table:table-cell office:value-type="float" office:value="0.367988" calcext:value-type="float">
            <text:p>0,367988</text:p>
          </table:table-cell>
          <table:table-cell office:value-type="float" office:value="0.401021" calcext:value-type="float">
            <text:p>0,401021</text:p>
          </table:table-cell>
          <table:table-cell office:value-type="float" office:value="0.433935" calcext:value-type="float">
            <text:p>0,433935</text:p>
          </table:table-cell>
          <table:table-cell office:value-type="float" office:value="0.451268" calcext:value-type="float">
            <text:p>0,451268</text:p>
          </table:table-cell>
          <table:table-cell office:value-type="float" office:value="0.471532" calcext:value-type="float">
            <text:p>0,471532</text:p>
          </table:table-cell>
          <table:table-cell office:value-type="float" office:value="0.525813" calcext:value-type="float">
            <text:p>0,525813</text:p>
          </table:table-cell>
          <table:table-cell office:value-type="float" office:value="0.555814" calcext:value-type="float">
            <text:p>0,555814</text:p>
          </table:table-cell>
          <table:table-cell office:value-type="float" office:value="0.357171" calcext:value-type="float">
            <text:p>0,35717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23072" calcext:value-type="float">
            <text:p>-0,023072</text:p>
          </table:table-cell>
          <table:table-cell office:value-type="float" office:value="0.050008" calcext:value-type="float">
            <text:p>0,050008</text:p>
          </table:table-cell>
          <table:table-cell office:value-type="float" office:value="0.217598" calcext:value-type="float">
            <text:p>0,217598</text:p>
          </table:table-cell>
          <table:table-cell office:value-type="float" office:value="0.291156" calcext:value-type="float">
            <text:p>0,291156</text:p>
          </table:table-cell>
          <table:table-cell office:value-type="float" office:value="0.352812" calcext:value-type="float">
            <text:p>0,352812</text:p>
          </table:table-cell>
          <table:table-cell office:value-type="float" office:value="0.390839" calcext:value-type="float">
            <text:p>0,390839</text:p>
          </table:table-cell>
          <table:table-cell office:value-type="float" office:value="0.426153" calcext:value-type="float">
            <text:p>0,426153</text:p>
          </table:table-cell>
          <table:table-cell office:value-type="float" office:value="0.448355" calcext:value-type="float">
            <text:p>0,448355</text:p>
          </table:table-cell>
          <table:table-cell office:value-type="float" office:value="0.463526" calcext:value-type="float">
            <text:p>0,463526</text:p>
          </table:table-cell>
          <table:table-cell office:value-type="float" office:value="0.482784" calcext:value-type="float">
            <text:p>0,482784</text:p>
          </table:table-cell>
          <table:table-cell office:value-type="float" office:value="0.530693" calcext:value-type="float">
            <text:p>0,530693</text:p>
          </table:table-cell>
          <table:table-cell office:value-type="float" office:value="0.555814" calcext:value-type="float">
            <text:p>0,555814</text:p>
          </table:table-cell>
          <table:table-cell office:value-type="float" office:value="0.365392" calcext:value-type="float">
            <text:p>0,36539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23072" calcext:value-type="float">
            <text:p>-0,023072</text:p>
          </table:table-cell>
          <table:table-cell office:value-type="float" office:value="0.079922" calcext:value-type="float">
            <text:p>0,079922</text:p>
          </table:table-cell>
          <table:table-cell office:value-type="float" office:value="0.222159" calcext:value-type="float">
            <text:p>0,222159</text:p>
          </table:table-cell>
          <table:table-cell office:value-type="float" office:value="0.283553" calcext:value-type="float">
            <text:p>0,283553</text:p>
          </table:table-cell>
          <table:table-cell office:value-type="float" office:value="0.34013" calcext:value-type="float">
            <text:p>0,34013</text:p>
          </table:table-cell>
          <table:table-cell office:value-type="float" office:value="0.383751" calcext:value-type="float">
            <text:p>0,383751</text:p>
          </table:table-cell>
          <table:table-cell office:value-type="float" office:value="0.419901" calcext:value-type="float">
            <text:p>0,419901</text:p>
          </table:table-cell>
          <table:table-cell office:value-type="float" office:value="0.445174" calcext:value-type="float">
            <text:p>0,445174</text:p>
          </table:table-cell>
          <table:table-cell office:value-type="float" office:value="0.462366" calcext:value-type="float">
            <text:p>0,462366</text:p>
          </table:table-cell>
          <table:table-cell office:value-type="float" office:value="0.482068" calcext:value-type="float">
            <text:p>0,482068</text:p>
          </table:table-cell>
          <table:table-cell office:value-type="float" office:value="0.52134" calcext:value-type="float">
            <text:p>0,52134</text:p>
          </table:table-cell>
          <table:table-cell office:value-type="float" office:value="0.555814" calcext:value-type="float">
            <text:p>0,555814</text:p>
          </table:table-cell>
          <table:table-cell office:value-type="float" office:value="0.364036" calcext:value-type="float">
            <text:p>0,36403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23072" calcext:value-type="float">
            <text:p>-0,023072</text:p>
          </table:table-cell>
          <table:table-cell office:value-type="float" office:value="0.085645" calcext:value-type="float">
            <text:p>0,085645</text:p>
          </table:table-cell>
          <table:table-cell office:value-type="float" office:value="0.236232" calcext:value-type="float">
            <text:p>0,236232</text:p>
          </table:table-cell>
          <table:table-cell office:value-type="float" office:value="0.289511" calcext:value-type="float">
            <text:p>0,289511</text:p>
          </table:table-cell>
          <table:table-cell office:value-type="float" office:value="0.342378" calcext:value-type="float">
            <text:p>0,342378</text:p>
          </table:table-cell>
          <table:table-cell office:value-type="float" office:value="0.387873" calcext:value-type="float">
            <text:p>0,387873</text:p>
          </table:table-cell>
          <table:table-cell office:value-type="float" office:value="0.426099" calcext:value-type="float">
            <text:p>0,426099</text:p>
          </table:table-cell>
          <table:table-cell office:value-type="float" office:value="0.453769" calcext:value-type="float">
            <text:p>0,453769</text:p>
          </table:table-cell>
          <table:table-cell office:value-type="float" office:value="0.466556" calcext:value-type="float">
            <text:p>0,466556</text:p>
          </table:table-cell>
          <table:table-cell office:value-type="float" office:value="0.485881" calcext:value-type="float">
            <text:p>0,485881</text:p>
          </table:table-cell>
          <table:table-cell office:value-type="float" office:value="0.528977" calcext:value-type="float">
            <text:p>0,528977</text:p>
          </table:table-cell>
          <table:table-cell office:value-type="float" office:value="0.555814" calcext:value-type="float">
            <text:p>0,555814</text:p>
          </table:table-cell>
          <table:table-cell office:value-type="float" office:value="0.370292" calcext:value-type="float">
            <text:p>0,3702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28656" calcext:value-type="float">
            <text:p>-0,028656</text:p>
          </table:table-cell>
          <table:table-cell office:value-type="float" office:value="0.147745" calcext:value-type="float">
            <text:p>0,147745</text:p>
          </table:table-cell>
          <table:table-cell office:value-type="float" office:value="0.26798" calcext:value-type="float">
            <text:p>0,26798</text:p>
          </table:table-cell>
          <table:table-cell office:value-type="float" office:value="0.323409" calcext:value-type="float">
            <text:p>0,323409</text:p>
          </table:table-cell>
          <table:table-cell office:value-type="float" office:value="0.365503" calcext:value-type="float">
            <text:p>0,365503</text:p>
          </table:table-cell>
          <table:table-cell office:value-type="float" office:value="0.404997" calcext:value-type="float">
            <text:p>0,404997</text:p>
          </table:table-cell>
          <table:table-cell office:value-type="float" office:value="0.436477" calcext:value-type="float">
            <text:p>0,436477</text:p>
          </table:table-cell>
          <table:table-cell office:value-type="float" office:value="0.458701" calcext:value-type="float">
            <text:p>0,458701</text:p>
          </table:table-cell>
          <table:table-cell office:value-type="float" office:value="0.476477" calcext:value-type="float">
            <text:p>0,476477</text:p>
          </table:table-cell>
          <table:table-cell office:value-type="float" office:value="0.495672" calcext:value-type="float">
            <text:p>0,495672</text:p>
          </table:table-cell>
          <table:table-cell office:value-type="float" office:value="0.533548" calcext:value-type="float">
            <text:p>0,533548</text:p>
          </table:table-cell>
          <table:table-cell office:value-type="float" office:value="0.564094" calcext:value-type="float">
            <text:p>0,564094</text:p>
          </table:table-cell>
          <table:table-cell office:value-type="float" office:value="0.391051" calcext:value-type="float">
            <text:p>0,3910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28656" calcext:value-type="float">
            <text:p>-0,028656</text:p>
          </table:table-cell>
          <table:table-cell office:value-type="float" office:value="0.150039" calcext:value-type="float">
            <text:p>0,150039</text:p>
          </table:table-cell>
          <table:table-cell office:value-type="float" office:value="0.276318" calcext:value-type="float">
            <text:p>0,276318</text:p>
          </table:table-cell>
          <table:table-cell office:value-type="float" office:value="0.33638" calcext:value-type="float">
            <text:p>0,33638</text:p>
          </table:table-cell>
          <table:table-cell office:value-type="float" office:value="0.384218" calcext:value-type="float">
            <text:p>0,384218</text:p>
          </table:table-cell>
          <table:table-cell office:value-type="float" office:value="0.414522" calcext:value-type="float">
            <text:p>0,414522</text:p>
          </table:table-cell>
          <table:table-cell office:value-type="float" office:value="0.442968" calcext:value-type="float">
            <text:p>0,442968</text:p>
          </table:table-cell>
          <table:table-cell office:value-type="float" office:value="0.45752" calcext:value-type="float">
            <text:p>0,45752</text:p>
          </table:table-cell>
          <table:table-cell office:value-type="float" office:value="0.475555" calcext:value-type="float">
            <text:p>0,475555</text:p>
          </table:table-cell>
          <table:table-cell office:value-type="float" office:value="0.495593" calcext:value-type="float">
            <text:p>0,495593</text:p>
          </table:table-cell>
          <table:table-cell office:value-type="float" office:value="0.52884" calcext:value-type="float">
            <text:p>0,52884</text:p>
          </table:table-cell>
          <table:table-cell office:value-type="float" office:value="0.564094" calcext:value-type="float">
            <text:p>0,564094</text:p>
          </table:table-cell>
          <table:table-cell office:value-type="float" office:value="0.396195" calcext:value-type="float">
            <text:p>0,39619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28656" calcext:value-type="float">
            <text:p>-0,028656</text:p>
          </table:table-cell>
          <table:table-cell office:value-type="float" office:value="0.161718" calcext:value-type="float">
            <text:p>0,161718</text:p>
          </table:table-cell>
          <table:table-cell office:value-type="float" office:value="0.278605" calcext:value-type="float">
            <text:p>0,278605</text:p>
          </table:table-cell>
          <table:table-cell office:value-type="float" office:value="0.343327" calcext:value-type="float">
            <text:p>0,343327</text:p>
          </table:table-cell>
          <table:table-cell office:value-type="float" office:value="0.382066" calcext:value-type="float">
            <text:p>0,382066</text:p>
          </table:table-cell>
          <table:table-cell office:value-type="float" office:value="0.406298" calcext:value-type="float">
            <text:p>0,406298</text:p>
          </table:table-cell>
          <table:table-cell office:value-type="float" office:value="0.434003" calcext:value-type="float">
            <text:p>0,434003</text:p>
          </table:table-cell>
          <table:table-cell office:value-type="float" office:value="0.455235" calcext:value-type="float">
            <text:p>0,455235</text:p>
          </table:table-cell>
          <table:table-cell office:value-type="float" office:value="0.474097" calcext:value-type="float">
            <text:p>0,474097</text:p>
          </table:table-cell>
          <table:table-cell office:value-type="float" office:value="0.493942" calcext:value-type="float">
            <text:p>0,493942</text:p>
          </table:table-cell>
          <table:table-cell office:value-type="float" office:value="0.533827" calcext:value-type="float">
            <text:p>0,533827</text:p>
          </table:table-cell>
          <table:table-cell office:value-type="float" office:value="0.564094" calcext:value-type="float">
            <text:p>0,564094</text:p>
          </table:table-cell>
          <table:table-cell office:value-type="float" office:value="0.396312" calcext:value-type="float">
            <text:p>0,39631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28656" calcext:value-type="float">
            <text:p>-0,028656</text:p>
          </table:table-cell>
          <table:table-cell office:value-type="float" office:value="0.140928" calcext:value-type="float">
            <text:p>0,140928</text:p>
          </table:table-cell>
          <table:table-cell office:value-type="float" office:value="0.269332" calcext:value-type="float">
            <text:p>0,269332</text:p>
          </table:table-cell>
          <table:table-cell office:value-type="float" office:value="0.325215" calcext:value-type="float">
            <text:p>0,325215</text:p>
          </table:table-cell>
          <table:table-cell office:value-type="float" office:value="0.369543" calcext:value-type="float">
            <text:p>0,369543</text:p>
          </table:table-cell>
          <table:table-cell office:value-type="float" office:value="0.398937" calcext:value-type="float">
            <text:p>0,398937</text:p>
          </table:table-cell>
          <table:table-cell office:value-type="float" office:value="0.430904" calcext:value-type="float">
            <text:p>0,430904</text:p>
          </table:table-cell>
          <table:table-cell office:value-type="float" office:value="0.456602" calcext:value-type="float">
            <text:p>0,456602</text:p>
          </table:table-cell>
          <table:table-cell office:value-type="float" office:value="0.474825" calcext:value-type="float">
            <text:p>0,474825</text:p>
          </table:table-cell>
          <table:table-cell office:value-type="float" office:value="0.492385" calcext:value-type="float">
            <text:p>0,492385</text:p>
          </table:table-cell>
          <table:table-cell office:value-type="float" office:value="0.534134" calcext:value-type="float">
            <text:p>0,534134</text:p>
          </table:table-cell>
          <table:table-cell office:value-type="float" office:value="0.564094" calcext:value-type="float">
            <text:p>0,564094</text:p>
          </table:table-cell>
          <table:table-cell office:value-type="float" office:value="0.38928" calcext:value-type="float">
            <text:p>0,3892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186" calcext:value-type="float">
            <text:p>0,018186</text:p>
          </table:table-cell>
          <table:table-cell office:value-type="float" office:value="0.177886" calcext:value-type="float">
            <text:p>0,177886</text:p>
          </table:table-cell>
          <table:table-cell office:value-type="float" office:value="0.292704" calcext:value-type="float">
            <text:p>0,292704</text:p>
          </table:table-cell>
          <table:table-cell office:value-type="float" office:value="0.331924" calcext:value-type="float">
            <text:p>0,331924</text:p>
          </table:table-cell>
          <table:table-cell office:value-type="float" office:value="0.379281" calcext:value-type="float">
            <text:p>0,379281</text:p>
          </table:table-cell>
          <table:table-cell office:value-type="float" office:value="0.409503" calcext:value-type="float">
            <text:p>0,409503</text:p>
          </table:table-cell>
          <table:table-cell office:value-type="float" office:value="0.435869" calcext:value-type="float">
            <text:p>0,435869</text:p>
          </table:table-cell>
          <table:table-cell office:value-type="float" office:value="0.453472" calcext:value-type="float">
            <text:p>0,453472</text:p>
          </table:table-cell>
          <table:table-cell office:value-type="float" office:value="0.474562" calcext:value-type="float">
            <text:p>0,474562</text:p>
          </table:table-cell>
          <table:table-cell office:value-type="float" office:value="0.491644" calcext:value-type="float">
            <text:p>0,491644</text:p>
          </table:table-cell>
          <table:table-cell office:value-type="float" office:value="0.536668" calcext:value-type="float">
            <text:p>0,536668</text:p>
          </table:table-cell>
          <table:table-cell office:value-type="float" office:value="0.564094" calcext:value-type="float">
            <text:p>0,564094</text:p>
          </table:table-cell>
          <table:table-cell office:value-type="float" office:value="0.398351" calcext:value-type="float">
            <text:p>0,39835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158985" calcext:value-type="float">
            <text:p>0,158985</text:p>
          </table:table-cell>
          <table:table-cell office:value-type="float" office:value="0.260603" calcext:value-type="float">
            <text:p>0,260603</text:p>
          </table:table-cell>
          <table:table-cell office:value-type="float" office:value="0.329334" calcext:value-type="float">
            <text:p>0,329334</text:p>
          </table:table-cell>
          <table:table-cell office:value-type="float" office:value="0.372691" calcext:value-type="float">
            <text:p>0,372691</text:p>
          </table:table-cell>
          <table:table-cell office:value-type="float" office:value="0.402581" calcext:value-type="float">
            <text:p>0,402581</text:p>
          </table:table-cell>
          <table:table-cell office:value-type="float" office:value="0.432192" calcext:value-type="float">
            <text:p>0,432192</text:p>
          </table:table-cell>
          <table:table-cell office:value-type="float" office:value="0.452768" calcext:value-type="float">
            <text:p>0,452768</text:p>
          </table:table-cell>
          <table:table-cell office:value-type="float" office:value="0.472406" calcext:value-type="float">
            <text:p>0,472406</text:p>
          </table:table-cell>
          <table:table-cell office:value-type="float" office:value="0.494218" calcext:value-type="float">
            <text:p>0,494218</text:p>
          </table:table-cell>
          <table:table-cell office:value-type="float" office:value="0.546699" calcext:value-type="float">
            <text:p>0,546699</text:p>
          </table:table-cell>
          <table:table-cell office:value-type="float" office:value="0.59671" calcext:value-type="float">
            <text:p>0,59671</text:p>
          </table:table-cell>
          <table:table-cell office:value-type="float" office:value="0.392248" calcext:value-type="float">
            <text:p>0,39224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7931" calcext:value-type="float">
            <text:p>0,007931</text:p>
          </table:table-cell>
          <table:table-cell office:value-type="float" office:value="0.128143" calcext:value-type="float">
            <text:p>0,128143</text:p>
          </table:table-cell>
          <table:table-cell office:value-type="float" office:value="0.256702" calcext:value-type="float">
            <text:p>0,256702</text:p>
          </table:table-cell>
          <table:table-cell office:value-type="float" office:value="0.327498" calcext:value-type="float">
            <text:p>0,327498</text:p>
          </table:table-cell>
          <table:table-cell office:value-type="float" office:value="0.364433" calcext:value-type="float">
            <text:p>0,364433</text:p>
          </table:table-cell>
          <table:table-cell office:value-type="float" office:value="0.393562" calcext:value-type="float">
            <text:p>0,393562</text:p>
          </table:table-cell>
          <table:table-cell office:value-type="float" office:value="0.418617" calcext:value-type="float">
            <text:p>0,418617</text:p>
          </table:table-cell>
          <table:table-cell office:value-type="float" office:value="0.445474" calcext:value-type="float">
            <text:p>0,445474</text:p>
          </table:table-cell>
          <table:table-cell office:value-type="float" office:value="0.472205" calcext:value-type="float">
            <text:p>0,472205</text:p>
          </table:table-cell>
          <table:table-cell office:value-type="float" office:value="0.500421" calcext:value-type="float">
            <text:p>0,500421</text:p>
          </table:table-cell>
          <table:table-cell office:value-type="float" office:value="0.549956" calcext:value-type="float">
            <text:p>0,549956</text:p>
          </table:table-cell>
          <table:table-cell office:value-type="float" office:value="0.59671" calcext:value-type="float">
            <text:p>0,59671</text:p>
          </table:table-cell>
          <table:table-cell office:value-type="float" office:value="0.385701" calcext:value-type="float">
            <text:p>0,38570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0816" calcext:value-type="float">
            <text:p>0,010816</text:p>
          </table:table-cell>
          <table:table-cell office:value-type="float" office:value="0.153361" calcext:value-type="float">
            <text:p>0,153361</text:p>
          </table:table-cell>
          <table:table-cell office:value-type="float" office:value="0.275149" calcext:value-type="float">
            <text:p>0,275149</text:p>
          </table:table-cell>
          <table:table-cell office:value-type="float" office:value="0.340232" calcext:value-type="float">
            <text:p>0,340232</text:p>
          </table:table-cell>
          <table:table-cell office:value-type="float" office:value="0.392211" calcext:value-type="float">
            <text:p>0,392211</text:p>
          </table:table-cell>
          <table:table-cell office:value-type="float" office:value="0.419981" calcext:value-type="float">
            <text:p>0,419981</text:p>
          </table:table-cell>
          <table:table-cell office:value-type="float" office:value="0.439983" calcext:value-type="float">
            <text:p>0,439983</text:p>
          </table:table-cell>
          <table:table-cell office:value-type="float" office:value="0.463169" calcext:value-type="float">
            <text:p>0,463169</text:p>
          </table:table-cell>
          <table:table-cell office:value-type="float" office:value="0.484545" calcext:value-type="float">
            <text:p>0,484545</text:p>
          </table:table-cell>
          <table:table-cell office:value-type="float" office:value="0.513697" calcext:value-type="float">
            <text:p>0,513697</text:p>
          </table:table-cell>
          <table:table-cell office:value-type="float" office:value="0.551703" calcext:value-type="float">
            <text:p>0,551703</text:p>
          </table:table-cell>
          <table:table-cell office:value-type="float" office:value="0.59671" calcext:value-type="float">
            <text:p>0,59671</text:p>
          </table:table-cell>
          <table:table-cell office:value-type="float" office:value="0.403403" calcext:value-type="float">
            <text:p>0,40340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3964" calcext:value-type="float">
            <text:p>-0,03964</text:p>
          </table:table-cell>
          <table:table-cell office:value-type="float" office:value="0.144046" calcext:value-type="float">
            <text:p>0,144046</text:p>
          </table:table-cell>
          <table:table-cell office:value-type="float" office:value="0.275875" calcext:value-type="float">
            <text:p>0,275875</text:p>
          </table:table-cell>
          <table:table-cell office:value-type="float" office:value="0.344375" calcext:value-type="float">
            <text:p>0,344375</text:p>
          </table:table-cell>
          <table:table-cell office:value-type="float" office:value="0.404529" calcext:value-type="float">
            <text:p>0,404529</text:p>
          </table:table-cell>
          <table:table-cell office:value-type="float" office:value="0.428419" calcext:value-type="float">
            <text:p>0,428419</text:p>
          </table:table-cell>
          <table:table-cell office:value-type="float" office:value="0.447177" calcext:value-type="float">
            <text:p>0,447177</text:p>
          </table:table-cell>
          <table:table-cell office:value-type="float" office:value="0.467372" calcext:value-type="float">
            <text:p>0,467372</text:p>
          </table:table-cell>
          <table:table-cell office:value-type="float" office:value="0.493069" calcext:value-type="float">
            <text:p>0,493069</text:p>
          </table:table-cell>
          <table:table-cell office:value-type="float" office:value="0.528855" calcext:value-type="float">
            <text:p>0,528855</text:p>
          </table:table-cell>
          <table:table-cell office:value-type="float" office:value="0.563716" calcext:value-type="float">
            <text:p>0,563716</text:p>
          </table:table-cell>
          <table:table-cell office:value-type="float" office:value="0.687893" calcext:value-type="float">
            <text:p>0,687893</text:p>
          </table:table-cell>
          <table:table-cell office:value-type="float" office:value="0.409743" calcext:value-type="float">
            <text:p>0,4097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0816" calcext:value-type="float">
            <text:p>0,010816</text:p>
          </table:table-cell>
          <table:table-cell office:value-type="float" office:value="0.135238" calcext:value-type="float">
            <text:p>0,135238</text:p>
          </table:table-cell>
          <table:table-cell office:value-type="float" office:value="0.255903" calcext:value-type="float">
            <text:p>0,255903</text:p>
          </table:table-cell>
          <table:table-cell office:value-type="float" office:value="0.327329" calcext:value-type="float">
            <text:p>0,327329</text:p>
          </table:table-cell>
          <table:table-cell office:value-type="float" office:value="0.387479" calcext:value-type="float">
            <text:p>0,387479</text:p>
          </table:table-cell>
          <table:table-cell office:value-type="float" office:value="0.424626" calcext:value-type="float">
            <text:p>0,424626</text:p>
          </table:table-cell>
          <table:table-cell office:value-type="float" office:value="0.445844" calcext:value-type="float">
            <text:p>0,445844</text:p>
          </table:table-cell>
          <table:table-cell office:value-type="float" office:value="0.463731" calcext:value-type="float">
            <text:p>0,463731</text:p>
          </table:table-cell>
          <table:table-cell office:value-type="float" office:value="0.488291" calcext:value-type="float">
            <text:p>0,488291</text:p>
          </table:table-cell>
          <table:table-cell office:value-type="float" office:value="0.509875" calcext:value-type="float">
            <text:p>0,509875</text:p>
          </table:table-cell>
          <table:table-cell office:value-type="float" office:value="0.561103" calcext:value-type="float">
            <text:p>0,561103</text:p>
          </table:table-cell>
          <table:table-cell office:value-type="float" office:value="0.687893" calcext:value-type="float">
            <text:p>0,687893</text:p>
          </table:table-cell>
          <table:table-cell office:value-type="float" office:value="0.399942" calcext:value-type="float">
            <text:p>0,39994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0816" calcext:value-type="float">
            <text:p>0,010816</text:p>
          </table:table-cell>
          <table:table-cell office:value-type="float" office:value="0.200108" calcext:value-type="float">
            <text:p>0,200108</text:p>
          </table:table-cell>
          <table:table-cell office:value-type="float" office:value="0.302233" calcext:value-type="float">
            <text:p>0,302233</text:p>
          </table:table-cell>
          <table:table-cell office:value-type="float" office:value="0.366519" calcext:value-type="float">
            <text:p>0,366519</text:p>
          </table:table-cell>
          <table:table-cell office:value-type="float" office:value="0.408376" calcext:value-type="float">
            <text:p>0,408376</text:p>
          </table:table-cell>
          <table:table-cell office:value-type="float" office:value="0.43527" calcext:value-type="float">
            <text:p>0,43527</text:p>
          </table:table-cell>
          <table:table-cell office:value-type="float" office:value="0.45399" calcext:value-type="float">
            <text:p>0,45399</text:p>
          </table:table-cell>
          <table:table-cell office:value-type="float" office:value="0.47118" calcext:value-type="float">
            <text:p>0,47118</text:p>
          </table:table-cell>
          <table:table-cell office:value-type="float" office:value="0.49463" calcext:value-type="float">
            <text:p>0,49463</text:p>
          </table:table-cell>
          <table:table-cell office:value-type="float" office:value="0.522006" calcext:value-type="float">
            <text:p>0,522006</text:p>
          </table:table-cell>
          <table:table-cell office:value-type="float" office:value="0.589953" calcext:value-type="float">
            <text:p>0,589953</text:p>
          </table:table-cell>
          <table:table-cell office:value-type="float" office:value="0.695406" calcext:value-type="float">
            <text:p>0,695406</text:p>
          </table:table-cell>
          <table:table-cell office:value-type="float" office:value="0.424427" calcext:value-type="float">
            <text:p>0,42442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30985" calcext:value-type="float">
            <text:p>-0,030985</text:p>
          </table:table-cell>
          <table:table-cell office:value-type="float" office:value="0.169179" calcext:value-type="float">
            <text:p>0,169179</text:p>
          </table:table-cell>
          <table:table-cell office:value-type="float" office:value="0.310439" calcext:value-type="float">
            <text:p>0,310439</text:p>
          </table:table-cell>
          <table:table-cell office:value-type="float" office:value="0.387866" calcext:value-type="float">
            <text:p>0,387866</text:p>
          </table:table-cell>
          <table:table-cell office:value-type="float" office:value="0.426616" calcext:value-type="float">
            <text:p>0,426616</text:p>
          </table:table-cell>
          <table:table-cell office:value-type="float" office:value="0.447469" calcext:value-type="float">
            <text:p>0,447469</text:p>
          </table:table-cell>
          <table:table-cell office:value-type="float" office:value="0.462109" calcext:value-type="float">
            <text:p>0,462109</text:p>
          </table:table-cell>
          <table:table-cell office:value-type="float" office:value="0.482749" calcext:value-type="float">
            <text:p>0,482749</text:p>
          </table:table-cell>
          <table:table-cell office:value-type="float" office:value="0.505252" calcext:value-type="float">
            <text:p>0,505252</text:p>
          </table:table-cell>
          <table:table-cell office:value-type="float" office:value="0.52978" calcext:value-type="float">
            <text:p>0,52978</text:p>
          </table:table-cell>
          <table:table-cell office:value-type="float" office:value="0.587095" calcext:value-type="float">
            <text:p>0,587095</text:p>
          </table:table-cell>
          <table:table-cell office:value-type="float" office:value="0.687893" calcext:value-type="float">
            <text:p>0,687893</text:p>
          </table:table-cell>
          <table:table-cell office:value-type="float" office:value="0.430855" calcext:value-type="float">
            <text:p>0,4308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30985" calcext:value-type="float">
            <text:p>-0,030985</text:p>
          </table:table-cell>
          <table:table-cell office:value-type="float" office:value="0.140364" calcext:value-type="float">
            <text:p>0,140364</text:p>
          </table:table-cell>
          <table:table-cell office:value-type="float" office:value="0.323493" calcext:value-type="float">
            <text:p>0,323493</text:p>
          </table:table-cell>
          <table:table-cell office:value-type="float" office:value="0.392431" calcext:value-type="float">
            <text:p>0,392431</text:p>
          </table:table-cell>
          <table:table-cell office:value-type="float" office:value="0.426203" calcext:value-type="float">
            <text:p>0,426203</text:p>
          </table:table-cell>
          <table:table-cell office:value-type="float" office:value="0.449423" calcext:value-type="float">
            <text:p>0,449423</text:p>
          </table:table-cell>
          <table:table-cell office:value-type="float" office:value="0.470262" calcext:value-type="float">
            <text:p>0,470262</text:p>
          </table:table-cell>
          <table:table-cell office:value-type="float" office:value="0.4928" calcext:value-type="float">
            <text:p>0,4928</text:p>
          </table:table-cell>
          <table:table-cell office:value-type="float" office:value="0.512333" calcext:value-type="float">
            <text:p>0,512333</text:p>
          </table:table-cell>
          <table:table-cell office:value-type="float" office:value="0.538306" calcext:value-type="float">
            <text:p>0,538306</text:p>
          </table:table-cell>
          <table:table-cell office:value-type="float" office:value="0.599652" calcext:value-type="float">
            <text:p>0,599652</text:p>
          </table:table-cell>
          <table:table-cell office:value-type="float" office:value="0.687893" calcext:value-type="float">
            <text:p>0,687893</text:p>
          </table:table-cell>
          <table:table-cell office:value-type="float" office:value="0.434527" calcext:value-type="float">
            <text:p>0,43452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89729" calcext:value-type="float">
            <text:p>-0,089729</text:p>
          </table:table-cell>
          <table:table-cell office:value-type="float" office:value="0.171916" calcext:value-type="float">
            <text:p>0,171916</text:p>
          </table:table-cell>
          <table:table-cell office:value-type="float" office:value="0.360985" calcext:value-type="float">
            <text:p>0,360985</text:p>
          </table:table-cell>
          <table:table-cell office:value-type="float" office:value="0.412665" calcext:value-type="float">
            <text:p>0,412665</text:p>
          </table:table-cell>
          <table:table-cell office:value-type="float" office:value="0.439276" calcext:value-type="float">
            <text:p>0,439276</text:p>
          </table:table-cell>
          <table:table-cell office:value-type="float" office:value="0.455297" calcext:value-type="float">
            <text:p>0,455297</text:p>
          </table:table-cell>
          <table:table-cell office:value-type="float" office:value="0.473022" calcext:value-type="float">
            <text:p>0,473022</text:p>
          </table:table-cell>
          <table:table-cell office:value-type="float" office:value="0.494568" calcext:value-type="float">
            <text:p>0,494568</text:p>
          </table:table-cell>
          <table:table-cell office:value-type="float" office:value="0.511891" calcext:value-type="float">
            <text:p>0,511891</text:p>
          </table:table-cell>
          <table:table-cell office:value-type="float" office:value="0.54188" calcext:value-type="float">
            <text:p>0,54188</text:p>
          </table:table-cell>
          <table:table-cell office:value-type="float" office:value="0.61077" calcext:value-type="float">
            <text:p>0,61077</text:p>
          </table:table-cell>
          <table:table-cell office:value-type="float" office:value="0.687893" calcext:value-type="float">
            <text:p>0,687893</text:p>
          </table:table-cell>
          <table:table-cell office:value-type="float" office:value="0.447227" calcext:value-type="float">
            <text:p>0,44722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5136" calcext:value-type="float">
            <text:p>0,015136</text:p>
          </table:table-cell>
          <table:table-cell office:value-type="float" office:value="0.204745" calcext:value-type="float">
            <text:p>0,204745</text:p>
          </table:table-cell>
          <table:table-cell office:value-type="float" office:value="0.371099" calcext:value-type="float">
            <text:p>0,371099</text:p>
          </table:table-cell>
          <table:table-cell office:value-type="float" office:value="0.413327" calcext:value-type="float">
            <text:p>0,413327</text:p>
          </table:table-cell>
          <table:table-cell office:value-type="float" office:value="0.439794" calcext:value-type="float">
            <text:p>0,439794</text:p>
          </table:table-cell>
          <table:table-cell office:value-type="float" office:value="0.462225" calcext:value-type="float">
            <text:p>0,462225</text:p>
          </table:table-cell>
          <table:table-cell office:value-type="float" office:value="0.481165" calcext:value-type="float">
            <text:p>0,481165</text:p>
          </table:table-cell>
          <table:table-cell office:value-type="float" office:value="0.498796" calcext:value-type="float">
            <text:p>0,498796</text:p>
          </table:table-cell>
          <table:table-cell office:value-type="float" office:value="0.520324" calcext:value-type="float">
            <text:p>0,520324</text:p>
          </table:table-cell>
          <table:table-cell office:value-type="float" office:value="0.54058" calcext:value-type="float">
            <text:p>0,54058</text:p>
          </table:table-cell>
          <table:table-cell office:value-type="float" office:value="0.608395" calcext:value-type="float">
            <text:p>0,608395</text:p>
          </table:table-cell>
          <table:table-cell office:value-type="float" office:value="0.697716" calcext:value-type="float">
            <text:p>0,697716</text:p>
          </table:table-cell>
          <table:table-cell office:value-type="float" office:value="0.454045" calcext:value-type="float">
            <text:p>0,454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3904" calcext:value-type="float">
            <text:p>0,013904</text:p>
          </table:table-cell>
          <table:table-cell office:value-type="float" office:value="0.183626" calcext:value-type="float">
            <text:p>0,183626</text:p>
          </table:table-cell>
          <table:table-cell office:value-type="float" office:value="0.354964" calcext:value-type="float">
            <text:p>0,354964</text:p>
          </table:table-cell>
          <table:table-cell office:value-type="float" office:value="0.405701" calcext:value-type="float">
            <text:p>0,405701</text:p>
          </table:table-cell>
          <table:table-cell office:value-type="float" office:value="0.435175" calcext:value-type="float">
            <text:p>0,435175</text:p>
          </table:table-cell>
          <table:table-cell office:value-type="float" office:value="0.455055" calcext:value-type="float">
            <text:p>0,455055</text:p>
          </table:table-cell>
          <table:table-cell office:value-type="float" office:value="0.475228" calcext:value-type="float">
            <text:p>0,475228</text:p>
          </table:table-cell>
          <table:table-cell office:value-type="float" office:value="0.497358" calcext:value-type="float">
            <text:p>0,497358</text:p>
          </table:table-cell>
          <table:table-cell office:value-type="float" office:value="0.524829" calcext:value-type="float">
            <text:p>0,524829</text:p>
          </table:table-cell>
          <table:table-cell office:value-type="float" office:value="0.540712" calcext:value-type="float">
            <text:p>0,540712</text:p>
          </table:table-cell>
          <table:table-cell office:value-type="float" office:value="0.613908" calcext:value-type="float">
            <text:p>0,613908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48656" calcext:value-type="float">
            <text:p>0,4486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3647" calcext:value-type="float">
            <text:p>0,013647</text:p>
          </table:table-cell>
          <table:table-cell office:value-type="float" office:value="0.16916" calcext:value-type="float">
            <text:p>0,16916</text:p>
          </table:table-cell>
          <table:table-cell office:value-type="float" office:value="0.339509" calcext:value-type="float">
            <text:p>0,339509</text:p>
          </table:table-cell>
          <table:table-cell office:value-type="float" office:value="0.391831" calcext:value-type="float">
            <text:p>0,391831</text:p>
          </table:table-cell>
          <table:table-cell office:value-type="float" office:value="0.42098" calcext:value-type="float">
            <text:p>0,42098</text:p>
          </table:table-cell>
          <table:table-cell office:value-type="float" office:value="0.441395" calcext:value-type="float">
            <text:p>0,441395</text:p>
          </table:table-cell>
          <table:table-cell office:value-type="float" office:value="0.455927" calcext:value-type="float">
            <text:p>0,455927</text:p>
          </table:table-cell>
          <table:table-cell office:value-type="float" office:value="0.476255" calcext:value-type="float">
            <text:p>0,476255</text:p>
          </table:table-cell>
          <table:table-cell office:value-type="float" office:value="0.498622" calcext:value-type="float">
            <text:p>0,498622</text:p>
          </table:table-cell>
          <table:table-cell office:value-type="float" office:value="0.531889" calcext:value-type="float">
            <text:p>0,531889</text:p>
          </table:table-cell>
          <table:table-cell office:value-type="float" office:value="0.598966" calcext:value-type="float">
            <text:p>0,598966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32453" calcext:value-type="float">
            <text:p>0,43245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3647" calcext:value-type="float">
            <text:p>0,013647</text:p>
          </table:table-cell>
          <table:table-cell office:value-type="float" office:value="0.160677" calcext:value-type="float">
            <text:p>0,160677</text:p>
          </table:table-cell>
          <table:table-cell office:value-type="float" office:value="0.293232" calcext:value-type="float">
            <text:p>0,293232</text:p>
          </table:table-cell>
          <table:table-cell office:value-type="float" office:value="0.371809" calcext:value-type="float">
            <text:p>0,371809</text:p>
          </table:table-cell>
          <table:table-cell office:value-type="float" office:value="0.401679" calcext:value-type="float">
            <text:p>0,401679</text:p>
          </table:table-cell>
          <table:table-cell office:value-type="float" office:value="0.429868" calcext:value-type="float">
            <text:p>0,429868</text:p>
          </table:table-cell>
          <table:table-cell office:value-type="float" office:value="0.45387" calcext:value-type="float">
            <text:p>0,45387</text:p>
          </table:table-cell>
          <table:table-cell office:value-type="float" office:value="0.472834" calcext:value-type="float">
            <text:p>0,472834</text:p>
          </table:table-cell>
          <table:table-cell office:value-type="float" office:value="0.497222" calcext:value-type="float">
            <text:p>0,497222</text:p>
          </table:table-cell>
          <table:table-cell office:value-type="float" office:value="0.532865" calcext:value-type="float">
            <text:p>0,532865</text:p>
          </table:table-cell>
          <table:table-cell office:value-type="float" office:value="0.595485" calcext:value-type="float">
            <text:p>0,595485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20954" calcext:value-type="float">
            <text:p>0,42095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5459" calcext:value-type="float">
            <text:p>0,025459</text:p>
          </table:table-cell>
          <table:table-cell office:value-type="float" office:value="0.163085" calcext:value-type="float">
            <text:p>0,163085</text:p>
          </table:table-cell>
          <table:table-cell office:value-type="float" office:value="0.310291" calcext:value-type="float">
            <text:p>0,310291</text:p>
          </table:table-cell>
          <table:table-cell office:value-type="float" office:value="0.382546" calcext:value-type="float">
            <text:p>0,382546</text:p>
          </table:table-cell>
          <table:table-cell office:value-type="float" office:value="0.41598" calcext:value-type="float">
            <text:p>0,41598</text:p>
          </table:table-cell>
          <table:table-cell office:value-type="float" office:value="0.440287" calcext:value-type="float">
            <text:p>0,440287</text:p>
          </table:table-cell>
          <table:table-cell office:value-type="float" office:value="0.457162" calcext:value-type="float">
            <text:p>0,457162</text:p>
          </table:table-cell>
          <table:table-cell office:value-type="float" office:value="0.473483" calcext:value-type="float">
            <text:p>0,473483</text:p>
          </table:table-cell>
          <table:table-cell office:value-type="float" office:value="0.496481" calcext:value-type="float">
            <text:p>0,496481</text:p>
          </table:table-cell>
          <table:table-cell office:value-type="float" office:value="0.529146" calcext:value-type="float">
            <text:p>0,529146</text:p>
          </table:table-cell>
          <table:table-cell office:value-type="float" office:value="0.609659" calcext:value-type="float">
            <text:p>0,609659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27812" calcext:value-type="float">
            <text:p>0,4278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8985" calcext:value-type="float">
            <text:p>0,018985</text:p>
          </table:table-cell>
          <table:table-cell office:value-type="float" office:value="0.148735" calcext:value-type="float">
            <text:p>0,148735</text:p>
          </table:table-cell>
          <table:table-cell office:value-type="float" office:value="0.306402" calcext:value-type="float">
            <text:p>0,306402</text:p>
          </table:table-cell>
          <table:table-cell office:value-type="float" office:value="0.391713" calcext:value-type="float">
            <text:p>0,391713</text:p>
          </table:table-cell>
          <table:table-cell office:value-type="float" office:value="0.425716" calcext:value-type="float">
            <text:p>0,425716</text:p>
          </table:table-cell>
          <table:table-cell office:value-type="float" office:value="0.44504" calcext:value-type="float">
            <text:p>0,44504</text:p>
          </table:table-cell>
          <table:table-cell office:value-type="float" office:value="0.462616" calcext:value-type="float">
            <text:p>0,462616</text:p>
          </table:table-cell>
          <table:table-cell office:value-type="float" office:value="0.479844" calcext:value-type="float">
            <text:p>0,479844</text:p>
          </table:table-cell>
          <table:table-cell office:value-type="float" office:value="0.503139" calcext:value-type="float">
            <text:p>0,503139</text:p>
          </table:table-cell>
          <table:table-cell office:value-type="float" office:value="0.532579" calcext:value-type="float">
            <text:p>0,532579</text:p>
          </table:table-cell>
          <table:table-cell office:value-type="float" office:value="0.612384" calcext:value-type="float">
            <text:p>0,612384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30817" calcext:value-type="float">
            <text:p>0,43081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85821" calcext:value-type="float">
            <text:p>0,085821</text:p>
          </table:table-cell>
          <table:table-cell office:value-type="float" office:value="0.232784" calcext:value-type="float">
            <text:p>0,232784</text:p>
          </table:table-cell>
          <table:table-cell office:value-type="float" office:value="0.347903" calcext:value-type="float">
            <text:p>0,347903</text:p>
          </table:table-cell>
          <table:table-cell office:value-type="float" office:value="0.393265" calcext:value-type="float">
            <text:p>0,393265</text:p>
          </table:table-cell>
          <table:table-cell office:value-type="float" office:value="0.421246" calcext:value-type="float">
            <text:p>0,421246</text:p>
          </table:table-cell>
          <table:table-cell office:value-type="float" office:value="0.439437" calcext:value-type="float">
            <text:p>0,439437</text:p>
          </table:table-cell>
          <table:table-cell office:value-type="float" office:value="0.453293" calcext:value-type="float">
            <text:p>0,453293</text:p>
          </table:table-cell>
          <table:table-cell office:value-type="float" office:value="0.471692" calcext:value-type="float">
            <text:p>0,471692</text:p>
          </table:table-cell>
          <table:table-cell office:value-type="float" office:value="0.494279" calcext:value-type="float">
            <text:p>0,494279</text:p>
          </table:table-cell>
          <table:table-cell office:value-type="float" office:value="0.529685" calcext:value-type="float">
            <text:p>0,529685</text:p>
          </table:table-cell>
          <table:table-cell office:value-type="float" office:value="0.601428" calcext:value-type="float">
            <text:p>0,601428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38501" calcext:value-type="float">
            <text:p>0,43850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29807" calcext:value-type="float">
            <text:p>-0,029807</text:p>
          </table:table-cell>
          <table:table-cell office:value-type="float" office:value="0.161394" calcext:value-type="float">
            <text:p>0,161394</text:p>
          </table:table-cell>
          <table:table-cell office:value-type="float" office:value="0.30954" calcext:value-type="float">
            <text:p>0,30954</text:p>
          </table:table-cell>
          <table:table-cell office:value-type="float" office:value="0.375169" calcext:value-type="float">
            <text:p>0,375169</text:p>
          </table:table-cell>
          <table:table-cell office:value-type="float" office:value="0.404535" calcext:value-type="float">
            <text:p>0,404535</text:p>
          </table:table-cell>
          <table:table-cell office:value-type="float" office:value="0.435162" calcext:value-type="float">
            <text:p>0,435162</text:p>
          </table:table-cell>
          <table:table-cell office:value-type="float" office:value="0.451461" calcext:value-type="float">
            <text:p>0,451461</text:p>
          </table:table-cell>
          <table:table-cell office:value-type="float" office:value="0.46869" calcext:value-type="float">
            <text:p>0,46869</text:p>
          </table:table-cell>
          <table:table-cell office:value-type="float" office:value="0.496625" calcext:value-type="float">
            <text:p>0,496625</text:p>
          </table:table-cell>
          <table:table-cell office:value-type="float" office:value="0.5328" calcext:value-type="float">
            <text:p>0,5328</text:p>
          </table:table-cell>
          <table:table-cell office:value-type="float" office:value="0.601854" calcext:value-type="float">
            <text:p>0,601854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23723" calcext:value-type="float">
            <text:p>0,42372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29807" calcext:value-type="float">
            <text:p>-0,029807</text:p>
          </table:table-cell>
          <table:table-cell office:value-type="float" office:value="0.146896" calcext:value-type="float">
            <text:p>0,146896</text:p>
          </table:table-cell>
          <table:table-cell office:value-type="float" office:value="0.352529" calcext:value-type="float">
            <text:p>0,352529</text:p>
          </table:table-cell>
          <table:table-cell office:value-type="float" office:value="0.390603" calcext:value-type="float">
            <text:p>0,390603</text:p>
          </table:table-cell>
          <table:table-cell office:value-type="float" office:value="0.419463" calcext:value-type="float">
            <text:p>0,419463</text:p>
          </table:table-cell>
          <table:table-cell office:value-type="float" office:value="0.440361" calcext:value-type="float">
            <text:p>0,440361</text:p>
          </table:table-cell>
          <table:table-cell office:value-type="float" office:value="0.456516" calcext:value-type="float">
            <text:p>0,456516</text:p>
          </table:table-cell>
          <table:table-cell office:value-type="float" office:value="0.475596" calcext:value-type="float">
            <text:p>0,475596</text:p>
          </table:table-cell>
          <table:table-cell office:value-type="float" office:value="0.494289" calcext:value-type="float">
            <text:p>0,494289</text:p>
          </table:table-cell>
          <table:table-cell office:value-type="float" office:value="0.527569" calcext:value-type="float">
            <text:p>0,527569</text:p>
          </table:table-cell>
          <table:table-cell office:value-type="float" office:value="0.60131" calcext:value-type="float">
            <text:p>0,60131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30513" calcext:value-type="float">
            <text:p>0,43051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7885" calcext:value-type="float">
            <text:p>0,077885</text:p>
          </table:table-cell>
          <table:table-cell office:value-type="float" office:value="0.178211" calcext:value-type="float">
            <text:p>0,178211</text:p>
          </table:table-cell>
          <table:table-cell office:value-type="float" office:value="0.353719" calcext:value-type="float">
            <text:p>0,353719</text:p>
          </table:table-cell>
          <table:table-cell office:value-type="float" office:value="0.394917" calcext:value-type="float">
            <text:p>0,394917</text:p>
          </table:table-cell>
          <table:table-cell office:value-type="float" office:value="0.426603" calcext:value-type="float">
            <text:p>0,426603</text:p>
          </table:table-cell>
          <table:table-cell office:value-type="float" office:value="0.44471" calcext:value-type="float">
            <text:p>0,44471</text:p>
          </table:table-cell>
          <table:table-cell office:value-type="float" office:value="0.462494" calcext:value-type="float">
            <text:p>0,462494</text:p>
          </table:table-cell>
          <table:table-cell office:value-type="float" office:value="0.478185" calcext:value-type="float">
            <text:p>0,478185</text:p>
          </table:table-cell>
          <table:table-cell office:value-type="float" office:value="0.494495" calcext:value-type="float">
            <text:p>0,494495</text:p>
          </table:table-cell>
          <table:table-cell office:value-type="float" office:value="0.521976" calcext:value-type="float">
            <text:p>0,521976</text:p>
          </table:table-cell>
          <table:table-cell office:value-type="float" office:value="0.593316" calcext:value-type="float">
            <text:p>0,593316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34862" calcext:value-type="float">
            <text:p>0,43486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063" calcext:value-type="float">
            <text:p>0,1063</text:p>
          </table:table-cell>
          <table:table-cell office:value-type="float" office:value="0.257342" calcext:value-type="float">
            <text:p>0,257342</text:p>
          </table:table-cell>
          <table:table-cell office:value-type="float" office:value="0.372408" calcext:value-type="float">
            <text:p>0,372408</text:p>
          </table:table-cell>
          <table:table-cell office:value-type="float" office:value="0.403444" calcext:value-type="float">
            <text:p>0,403444</text:p>
          </table:table-cell>
          <table:table-cell office:value-type="float" office:value="0.424794" calcext:value-type="float">
            <text:p>0,424794</text:p>
          </table:table-cell>
          <table:table-cell office:value-type="float" office:value="0.448202" calcext:value-type="float">
            <text:p>0,448202</text:p>
          </table:table-cell>
          <table:table-cell office:value-type="float" office:value="0.469837" calcext:value-type="float">
            <text:p>0,469837</text:p>
          </table:table-cell>
          <table:table-cell office:value-type="float" office:value="0.488246" calcext:value-type="float">
            <text:p>0,488246</text:p>
          </table:table-cell>
          <table:table-cell office:value-type="float" office:value="0.508253" calcext:value-type="float">
            <text:p>0,508253</text:p>
          </table:table-cell>
          <table:table-cell office:value-type="float" office:value="0.539915" calcext:value-type="float">
            <text:p>0,539915</text:p>
          </table:table-cell>
          <table:table-cell office:value-type="float" office:value="0.593345" calcext:value-type="float">
            <text:p>0,593345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450579" calcext:value-type="float">
            <text:p>0,45057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8097" calcext:value-type="float">
            <text:p>0,008097</text:p>
          </table:table-cell>
          <table:table-cell office:value-type="float" office:value="0.192225" calcext:value-type="float">
            <text:p>0,192225</text:p>
          </table:table-cell>
          <table:table-cell office:value-type="float" office:value="0.357398" calcext:value-type="float">
            <text:p>0,357398</text:p>
          </table:table-cell>
          <table:table-cell office:value-type="float" office:value="0.393993" calcext:value-type="float">
            <text:p>0,393993</text:p>
          </table:table-cell>
          <table:table-cell office:value-type="float" office:value="0.417115" calcext:value-type="float">
            <text:p>0,417115</text:p>
          </table:table-cell>
          <table:table-cell office:value-type="float" office:value="0.436079" calcext:value-type="float">
            <text:p>0,436079</text:p>
          </table:table-cell>
          <table:table-cell office:value-type="float" office:value="0.460995" calcext:value-type="float">
            <text:p>0,460995</text:p>
          </table:table-cell>
          <table:table-cell office:value-type="float" office:value="0.483405" calcext:value-type="float">
            <text:p>0,483405</text:p>
          </table:table-cell>
          <table:table-cell office:value-type="float" office:value="0.509332" calcext:value-type="float">
            <text:p>0,509332</text:p>
          </table:table-cell>
          <table:table-cell office:value-type="float" office:value="0.541956" calcext:value-type="float">
            <text:p>0,541956</text:p>
          </table:table-cell>
          <table:table-cell office:value-type="float" office:value="0.610539" calcext:value-type="float">
            <text:p>0,610539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40304" calcext:value-type="float">
            <text:p>0,44030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0924" calcext:value-type="float">
            <text:p>0,020924</text:p>
          </table:table-cell>
          <table:table-cell office:value-type="float" office:value="0.151986" calcext:value-type="float">
            <text:p>0,151986</text:p>
          </table:table-cell>
          <table:table-cell office:value-type="float" office:value="0.324737" calcext:value-type="float">
            <text:p>0,324737</text:p>
          </table:table-cell>
          <table:table-cell office:value-type="float" office:value="0.385589" calcext:value-type="float">
            <text:p>0,385589</text:p>
          </table:table-cell>
          <table:table-cell office:value-type="float" office:value="0.414262" calcext:value-type="float">
            <text:p>0,414262</text:p>
          </table:table-cell>
          <table:table-cell office:value-type="float" office:value="0.434863" calcext:value-type="float">
            <text:p>0,434863</text:p>
          </table:table-cell>
          <table:table-cell office:value-type="float" office:value="0.454976" calcext:value-type="float">
            <text:p>0,454976</text:p>
          </table:table-cell>
          <table:table-cell office:value-type="float" office:value="0.473958" calcext:value-type="float">
            <text:p>0,473958</text:p>
          </table:table-cell>
          <table:table-cell office:value-type="float" office:value="0.495733" calcext:value-type="float">
            <text:p>0,495733</text:p>
          </table:table-cell>
          <table:table-cell office:value-type="float" office:value="0.526529" calcext:value-type="float">
            <text:p>0,526529</text:p>
          </table:table-cell>
          <table:table-cell office:value-type="float" office:value="0.593845" calcext:value-type="float">
            <text:p>0,593845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25648" calcext:value-type="float">
            <text:p>0,42564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87258" calcext:value-type="float">
            <text:p>0,087258</text:p>
          </table:table-cell>
          <table:table-cell office:value-type="float" office:value="0.195179" calcext:value-type="float">
            <text:p>0,195179</text:p>
          </table:table-cell>
          <table:table-cell office:value-type="float" office:value="0.330778" calcext:value-type="float">
            <text:p>0,330778</text:p>
          </table:table-cell>
          <table:table-cell office:value-type="float" office:value="0.396548" calcext:value-type="float">
            <text:p>0,396548</text:p>
          </table:table-cell>
          <table:table-cell office:value-type="float" office:value="0.419803" calcext:value-type="float">
            <text:p>0,419803</text:p>
          </table:table-cell>
          <table:table-cell office:value-type="float" office:value="0.441561" calcext:value-type="float">
            <text:p>0,441561</text:p>
          </table:table-cell>
          <table:table-cell office:value-type="float" office:value="0.458183" calcext:value-type="float">
            <text:p>0,458183</text:p>
          </table:table-cell>
          <table:table-cell office:value-type="float" office:value="0.47349" calcext:value-type="float">
            <text:p>0,47349</text:p>
          </table:table-cell>
          <table:table-cell office:value-type="float" office:value="0.496453" calcext:value-type="float">
            <text:p>0,496453</text:p>
          </table:table-cell>
          <table:table-cell office:value-type="float" office:value="0.527576" calcext:value-type="float">
            <text:p>0,527576</text:p>
          </table:table-cell>
          <table:table-cell office:value-type="float" office:value="0.598701" calcext:value-type="float">
            <text:p>0,598701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33827" calcext:value-type="float">
            <text:p>0,43382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3162" calcext:value-type="float">
            <text:p>0,013162</text:p>
          </table:table-cell>
          <table:table-cell office:value-type="float" office:value="0.203501" calcext:value-type="float">
            <text:p>0,203501</text:p>
          </table:table-cell>
          <table:table-cell office:value-type="float" office:value="0.345574" calcext:value-type="float">
            <text:p>0,345574</text:p>
          </table:table-cell>
          <table:table-cell office:value-type="float" office:value="0.400004" calcext:value-type="float">
            <text:p>0,400004</text:p>
          </table:table-cell>
          <table:table-cell office:value-type="float" office:value="0.432652" calcext:value-type="float">
            <text:p>0,432652</text:p>
          </table:table-cell>
          <table:table-cell office:value-type="float" office:value="0.452798" calcext:value-type="float">
            <text:p>0,452798</text:p>
          </table:table-cell>
          <table:table-cell office:value-type="float" office:value="0.469192" calcext:value-type="float">
            <text:p>0,469192</text:p>
          </table:table-cell>
          <table:table-cell office:value-type="float" office:value="0.485077" calcext:value-type="float">
            <text:p>0,485077</text:p>
          </table:table-cell>
          <table:table-cell office:value-type="float" office:value="0.512499" calcext:value-type="float">
            <text:p>0,512499</text:p>
          </table:table-cell>
          <table:table-cell office:value-type="float" office:value="0.540557" calcext:value-type="float">
            <text:p>0,540557</text:p>
          </table:table-cell>
          <table:table-cell office:value-type="float" office:value="0.601257" calcext:value-type="float">
            <text:p>0,601257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44311" calcext:value-type="float">
            <text:p>0,4443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184178" calcext:value-type="float">
            <text:p>0,184178</text:p>
          </table:table-cell>
          <table:table-cell office:value-type="float" office:value="0.349778" calcext:value-type="float">
            <text:p>0,349778</text:p>
          </table:table-cell>
          <table:table-cell office:value-type="float" office:value="0.41455" calcext:value-type="float">
            <text:p>0,41455</text:p>
          </table:table-cell>
          <table:table-cell office:value-type="float" office:value="0.437529" calcext:value-type="float">
            <text:p>0,437529</text:p>
          </table:table-cell>
          <table:table-cell office:value-type="float" office:value="0.453466" calcext:value-type="float">
            <text:p>0,453466</text:p>
          </table:table-cell>
          <table:table-cell office:value-type="float" office:value="0.471663" calcext:value-type="float">
            <text:p>0,471663</text:p>
          </table:table-cell>
          <table:table-cell office:value-type="float" office:value="0.49586" calcext:value-type="float">
            <text:p>0,49586</text:p>
          </table:table-cell>
          <table:table-cell office:value-type="float" office:value="0.523381" calcext:value-type="float">
            <text:p>0,523381</text:p>
          </table:table-cell>
          <table:table-cell office:value-type="float" office:value="0.539568" calcext:value-type="float">
            <text:p>0,539568</text:p>
          </table:table-cell>
          <table:table-cell office:value-type="float" office:value="0.587301" calcext:value-type="float">
            <text:p>0,587301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45727" calcext:value-type="float">
            <text:p>0,44572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18648" calcext:value-type="float">
            <text:p>0,18648</text:p>
          </table:table-cell>
          <table:table-cell office:value-type="float" office:value="0.373658" calcext:value-type="float">
            <text:p>0,373658</text:p>
          </table:table-cell>
          <table:table-cell office:value-type="float" office:value="0.418436" calcext:value-type="float">
            <text:p>0,418436</text:p>
          </table:table-cell>
          <table:table-cell office:value-type="float" office:value="0.43757" calcext:value-type="float">
            <text:p>0,43757</text:p>
          </table:table-cell>
          <table:table-cell office:value-type="float" office:value="0.458739" calcext:value-type="float">
            <text:p>0,458739</text:p>
          </table:table-cell>
          <table:table-cell office:value-type="float" office:value="0.47824" calcext:value-type="float">
            <text:p>0,47824</text:p>
          </table:table-cell>
          <table:table-cell office:value-type="float" office:value="0.494634" calcext:value-type="float">
            <text:p>0,494634</text:p>
          </table:table-cell>
          <table:table-cell office:value-type="float" office:value="0.520728" calcext:value-type="float">
            <text:p>0,520728</text:p>
          </table:table-cell>
          <table:table-cell office:value-type="float" office:value="0.53981" calcext:value-type="float">
            <text:p>0,53981</text:p>
          </table:table-cell>
          <table:table-cell office:value-type="float" office:value="0.577827" calcext:value-type="float">
            <text:p>0,577827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48612" calcext:value-type="float">
            <text:p>0,44861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167229" calcext:value-type="float">
            <text:p>0,167229</text:p>
          </table:table-cell>
          <table:table-cell office:value-type="float" office:value="0.379504" calcext:value-type="float">
            <text:p>0,379504</text:p>
          </table:table-cell>
          <table:table-cell office:value-type="float" office:value="0.416523" calcext:value-type="float">
            <text:p>0,416523</text:p>
          </table:table-cell>
          <table:table-cell office:value-type="float" office:value="0.442928" calcext:value-type="float">
            <text:p>0,442928</text:p>
          </table:table-cell>
          <table:table-cell office:value-type="float" office:value="0.461574" calcext:value-type="float">
            <text:p>0,461574</text:p>
          </table:table-cell>
          <table:table-cell office:value-type="float" office:value="0.478817" calcext:value-type="float">
            <text:p>0,478817</text:p>
          </table:table-cell>
          <table:table-cell office:value-type="float" office:value="0.493567" calcext:value-type="float">
            <text:p>0,493567</text:p>
          </table:table-cell>
          <table:table-cell office:value-type="float" office:value="0.519121" calcext:value-type="float">
            <text:p>0,519121</text:p>
          </table:table-cell>
          <table:table-cell office:value-type="float" office:value="0.537603" calcext:value-type="float">
            <text:p>0,537603</text:p>
          </table:table-cell>
          <table:table-cell office:value-type="float" office:value="0.5794" calcext:value-type="float">
            <text:p>0,5794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47627" calcext:value-type="float">
            <text:p>0,44762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130233" calcext:value-type="float">
            <text:p>0,130233</text:p>
          </table:table-cell>
          <table:table-cell office:value-type="float" office:value="0.358896" calcext:value-type="float">
            <text:p>0,358896</text:p>
          </table:table-cell>
          <table:table-cell office:value-type="float" office:value="0.408576" calcext:value-type="float">
            <text:p>0,408576</text:p>
          </table:table-cell>
          <table:table-cell office:value-type="float" office:value="0.432245" calcext:value-type="float">
            <text:p>0,432245</text:p>
          </table:table-cell>
          <table:table-cell office:value-type="float" office:value="0.463642" calcext:value-type="float">
            <text:p>0,463642</text:p>
          </table:table-cell>
          <table:table-cell office:value-type="float" office:value="0.481724" calcext:value-type="float">
            <text:p>0,481724</text:p>
          </table:table-cell>
          <table:table-cell office:value-type="float" office:value="0.501297" calcext:value-type="float">
            <text:p>0,501297</text:p>
          </table:table-cell>
          <table:table-cell office:value-type="float" office:value="0.522272" calcext:value-type="float">
            <text:p>0,522272</text:p>
          </table:table-cell>
          <table:table-cell office:value-type="float" office:value="0.53844" calcext:value-type="float">
            <text:p>0,53844</text:p>
          </table:table-cell>
          <table:table-cell office:value-type="float" office:value="0.575691" calcext:value-type="float">
            <text:p>0,575691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41302" calcext:value-type="float">
            <text:p>0,44130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8048" calcext:value-type="float">
            <text:p>0,008048</text:p>
          </table:table-cell>
          <table:table-cell office:value-type="float" office:value="0.23557" calcext:value-type="float">
            <text:p>0,23557</text:p>
          </table:table-cell>
          <table:table-cell office:value-type="float" office:value="0.388082" calcext:value-type="float">
            <text:p>0,388082</text:p>
          </table:table-cell>
          <table:table-cell office:value-type="float" office:value="0.421222" calcext:value-type="float">
            <text:p>0,421222</text:p>
          </table:table-cell>
          <table:table-cell office:value-type="float" office:value="0.451429" calcext:value-type="float">
            <text:p>0,451429</text:p>
          </table:table-cell>
          <table:table-cell office:value-type="float" office:value="0.467826" calcext:value-type="float">
            <text:p>0,467826</text:p>
          </table:table-cell>
          <table:table-cell office:value-type="float" office:value="0.480612" calcext:value-type="float">
            <text:p>0,480612</text:p>
          </table:table-cell>
          <table:table-cell office:value-type="float" office:value="0.498826" calcext:value-type="float">
            <text:p>0,498826</text:p>
          </table:table-cell>
          <table:table-cell office:value-type="float" office:value="0.517385" calcext:value-type="float">
            <text:p>0,517385</text:p>
          </table:table-cell>
          <table:table-cell office:value-type="float" office:value="0.538607" calcext:value-type="float">
            <text:p>0,538607</text:p>
          </table:table-cell>
          <table:table-cell office:value-type="float" office:value="0.571358" calcext:value-type="float">
            <text:p>0,571358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57092" calcext:value-type="float">
            <text:p>0,45709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1864" calcext:value-type="float">
            <text:p>0,011864</text:p>
          </table:table-cell>
          <table:table-cell office:value-type="float" office:value="0.23521" calcext:value-type="float">
            <text:p>0,23521</text:p>
          </table:table-cell>
          <table:table-cell office:value-type="float" office:value="0.390028" calcext:value-type="float">
            <text:p>0,390028</text:p>
          </table:table-cell>
          <table:table-cell office:value-type="float" office:value="0.436023" calcext:value-type="float">
            <text:p>0,436023</text:p>
          </table:table-cell>
          <table:table-cell office:value-type="float" office:value="0.460838" calcext:value-type="float">
            <text:p>0,460838</text:p>
          </table:table-cell>
          <table:table-cell office:value-type="float" office:value="0.47828" calcext:value-type="float">
            <text:p>0,47828</text:p>
          </table:table-cell>
          <table:table-cell office:value-type="float" office:value="0.496564" calcext:value-type="float">
            <text:p>0,496564</text:p>
          </table:table-cell>
          <table:table-cell office:value-type="float" office:value="0.513569" calcext:value-type="float">
            <text:p>0,513569</text:p>
          </table:table-cell>
          <table:table-cell office:value-type="float" office:value="0.529629" calcext:value-type="float">
            <text:p>0,529629</text:p>
          </table:table-cell>
          <table:table-cell office:value-type="float" office:value="0.544363" calcext:value-type="float">
            <text:p>0,544363</text:p>
          </table:table-cell>
          <table:table-cell office:value-type="float" office:value="0.580157" calcext:value-type="float">
            <text:p>0,580157</text:p>
          </table:table-cell>
          <table:table-cell office:value-type="float" office:value="0.705483" calcext:value-type="float">
            <text:p>0,705483</text:p>
          </table:table-cell>
          <table:table-cell office:value-type="float" office:value="0.466466" calcext:value-type="float">
            <text:p>0,46646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95829" calcext:value-type="float">
            <text:p>0,095829</text:p>
          </table:table-cell>
          <table:table-cell office:value-type="float" office:value="0.284888" calcext:value-type="float">
            <text:p>0,284888</text:p>
          </table:table-cell>
          <table:table-cell office:value-type="float" office:value="0.420464" calcext:value-type="float">
            <text:p>0,420464</text:p>
          </table:table-cell>
          <table:table-cell office:value-type="float" office:value="0.452784" calcext:value-type="float">
            <text:p>0,452784</text:p>
          </table:table-cell>
          <table:table-cell office:value-type="float" office:value="0.46818" calcext:value-type="float">
            <text:p>0,46818</text:p>
          </table:table-cell>
          <table:table-cell office:value-type="float" office:value="0.47988" calcext:value-type="float">
            <text:p>0,47988</text:p>
          </table:table-cell>
          <table:table-cell office:value-type="float" office:value="0.496899" calcext:value-type="float">
            <text:p>0,496899</text:p>
          </table:table-cell>
          <table:table-cell office:value-type="float" office:value="0.51404" calcext:value-type="float">
            <text:p>0,51404</text:p>
          </table:table-cell>
          <table:table-cell office:value-type="float" office:value="0.531855" calcext:value-type="float">
            <text:p>0,531855</text:p>
          </table:table-cell>
          <table:table-cell office:value-type="float" office:value="0.547402" calcext:value-type="float">
            <text:p>0,547402</text:p>
          </table:table-cell>
          <table:table-cell office:value-type="float" office:value="0.588502" calcext:value-type="float">
            <text:p>0,588502</text:p>
          </table:table-cell>
          <table:table-cell office:value-type="float" office:value="0.712098" calcext:value-type="float">
            <text:p>0,712098</text:p>
          </table:table-cell>
          <table:table-cell office:value-type="float" office:value="0.478489" calcext:value-type="float">
            <text:p>0,47848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7817" calcext:value-type="float">
            <text:p>0,057817</text:p>
          </table:table-cell>
          <table:table-cell office:value-type="float" office:value="0.235038" calcext:value-type="float">
            <text:p>0,235038</text:p>
          </table:table-cell>
          <table:table-cell office:value-type="float" office:value="0.415606" calcext:value-type="float">
            <text:p>0,415606</text:p>
          </table:table-cell>
          <table:table-cell office:value-type="float" office:value="0.451725" calcext:value-type="float">
            <text:p>0,451725</text:p>
          </table:table-cell>
          <table:table-cell office:value-type="float" office:value="0.469812" calcext:value-type="float">
            <text:p>0,469812</text:p>
          </table:table-cell>
          <table:table-cell office:value-type="float" office:value="0.481226" calcext:value-type="float">
            <text:p>0,481226</text:p>
          </table:table-cell>
          <table:table-cell office:value-type="float" office:value="0.498907" calcext:value-type="float">
            <text:p>0,498907</text:p>
          </table:table-cell>
          <table:table-cell office:value-type="float" office:value="0.524769" calcext:value-type="float">
            <text:p>0,524769</text:p>
          </table:table-cell>
          <table:table-cell office:value-type="float" office:value="0.538221" calcext:value-type="float">
            <text:p>0,538221</text:p>
          </table:table-cell>
          <table:table-cell office:value-type="float" office:value="0.547662" calcext:value-type="float">
            <text:p>0,547662</text:p>
          </table:table-cell>
          <table:table-cell office:value-type="float" office:value="0.58907" calcext:value-type="float">
            <text:p>0,58907</text:p>
          </table:table-cell>
          <table:table-cell office:value-type="float" office:value="0.712098" calcext:value-type="float">
            <text:p>0,712098</text:p>
          </table:table-cell>
          <table:table-cell office:value-type="float" office:value="0.475204" calcext:value-type="float">
            <text:p>0,47520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86521" calcext:value-type="float">
            <text:p>0,086521</text:p>
          </table:table-cell>
          <table:table-cell office:value-type="float" office:value="0.356848" calcext:value-type="float">
            <text:p>0,356848</text:p>
          </table:table-cell>
          <table:table-cell office:value-type="float" office:value="0.436673" calcext:value-type="float">
            <text:p>0,436673</text:p>
          </table:table-cell>
          <table:table-cell office:value-type="float" office:value="0.457662" calcext:value-type="float">
            <text:p>0,457662</text:p>
          </table:table-cell>
          <table:table-cell office:value-type="float" office:value="0.468694" calcext:value-type="float">
            <text:p>0,468694</text:p>
          </table:table-cell>
          <table:table-cell office:value-type="float" office:value="0.481823" calcext:value-type="float">
            <text:p>0,481823</text:p>
          </table:table-cell>
          <table:table-cell office:value-type="float" office:value="0.498944" calcext:value-type="float">
            <text:p>0,498944</text:p>
          </table:table-cell>
          <table:table-cell office:value-type="float" office:value="0.522928" calcext:value-type="float">
            <text:p>0,522928</text:p>
          </table:table-cell>
          <table:table-cell office:value-type="float" office:value="0.536711" calcext:value-type="float">
            <text:p>0,536711</text:p>
          </table:table-cell>
          <table:table-cell office:value-type="float" office:value="0.546763" calcext:value-type="float">
            <text:p>0,546763</text:p>
          </table:table-cell>
          <table:table-cell office:value-type="float" office:value="0.594328" calcext:value-type="float">
            <text:p>0,594328</text:p>
          </table:table-cell>
          <table:table-cell office:value-type="float" office:value="0.712098" calcext:value-type="float">
            <text:p>0,712098</text:p>
          </table:table-cell>
          <table:table-cell office:value-type="float" office:value="0.490137" calcext:value-type="float">
            <text:p>0,4901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8547" calcext:value-type="float">
            <text:p>0,018547</text:p>
          </table:table-cell>
          <table:table-cell office:value-type="float" office:value="0.329709" calcext:value-type="float">
            <text:p>0,329709</text:p>
          </table:table-cell>
          <table:table-cell office:value-type="float" office:value="0.429016" calcext:value-type="float">
            <text:p>0,429016</text:p>
          </table:table-cell>
          <table:table-cell office:value-type="float" office:value="0.452626" calcext:value-type="float">
            <text:p>0,452626</text:p>
          </table:table-cell>
          <table:table-cell office:value-type="float" office:value="0.464458" calcext:value-type="float">
            <text:p>0,464458</text:p>
          </table:table-cell>
          <table:table-cell office:value-type="float" office:value="0.479274" calcext:value-type="float">
            <text:p>0,479274</text:p>
          </table:table-cell>
          <table:table-cell office:value-type="float" office:value="0.490341" calcext:value-type="float">
            <text:p>0,490341</text:p>
          </table:table-cell>
          <table:table-cell office:value-type="float" office:value="0.518186" calcext:value-type="float">
            <text:p>0,518186</text:p>
          </table:table-cell>
          <table:table-cell office:value-type="float" office:value="0.534417" calcext:value-type="float">
            <text:p>0,534417</text:p>
          </table:table-cell>
          <table:table-cell office:value-type="float" office:value="0.54711" calcext:value-type="float">
            <text:p>0,54711</text:p>
          </table:table-cell>
          <table:table-cell office:value-type="float" office:value="0.613106" calcext:value-type="float">
            <text:p>0,613106</text:p>
          </table:table-cell>
          <table:table-cell office:value-type="float" office:value="0.721797" calcext:value-type="float">
            <text:p>0,721797</text:p>
          </table:table-cell>
          <table:table-cell office:value-type="float" office:value="0.485824" calcext:value-type="float">
            <text:p>0,48582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4712" calcext:value-type="float">
            <text:p>0,004712</text:p>
          </table:table-cell>
          <table:table-cell office:value-type="float" office:value="0.27614" calcext:value-type="float">
            <text:p>0,27614</text:p>
          </table:table-cell>
          <table:table-cell office:value-type="float" office:value="0.423899" calcext:value-type="float">
            <text:p>0,423899</text:p>
          </table:table-cell>
          <table:table-cell office:value-type="float" office:value="0.452194" calcext:value-type="float">
            <text:p>0,452194</text:p>
          </table:table-cell>
          <table:table-cell office:value-type="float" office:value="0.463712" calcext:value-type="float">
            <text:p>0,463712</text:p>
          </table:table-cell>
          <table:table-cell office:value-type="float" office:value="0.480984" calcext:value-type="float">
            <text:p>0,480984</text:p>
          </table:table-cell>
          <table:table-cell office:value-type="float" office:value="0.493688" calcext:value-type="float">
            <text:p>0,493688</text:p>
          </table:table-cell>
          <table:table-cell office:value-type="float" office:value="0.519559" calcext:value-type="float">
            <text:p>0,519559</text:p>
          </table:table-cell>
          <table:table-cell office:value-type="float" office:value="0.538671" calcext:value-type="float">
            <text:p>0,538671</text:p>
          </table:table-cell>
          <table:table-cell office:value-type="float" office:value="0.550976" calcext:value-type="float">
            <text:p>0,550976</text:p>
          </table:table-cell>
          <table:table-cell office:value-type="float" office:value="0.629005" calcext:value-type="float">
            <text:p>0,629005</text:p>
          </table:table-cell>
          <table:table-cell office:value-type="float" office:value="0.742498" calcext:value-type="float">
            <text:p>0,742498</text:p>
          </table:table-cell>
          <table:table-cell office:value-type="float" office:value="0.482883" calcext:value-type="float">
            <text:p>0,48288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04151" calcext:value-type="float">
            <text:p>0,104151</text:p>
          </table:table-cell>
          <table:table-cell office:value-type="float" office:value="0.332983" calcext:value-type="float">
            <text:p>0,332983</text:p>
          </table:table-cell>
          <table:table-cell office:value-type="float" office:value="0.440724" calcext:value-type="float">
            <text:p>0,440724</text:p>
          </table:table-cell>
          <table:table-cell office:value-type="float" office:value="0.460665" calcext:value-type="float">
            <text:p>0,460665</text:p>
          </table:table-cell>
          <table:table-cell office:value-type="float" office:value="0.472776" calcext:value-type="float">
            <text:p>0,472776</text:p>
          </table:table-cell>
          <table:table-cell office:value-type="float" office:value="0.489925" calcext:value-type="float">
            <text:p>0,489925</text:p>
          </table:table-cell>
          <table:table-cell office:value-type="float" office:value="0.513032" calcext:value-type="float">
            <text:p>0,513032</text:p>
          </table:table-cell>
          <table:table-cell office:value-type="float" office:value="0.532548" calcext:value-type="float">
            <text:p>0,532548</text:p>
          </table:table-cell>
          <table:table-cell office:value-type="float" office:value="0.543105" calcext:value-type="float">
            <text:p>0,543105</text:p>
          </table:table-cell>
          <table:table-cell office:value-type="float" office:value="0.552104" calcext:value-type="float">
            <text:p>0,552104</text:p>
          </table:table-cell>
          <table:table-cell office:value-type="float" office:value="0.621953" calcext:value-type="float">
            <text:p>0,621953</text:p>
          </table:table-cell>
          <table:table-cell office:value-type="float" office:value="0.742498" calcext:value-type="float">
            <text:p>0,742498</text:p>
          </table:table-cell>
          <table:table-cell office:value-type="float" office:value="0.495981" calcext:value-type="float">
            <text:p>0,49598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5332" calcext:value-type="float">
            <text:p>0,015332</text:p>
          </table:table-cell>
          <table:table-cell office:value-type="float" office:value="0.379524" calcext:value-type="float">
            <text:p>0,379524</text:p>
          </table:table-cell>
          <table:table-cell office:value-type="float" office:value="0.441631" calcext:value-type="float">
            <text:p>0,441631</text:p>
          </table:table-cell>
          <table:table-cell office:value-type="float" office:value="0.460959" calcext:value-type="float">
            <text:p>0,460959</text:p>
          </table:table-cell>
          <table:table-cell office:value-type="float" office:value="0.473667" calcext:value-type="float">
            <text:p>0,473667</text:p>
          </table:table-cell>
          <table:table-cell office:value-type="float" office:value="0.491386" calcext:value-type="float">
            <text:p>0,491386</text:p>
          </table:table-cell>
          <table:table-cell office:value-type="float" office:value="0.510757" calcext:value-type="float">
            <text:p>0,510757</text:p>
          </table:table-cell>
          <table:table-cell office:value-type="float" office:value="0.528493" calcext:value-type="float">
            <text:p>0,528493</text:p>
          </table:table-cell>
          <table:table-cell office:value-type="float" office:value="0.538004" calcext:value-type="float">
            <text:p>0,538004</text:p>
          </table:table-cell>
          <table:table-cell office:value-type="float" office:value="0.547343" calcext:value-type="float">
            <text:p>0,547343</text:p>
          </table:table-cell>
          <table:table-cell office:value-type="float" office:value="0.591641" calcext:value-type="float">
            <text:p>0,591641</text:p>
          </table:table-cell>
          <table:table-cell office:value-type="float" office:value="0.742498" calcext:value-type="float">
            <text:p>0,742498</text:p>
          </table:table-cell>
          <table:table-cell office:value-type="float" office:value="0.496341" calcext:value-type="float">
            <text:p>0,49634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5332" calcext:value-type="float">
            <text:p>0,015332</text:p>
          </table:table-cell>
          <table:table-cell office:value-type="float" office:value="0.351997" calcext:value-type="float">
            <text:p>0,351997</text:p>
          </table:table-cell>
          <table:table-cell office:value-type="float" office:value="0.451358" calcext:value-type="float">
            <text:p>0,451358</text:p>
          </table:table-cell>
          <table:table-cell office:value-type="float" office:value="0.469069" calcext:value-type="float">
            <text:p>0,469069</text:p>
          </table:table-cell>
          <table:table-cell office:value-type="float" office:value="0.484236" calcext:value-type="float">
            <text:p>0,484236</text:p>
          </table:table-cell>
          <table:table-cell office:value-type="float" office:value="0.502989" calcext:value-type="float">
            <text:p>0,502989</text:p>
          </table:table-cell>
          <table:table-cell office:value-type="float" office:value="0.525279" calcext:value-type="float">
            <text:p>0,525279</text:p>
          </table:table-cell>
          <table:table-cell office:value-type="float" office:value="0.536799" calcext:value-type="float">
            <text:p>0,536799</text:p>
          </table:table-cell>
          <table:table-cell office:value-type="float" office:value="0.544507" calcext:value-type="float">
            <text:p>0,544507</text:p>
          </table:table-cell>
          <table:table-cell office:value-type="float" office:value="0.54974" calcext:value-type="float">
            <text:p>0,54974</text:p>
          </table:table-cell>
          <table:table-cell office:value-type="float" office:value="0.60037" calcext:value-type="float">
            <text:p>0,60037</text:p>
          </table:table-cell>
          <table:table-cell office:value-type="float" office:value="0.742498" calcext:value-type="float">
            <text:p>0,742498</text:p>
          </table:table-cell>
          <table:table-cell office:value-type="float" office:value="0.501634" calcext:value-type="float">
            <text:p>0,50163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50446" calcext:value-type="float">
            <text:p>0,250446</text:p>
          </table:table-cell>
          <table:table-cell office:value-type="float" office:value="0.385059" calcext:value-type="float">
            <text:p>0,385059</text:p>
          </table:table-cell>
          <table:table-cell office:value-type="float" office:value="0.447405" calcext:value-type="float">
            <text:p>0,447405</text:p>
          </table:table-cell>
          <table:table-cell office:value-type="float" office:value="0.469561" calcext:value-type="float">
            <text:p>0,469561</text:p>
          </table:table-cell>
          <table:table-cell office:value-type="float" office:value="0.481595" calcext:value-type="float">
            <text:p>0,481595</text:p>
          </table:table-cell>
          <table:table-cell office:value-type="float" office:value="0.493813" calcext:value-type="float">
            <text:p>0,493813</text:p>
          </table:table-cell>
          <table:table-cell office:value-type="float" office:value="0.511353" calcext:value-type="float">
            <text:p>0,511353</text:p>
          </table:table-cell>
          <table:table-cell office:value-type="float" office:value="0.526756" calcext:value-type="float">
            <text:p>0,526756</text:p>
          </table:table-cell>
          <table:table-cell office:value-type="float" office:value="0.538461" calcext:value-type="float">
            <text:p>0,538461</text:p>
          </table:table-cell>
          <table:table-cell office:value-type="float" office:value="0.547034" calcext:value-type="float">
            <text:p>0,547034</text:p>
          </table:table-cell>
          <table:table-cell office:value-type="float" office:value="0.598225" calcext:value-type="float">
            <text:p>0,598225</text:p>
          </table:table-cell>
          <table:table-cell office:value-type="float" office:value="0.742498" calcext:value-type="float">
            <text:p>0,742498</text:p>
          </table:table-cell>
          <table:table-cell office:value-type="float" office:value="0.499926" calcext:value-type="float">
            <text:p>0,49992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75796" calcext:value-type="float">
            <text:p>0,275796</text:p>
          </table:table-cell>
          <table:table-cell office:value-type="float" office:value="0.395774" calcext:value-type="float">
            <text:p>0,395774</text:p>
          </table:table-cell>
          <table:table-cell office:value-type="float" office:value="0.446258" calcext:value-type="float">
            <text:p>0,446258</text:p>
          </table:table-cell>
          <table:table-cell office:value-type="float" office:value="0.467101" calcext:value-type="float">
            <text:p>0,467101</text:p>
          </table:table-cell>
          <table:table-cell office:value-type="float" office:value="0.481365" calcext:value-type="float">
            <text:p>0,481365</text:p>
          </table:table-cell>
          <table:table-cell office:value-type="float" office:value="0.499188" calcext:value-type="float">
            <text:p>0,499188</text:p>
          </table:table-cell>
          <table:table-cell office:value-type="float" office:value="0.513878" calcext:value-type="float">
            <text:p>0,513878</text:p>
          </table:table-cell>
          <table:table-cell office:value-type="float" office:value="0.529813" calcext:value-type="float">
            <text:p>0,529813</text:p>
          </table:table-cell>
          <table:table-cell office:value-type="float" office:value="0.540865" calcext:value-type="float">
            <text:p>0,540865</text:p>
          </table:table-cell>
          <table:table-cell office:value-type="float" office:value="0.547572" calcext:value-type="float">
            <text:p>0,547572</text:p>
          </table:table-cell>
          <table:table-cell office:value-type="float" office:value="0.619537" calcext:value-type="float">
            <text:p>0,619537</text:p>
          </table:table-cell>
          <table:table-cell office:value-type="float" office:value="0.743596" calcext:value-type="float">
            <text:p>0,743596</text:p>
          </table:table-cell>
          <table:table-cell office:value-type="float" office:value="0.504135" calcext:value-type="float">
            <text:p>0,5041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5796" calcext:value-type="float">
            <text:p>0,275796</text:p>
          </table:table-cell>
          <table:table-cell office:value-type="float" office:value="0.419102" calcext:value-type="float">
            <text:p>0,419102</text:p>
          </table:table-cell>
          <table:table-cell office:value-type="float" office:value="0.456606" calcext:value-type="float">
            <text:p>0,456606</text:p>
          </table:table-cell>
          <table:table-cell office:value-type="float" office:value="0.475663" calcext:value-type="float">
            <text:p>0,475663</text:p>
          </table:table-cell>
          <table:table-cell office:value-type="float" office:value="0.488242" calcext:value-type="float">
            <text:p>0,488242</text:p>
          </table:table-cell>
          <table:table-cell office:value-type="float" office:value="0.503603" calcext:value-type="float">
            <text:p>0,503603</text:p>
          </table:table-cell>
          <table:table-cell office:value-type="float" office:value="0.518967" calcext:value-type="float">
            <text:p>0,518967</text:p>
          </table:table-cell>
          <table:table-cell office:value-type="float" office:value="0.529535" calcext:value-type="float">
            <text:p>0,529535</text:p>
          </table:table-cell>
          <table:table-cell office:value-type="float" office:value="0.539936" calcext:value-type="float">
            <text:p>0,539936</text:p>
          </table:table-cell>
          <table:table-cell office:value-type="float" office:value="0.547979" calcext:value-type="float">
            <text:p>0,547979</text:p>
          </table:table-cell>
          <table:table-cell office:value-type="float" office:value="0.598134" calcext:value-type="float">
            <text:p>0,598134</text:p>
          </table:table-cell>
          <table:table-cell office:value-type="float" office:value="0.743596" calcext:value-type="float">
            <text:p>0,743596</text:p>
          </table:table-cell>
          <table:table-cell office:value-type="float" office:value="0.507777" calcext:value-type="float">
            <text:p>0,5077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5897" calcext:value-type="float">
            <text:p>0,075897</text:p>
          </table:table-cell>
          <table:table-cell office:value-type="float" office:value="0.383954" calcext:value-type="float">
            <text:p>0,383954</text:p>
          </table:table-cell>
          <table:table-cell office:value-type="float" office:value="0.458862" calcext:value-type="float">
            <text:p>0,458862</text:p>
          </table:table-cell>
          <table:table-cell office:value-type="float" office:value="0.476804" calcext:value-type="float">
            <text:p>0,476804</text:p>
          </table:table-cell>
          <table:table-cell office:value-type="float" office:value="0.489435" calcext:value-type="float">
            <text:p>0,489435</text:p>
          </table:table-cell>
          <table:table-cell office:value-type="float" office:value="0.50724" calcext:value-type="float">
            <text:p>0,50724</text:p>
          </table:table-cell>
          <table:table-cell office:value-type="float" office:value="0.523902" calcext:value-type="float">
            <text:p>0,523902</text:p>
          </table:table-cell>
          <table:table-cell office:value-type="float" office:value="0.531981" calcext:value-type="float">
            <text:p>0,531981</text:p>
          </table:table-cell>
          <table:table-cell office:value-type="float" office:value="0.541757" calcext:value-type="float">
            <text:p>0,541757</text:p>
          </table:table-cell>
          <table:table-cell office:value-type="float" office:value="0.547673" calcext:value-type="float">
            <text:p>0,547673</text:p>
          </table:table-cell>
          <table:table-cell office:value-type="float" office:value="0.583945" calcext:value-type="float">
            <text:p>0,583945</text:p>
          </table:table-cell>
          <table:table-cell office:value-type="float" office:value="0.743596" calcext:value-type="float">
            <text:p>0,743596</text:p>
          </table:table-cell>
          <table:table-cell office:value-type="float" office:value="0.504555" calcext:value-type="float">
            <text:p>0,50455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75796" calcext:value-type="float">
            <text:p>0,275796</text:p>
          </table:table-cell>
          <table:table-cell office:value-type="float" office:value="0.400968" calcext:value-type="float">
            <text:p>0,400968</text:p>
          </table:table-cell>
          <table:table-cell office:value-type="float" office:value="0.451021" calcext:value-type="float">
            <text:p>0,451021</text:p>
          </table:table-cell>
          <table:table-cell office:value-type="float" office:value="0.470137" calcext:value-type="float">
            <text:p>0,470137</text:p>
          </table:table-cell>
          <table:table-cell office:value-type="float" office:value="0.479534" calcext:value-type="float">
            <text:p>0,479534</text:p>
          </table:table-cell>
          <table:table-cell office:value-type="float" office:value="0.490947" calcext:value-type="float">
            <text:p>0,490947</text:p>
          </table:table-cell>
          <table:table-cell office:value-type="float" office:value="0.51186" calcext:value-type="float">
            <text:p>0,51186</text:p>
          </table:table-cell>
          <table:table-cell office:value-type="float" office:value="0.527492" calcext:value-type="float">
            <text:p>0,527492</text:p>
          </table:table-cell>
          <table:table-cell office:value-type="float" office:value="0.538437" calcext:value-type="float">
            <text:p>0,538437</text:p>
          </table:table-cell>
          <table:table-cell office:value-type="float" office:value="0.546835" calcext:value-type="float">
            <text:p>0,546835</text:p>
          </table:table-cell>
          <table:table-cell office:value-type="float" office:value="0.579069" calcext:value-type="float">
            <text:p>0,579069</text:p>
          </table:table-cell>
          <table:table-cell office:value-type="float" office:value="0.743596" calcext:value-type="float">
            <text:p>0,743596</text:p>
          </table:table-cell>
          <table:table-cell office:value-type="float" office:value="0.49963" calcext:value-type="float">
            <text:p>0,4996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42272" calcext:value-type="float">
            <text:p>0,242272</text:p>
          </table:table-cell>
          <table:table-cell office:value-type="float" office:value="0.392505" calcext:value-type="float">
            <text:p>0,392505</text:p>
          </table:table-cell>
          <table:table-cell office:value-type="float" office:value="0.460804" calcext:value-type="float">
            <text:p>0,460804</text:p>
          </table:table-cell>
          <table:table-cell office:value-type="float" office:value="0.474498" calcext:value-type="float">
            <text:p>0,474498</text:p>
          </table:table-cell>
          <table:table-cell office:value-type="float" office:value="0.481275" calcext:value-type="float">
            <text:p>0,481275</text:p>
          </table:table-cell>
          <table:table-cell office:value-type="float" office:value="0.492939" calcext:value-type="float">
            <text:p>0,492939</text:p>
          </table:table-cell>
          <table:table-cell office:value-type="float" office:value="0.51136" calcext:value-type="float">
            <text:p>0,51136</text:p>
          </table:table-cell>
          <table:table-cell office:value-type="float" office:value="0.528173" calcext:value-type="float">
            <text:p>0,528173</text:p>
          </table:table-cell>
          <table:table-cell office:value-type="float" office:value="0.54112" calcext:value-type="float">
            <text:p>0,54112</text:p>
          </table:table-cell>
          <table:table-cell office:value-type="float" office:value="0.548211" calcext:value-type="float">
            <text:p>0,548211</text:p>
          </table:table-cell>
          <table:table-cell office:value-type="float" office:value="0.594324" calcext:value-type="float">
            <text:p>0,594324</text:p>
          </table:table-cell>
          <table:table-cell office:value-type="float" office:value="0.743597" calcext:value-type="float">
            <text:p>0,743597</text:p>
          </table:table-cell>
          <table:table-cell office:value-type="float" office:value="0.502521" calcext:value-type="float">
            <text:p>0,5025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22311" calcext:value-type="float">
            <text:p>0,122311</text:p>
          </table:table-cell>
          <table:table-cell office:value-type="float" office:value="0.32089" calcext:value-type="float">
            <text:p>0,32089</text:p>
          </table:table-cell>
          <table:table-cell office:value-type="float" office:value="0.442023" calcext:value-type="float">
            <text:p>0,442023</text:p>
          </table:table-cell>
          <table:table-cell office:value-type="float" office:value="0.473727" calcext:value-type="float">
            <text:p>0,473727</text:p>
          </table:table-cell>
          <table:table-cell office:value-type="float" office:value="0.479976" calcext:value-type="float">
            <text:p>0,479976</text:p>
          </table:table-cell>
          <table:table-cell office:value-type="float" office:value="0.49021" calcext:value-type="float">
            <text:p>0,49021</text:p>
          </table:table-cell>
          <table:table-cell office:value-type="float" office:value="0.508043" calcext:value-type="float">
            <text:p>0,508043</text:p>
          </table:table-cell>
          <table:table-cell office:value-type="float" office:value="0.526003" calcext:value-type="float">
            <text:p>0,526003</text:p>
          </table:table-cell>
          <table:table-cell office:value-type="float" office:value="0.5409" calcext:value-type="float">
            <text:p>0,5409</text:p>
          </table:table-cell>
          <table:table-cell office:value-type="float" office:value="0.547917" calcext:value-type="float">
            <text:p>0,547917</text:p>
          </table:table-cell>
          <table:table-cell office:value-type="float" office:value="0.576644" calcext:value-type="float">
            <text:p>0,576644</text:p>
          </table:table-cell>
          <table:table-cell office:value-type="float" office:value="0.743597" calcext:value-type="float">
            <text:p>0,743597</text:p>
          </table:table-cell>
          <table:table-cell office:value-type="float" office:value="0.490633" calcext:value-type="float">
            <text:p>0,49063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7713" calcext:value-type="float">
            <text:p>0,017713</text:p>
          </table:table-cell>
          <table:table-cell office:value-type="float" office:value="0.239612" calcext:value-type="float">
            <text:p>0,239612</text:p>
          </table:table-cell>
          <table:table-cell office:value-type="float" office:value="0.432127" calcext:value-type="float">
            <text:p>0,432127</text:p>
          </table:table-cell>
          <table:table-cell office:value-type="float" office:value="0.471038" calcext:value-type="float">
            <text:p>0,471038</text:p>
          </table:table-cell>
          <table:table-cell office:value-type="float" office:value="0.479368" calcext:value-type="float">
            <text:p>0,479368</text:p>
          </table:table-cell>
          <table:table-cell office:value-type="float" office:value="0.488603" calcext:value-type="float">
            <text:p>0,488603</text:p>
          </table:table-cell>
          <table:table-cell office:value-type="float" office:value="0.507369" calcext:value-type="float">
            <text:p>0,507369</text:p>
          </table:table-cell>
          <table:table-cell office:value-type="float" office:value="0.523154" calcext:value-type="float">
            <text:p>0,523154</text:p>
          </table:table-cell>
          <table:table-cell office:value-type="float" office:value="0.53798" calcext:value-type="float">
            <text:p>0,53798</text:p>
          </table:table-cell>
          <table:table-cell office:value-type="float" office:value="0.547202" calcext:value-type="float">
            <text:p>0,547202</text:p>
          </table:table-cell>
          <table:table-cell office:value-type="float" office:value="0.579174" calcext:value-type="float">
            <text:p>0,579174</text:p>
          </table:table-cell>
          <table:table-cell office:value-type="float" office:value="0.743597" calcext:value-type="float">
            <text:p>0,743597</text:p>
          </table:table-cell>
          <table:table-cell office:value-type="float" office:value="0.480563" calcext:value-type="float">
            <text:p>0,48056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185" calcext:value-type="float">
            <text:p>0,02185</text:p>
          </table:table-cell>
          <table:table-cell office:value-type="float" office:value="0.186137" calcext:value-type="float">
            <text:p>0,186137</text:p>
          </table:table-cell>
          <table:table-cell office:value-type="float" office:value="0.422293" calcext:value-type="float">
            <text:p>0,422293</text:p>
          </table:table-cell>
          <table:table-cell office:value-type="float" office:value="0.468126" calcext:value-type="float">
            <text:p>0,468126</text:p>
          </table:table-cell>
          <table:table-cell office:value-type="float" office:value="0.480334" calcext:value-type="float">
            <text:p>0,480334</text:p>
          </table:table-cell>
          <table:table-cell office:value-type="float" office:value="0.49513" calcext:value-type="float">
            <text:p>0,49513</text:p>
          </table:table-cell>
          <table:table-cell office:value-type="float" office:value="0.513071" calcext:value-type="float">
            <text:p>0,513071</text:p>
          </table:table-cell>
          <table:table-cell office:value-type="float" office:value="0.526053" calcext:value-type="float">
            <text:p>0,526053</text:p>
          </table:table-cell>
          <table:table-cell office:value-type="float" office:value="0.539949" calcext:value-type="float">
            <text:p>0,539949</text:p>
          </table:table-cell>
          <table:table-cell office:value-type="float" office:value="0.547381" calcext:value-type="float">
            <text:p>0,547381</text:p>
          </table:table-cell>
          <table:table-cell office:value-type="float" office:value="0.604278" calcext:value-type="float">
            <text:p>0,604278</text:p>
          </table:table-cell>
          <table:table-cell office:value-type="float" office:value="0.744275" calcext:value-type="float">
            <text:p>0,744275</text:p>
          </table:table-cell>
          <table:table-cell office:value-type="float" office:value="0.478275" calcext:value-type="float">
            <text:p>0,47827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185" calcext:value-type="float">
            <text:p>0,02185</text:p>
          </table:table-cell>
          <table:table-cell office:value-type="float" office:value="0.1949" calcext:value-type="float">
            <text:p>0,1949</text:p>
          </table:table-cell>
          <table:table-cell office:value-type="float" office:value="0.443519" calcext:value-type="float">
            <text:p>0,443519</text:p>
          </table:table-cell>
          <table:table-cell office:value-type="float" office:value="0.473083" calcext:value-type="float">
            <text:p>0,473083</text:p>
          </table:table-cell>
          <table:table-cell office:value-type="float" office:value="0.483244" calcext:value-type="float">
            <text:p>0,483244</text:p>
          </table:table-cell>
          <table:table-cell office:value-type="float" office:value="0.499109" calcext:value-type="float">
            <text:p>0,499109</text:p>
          </table:table-cell>
          <table:table-cell office:value-type="float" office:value="0.516734" calcext:value-type="float">
            <text:p>0,516734</text:p>
          </table:table-cell>
          <table:table-cell office:value-type="float" office:value="0.532763" calcext:value-type="float">
            <text:p>0,532763</text:p>
          </table:table-cell>
          <table:table-cell office:value-type="float" office:value="0.546101" calcext:value-type="float">
            <text:p>0,546101</text:p>
          </table:table-cell>
          <table:table-cell office:value-type="float" office:value="0.551189" calcext:value-type="float">
            <text:p>0,551189</text:p>
          </table:table-cell>
          <table:table-cell office:value-type="float" office:value="0.628119" calcext:value-type="float">
            <text:p>0,628119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486876" calcext:value-type="float">
            <text:p>0,48687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31" calcext:value-type="float">
            <text:p>0,0331</text:p>
          </table:table-cell>
          <table:table-cell office:value-type="float" office:value="0.331105" calcext:value-type="float">
            <text:p>0,331105</text:p>
          </table:table-cell>
          <table:table-cell office:value-type="float" office:value="0.465348" calcext:value-type="float">
            <text:p>0,465348</text:p>
          </table:table-cell>
          <table:table-cell office:value-type="float" office:value="0.478666" calcext:value-type="float">
            <text:p>0,478666</text:p>
          </table:table-cell>
          <table:table-cell office:value-type="float" office:value="0.485378" calcext:value-type="float">
            <text:p>0,485378</text:p>
          </table:table-cell>
          <table:table-cell office:value-type="float" office:value="0.505339" calcext:value-type="float">
            <text:p>0,505339</text:p>
          </table:table-cell>
          <table:table-cell office:value-type="float" office:value="0.516782" calcext:value-type="float">
            <text:p>0,516782</text:p>
          </table:table-cell>
          <table:table-cell office:value-type="float" office:value="0.529159" calcext:value-type="float">
            <text:p>0,529159</text:p>
          </table:table-cell>
          <table:table-cell office:value-type="float" office:value="0.54433" calcext:value-type="float">
            <text:p>0,54433</text:p>
          </table:table-cell>
          <table:table-cell office:value-type="float" office:value="0.55181" calcext:value-type="float">
            <text:p>0,55181</text:p>
          </table:table-cell>
          <table:table-cell office:value-type="float" office:value="0.6623" calcext:value-type="float">
            <text:p>0,6623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7022" calcext:value-type="float">
            <text:p>0,50702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4376" calcext:value-type="float">
            <text:p>0,054376</text:p>
          </table:table-cell>
          <table:table-cell office:value-type="float" office:value="0.36761" calcext:value-type="float">
            <text:p>0,36761</text:p>
          </table:table-cell>
          <table:table-cell office:value-type="float" office:value="0.470688" calcext:value-type="float">
            <text:p>0,470688</text:p>
          </table:table-cell>
          <table:table-cell office:value-type="float" office:value="0.480588" calcext:value-type="float">
            <text:p>0,480588</text:p>
          </table:table-cell>
          <table:table-cell office:value-type="float" office:value="0.4854" calcext:value-type="float">
            <text:p>0,4854</text:p>
          </table:table-cell>
          <table:table-cell office:value-type="float" office:value="0.502273" calcext:value-type="float">
            <text:p>0,502273</text:p>
          </table:table-cell>
          <table:table-cell office:value-type="float" office:value="0.515415" calcext:value-type="float">
            <text:p>0,515415</text:p>
          </table:table-cell>
          <table:table-cell office:value-type="float" office:value="0.528327" calcext:value-type="float">
            <text:p>0,528327</text:p>
          </table:table-cell>
          <table:table-cell office:value-type="float" office:value="0.539738" calcext:value-type="float">
            <text:p>0,539738</text:p>
          </table:table-cell>
          <table:table-cell office:value-type="float" office:value="0.550239" calcext:value-type="float">
            <text:p>0,550239</text:p>
          </table:table-cell>
          <table:table-cell office:value-type="float" office:value="0.650376" calcext:value-type="float">
            <text:p>0,650376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9065" calcext:value-type="float">
            <text:p>0,50906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4043" calcext:value-type="float">
            <text:p>0,054043</text:p>
          </table:table-cell>
          <table:table-cell office:value-type="float" office:value="0.394616" calcext:value-type="float">
            <text:p>0,394616</text:p>
          </table:table-cell>
          <table:table-cell office:value-type="float" office:value="0.471386" calcext:value-type="float">
            <text:p>0,471386</text:p>
          </table:table-cell>
          <table:table-cell office:value-type="float" office:value="0.478955" calcext:value-type="float">
            <text:p>0,478955</text:p>
          </table:table-cell>
          <table:table-cell office:value-type="float" office:value="0.482803" calcext:value-type="float">
            <text:p>0,482803</text:p>
          </table:table-cell>
          <table:table-cell office:value-type="float" office:value="0.492809" calcext:value-type="float">
            <text:p>0,492809</text:p>
          </table:table-cell>
          <table:table-cell office:value-type="float" office:value="0.509236" calcext:value-type="float">
            <text:p>0,509236</text:p>
          </table:table-cell>
          <table:table-cell office:value-type="float" office:value="0.525576" calcext:value-type="float">
            <text:p>0,525576</text:p>
          </table:table-cell>
          <table:table-cell office:value-type="float" office:value="0.53876" calcext:value-type="float">
            <text:p>0,53876</text:p>
          </table:table-cell>
          <table:table-cell office:value-type="float" office:value="0.548833" calcext:value-type="float">
            <text:p>0,548833</text:p>
          </table:table-cell>
          <table:table-cell office:value-type="float" office:value="0.634453" calcext:value-type="float">
            <text:p>0,634453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7743" calcext:value-type="float">
            <text:p>0,50774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4043" calcext:value-type="float">
            <text:p>0,054043</text:p>
          </table:table-cell>
          <table:table-cell office:value-type="float" office:value="0.356829" calcext:value-type="float">
            <text:p>0,356829</text:p>
          </table:table-cell>
          <table:table-cell office:value-type="float" office:value="0.463979" calcext:value-type="float">
            <text:p>0,463979</text:p>
          </table:table-cell>
          <table:table-cell office:value-type="float" office:value="0.475951" calcext:value-type="float">
            <text:p>0,475951</text:p>
          </table:table-cell>
          <table:table-cell office:value-type="float" office:value="0.481149" calcext:value-type="float">
            <text:p>0,481149</text:p>
          </table:table-cell>
          <table:table-cell office:value-type="float" office:value="0.485632" calcext:value-type="float">
            <text:p>0,485632</text:p>
          </table:table-cell>
          <table:table-cell office:value-type="float" office:value="0.497641" calcext:value-type="float">
            <text:p>0,497641</text:p>
          </table:table-cell>
          <table:table-cell office:value-type="float" office:value="0.513302" calcext:value-type="float">
            <text:p>0,513302</text:p>
          </table:table-cell>
          <table:table-cell office:value-type="float" office:value="0.528086" calcext:value-type="float">
            <text:p>0,528086</text:p>
          </table:table-cell>
          <table:table-cell office:value-type="float" office:value="0.545744" calcext:value-type="float">
            <text:p>0,545744</text:p>
          </table:table-cell>
          <table:table-cell office:value-type="float" office:value="0.622734" calcext:value-type="float">
            <text:p>0,622734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497105" calcext:value-type="float">
            <text:p>0,49710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33644" calcext:value-type="float">
            <text:p>0,333644</text:p>
          </table:table-cell>
          <table:table-cell office:value-type="float" office:value="0.398337" calcext:value-type="float">
            <text:p>0,398337</text:p>
          </table:table-cell>
          <table:table-cell office:value-type="float" office:value="0.464158" calcext:value-type="float">
            <text:p>0,464158</text:p>
          </table:table-cell>
          <table:table-cell office:value-type="float" office:value="0.475987" calcext:value-type="float">
            <text:p>0,475987</text:p>
          </table:table-cell>
          <table:table-cell office:value-type="float" office:value="0.481149" calcext:value-type="float">
            <text:p>0,481149</text:p>
          </table:table-cell>
          <table:table-cell office:value-type="float" office:value="0.48687" calcext:value-type="float">
            <text:p>0,48687</text:p>
          </table:table-cell>
          <table:table-cell office:value-type="float" office:value="0.499169" calcext:value-type="float">
            <text:p>0,499169</text:p>
          </table:table-cell>
          <table:table-cell office:value-type="float" office:value="0.512468" calcext:value-type="float">
            <text:p>0,512468</text:p>
          </table:table-cell>
          <table:table-cell office:value-type="float" office:value="0.528944" calcext:value-type="float">
            <text:p>0,528944</text:p>
          </table:table-cell>
          <table:table-cell office:value-type="float" office:value="0.547296" calcext:value-type="float">
            <text:p>0,547296</text:p>
          </table:table-cell>
          <table:table-cell office:value-type="float" office:value="0.645299" calcext:value-type="float">
            <text:p>0,645299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3968" calcext:value-type="float">
            <text:p>0,50396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47843" calcext:value-type="float">
            <text:p>0,347843</text:p>
          </table:table-cell>
          <table:table-cell office:value-type="float" office:value="0.400769" calcext:value-type="float">
            <text:p>0,400769</text:p>
          </table:table-cell>
          <table:table-cell office:value-type="float" office:value="0.462054" calcext:value-type="float">
            <text:p>0,462054</text:p>
          </table:table-cell>
          <table:table-cell office:value-type="float" office:value="0.474656" calcext:value-type="float">
            <text:p>0,474656</text:p>
          </table:table-cell>
          <table:table-cell office:value-type="float" office:value="0.479916" calcext:value-type="float">
            <text:p>0,479916</text:p>
          </table:table-cell>
          <table:table-cell office:value-type="float" office:value="0.48735" calcext:value-type="float">
            <text:p>0,48735</text:p>
          </table:table-cell>
          <table:table-cell office:value-type="float" office:value="0.507731" calcext:value-type="float">
            <text:p>0,507731</text:p>
          </table:table-cell>
          <table:table-cell office:value-type="float" office:value="0.521951" calcext:value-type="float">
            <text:p>0,521951</text:p>
          </table:table-cell>
          <table:table-cell office:value-type="float" office:value="0.539063" calcext:value-type="float">
            <text:p>0,539063</text:p>
          </table:table-cell>
          <table:table-cell office:value-type="float" office:value="0.551563" calcext:value-type="float">
            <text:p>0,551563</text:p>
          </table:table-cell>
          <table:table-cell office:value-type="float" office:value="0.648798" calcext:value-type="float">
            <text:p>0,648798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7385" calcext:value-type="float">
            <text:p>0,50738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6333" calcext:value-type="float">
            <text:p>0,336333</text:p>
          </table:table-cell>
          <table:table-cell office:value-type="float" office:value="0.369808" calcext:value-type="float">
            <text:p>0,369808</text:p>
          </table:table-cell>
          <table:table-cell office:value-type="float" office:value="0.441165" calcext:value-type="float">
            <text:p>0,441165</text:p>
          </table:table-cell>
          <table:table-cell office:value-type="float" office:value="0.463041" calcext:value-type="float">
            <text:p>0,463041</text:p>
          </table:table-cell>
          <table:table-cell office:value-type="float" office:value="0.473699" calcext:value-type="float">
            <text:p>0,473699</text:p>
          </table:table-cell>
          <table:table-cell office:value-type="float" office:value="0.480826" calcext:value-type="float">
            <text:p>0,480826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515521" calcext:value-type="float">
            <text:p>0,515521</text:p>
          </table:table-cell>
          <table:table-cell office:value-type="float" office:value="0.535728" calcext:value-type="float">
            <text:p>0,535728</text:p>
          </table:table-cell>
          <table:table-cell office:value-type="float" office:value="0.551525" calcext:value-type="float">
            <text:p>0,551525</text:p>
          </table:table-cell>
          <table:table-cell office:value-type="float" office:value="0.697761" calcext:value-type="float">
            <text:p>0,697761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2615" calcext:value-type="float">
            <text:p>0,50261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51484" calcext:value-type="float">
            <text:p>0,351484</text:p>
          </table:table-cell>
          <table:table-cell office:value-type="float" office:value="0.375226" calcext:value-type="float">
            <text:p>0,375226</text:p>
          </table:table-cell>
          <table:table-cell office:value-type="float" office:value="0.442778" calcext:value-type="float">
            <text:p>0,442778</text:p>
          </table:table-cell>
          <table:table-cell office:value-type="float" office:value="0.466905" calcext:value-type="float">
            <text:p>0,466905</text:p>
          </table:table-cell>
          <table:table-cell office:value-type="float" office:value="0.475321" calcext:value-type="float">
            <text:p>0,475321</text:p>
          </table:table-cell>
          <table:table-cell office:value-type="float" office:value="0.484125" calcext:value-type="float">
            <text:p>0,484125</text:p>
          </table:table-cell>
          <table:table-cell office:value-type="float" office:value="0.501901" calcext:value-type="float">
            <text:p>0,501901</text:p>
          </table:table-cell>
          <table:table-cell office:value-type="float" office:value="0.519164" calcext:value-type="float">
            <text:p>0,519164</text:p>
          </table:table-cell>
          <table:table-cell office:value-type="float" office:value="0.535857" calcext:value-type="float">
            <text:p>0,535857</text:p>
          </table:table-cell>
          <table:table-cell office:value-type="float" office:value="0.55202" calcext:value-type="float">
            <text:p>0,55202</text:p>
          </table:table-cell>
          <table:table-cell office:value-type="float" office:value="0.711745" calcext:value-type="float">
            <text:p>0,711745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6504" calcext:value-type="float">
            <text:p>0,50650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15819" calcext:value-type="float">
            <text:p>0,315819</text:p>
          </table:table-cell>
          <table:table-cell office:value-type="float" office:value="0.384278" calcext:value-type="float">
            <text:p>0,384278</text:p>
          </table:table-cell>
          <table:table-cell office:value-type="float" office:value="0.454596" calcext:value-type="float">
            <text:p>0,454596</text:p>
          </table:table-cell>
          <table:table-cell office:value-type="float" office:value="0.47172" calcext:value-type="float">
            <text:p>0,47172</text:p>
          </table:table-cell>
          <table:table-cell office:value-type="float" office:value="0.479388" calcext:value-type="float">
            <text:p>0,479388</text:p>
          </table:table-cell>
          <table:table-cell office:value-type="float" office:value="0.490413" calcext:value-type="float">
            <text:p>0,490413</text:p>
          </table:table-cell>
          <table:table-cell office:value-type="float" office:value="0.505832" calcext:value-type="float">
            <text:p>0,505832</text:p>
          </table:table-cell>
          <table:table-cell office:value-type="float" office:value="0.520314" calcext:value-type="float">
            <text:p>0,520314</text:p>
          </table:table-cell>
          <table:table-cell office:value-type="float" office:value="0.531685" calcext:value-type="float">
            <text:p>0,531685</text:p>
          </table:table-cell>
          <table:table-cell office:value-type="float" office:value="0.548896" calcext:value-type="float">
            <text:p>0,548896</text:p>
          </table:table-cell>
          <table:table-cell office:value-type="float" office:value="0.660435" calcext:value-type="float">
            <text:p>0,660435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4756" calcext:value-type="float">
            <text:p>0,50475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8048" calcext:value-type="float">
            <text:p>0,058048</text:p>
          </table:table-cell>
          <table:table-cell office:value-type="float" office:value="0.384691" calcext:value-type="float">
            <text:p>0,384691</text:p>
          </table:table-cell>
          <table:table-cell office:value-type="float" office:value="0.458574" calcext:value-type="float">
            <text:p>0,458574</text:p>
          </table:table-cell>
          <table:table-cell office:value-type="float" office:value="0.473608" calcext:value-type="float">
            <text:p>0,473608</text:p>
          </table:table-cell>
          <table:table-cell office:value-type="float" office:value="0.481256" calcext:value-type="float">
            <text:p>0,481256</text:p>
          </table:table-cell>
          <table:table-cell office:value-type="float" office:value="0.496982" calcext:value-type="float">
            <text:p>0,496982</text:p>
          </table:table-cell>
          <table:table-cell office:value-type="float" office:value="0.511117" calcext:value-type="float">
            <text:p>0,511117</text:p>
          </table:table-cell>
          <table:table-cell office:value-type="float" office:value="0.522239" calcext:value-type="float">
            <text:p>0,522239</text:p>
          </table:table-cell>
          <table:table-cell office:value-type="float" office:value="0.535659" calcext:value-type="float">
            <text:p>0,535659</text:p>
          </table:table-cell>
          <table:table-cell office:value-type="float" office:value="0.549455" calcext:value-type="float">
            <text:p>0,549455</text:p>
          </table:table-cell>
          <table:table-cell office:value-type="float" office:value="0.698209" calcext:value-type="float">
            <text:p>0,698209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11179" calcext:value-type="float">
            <text:p>0,51117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7957" calcext:value-type="float">
            <text:p>0,057957</text:p>
          </table:table-cell>
          <table:table-cell office:value-type="float" office:value="0.381288" calcext:value-type="float">
            <text:p>0,381288</text:p>
          </table:table-cell>
          <table:table-cell office:value-type="float" office:value="0.459938" calcext:value-type="float">
            <text:p>0,459938</text:p>
          </table:table-cell>
          <table:table-cell office:value-type="float" office:value="0.475152" calcext:value-type="float">
            <text:p>0,475152</text:p>
          </table:table-cell>
          <table:table-cell office:value-type="float" office:value="0.48183" calcext:value-type="float">
            <text:p>0,48183</text:p>
          </table:table-cell>
          <table:table-cell office:value-type="float" office:value="0.499787" calcext:value-type="float">
            <text:p>0,499787</text:p>
          </table:table-cell>
          <table:table-cell office:value-type="float" office:value="0.51361" calcext:value-type="float">
            <text:p>0,51361</text:p>
          </table:table-cell>
          <table:table-cell office:value-type="float" office:value="0.522558" calcext:value-type="float">
            <text:p>0,522558</text:p>
          </table:table-cell>
          <table:table-cell office:value-type="float" office:value="0.532645" calcext:value-type="float">
            <text:p>0,532645</text:p>
          </table:table-cell>
          <table:table-cell office:value-type="float" office:value="0.54777" calcext:value-type="float">
            <text:p>0,54777</text:p>
          </table:table-cell>
          <table:table-cell office:value-type="float" office:value="0.668325" calcext:value-type="float">
            <text:p>0,668325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829" calcext:value-type="float">
            <text:p>0,5082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3541" calcext:value-type="float">
            <text:p>0,053541</text:p>
          </table:table-cell>
          <table:table-cell office:value-type="float" office:value="0.385489" calcext:value-type="float">
            <text:p>0,385489</text:p>
          </table:table-cell>
          <table:table-cell office:value-type="float" office:value="0.459816" calcext:value-type="float">
            <text:p>0,459816</text:p>
          </table:table-cell>
          <table:table-cell office:value-type="float" office:value="0.473985" calcext:value-type="float">
            <text:p>0,473985</text:p>
          </table:table-cell>
          <table:table-cell office:value-type="float" office:value="0.484597" calcext:value-type="float">
            <text:p>0,484597</text:p>
          </table:table-cell>
          <table:table-cell office:value-type="float" office:value="0.504092" calcext:value-type="float">
            <text:p>0,504092</text:p>
          </table:table-cell>
          <table:table-cell office:value-type="float" office:value="0.516011" calcext:value-type="float">
            <text:p>0,516011</text:p>
          </table:table-cell>
          <table:table-cell office:value-type="float" office:value="0.524413" calcext:value-type="float">
            <text:p>0,524413</text:p>
          </table:table-cell>
          <table:table-cell office:value-type="float" office:value="0.536723" calcext:value-type="float">
            <text:p>0,536723</text:p>
          </table:table-cell>
          <table:table-cell office:value-type="float" office:value="0.549952" calcext:value-type="float">
            <text:p>0,549952</text:p>
          </table:table-cell>
          <table:table-cell office:value-type="float" office:value="0.675196" calcext:value-type="float">
            <text:p>0,675196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11027" calcext:value-type="float">
            <text:p>0,51102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8868" calcext:value-type="float">
            <text:p>0,008868</text:p>
          </table:table-cell>
          <table:table-cell office:value-type="float" office:value="0.392407" calcext:value-type="float">
            <text:p>0,392407</text:p>
          </table:table-cell>
          <table:table-cell office:value-type="float" office:value="0.464444" calcext:value-type="float">
            <text:p>0,464444</text:p>
          </table:table-cell>
          <table:table-cell office:value-type="float" office:value="0.474672" calcext:value-type="float">
            <text:p>0,474672</text:p>
          </table:table-cell>
          <table:table-cell office:value-type="float" office:value="0.485765" calcext:value-type="float">
            <text:p>0,485765</text:p>
          </table:table-cell>
          <table:table-cell office:value-type="float" office:value="0.507232" calcext:value-type="float">
            <text:p>0,507232</text:p>
          </table:table-cell>
          <table:table-cell office:value-type="float" office:value="0.513622" calcext:value-type="float">
            <text:p>0,513622</text:p>
          </table:table-cell>
          <table:table-cell office:value-type="float" office:value="0.520522" calcext:value-type="float">
            <text:p>0,520522</text:p>
          </table:table-cell>
          <table:table-cell office:value-type="float" office:value="0.534354" calcext:value-type="float">
            <text:p>0,534354</text:p>
          </table:table-cell>
          <table:table-cell office:value-type="float" office:value="0.548635" calcext:value-type="float">
            <text:p>0,548635</text:p>
          </table:table-cell>
          <table:table-cell office:value-type="float" office:value="0.630351" calcext:value-type="float">
            <text:p>0,630351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72" calcext:value-type="float">
            <text:p>0,50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868" calcext:value-type="float">
            <text:p>0,008868</text:p>
          </table:table-cell>
          <table:table-cell office:value-type="float" office:value="0.419924" calcext:value-type="float">
            <text:p>0,419924</text:p>
          </table:table-cell>
          <table:table-cell office:value-type="float" office:value="0.468378" calcext:value-type="float">
            <text:p>0,468378</text:p>
          </table:table-cell>
          <table:table-cell office:value-type="float" office:value="0.479465" calcext:value-type="float">
            <text:p>0,479465</text:p>
          </table:table-cell>
          <table:table-cell office:value-type="float" office:value="0.494253" calcext:value-type="float">
            <text:p>0,494253</text:p>
          </table:table-cell>
          <table:table-cell office:value-type="float" office:value="0.510039" calcext:value-type="float">
            <text:p>0,510039</text:p>
          </table:table-cell>
          <table:table-cell office:value-type="float" office:value="0.517602" calcext:value-type="float">
            <text:p>0,517602</text:p>
          </table:table-cell>
          <table:table-cell office:value-type="float" office:value="0.524624" calcext:value-type="float">
            <text:p>0,524624</text:p>
          </table:table-cell>
          <table:table-cell office:value-type="float" office:value="0.535997" calcext:value-type="float">
            <text:p>0,535997</text:p>
          </table:table-cell>
          <table:table-cell office:value-type="float" office:value="0.550869" calcext:value-type="float">
            <text:p>0,550869</text:p>
          </table:table-cell>
          <table:table-cell office:value-type="float" office:value="0.664097" calcext:value-type="float">
            <text:p>0,664097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16525" calcext:value-type="float">
            <text:p>0,51652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828" calcext:value-type="float">
            <text:p>0,00828</text:p>
          </table:table-cell>
          <table:table-cell office:value-type="float" office:value="0.360873" calcext:value-type="float">
            <text:p>0,360873</text:p>
          </table:table-cell>
          <table:table-cell office:value-type="float" office:value="0.46233" calcext:value-type="float">
            <text:p>0,46233</text:p>
          </table:table-cell>
          <table:table-cell office:value-type="float" office:value="0.476451" calcext:value-type="float">
            <text:p>0,476451</text:p>
          </table:table-cell>
          <table:table-cell office:value-type="float" office:value="0.488998" calcext:value-type="float">
            <text:p>0,488998</text:p>
          </table:table-cell>
          <table:table-cell office:value-type="float" office:value="0.505846" calcext:value-type="float">
            <text:p>0,505846</text:p>
          </table:table-cell>
          <table:table-cell office:value-type="float" office:value="0.514927" calcext:value-type="float">
            <text:p>0,514927</text:p>
          </table:table-cell>
          <table:table-cell office:value-type="float" office:value="0.520302" calcext:value-type="float">
            <text:p>0,520302</text:p>
          </table:table-cell>
          <table:table-cell office:value-type="float" office:value="0.530922" calcext:value-type="float">
            <text:p>0,530922</text:p>
          </table:table-cell>
          <table:table-cell office:value-type="float" office:value="0.549675" calcext:value-type="float">
            <text:p>0,549675</text:p>
          </table:table-cell>
          <table:table-cell office:value-type="float" office:value="0.670918" calcext:value-type="float">
            <text:p>0,670918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08124" calcext:value-type="float">
            <text:p>0,50812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828" calcext:value-type="float">
            <text:p>0,00828</text:p>
          </table:table-cell>
          <table:table-cell office:value-type="float" office:value="0.379479" calcext:value-type="float">
            <text:p>0,379479</text:p>
          </table:table-cell>
          <table:table-cell office:value-type="float" office:value="0.471475" calcext:value-type="float">
            <text:p>0,471475</text:p>
          </table:table-cell>
          <table:table-cell office:value-type="float" office:value="0.482892" calcext:value-type="float">
            <text:p>0,482892</text:p>
          </table:table-cell>
          <table:table-cell office:value-type="float" office:value="0.497532" calcext:value-type="float">
            <text:p>0,497532</text:p>
          </table:table-cell>
          <table:table-cell office:value-type="float" office:value="0.512191" calcext:value-type="float">
            <text:p>0,512191</text:p>
          </table:table-cell>
          <table:table-cell office:value-type="float" office:value="0.516472" calcext:value-type="float">
            <text:p>0,516472</text:p>
          </table:table-cell>
          <table:table-cell office:value-type="float" office:value="0.521125" calcext:value-type="float">
            <text:p>0,521125</text:p>
          </table:table-cell>
          <table:table-cell office:value-type="float" office:value="0.531778" calcext:value-type="float">
            <text:p>0,531778</text:p>
          </table:table-cell>
          <table:table-cell office:value-type="float" office:value="0.547139" calcext:value-type="float">
            <text:p>0,547139</text:p>
          </table:table-cell>
          <table:table-cell office:value-type="float" office:value="0.660031" calcext:value-type="float">
            <text:p>0,660031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12011" calcext:value-type="float">
            <text:p>0,51201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24504" calcext:value-type="float">
            <text:p>0,024504</text:p>
          </table:table-cell>
          <table:table-cell office:value-type="float" office:value="0.408009" calcext:value-type="float">
            <text:p>0,408009</text:p>
          </table:table-cell>
          <table:table-cell office:value-type="float" office:value="0.474772" calcext:value-type="float">
            <text:p>0,474772</text:p>
          </table:table-cell>
          <table:table-cell office:value-type="float" office:value="0.48895" calcext:value-type="float">
            <text:p>0,48895</text:p>
          </table:table-cell>
          <table:table-cell office:value-type="float" office:value="0.50751" calcext:value-type="float">
            <text:p>0,50751</text:p>
          </table:table-cell>
          <table:table-cell office:value-type="float" office:value="0.515364" calcext:value-type="float">
            <text:p>0,515364</text:p>
          </table:table-cell>
          <table:table-cell office:value-type="float" office:value="0.520272" calcext:value-type="float">
            <text:p>0,520272</text:p>
          </table:table-cell>
          <table:table-cell office:value-type="float" office:value="0.52858" calcext:value-type="float">
            <text:p>0,52858</text:p>
          </table:table-cell>
          <table:table-cell office:value-type="float" office:value="0.540337" calcext:value-type="float">
            <text:p>0,540337</text:p>
          </table:table-cell>
          <table:table-cell office:value-type="float" office:value="0.552478" calcext:value-type="float">
            <text:p>0,552478</text:p>
          </table:table-cell>
          <table:table-cell office:value-type="float" office:value="0.670691" calcext:value-type="float">
            <text:p>0,670691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20696" calcext:value-type="float">
            <text:p>0,52069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05232" calcext:value-type="float">
            <text:p>0,405232</text:p>
          </table:table-cell>
          <table:table-cell office:value-type="float" office:value="0.462194" calcext:value-type="float">
            <text:p>0,462194</text:p>
          </table:table-cell>
          <table:table-cell office:value-type="float" office:value="0.482881" calcext:value-type="float">
            <text:p>0,482881</text:p>
          </table:table-cell>
          <table:table-cell office:value-type="float" office:value="0.499637" calcext:value-type="float">
            <text:p>0,499637</text:p>
          </table:table-cell>
          <table:table-cell office:value-type="float" office:value="0.513224" calcext:value-type="float">
            <text:p>0,513224</text:p>
          </table:table-cell>
          <table:table-cell office:value-type="float" office:value="0.518085" calcext:value-type="float">
            <text:p>0,518085</text:p>
          </table:table-cell>
          <table:table-cell office:value-type="float" office:value="0.521253" calcext:value-type="float">
            <text:p>0,521253</text:p>
          </table:table-cell>
          <table:table-cell office:value-type="float" office:value="0.528072" calcext:value-type="float">
            <text:p>0,528072</text:p>
          </table:table-cell>
          <table:table-cell office:value-type="float" office:value="0.53742" calcext:value-type="float">
            <text:p>0,53742</text:p>
          </table:table-cell>
          <table:table-cell office:value-type="float" office:value="0.55157" calcext:value-type="float">
            <text:p>0,55157</text:p>
          </table:table-cell>
          <table:table-cell office:value-type="float" office:value="0.653883" calcext:value-type="float">
            <text:p>0,653883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26822" calcext:value-type="float">
            <text:p>0,52682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37349" calcext:value-type="float">
            <text:p>0,437349</text:p>
          </table:table-cell>
          <table:table-cell office:value-type="float" office:value="0.472136" calcext:value-type="float">
            <text:p>0,472136</text:p>
          </table:table-cell>
          <table:table-cell office:value-type="float" office:value="0.491699" calcext:value-type="float">
            <text:p>0,491699</text:p>
          </table:table-cell>
          <table:table-cell office:value-type="float" office:value="0.508885" calcext:value-type="float">
            <text:p>0,508885</text:p>
          </table:table-cell>
          <table:table-cell office:value-type="float" office:value="0.516462" calcext:value-type="float">
            <text:p>0,516462</text:p>
          </table:table-cell>
          <table:table-cell office:value-type="float" office:value="0.520484" calcext:value-type="float">
            <text:p>0,520484</text:p>
          </table:table-cell>
          <table:table-cell office:value-type="float" office:value="0.52549" calcext:value-type="float">
            <text:p>0,52549</text:p>
          </table:table-cell>
          <table:table-cell office:value-type="float" office:value="0.531751" calcext:value-type="float">
            <text:p>0,531751</text:p>
          </table:table-cell>
          <table:table-cell office:value-type="float" office:value="0.543167" calcext:value-type="float">
            <text:p>0,543167</text:p>
          </table:table-cell>
          <table:table-cell office:value-type="float" office:value="0.556228" calcext:value-type="float">
            <text:p>0,556228</text:p>
          </table:table-cell>
          <table:table-cell office:value-type="float" office:value="0.656591" calcext:value-type="float">
            <text:p>0,656591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32289" calcext:value-type="float">
            <text:p>0,53228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6173" calcext:value-type="float">
            <text:p>0,136173</text:p>
          </table:table-cell>
          <table:table-cell office:value-type="float" office:value="0.444629" calcext:value-type="float">
            <text:p>0,444629</text:p>
          </table:table-cell>
          <table:table-cell office:value-type="float" office:value="0.481844" calcext:value-type="float">
            <text:p>0,481844</text:p>
          </table:table-cell>
          <table:table-cell office:value-type="float" office:value="0.498532" calcext:value-type="float">
            <text:p>0,498532</text:p>
          </table:table-cell>
          <table:table-cell office:value-type="float" office:value="0.511952" calcext:value-type="float">
            <text:p>0,511952</text:p>
          </table:table-cell>
          <table:table-cell office:value-type="float" office:value="0.518713" calcext:value-type="float">
            <text:p>0,518713</text:p>
          </table:table-cell>
          <table:table-cell office:value-type="float" office:value="0.525256" calcext:value-type="float">
            <text:p>0,525256</text:p>
          </table:table-cell>
          <table:table-cell office:value-type="float" office:value="0.532911" calcext:value-type="float">
            <text:p>0,532911</text:p>
          </table:table-cell>
          <table:table-cell office:value-type="float" office:value="0.546195" calcext:value-type="float">
            <text:p>0,546195</text:p>
          </table:table-cell>
          <table:table-cell office:value-type="float" office:value="0.558294" calcext:value-type="float">
            <text:p>0,558294</text:p>
          </table:table-cell>
          <table:table-cell office:value-type="float" office:value="0.6335" calcext:value-type="float">
            <text:p>0,6335</text:p>
          </table:table-cell>
          <table:table-cell office:value-type="float" office:value="0.749782" calcext:value-type="float">
            <text:p>0,749782</text:p>
          </table:table-cell>
          <table:table-cell office:value-type="float" office:value="0.525183" calcext:value-type="float">
            <text:p>0,52518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36173" calcext:value-type="float">
            <text:p>0,136173</text:p>
          </table:table-cell>
          <table:table-cell office:value-type="float" office:value="0.425452" calcext:value-type="float">
            <text:p>0,425452</text:p>
          </table:table-cell>
          <table:table-cell office:value-type="float" office:value="0.481546" calcext:value-type="float">
            <text:p>0,481546</text:p>
          </table:table-cell>
          <table:table-cell office:value-type="float" office:value="0.494422" calcext:value-type="float">
            <text:p>0,494422</text:p>
          </table:table-cell>
          <table:table-cell office:value-type="float" office:value="0.50969" calcext:value-type="float">
            <text:p>0,50969</text:p>
          </table:table-cell>
          <table:table-cell office:value-type="float" office:value="0.516558" calcext:value-type="float">
            <text:p>0,516558</text:p>
          </table:table-cell>
          <table:table-cell office:value-type="float" office:value="0.522091" calcext:value-type="float">
            <text:p>0,522091</text:p>
          </table:table-cell>
          <table:table-cell office:value-type="float" office:value="0.528435" calcext:value-type="float">
            <text:p>0,528435</text:p>
          </table:table-cell>
          <table:table-cell office:value-type="float" office:value="0.538622" calcext:value-type="float">
            <text:p>0,538622</text:p>
          </table:table-cell>
          <table:table-cell office:value-type="float" office:value="0.552414" calcext:value-type="float">
            <text:p>0,552414</text:p>
          </table:table-cell>
          <table:table-cell office:value-type="float" office:value="0.624802" calcext:value-type="float">
            <text:p>0,624802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19403" calcext:value-type="float">
            <text:p>0,51940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06938" calcext:value-type="float">
            <text:p>0,406938</text:p>
          </table:table-cell>
          <table:table-cell office:value-type="float" office:value="0.458986" calcext:value-type="float">
            <text:p>0,458986</text:p>
          </table:table-cell>
          <table:table-cell office:value-type="float" office:value="0.485214" calcext:value-type="float">
            <text:p>0,485214</text:p>
          </table:table-cell>
          <table:table-cell office:value-type="float" office:value="0.499477" calcext:value-type="float">
            <text:p>0,499477</text:p>
          </table:table-cell>
          <table:table-cell office:value-type="float" office:value="0.512478" calcext:value-type="float">
            <text:p>0,512478</text:p>
          </table:table-cell>
          <table:table-cell office:value-type="float" office:value="0.519323" calcext:value-type="float">
            <text:p>0,519323</text:p>
          </table:table-cell>
          <table:table-cell office:value-type="float" office:value="0.524568" calcext:value-type="float">
            <text:p>0,524568</text:p>
          </table:table-cell>
          <table:table-cell office:value-type="float" office:value="0.531295" calcext:value-type="float">
            <text:p>0,531295</text:p>
          </table:table-cell>
          <table:table-cell office:value-type="float" office:value="0.544999" calcext:value-type="float">
            <text:p>0,544999</text:p>
          </table:table-cell>
          <table:table-cell office:value-type="float" office:value="0.559269" calcext:value-type="float">
            <text:p>0,559269</text:p>
          </table:table-cell>
          <table:table-cell office:value-type="float" office:value="0.623069" calcext:value-type="float">
            <text:p>0,623069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25868" calcext:value-type="float">
            <text:p>0,52586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3973" calcext:value-type="float">
            <text:p>0,053973</text:p>
          </table:table-cell>
          <table:table-cell office:value-type="float" office:value="0.424729" calcext:value-type="float">
            <text:p>0,424729</text:p>
          </table:table-cell>
          <table:table-cell office:value-type="float" office:value="0.483806" calcext:value-type="float">
            <text:p>0,483806</text:p>
          </table:table-cell>
          <table:table-cell office:value-type="float" office:value="0.494444" calcext:value-type="float">
            <text:p>0,494444</text:p>
          </table:table-cell>
          <table:table-cell office:value-type="float" office:value="0.510934" calcext:value-type="float">
            <text:p>0,510934</text:p>
          </table:table-cell>
          <table:table-cell office:value-type="float" office:value="0.519023" calcext:value-type="float">
            <text:p>0,519023</text:p>
          </table:table-cell>
          <table:table-cell office:value-type="float" office:value="0.527327" calcext:value-type="float">
            <text:p>0,527327</text:p>
          </table:table-cell>
          <table:table-cell office:value-type="float" office:value="0.537055" calcext:value-type="float">
            <text:p>0,537055</text:p>
          </table:table-cell>
          <table:table-cell office:value-type="float" office:value="0.549847" calcext:value-type="float">
            <text:p>0,549847</text:p>
          </table:table-cell>
          <table:table-cell office:value-type="float" office:value="0.56319" calcext:value-type="float">
            <text:p>0,56319</text:p>
          </table:table-cell>
          <table:table-cell office:value-type="float" office:value="0.618749" calcext:value-type="float">
            <text:p>0,618749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2291" calcext:value-type="float">
            <text:p>0,5229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9359" calcext:value-type="float">
            <text:p>0,019359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482436" calcext:value-type="float">
            <text:p>0,482436</text:p>
          </table:table-cell>
          <table:table-cell office:value-type="float" office:value="0.501978" calcext:value-type="float">
            <text:p>0,501978</text:p>
          </table:table-cell>
          <table:table-cell office:value-type="float" office:value="0.516438" calcext:value-type="float">
            <text:p>0,516438</text:p>
          </table:table-cell>
          <table:table-cell office:value-type="float" office:value="0.521424" calcext:value-type="float">
            <text:p>0,521424</text:p>
          </table:table-cell>
          <table:table-cell office:value-type="float" office:value="0.530497" calcext:value-type="float">
            <text:p>0,530497</text:p>
          </table:table-cell>
          <table:table-cell office:value-type="float" office:value="0.543488" calcext:value-type="float">
            <text:p>0,543488</text:p>
          </table:table-cell>
          <table:table-cell office:value-type="float" office:value="0.554072" calcext:value-type="float">
            <text:p>0,554072</text:p>
          </table:table-cell>
          <table:table-cell office:value-type="float" office:value="0.567722" calcext:value-type="float">
            <text:p>0,567722</text:p>
          </table:table-cell>
          <table:table-cell office:value-type="float" office:value="0.627527" calcext:value-type="float">
            <text:p>0,627527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25301" calcext:value-type="float">
            <text:p>0,52530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0655" calcext:value-type="float">
            <text:p>0,40655</text:p>
          </table:table-cell>
          <table:table-cell office:value-type="float" office:value="0.463568" calcext:value-type="float">
            <text:p>0,463568</text:p>
          </table:table-cell>
          <table:table-cell office:value-type="float" office:value="0.485879" calcext:value-type="float">
            <text:p>0,485879</text:p>
          </table:table-cell>
          <table:table-cell office:value-type="float" office:value="0.50719" calcext:value-type="float">
            <text:p>0,50719</text:p>
          </table:table-cell>
          <table:table-cell office:value-type="float" office:value="0.517462" calcext:value-type="float">
            <text:p>0,517462</text:p>
          </table:table-cell>
          <table:table-cell office:value-type="float" office:value="0.522232" calcext:value-type="float">
            <text:p>0,522232</text:p>
          </table:table-cell>
          <table:table-cell office:value-type="float" office:value="0.530696" calcext:value-type="float">
            <text:p>0,530696</text:p>
          </table:table-cell>
          <table:table-cell office:value-type="float" office:value="0.540114" calcext:value-type="float">
            <text:p>0,540114</text:p>
          </table:table-cell>
          <table:table-cell office:value-type="float" office:value="0.554472" calcext:value-type="float">
            <text:p>0,554472</text:p>
          </table:table-cell>
          <table:table-cell office:value-type="float" office:value="0.570877" calcext:value-type="float">
            <text:p>0,570877</text:p>
          </table:table-cell>
          <table:table-cell office:value-type="float" office:value="0.625814" calcext:value-type="float">
            <text:p>0,625814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183" calcext:value-type="float">
            <text:p>0,5318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58092" calcext:value-type="float">
            <text:p>0,358092</text:p>
          </table:table-cell>
          <table:table-cell office:value-type="float" office:value="0.449155" calcext:value-type="float">
            <text:p>0,449155</text:p>
          </table:table-cell>
          <table:table-cell office:value-type="float" office:value="0.481602" calcext:value-type="float">
            <text:p>0,481602</text:p>
          </table:table-cell>
          <table:table-cell office:value-type="float" office:value="0.504932" calcext:value-type="float">
            <text:p>0,504932</text:p>
          </table:table-cell>
          <table:table-cell office:value-type="float" office:value="0.517725" calcext:value-type="float">
            <text:p>0,517725</text:p>
          </table:table-cell>
          <table:table-cell office:value-type="float" office:value="0.52358" calcext:value-type="float">
            <text:p>0,52358</text:p>
          </table:table-cell>
          <table:table-cell office:value-type="float" office:value="0.533134" calcext:value-type="float">
            <text:p>0,533134</text:p>
          </table:table-cell>
          <table:table-cell office:value-type="float" office:value="0.548712" calcext:value-type="float">
            <text:p>0,548712</text:p>
          </table:table-cell>
          <table:table-cell office:value-type="float" office:value="0.562805" calcext:value-type="float">
            <text:p>0,562805</text:p>
          </table:table-cell>
          <table:table-cell office:value-type="float" office:value="0.573168" calcext:value-type="float">
            <text:p>0,573168</text:p>
          </table:table-cell>
          <table:table-cell office:value-type="float" office:value="0.624954" calcext:value-type="float">
            <text:p>0,624954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1977" calcext:value-type="float">
            <text:p>0,53197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58092" calcext:value-type="float">
            <text:p>0,358092</text:p>
          </table:table-cell>
          <table:table-cell office:value-type="float" office:value="0.453489" calcext:value-type="float">
            <text:p>0,453489</text:p>
          </table:table-cell>
          <table:table-cell office:value-type="float" office:value="0.480116" calcext:value-type="float">
            <text:p>0,480116</text:p>
          </table:table-cell>
          <table:table-cell office:value-type="float" office:value="0.499401" calcext:value-type="float">
            <text:p>0,499401</text:p>
          </table:table-cell>
          <table:table-cell office:value-type="float" office:value="0.513956" calcext:value-type="float">
            <text:p>0,513956</text:p>
          </table:table-cell>
          <table:table-cell office:value-type="float" office:value="0.521055" calcext:value-type="float">
            <text:p>0,521055</text:p>
          </table:table-cell>
          <table:table-cell office:value-type="float" office:value="0.530084" calcext:value-type="float">
            <text:p>0,530084</text:p>
          </table:table-cell>
          <table:table-cell office:value-type="float" office:value="0.542952" calcext:value-type="float">
            <text:p>0,542952</text:p>
          </table:table-cell>
          <table:table-cell office:value-type="float" office:value="0.560472" calcext:value-type="float">
            <text:p>0,560472</text:p>
          </table:table-cell>
          <table:table-cell office:value-type="float" office:value="0.571986" calcext:value-type="float">
            <text:p>0,571986</text:p>
          </table:table-cell>
          <table:table-cell office:value-type="float" office:value="0.614789" calcext:value-type="float">
            <text:p>0,614789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2883" calcext:value-type="float">
            <text:p>0,5288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77103" calcext:value-type="float">
            <text:p>0,177103</text:p>
          </table:table-cell>
          <table:table-cell office:value-type="float" office:value="0.449481" calcext:value-type="float">
            <text:p>0,449481</text:p>
          </table:table-cell>
          <table:table-cell office:value-type="float" office:value="0.484503" calcext:value-type="float">
            <text:p>0,484503</text:p>
          </table:table-cell>
          <table:table-cell office:value-type="float" office:value="0.507013" calcext:value-type="float">
            <text:p>0,507013</text:p>
          </table:table-cell>
          <table:table-cell office:value-type="float" office:value="0.518083" calcext:value-type="float">
            <text:p>0,518083</text:p>
          </table:table-cell>
          <table:table-cell office:value-type="float" office:value="0.526072" calcext:value-type="float">
            <text:p>0,526072</text:p>
          </table:table-cell>
          <table:table-cell office:value-type="float" office:value="0.534445" calcext:value-type="float">
            <text:p>0,534445</text:p>
          </table:table-cell>
          <table:table-cell office:value-type="float" office:value="0.549456" calcext:value-type="float">
            <text:p>0,549456</text:p>
          </table:table-cell>
          <table:table-cell office:value-type="float" office:value="0.563239" calcext:value-type="float">
            <text:p>0,563239</text:p>
          </table:table-cell>
          <table:table-cell office:value-type="float" office:value="0.573618" calcext:value-type="float">
            <text:p>0,573618</text:p>
          </table:table-cell>
          <table:table-cell office:value-type="float" office:value="0.646508" calcext:value-type="float">
            <text:p>0,646508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5242" calcext:value-type="float">
            <text:p>0,53524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68311" calcext:value-type="float">
            <text:p>0,068311</text:p>
          </table:table-cell>
          <table:table-cell office:value-type="float" office:value="0.440316" calcext:value-type="float">
            <text:p>0,440316</text:p>
          </table:table-cell>
          <table:table-cell office:value-type="float" office:value="0.48422" calcext:value-type="float">
            <text:p>0,48422</text:p>
          </table:table-cell>
          <table:table-cell office:value-type="float" office:value="0.507791" calcext:value-type="float">
            <text:p>0,507791</text:p>
          </table:table-cell>
          <table:table-cell office:value-type="float" office:value="0.517552" calcext:value-type="float">
            <text:p>0,517552</text:p>
          </table:table-cell>
          <table:table-cell office:value-type="float" office:value="0.524852" calcext:value-type="float">
            <text:p>0,524852</text:p>
          </table:table-cell>
          <table:table-cell office:value-type="float" office:value="0.532958" calcext:value-type="float">
            <text:p>0,532958</text:p>
          </table:table-cell>
          <table:table-cell office:value-type="float" office:value="0.547284" calcext:value-type="float">
            <text:p>0,547284</text:p>
          </table:table-cell>
          <table:table-cell office:value-type="float" office:value="0.55898" calcext:value-type="float">
            <text:p>0,55898</text:p>
          </table:table-cell>
          <table:table-cell office:value-type="float" office:value="0.570542" calcext:value-type="float">
            <text:p>0,570542</text:p>
          </table:table-cell>
          <table:table-cell office:value-type="float" office:value="0.651429" calcext:value-type="float">
            <text:p>0,651429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3592" calcext:value-type="float">
            <text:p>0,53359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9289" calcext:value-type="float">
            <text:p>0,019289</text:p>
          </table:table-cell>
          <table:table-cell office:value-type="float" office:value="0.428711" calcext:value-type="float">
            <text:p>0,428711</text:p>
          </table:table-cell>
          <table:table-cell office:value-type="float" office:value="0.484424" calcext:value-type="float">
            <text:p>0,484424</text:p>
          </table:table-cell>
          <table:table-cell office:value-type="float" office:value="0.504064" calcext:value-type="float">
            <text:p>0,504064</text:p>
          </table:table-cell>
          <table:table-cell office:value-type="float" office:value="0.516724" calcext:value-type="float">
            <text:p>0,516724</text:p>
          </table:table-cell>
          <table:table-cell office:value-type="float" office:value="0.524357" calcext:value-type="float">
            <text:p>0,524357</text:p>
          </table:table-cell>
          <table:table-cell office:value-type="float" office:value="0.532221" calcext:value-type="float">
            <text:p>0,532221</text:p>
          </table:table-cell>
          <table:table-cell office:value-type="float" office:value="0.546896" calcext:value-type="float">
            <text:p>0,546896</text:p>
          </table:table-cell>
          <table:table-cell office:value-type="float" office:value="0.561131" calcext:value-type="float">
            <text:p>0,561131</text:p>
          </table:table-cell>
          <table:table-cell office:value-type="float" office:value="0.571629" calcext:value-type="float">
            <text:p>0,571629</text:p>
          </table:table-cell>
          <table:table-cell office:value-type="float" office:value="0.677784" calcext:value-type="float">
            <text:p>0,677784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4794" calcext:value-type="float">
            <text:p>0,53479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19289" calcext:value-type="float">
            <text:p>0,019289</text:p>
          </table:table-cell>
          <table:table-cell office:value-type="float" office:value="0.392978" calcext:value-type="float">
            <text:p>0,392978</text:p>
          </table:table-cell>
          <table:table-cell office:value-type="float" office:value="0.48589" calcext:value-type="float">
            <text:p>0,48589</text:p>
          </table:table-cell>
          <table:table-cell office:value-type="float" office:value="0.504999" calcext:value-type="float">
            <text:p>0,504999</text:p>
          </table:table-cell>
          <table:table-cell office:value-type="float" office:value="0.516604" calcext:value-type="float">
            <text:p>0,516604</text:p>
          </table:table-cell>
          <table:table-cell office:value-type="float" office:value="0.526788" calcext:value-type="float">
            <text:p>0,526788</text:p>
          </table:table-cell>
          <table:table-cell office:value-type="float" office:value="0.533527" calcext:value-type="float">
            <text:p>0,533527</text:p>
          </table:table-cell>
          <table:table-cell office:value-type="float" office:value="0.551192" calcext:value-type="float">
            <text:p>0,551192</text:p>
          </table:table-cell>
          <table:table-cell office:value-type="float" office:value="0.563777" calcext:value-type="float">
            <text:p>0,563777</text:p>
          </table:table-cell>
          <table:table-cell office:value-type="float" office:value="0.573582" calcext:value-type="float">
            <text:p>0,573582</text:p>
          </table:table-cell>
          <table:table-cell office:value-type="float" office:value="0.707351" calcext:value-type="float">
            <text:p>0,707351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5669" calcext:value-type="float">
            <text:p>0,53566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9289" calcext:value-type="float">
            <text:p>0,019289</text:p>
          </table:table-cell>
          <table:table-cell office:value-type="float" office:value="0.412139" calcext:value-type="float">
            <text:p>0,412139</text:p>
          </table:table-cell>
          <table:table-cell office:value-type="float" office:value="0.479869" calcext:value-type="float">
            <text:p>0,479869</text:p>
          </table:table-cell>
          <table:table-cell office:value-type="float" office:value="0.492013" calcext:value-type="float">
            <text:p>0,492013</text:p>
          </table:table-cell>
          <table:table-cell office:value-type="float" office:value="0.509165" calcext:value-type="float">
            <text:p>0,509165</text:p>
          </table:table-cell>
          <table:table-cell office:value-type="float" office:value="0.519055" calcext:value-type="float">
            <text:p>0,519055</text:p>
          </table:table-cell>
          <table:table-cell office:value-type="float" office:value="0.528059" calcext:value-type="float">
            <text:p>0,528059</text:p>
          </table:table-cell>
          <table:table-cell office:value-type="float" office:value="0.542215" calcext:value-type="float">
            <text:p>0,542215</text:p>
          </table:table-cell>
          <table:table-cell office:value-type="float" office:value="0.557096" calcext:value-type="float">
            <text:p>0,557096</text:p>
          </table:table-cell>
          <table:table-cell office:value-type="float" office:value="0.57171" calcext:value-type="float">
            <text:p>0,57171</text:p>
          </table:table-cell>
          <table:table-cell office:value-type="float" office:value="0.709495" calcext:value-type="float">
            <text:p>0,709495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2082" calcext:value-type="float">
            <text:p>0,53208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9289" calcext:value-type="float">
            <text:p>0,019289</text:p>
          </table:table-cell>
          <table:table-cell office:value-type="float" office:value="0.372826" calcext:value-type="float">
            <text:p>0,372826</text:p>
          </table:table-cell>
          <table:table-cell office:value-type="float" office:value="0.480501" calcext:value-type="float">
            <text:p>0,480501</text:p>
          </table:table-cell>
          <table:table-cell office:value-type="float" office:value="0.495274" calcext:value-type="float">
            <text:p>0,495274</text:p>
          </table:table-cell>
          <table:table-cell office:value-type="float" office:value="0.5123" calcext:value-type="float">
            <text:p>0,5123</text:p>
          </table:table-cell>
          <table:table-cell office:value-type="float" office:value="0.520868" calcext:value-type="float">
            <text:p>0,520868</text:p>
          </table:table-cell>
          <table:table-cell office:value-type="float" office:value="0.529724" calcext:value-type="float">
            <text:p>0,529724</text:p>
          </table:table-cell>
          <table:table-cell office:value-type="float" office:value="0.544746" calcext:value-type="float">
            <text:p>0,544746</text:p>
          </table:table-cell>
          <table:table-cell office:value-type="float" office:value="0.561329" calcext:value-type="float">
            <text:p>0,561329</text:p>
          </table:table-cell>
          <table:table-cell office:value-type="float" office:value="0.573973" calcext:value-type="float">
            <text:p>0,573973</text:p>
          </table:table-cell>
          <table:table-cell office:value-type="float" office:value="0.709678" calcext:value-type="float">
            <text:p>0,709678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0122" calcext:value-type="float">
            <text:p>0,53012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211" calcext:value-type="float">
            <text:p>0,02211</text:p>
          </table:table-cell>
          <table:table-cell office:value-type="float" office:value="0.395803" calcext:value-type="float">
            <text:p>0,395803</text:p>
          </table:table-cell>
          <table:table-cell office:value-type="float" office:value="0.48492" calcext:value-type="float">
            <text:p>0,48492</text:p>
          </table:table-cell>
          <table:table-cell office:value-type="float" office:value="0.504994" calcext:value-type="float">
            <text:p>0,504994</text:p>
          </table:table-cell>
          <table:table-cell office:value-type="float" office:value="0.516262" calcext:value-type="float">
            <text:p>0,516262</text:p>
          </table:table-cell>
          <table:table-cell office:value-type="float" office:value="0.522049" calcext:value-type="float">
            <text:p>0,522049</text:p>
          </table:table-cell>
          <table:table-cell office:value-type="float" office:value="0.52793" calcext:value-type="float">
            <text:p>0,52793</text:p>
          </table:table-cell>
          <table:table-cell office:value-type="float" office:value="0.536214" calcext:value-type="float">
            <text:p>0,536214</text:p>
          </table:table-cell>
          <table:table-cell office:value-type="float" office:value="0.554646" calcext:value-type="float">
            <text:p>0,554646</text:p>
          </table:table-cell>
          <table:table-cell office:value-type="float" office:value="0.571764" calcext:value-type="float">
            <text:p>0,571764</text:p>
          </table:table-cell>
          <table:table-cell office:value-type="float" office:value="0.708358" calcext:value-type="float">
            <text:p>0,708358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2294" calcext:value-type="float">
            <text:p>0,53229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11407" calcext:value-type="float">
            <text:p>0,211407</text:p>
          </table:table-cell>
          <table:table-cell office:value-type="float" office:value="0.439441" calcext:value-type="float">
            <text:p>0,439441</text:p>
          </table:table-cell>
          <table:table-cell office:value-type="float" office:value="0.489788" calcext:value-type="float">
            <text:p>0,489788</text:p>
          </table:table-cell>
          <table:table-cell office:value-type="float" office:value="0.511058" calcext:value-type="float">
            <text:p>0,511058</text:p>
          </table:table-cell>
          <table:table-cell office:value-type="float" office:value="0.517756" calcext:value-type="float">
            <text:p>0,517756</text:p>
          </table:table-cell>
          <table:table-cell office:value-type="float" office:value="0.522503" calcext:value-type="float">
            <text:p>0,522503</text:p>
          </table:table-cell>
          <table:table-cell office:value-type="float" office:value="0.529228" calcext:value-type="float">
            <text:p>0,529228</text:p>
          </table:table-cell>
          <table:table-cell office:value-type="float" office:value="0.536137" calcext:value-type="float">
            <text:p>0,536137</text:p>
          </table:table-cell>
          <table:table-cell office:value-type="float" office:value="0.554595" calcext:value-type="float">
            <text:p>0,554595</text:p>
          </table:table-cell>
          <table:table-cell office:value-type="float" office:value="0.569252" calcext:value-type="float">
            <text:p>0,569252</text:p>
          </table:table-cell>
          <table:table-cell office:value-type="float" office:value="0.686503" calcext:value-type="float">
            <text:p>0,686503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5626" calcext:value-type="float">
            <text:p>0,53562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23809" calcext:value-type="float">
            <text:p>0,223809</text:p>
          </table:table-cell>
          <table:table-cell office:value-type="float" office:value="0.439695" calcext:value-type="float">
            <text:p>0,439695</text:p>
          </table:table-cell>
          <table:table-cell office:value-type="float" office:value="0.491758" calcext:value-type="float">
            <text:p>0,491758</text:p>
          </table:table-cell>
          <table:table-cell office:value-type="float" office:value="0.510642" calcext:value-type="float">
            <text:p>0,510642</text:p>
          </table:table-cell>
          <table:table-cell office:value-type="float" office:value="0.517532" calcext:value-type="float">
            <text:p>0,517532</text:p>
          </table:table-cell>
          <table:table-cell office:value-type="float" office:value="0.523421" calcext:value-type="float">
            <text:p>0,523421</text:p>
          </table:table-cell>
          <table:table-cell office:value-type="float" office:value="0.530235" calcext:value-type="float">
            <text:p>0,530235</text:p>
          </table:table-cell>
          <table:table-cell office:value-type="float" office:value="0.543242" calcext:value-type="float">
            <text:p>0,543242</text:p>
          </table:table-cell>
          <table:table-cell office:value-type="float" office:value="0.55804" calcext:value-type="float">
            <text:p>0,55804</text:p>
          </table:table-cell>
          <table:table-cell office:value-type="float" office:value="0.571902" calcext:value-type="float">
            <text:p>0,571902</text:p>
          </table:table-cell>
          <table:table-cell office:value-type="float" office:value="0.671508" calcext:value-type="float">
            <text:p>0,671508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5797" calcext:value-type="float">
            <text:p>0,53579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728" calcext:value-type="float">
            <text:p>0,01728</text:p>
          </table:table-cell>
          <table:table-cell office:value-type="float" office:value="0.36799" calcext:value-type="float">
            <text:p>0,36799</text:p>
          </table:table-cell>
          <table:table-cell office:value-type="float" office:value="0.482778" calcext:value-type="float">
            <text:p>0,482778</text:p>
          </table:table-cell>
          <table:table-cell office:value-type="float" office:value="0.500699" calcext:value-type="float">
            <text:p>0,500699</text:p>
          </table:table-cell>
          <table:table-cell office:value-type="float" office:value="0.512094" calcext:value-type="float">
            <text:p>0,512094</text:p>
          </table:table-cell>
          <table:table-cell office:value-type="float" office:value="0.519355" calcext:value-type="float">
            <text:p>0,519355</text:p>
          </table:table-cell>
          <table:table-cell office:value-type="float" office:value="0.529903" calcext:value-type="float">
            <text:p>0,529903</text:p>
          </table:table-cell>
          <table:table-cell office:value-type="float" office:value="0.545437" calcext:value-type="float">
            <text:p>0,545437</text:p>
          </table:table-cell>
          <table:table-cell office:value-type="float" office:value="0.559125" calcext:value-type="float">
            <text:p>0,559125</text:p>
          </table:table-cell>
          <table:table-cell office:value-type="float" office:value="0.575505" calcext:value-type="float">
            <text:p>0,575505</text:p>
          </table:table-cell>
          <table:table-cell office:value-type="float" office:value="0.711516" calcext:value-type="float">
            <text:p>0,711516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3044" calcext:value-type="float">
            <text:p>0,5304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61" calcext:value-type="float">
            <text:p>0,32961</text:p>
          </table:table-cell>
          <table:table-cell office:value-type="float" office:value="0.441968" calcext:value-type="float">
            <text:p>0,441968</text:p>
          </table:table-cell>
          <table:table-cell office:value-type="float" office:value="0.49355" calcext:value-type="float">
            <text:p>0,49355</text:p>
          </table:table-cell>
          <table:table-cell office:value-type="float" office:value="0.512037" calcext:value-type="float">
            <text:p>0,512037</text:p>
          </table:table-cell>
          <table:table-cell office:value-type="float" office:value="0.519083" calcext:value-type="float">
            <text:p>0,519083</text:p>
          </table:table-cell>
          <table:table-cell office:value-type="float" office:value="0.526957" calcext:value-type="float">
            <text:p>0,526957</text:p>
          </table:table-cell>
          <table:table-cell office:value-type="float" office:value="0.538896" calcext:value-type="float">
            <text:p>0,538896</text:p>
          </table:table-cell>
          <table:table-cell office:value-type="float" office:value="0.556321" calcext:value-type="float">
            <text:p>0,556321</text:p>
          </table:table-cell>
          <table:table-cell office:value-type="float" office:value="0.566164" calcext:value-type="float">
            <text:p>0,566164</text:p>
          </table:table-cell>
          <table:table-cell office:value-type="float" office:value="0.580834" calcext:value-type="float">
            <text:p>0,580834</text:p>
          </table:table-cell>
          <table:table-cell office:value-type="float" office:value="0.70857" calcext:value-type="float">
            <text:p>0,70857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44438" calcext:value-type="float">
            <text:p>0,54443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3145" calcext:value-type="float">
            <text:p>0,373145</text:p>
          </table:table-cell>
          <table:table-cell office:value-type="float" office:value="0.457666" calcext:value-type="float">
            <text:p>0,457666</text:p>
          </table:table-cell>
          <table:table-cell office:value-type="float" office:value="0.503922" calcext:value-type="float">
            <text:p>0,503922</text:p>
          </table:table-cell>
          <table:table-cell office:value-type="float" office:value="0.514308" calcext:value-type="float">
            <text:p>0,514308</text:p>
          </table:table-cell>
          <table:table-cell office:value-type="float" office:value="0.523783" calcext:value-type="float">
            <text:p>0,523783</text:p>
          </table:table-cell>
          <table:table-cell office:value-type="float" office:value="0.529108" calcext:value-type="float">
            <text:p>0,529108</text:p>
          </table:table-cell>
          <table:table-cell office:value-type="float" office:value="0.54039" calcext:value-type="float">
            <text:p>0,54039</text:p>
          </table:table-cell>
          <table:table-cell office:value-type="float" office:value="0.555486" calcext:value-type="float">
            <text:p>0,555486</text:p>
          </table:table-cell>
          <table:table-cell office:value-type="float" office:value="0.565386" calcext:value-type="float">
            <text:p>0,565386</text:p>
          </table:table-cell>
          <table:table-cell office:value-type="float" office:value="0.578998" calcext:value-type="float">
            <text:p>0,578998</text:p>
          </table:table-cell>
          <table:table-cell office:value-type="float" office:value="0.713686" calcext:value-type="float">
            <text:p>0,713686</text:p>
          </table:table-cell>
          <table:table-cell office:value-type="float" office:value="0.751431" calcext:value-type="float">
            <text:p>0,751431</text:p>
          </table:table-cell>
          <table:table-cell office:value-type="float" office:value="0.548273" calcext:value-type="float">
            <text:p>0,54827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22551" calcext:value-type="float">
            <text:p>0,122551</text:p>
          </table:table-cell>
          <table:table-cell office:value-type="float" office:value="0.45139" calcext:value-type="float">
            <text:p>0,45139</text:p>
          </table:table-cell>
          <table:table-cell office:value-type="float" office:value="0.506644" calcext:value-type="float">
            <text:p>0,506644</text:p>
          </table:table-cell>
          <table:table-cell office:value-type="float" office:value="0.516568" calcext:value-type="float">
            <text:p>0,516568</text:p>
          </table:table-cell>
          <table:table-cell office:value-type="float" office:value="0.525087" calcext:value-type="float">
            <text:p>0,525087</text:p>
          </table:table-cell>
          <table:table-cell office:value-type="float" office:value="0.529207" calcext:value-type="float">
            <text:p>0,529207</text:p>
          </table:table-cell>
          <table:table-cell office:value-type="float" office:value="0.537032" calcext:value-type="float">
            <text:p>0,537032</text:p>
          </table:table-cell>
          <table:table-cell office:value-type="float" office:value="0.548273" calcext:value-type="float">
            <text:p>0,548273</text:p>
          </table:table-cell>
          <table:table-cell office:value-type="float" office:value="0.562013" calcext:value-type="float">
            <text:p>0,562013</text:p>
          </table:table-cell>
          <table:table-cell office:value-type="float" office:value="0.574746" calcext:value-type="float">
            <text:p>0,574746</text:p>
          </table:table-cell>
          <table:table-cell office:value-type="float" office:value="0.67958" calcext:value-type="float">
            <text:p>0,67958</text:p>
          </table:table-cell>
          <table:table-cell office:value-type="float" office:value="0.752848" calcext:value-type="float">
            <text:p>0,752848</text:p>
          </table:table-cell>
          <table:table-cell office:value-type="float" office:value="0.543054" calcext:value-type="float">
            <text:p>0,54305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40875" calcext:value-type="float">
            <text:p>0,40875</text:p>
          </table:table-cell>
          <table:table-cell office:value-type="float" office:value="0.507563" calcext:value-type="float">
            <text:p>0,507563</text:p>
          </table:table-cell>
          <table:table-cell office:value-type="float" office:value="0.515933" calcext:value-type="float">
            <text:p>0,515933</text:p>
          </table:table-cell>
          <table:table-cell office:value-type="float" office:value="0.52329" calcext:value-type="float">
            <text:p>0,52329</text:p>
          </table:table-cell>
          <table:table-cell office:value-type="float" office:value="0.53012" calcext:value-type="float">
            <text:p>0,53012</text:p>
          </table:table-cell>
          <table:table-cell office:value-type="float" office:value="0.537655" calcext:value-type="float">
            <text:p>0,537655</text:p>
          </table:table-cell>
          <table:table-cell office:value-type="float" office:value="0.550419" calcext:value-type="float">
            <text:p>0,550419</text:p>
          </table:table-cell>
          <table:table-cell office:value-type="float" office:value="0.565273" calcext:value-type="float">
            <text:p>0,565273</text:p>
          </table:table-cell>
          <table:table-cell office:value-type="float" office:value="0.575204" calcext:value-type="float">
            <text:p>0,575204</text:p>
          </table:table-cell>
          <table:table-cell office:value-type="float" office:value="0.682093" calcext:value-type="float">
            <text:p>0,682093</text:p>
          </table:table-cell>
          <table:table-cell office:value-type="float" office:value="0.752848" calcext:value-type="float">
            <text:p>0,752848</text:p>
          </table:table-cell>
          <table:table-cell office:value-type="float" office:value="0.53963" calcext:value-type="float">
            <text:p>0,5396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320329" calcext:value-type="float">
            <text:p>0,320329</text:p>
          </table:table-cell>
          <table:table-cell office:value-type="float" office:value="0.504348" calcext:value-type="float">
            <text:p>0,504348</text:p>
          </table:table-cell>
          <table:table-cell office:value-type="float" office:value="0.514726" calcext:value-type="float">
            <text:p>0,514726</text:p>
          </table:table-cell>
          <table:table-cell office:value-type="float" office:value="0.521359" calcext:value-type="float">
            <text:p>0,521359</text:p>
          </table:table-cell>
          <table:table-cell office:value-type="float" office:value="0.527756" calcext:value-type="float">
            <text:p>0,527756</text:p>
          </table:table-cell>
          <table:table-cell office:value-type="float" office:value="0.538668" calcext:value-type="float">
            <text:p>0,538668</text:p>
          </table:table-cell>
          <table:table-cell office:value-type="float" office:value="0.551925" calcext:value-type="float">
            <text:p>0,551925</text:p>
          </table:table-cell>
          <table:table-cell office:value-type="float" office:value="0.562808" calcext:value-type="float">
            <text:p>0,562808</text:p>
          </table:table-cell>
          <table:table-cell office:value-type="float" office:value="0.574525" calcext:value-type="float">
            <text:p>0,574525</text:p>
          </table:table-cell>
          <table:table-cell office:value-type="float" office:value="0.679687" calcext:value-type="float">
            <text:p>0,679687</text:p>
          </table:table-cell>
          <table:table-cell office:value-type="float" office:value="0.752848" calcext:value-type="float">
            <text:p>0,752848</text:p>
          </table:table-cell>
          <table:table-cell office:value-type="float" office:value="0.529613" calcext:value-type="float">
            <text:p>0,52961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028356" calcext:value-type="float">
            <text:p>-0,028356</text:p>
          </table:table-cell>
          <table:table-cell office:value-type="float" office:value="0.328718" calcext:value-type="float">
            <text:p>0,328718</text:p>
          </table:table-cell>
          <table:table-cell office:value-type="float" office:value="0.507915" calcext:value-type="float">
            <text:p>0,507915</text:p>
          </table:table-cell>
          <table:table-cell office:value-type="float" office:value="0.515297" calcext:value-type="float">
            <text:p>0,515297</text:p>
          </table:table-cell>
          <table:table-cell office:value-type="float" office:value="0.523148" calcext:value-type="float">
            <text:p>0,523148</text:p>
          </table:table-cell>
          <table:table-cell office:value-type="float" office:value="0.530147" calcext:value-type="float">
            <text:p>0,530147</text:p>
          </table:table-cell>
          <table:table-cell office:value-type="float" office:value="0.54355" calcext:value-type="float">
            <text:p>0,54355</text:p>
          </table:table-cell>
          <table:table-cell office:value-type="float" office:value="0.557907" calcext:value-type="float">
            <text:p>0,557907</text:p>
          </table:table-cell>
          <table:table-cell office:value-type="float" office:value="0.568661" calcext:value-type="float">
            <text:p>0,568661</text:p>
          </table:table-cell>
          <table:table-cell office:value-type="float" office:value="0.577233" calcext:value-type="float">
            <text:p>0,577233</text:p>
          </table:table-cell>
          <table:table-cell office:value-type="float" office:value="0.693626" calcext:value-type="float">
            <text:p>0,693626</text:p>
          </table:table-cell>
          <table:table-cell office:value-type="float" office:value="0.752848" calcext:value-type="float">
            <text:p>0,752848</text:p>
          </table:table-cell>
          <table:table-cell office:value-type="float" office:value="0.53462" calcext:value-type="float">
            <text:p>0,5346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124792" calcext:value-type="float">
            <text:p>-0,124792</text:p>
          </table:table-cell>
          <table:table-cell office:value-type="float" office:value="0.324132" calcext:value-type="float">
            <text:p>0,324132</text:p>
          </table:table-cell>
          <table:table-cell office:value-type="float" office:value="0.508292" calcext:value-type="float">
            <text:p>0,508292</text:p>
          </table:table-cell>
          <table:table-cell office:value-type="float" office:value="0.516771" calcext:value-type="float">
            <text:p>0,516771</text:p>
          </table:table-cell>
          <table:table-cell office:value-type="float" office:value="0.525915" calcext:value-type="float">
            <text:p>0,525915</text:p>
          </table:table-cell>
          <table:table-cell office:value-type="float" office:value="0.532397" calcext:value-type="float">
            <text:p>0,532397</text:p>
          </table:table-cell>
          <table:table-cell office:value-type="float" office:value="0.551228" calcext:value-type="float">
            <text:p>0,551228</text:p>
          </table:table-cell>
          <table:table-cell office:value-type="float" office:value="0.563681" calcext:value-type="float">
            <text:p>0,563681</text:p>
          </table:table-cell>
          <table:table-cell office:value-type="float" office:value="0.572081" calcext:value-type="float">
            <text:p>0,572081</text:p>
          </table:table-cell>
          <table:table-cell office:value-type="float" office:value="0.578039" calcext:value-type="float">
            <text:p>0,578039</text:p>
          </table:table-cell>
          <table:table-cell office:value-type="float" office:value="0.703837" calcext:value-type="float">
            <text:p>0,703837</text:p>
          </table:table-cell>
          <table:table-cell office:value-type="float" office:value="0.752848" calcext:value-type="float">
            <text:p>0,752848</text:p>
          </table:table-cell>
          <table:table-cell office:value-type="float" office:value="0.537637" calcext:value-type="float">
            <text:p>0,53763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33325" calcext:value-type="float">
            <text:p>0,133325</text:p>
          </table:table-cell>
          <table:table-cell office:value-type="float" office:value="0.450645" calcext:value-type="float">
            <text:p>0,450645</text:p>
          </table:table-cell>
          <table:table-cell office:value-type="float" office:value="0.511996" calcext:value-type="float">
            <text:p>0,511996</text:p>
          </table:table-cell>
          <table:table-cell office:value-type="float" office:value="0.519423" calcext:value-type="float">
            <text:p>0,519423</text:p>
          </table:table-cell>
          <table:table-cell office:value-type="float" office:value="0.527938" calcext:value-type="float">
            <text:p>0,527938</text:p>
          </table:table-cell>
          <table:table-cell office:value-type="float" office:value="0.53341" calcext:value-type="float">
            <text:p>0,53341</text:p>
          </table:table-cell>
          <table:table-cell office:value-type="float" office:value="0.550075" calcext:value-type="float">
            <text:p>0,550075</text:p>
          </table:table-cell>
          <table:table-cell office:value-type="float" office:value="0.563375" calcext:value-type="float">
            <text:p>0,563375</text:p>
          </table:table-cell>
          <table:table-cell office:value-type="float" office:value="0.573307" calcext:value-type="float">
            <text:p>0,573307</text:p>
          </table:table-cell>
          <table:table-cell office:value-type="float" office:value="0.578166" calcext:value-type="float">
            <text:p>0,578166</text:p>
          </table:table-cell>
          <table:table-cell office:value-type="float" office:value="0.695856" calcext:value-type="float">
            <text:p>0,695856</text:p>
          </table:table-cell>
          <table:table-cell office:value-type="float" office:value="0.754922" calcext:value-type="float">
            <text:p>0,754922</text:p>
          </table:table-cell>
          <table:table-cell office:value-type="float" office:value="0.550419" calcext:value-type="float">
            <text:p>0,55041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62628" calcext:value-type="float">
            <text:p>0,162628</text:p>
          </table:table-cell>
          <table:table-cell office:value-type="float" office:value="0.456594" calcext:value-type="float">
            <text:p>0,456594</text:p>
          </table:table-cell>
          <table:table-cell office:value-type="float" office:value="0.513119" calcext:value-type="float">
            <text:p>0,513119</text:p>
          </table:table-cell>
          <table:table-cell office:value-type="float" office:value="0.520998" calcext:value-type="float">
            <text:p>0,520998</text:p>
          </table:table-cell>
          <table:table-cell office:value-type="float" office:value="0.529024" calcext:value-type="float">
            <text:p>0,529024</text:p>
          </table:table-cell>
          <table:table-cell office:value-type="float" office:value="0.533945" calcext:value-type="float">
            <text:p>0,533945</text:p>
          </table:table-cell>
          <table:table-cell office:value-type="float" office:value="0.546691" calcext:value-type="float">
            <text:p>0,546691</text:p>
          </table:table-cell>
          <table:table-cell office:value-type="float" office:value="0.555895" calcext:value-type="float">
            <text:p>0,555895</text:p>
          </table:table-cell>
          <table:table-cell office:value-type="float" office:value="0.569431" calcext:value-type="float">
            <text:p>0,569431</text:p>
          </table:table-cell>
          <table:table-cell office:value-type="float" office:value="0.576689" calcext:value-type="float">
            <text:p>0,576689</text:p>
          </table:table-cell>
          <table:table-cell office:value-type="float" office:value="0.660035" calcext:value-type="float">
            <text:p>0,660035</text:p>
          </table:table-cell>
          <table:table-cell office:value-type="float" office:value="0.754922" calcext:value-type="float">
            <text:p>0,754922</text:p>
          </table:table-cell>
          <table:table-cell office:value-type="float" office:value="0.546242" calcext:value-type="float">
            <text:p>0,54624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57033" calcext:value-type="float">
            <text:p>0,457033</text:p>
          </table:table-cell>
          <table:table-cell office:value-type="float" office:value="0.486412" calcext:value-type="float">
            <text:p>0,486412</text:p>
          </table:table-cell>
          <table:table-cell office:value-type="float" office:value="0.512702" calcext:value-type="float">
            <text:p>0,512702</text:p>
          </table:table-cell>
          <table:table-cell office:value-type="float" office:value="0.52021" calcext:value-type="float">
            <text:p>0,52021</text:p>
          </table:table-cell>
          <table:table-cell office:value-type="float" office:value="0.52848" calcext:value-type="float">
            <text:p>0,52848</text:p>
          </table:table-cell>
          <table:table-cell office:value-type="float" office:value="0.533764" calcext:value-type="float">
            <text:p>0,533764</text:p>
          </table:table-cell>
          <table:table-cell office:value-type="float" office:value="0.54793" calcext:value-type="float">
            <text:p>0,54793</text:p>
          </table:table-cell>
          <table:table-cell office:value-type="float" office:value="0.558417" calcext:value-type="float">
            <text:p>0,558417</text:p>
          </table:table-cell>
          <table:table-cell office:value-type="float" office:value="0.571454" calcext:value-type="float">
            <text:p>0,571454</text:p>
          </table:table-cell>
          <table:table-cell office:value-type="float" office:value="0.577125" calcext:value-type="float">
            <text:p>0,577125</text:p>
          </table:table-cell>
          <table:table-cell office:value-type="float" office:value="0.632942" calcext:value-type="float">
            <text:p>0,632942</text:p>
          </table:table-cell>
          <table:table-cell office:value-type="float" office:value="0.754922" calcext:value-type="float">
            <text:p>0,754922</text:p>
          </table:table-cell>
          <table:table-cell office:value-type="float" office:value="0.546944" calcext:value-type="float">
            <text:p>0,54694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4322" calcext:value-type="float">
            <text:p>0,44322</text:p>
          </table:table-cell>
          <table:table-cell office:value-type="float" office:value="0.493385" calcext:value-type="float">
            <text:p>0,493385</text:p>
          </table:table-cell>
          <table:table-cell office:value-type="float" office:value="0.516036" calcext:value-type="float">
            <text:p>0,516036</text:p>
          </table:table-cell>
          <table:table-cell office:value-type="float" office:value="0.528099" calcext:value-type="float">
            <text:p>0,528099</text:p>
          </table:table-cell>
          <table:table-cell office:value-type="float" office:value="0.532682" calcext:value-type="float">
            <text:p>0,532682</text:p>
          </table:table-cell>
          <table:table-cell office:value-type="float" office:value="0.547005" calcext:value-type="float">
            <text:p>0,547005</text:p>
          </table:table-cell>
          <table:table-cell office:value-type="float" office:value="0.553891" calcext:value-type="float">
            <text:p>0,553891</text:p>
          </table:table-cell>
          <table:table-cell office:value-type="float" office:value="0.565809" calcext:value-type="float">
            <text:p>0,565809</text:p>
          </table:table-cell>
          <table:table-cell office:value-type="float" office:value="0.57443" calcext:value-type="float">
            <text:p>0,57443</text:p>
          </table:table-cell>
          <table:table-cell office:value-type="float" office:value="0.577965" calcext:value-type="float">
            <text:p>0,577965</text:p>
          </table:table-cell>
          <table:table-cell office:value-type="float" office:value="0.66555" calcext:value-type="float">
            <text:p>0,66555</text:p>
          </table:table-cell>
          <table:table-cell office:value-type="float" office:value="0.756658" calcext:value-type="float">
            <text:p>0,756658</text:p>
          </table:table-cell>
          <table:table-cell office:value-type="float" office:value="0.555485" calcext:value-type="float">
            <text:p>0,55548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16555" calcext:value-type="float">
            <text:p>0,316555</text:p>
          </table:table-cell>
          <table:table-cell office:value-type="float" office:value="0.483467" calcext:value-type="float">
            <text:p>0,483467</text:p>
          </table:table-cell>
          <table:table-cell office:value-type="float" office:value="0.516903" calcext:value-type="float">
            <text:p>0,516903</text:p>
          </table:table-cell>
          <table:table-cell office:value-type="float" office:value="0.529113" calcext:value-type="float">
            <text:p>0,529113</text:p>
          </table:table-cell>
          <table:table-cell office:value-type="float" office:value="0.537082" calcext:value-type="float">
            <text:p>0,537082</text:p>
          </table:table-cell>
          <table:table-cell office:value-type="float" office:value="0.5496" calcext:value-type="float">
            <text:p>0,5496</text:p>
          </table:table-cell>
          <table:table-cell office:value-type="float" office:value="0.557743" calcext:value-type="float">
            <text:p>0,557743</text:p>
          </table:table-cell>
          <table:table-cell office:value-type="float" office:value="0.56832" calcext:value-type="float">
            <text:p>0,56832</text:p>
          </table:table-cell>
          <table:table-cell office:value-type="float" office:value="0.574497" calcext:value-type="float">
            <text:p>0,574497</text:p>
          </table:table-cell>
          <table:table-cell office:value-type="float" office:value="0.577854" calcext:value-type="float">
            <text:p>0,577854</text:p>
          </table:table-cell>
          <table:table-cell office:value-type="float" office:value="0.695387" calcext:value-type="float">
            <text:p>0,695387</text:p>
          </table:table-cell>
          <table:table-cell office:value-type="float" office:value="0.756658" calcext:value-type="float">
            <text:p>0,756658</text:p>
          </table:table-cell>
          <table:table-cell office:value-type="float" office:value="0.558997" calcext:value-type="float">
            <text:p>0,55899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15534" calcext:value-type="float">
            <text:p>0,315534</text:p>
          </table:table-cell>
          <table:table-cell office:value-type="float" office:value="0.487381" calcext:value-type="float">
            <text:p>0,487381</text:p>
          </table:table-cell>
          <table:table-cell office:value-type="float" office:value="0.525168" calcext:value-type="float">
            <text:p>0,525168</text:p>
          </table:table-cell>
          <table:table-cell office:value-type="float" office:value="0.536748" calcext:value-type="float">
            <text:p>0,536748</text:p>
          </table:table-cell>
          <table:table-cell office:value-type="float" office:value="0.549813" calcext:value-type="float">
            <text:p>0,549813</text:p>
          </table:table-cell>
          <table:table-cell office:value-type="float" office:value="0.556735" calcext:value-type="float">
            <text:p>0,556735</text:p>
          </table:table-cell>
          <table:table-cell office:value-type="float" office:value="0.565903" calcext:value-type="float">
            <text:p>0,565903</text:p>
          </table:table-cell>
          <table:table-cell office:value-type="float" office:value="0.571628" calcext:value-type="float">
            <text:p>0,571628</text:p>
          </table:table-cell>
          <table:table-cell office:value-type="float" office:value="0.575793" calcext:value-type="float">
            <text:p>0,575793</text:p>
          </table:table-cell>
          <table:table-cell office:value-type="float" office:value="0.579217" calcext:value-type="float">
            <text:p>0,579217</text:p>
          </table:table-cell>
          <table:table-cell office:value-type="float" office:value="0.700301" calcext:value-type="float">
            <text:p>0,700301</text:p>
          </table:table-cell>
          <table:table-cell office:value-type="float" office:value="0.756658" calcext:value-type="float">
            <text:p>0,756658</text:p>
          </table:table-cell>
          <table:table-cell office:value-type="float" office:value="0.564869" calcext:value-type="float">
            <text:p>0,56486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6655" calcext:value-type="float">
            <text:p>0,016655</text:p>
          </table:table-cell>
          <table:table-cell office:value-type="float" office:value="0.452478" calcext:value-type="float">
            <text:p>0,452478</text:p>
          </table:table-cell>
          <table:table-cell office:value-type="float" office:value="0.52198" calcext:value-type="float">
            <text:p>0,52198</text:p>
          </table:table-cell>
          <table:table-cell office:value-type="float" office:value="0.539698" calcext:value-type="float">
            <text:p>0,539698</text:p>
          </table:table-cell>
          <table:table-cell office:value-type="float" office:value="0.552782" calcext:value-type="float">
            <text:p>0,552782</text:p>
          </table:table-cell>
          <table:table-cell office:value-type="float" office:value="0.55847" calcext:value-type="float">
            <text:p>0,55847</text:p>
          </table:table-cell>
          <table:table-cell office:value-type="float" office:value="0.566477" calcext:value-type="float">
            <text:p>0,566477</text:p>
          </table:table-cell>
          <table:table-cell office:value-type="float" office:value="0.573609" calcext:value-type="float">
            <text:p>0,573609</text:p>
          </table:table-cell>
          <table:table-cell office:value-type="float" office:value="0.57682" calcext:value-type="float">
            <text:p>0,57682</text:p>
          </table:table-cell>
          <table:table-cell office:value-type="float" office:value="0.578713" calcext:value-type="float">
            <text:p>0,578713</text:p>
          </table:table-cell>
          <table:table-cell office:value-type="float" office:value="0.689814" calcext:value-type="float">
            <text:p>0,689814</text:p>
          </table:table-cell>
          <table:table-cell office:value-type="float" office:value="0.756658" calcext:value-type="float">
            <text:p>0,756658</text:p>
          </table:table-cell>
          <table:table-cell office:value-type="float" office:value="0.561084" calcext:value-type="float">
            <text:p>0,56108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6655" calcext:value-type="float">
            <text:p>0,016655</text:p>
          </table:table-cell>
          <table:table-cell office:value-type="float" office:value="0.409484" calcext:value-type="float">
            <text:p>0,409484</text:p>
          </table:table-cell>
          <table:table-cell office:value-type="float" office:value="0.513023" calcext:value-type="float">
            <text:p>0,513023</text:p>
          </table:table-cell>
          <table:table-cell office:value-type="float" office:value="0.526976" calcext:value-type="float">
            <text:p>0,526976</text:p>
          </table:table-cell>
          <table:table-cell office:value-type="float" office:value="0.545932" calcext:value-type="float">
            <text:p>0,545932</text:p>
          </table:table-cell>
          <table:table-cell office:value-type="float" office:value="0.555689" calcext:value-type="float">
            <text:p>0,555689</text:p>
          </table:table-cell>
          <table:table-cell office:value-type="float" office:value="0.563823" calcext:value-type="float">
            <text:p>0,563823</text:p>
          </table:table-cell>
          <table:table-cell office:value-type="float" office:value="0.573417" calcext:value-type="float">
            <text:p>0,573417</text:p>
          </table:table-cell>
          <table:table-cell office:value-type="float" office:value="0.577207" calcext:value-type="float">
            <text:p>0,577207</text:p>
          </table:table-cell>
          <table:table-cell office:value-type="float" office:value="0.57911" calcext:value-type="float">
            <text:p>0,57911</text:p>
          </table:table-cell>
          <table:table-cell office:value-type="float" office:value="0.710689" calcext:value-type="float">
            <text:p>0,710689</text:p>
          </table:table-cell>
          <table:table-cell office:value-type="float" office:value="0.757045" calcext:value-type="float">
            <text:p>0,757045</text:p>
          </table:table-cell>
          <table:table-cell office:value-type="float" office:value="0.555535" calcext:value-type="float">
            <text:p>0,55553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15534" calcext:value-type="float">
            <text:p>0,315534</text:p>
          </table:table-cell>
          <table:table-cell office:value-type="float" office:value="0.45675" calcext:value-type="float">
            <text:p>0,45675</text:p>
          </table:table-cell>
          <table:table-cell office:value-type="float" office:value="0.516375" calcext:value-type="float">
            <text:p>0,516375</text:p>
          </table:table-cell>
          <table:table-cell office:value-type="float" office:value="0.529575" calcext:value-type="float">
            <text:p>0,529575</text:p>
          </table:table-cell>
          <table:table-cell office:value-type="float" office:value="0.548376" calcext:value-type="float">
            <text:p>0,548376</text:p>
          </table:table-cell>
          <table:table-cell office:value-type="float" office:value="0.554714" calcext:value-type="float">
            <text:p>0,554714</text:p>
          </table:table-cell>
          <table:table-cell office:value-type="float" office:value="0.55939" calcext:value-type="float">
            <text:p>0,55939</text:p>
          </table:table-cell>
          <table:table-cell office:value-type="float" office:value="0.568765" calcext:value-type="float">
            <text:p>0,568765</text:p>
          </table:table-cell>
          <table:table-cell office:value-type="float" office:value="0.575986" calcext:value-type="float">
            <text:p>0,575986</text:p>
          </table:table-cell>
          <table:table-cell office:value-type="float" office:value="0.578783" calcext:value-type="float">
            <text:p>0,578783</text:p>
          </table:table-cell>
          <table:table-cell office:value-type="float" office:value="0.704311" calcext:value-type="float">
            <text:p>0,704311</text:p>
          </table:table-cell>
          <table:table-cell office:value-type="float" office:value="0.757121" calcext:value-type="float">
            <text:p>0,757121</text:p>
          </table:table-cell>
          <table:table-cell office:value-type="float" office:value="0.559302" calcext:value-type="float">
            <text:p>0,55930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75471" calcext:value-type="float">
            <text:p>0,175471</text:p>
          </table:table-cell>
          <table:table-cell office:value-type="float" office:value="0.433762" calcext:value-type="float">
            <text:p>0,433762</text:p>
          </table:table-cell>
          <table:table-cell office:value-type="float" office:value="0.511323" calcext:value-type="float">
            <text:p>0,511323</text:p>
          </table:table-cell>
          <table:table-cell office:value-type="float" office:value="0.525898" calcext:value-type="float">
            <text:p>0,525898</text:p>
          </table:table-cell>
          <table:table-cell office:value-type="float" office:value="0.544477" calcext:value-type="float">
            <text:p>0,544477</text:p>
          </table:table-cell>
          <table:table-cell office:value-type="float" office:value="0.5556" calcext:value-type="float">
            <text:p>0,5556</text:p>
          </table:table-cell>
          <table:table-cell office:value-type="float" office:value="0.562257" calcext:value-type="float">
            <text:p>0,562257</text:p>
          </table:table-cell>
          <table:table-cell office:value-type="float" office:value="0.572082" calcext:value-type="float">
            <text:p>0,572082</text:p>
          </table:table-cell>
          <table:table-cell office:value-type="float" office:value="0.576908" calcext:value-type="float">
            <text:p>0,576908</text:p>
          </table:table-cell>
          <table:table-cell office:value-type="float" office:value="0.580564" calcext:value-type="float">
            <text:p>0,580564</text:p>
          </table:table-cell>
          <table:table-cell office:value-type="float" office:value="0.72763" calcext:value-type="float">
            <text:p>0,72763</text:p>
          </table:table-cell>
          <table:table-cell office:value-type="float" office:value="0.757121" calcext:value-type="float">
            <text:p>0,757121</text:p>
          </table:table-cell>
          <table:table-cell office:value-type="float" office:value="0.55905" calcext:value-type="float">
            <text:p>0,5590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4914" calcext:value-type="float">
            <text:p>0,034914</text:p>
          </table:table-cell>
          <table:table-cell office:value-type="float" office:value="0.387622" calcext:value-type="float">
            <text:p>0,387622</text:p>
          </table:table-cell>
          <table:table-cell office:value-type="float" office:value="0.510413" calcext:value-type="float">
            <text:p>0,510413</text:p>
          </table:table-cell>
          <table:table-cell office:value-type="float" office:value="0.524296" calcext:value-type="float">
            <text:p>0,524296</text:p>
          </table:table-cell>
          <table:table-cell office:value-type="float" office:value="0.542804" calcext:value-type="float">
            <text:p>0,542804</text:p>
          </table:table-cell>
          <table:table-cell office:value-type="float" office:value="0.55584" calcext:value-type="float">
            <text:p>0,55584</text:p>
          </table:table-cell>
          <table:table-cell office:value-type="float" office:value="0.562262" calcext:value-type="float">
            <text:p>0,562262</text:p>
          </table:table-cell>
          <table:table-cell office:value-type="float" office:value="0.571367" calcext:value-type="float">
            <text:p>0,571367</text:p>
          </table:table-cell>
          <table:table-cell office:value-type="float" office:value="0.576335" calcext:value-type="float">
            <text:p>0,576335</text:p>
          </table:table-cell>
          <table:table-cell office:value-type="float" office:value="0.578193" calcext:value-type="float">
            <text:p>0,578193</text:p>
          </table:table-cell>
          <table:table-cell office:value-type="float" office:value="0.69244" calcext:value-type="float">
            <text:p>0,69244</text:p>
          </table:table-cell>
          <table:table-cell office:value-type="float" office:value="0.757121" calcext:value-type="float">
            <text:p>0,757121</text:p>
          </table:table-cell>
          <table:table-cell office:value-type="float" office:value="0.550157" calcext:value-type="float">
            <text:p>0,55015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39379" calcext:value-type="float">
            <text:p>0,439379</text:p>
          </table:table-cell>
          <table:table-cell office:value-type="float" office:value="0.489058" calcext:value-type="float">
            <text:p>0,489058</text:p>
          </table:table-cell>
          <table:table-cell office:value-type="float" office:value="0.514927" calcext:value-type="float">
            <text:p>0,514927</text:p>
          </table:table-cell>
          <table:table-cell office:value-type="float" office:value="0.532558" calcext:value-type="float">
            <text:p>0,532558</text:p>
          </table:table-cell>
          <table:table-cell office:value-type="float" office:value="0.553304" calcext:value-type="float">
            <text:p>0,553304</text:p>
          </table:table-cell>
          <table:table-cell office:value-type="float" office:value="0.557803" calcext:value-type="float">
            <text:p>0,557803</text:p>
          </table:table-cell>
          <table:table-cell office:value-type="float" office:value="0.566317" calcext:value-type="float">
            <text:p>0,566317</text:p>
          </table:table-cell>
          <table:table-cell office:value-type="float" office:value="0.57328" calcext:value-type="float">
            <text:p>0,57328</text:p>
          </table:table-cell>
          <table:table-cell office:value-type="float" office:value="0.57619" calcext:value-type="float">
            <text:p>0,57619</text:p>
          </table:table-cell>
          <table:table-cell office:value-type="float" office:value="0.578345" calcext:value-type="float">
            <text:p>0,578345</text:p>
          </table:table-cell>
          <table:table-cell office:value-type="float" office:value="0.695463" calcext:value-type="float">
            <text:p>0,695463</text:p>
          </table:table-cell>
          <table:table-cell office:value-type="float" office:value="0.757121" calcext:value-type="float">
            <text:p>0,757121</text:p>
          </table:table-cell>
          <table:table-cell office:value-type="float" office:value="0.563725" calcext:value-type="float">
            <text:p>0,56372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8473" calcext:value-type="float">
            <text:p>0,058473</text:p>
          </table:table-cell>
          <table:table-cell office:value-type="float" office:value="0.46426" calcext:value-type="float">
            <text:p>0,46426</text:p>
          </table:table-cell>
          <table:table-cell office:value-type="float" office:value="0.515994" calcext:value-type="float">
            <text:p>0,515994</text:p>
          </table:table-cell>
          <table:table-cell office:value-type="float" office:value="0.53404" calcext:value-type="float">
            <text:p>0,53404</text:p>
          </table:table-cell>
          <table:table-cell office:value-type="float" office:value="0.552969" calcext:value-type="float">
            <text:p>0,552969</text:p>
          </table:table-cell>
          <table:table-cell office:value-type="float" office:value="0.557923" calcext:value-type="float">
            <text:p>0,557923</text:p>
          </table:table-cell>
          <table:table-cell office:value-type="float" office:value="0.566393" calcext:value-type="float">
            <text:p>0,566393</text:p>
          </table:table-cell>
          <table:table-cell office:value-type="float" office:value="0.573159" calcext:value-type="float">
            <text:p>0,573159</text:p>
          </table:table-cell>
          <table:table-cell office:value-type="float" office:value="0.576044" calcext:value-type="float">
            <text:p>0,576044</text:p>
          </table:table-cell>
          <table:table-cell office:value-type="float" office:value="0.577801" calcext:value-type="float">
            <text:p>0,577801</text:p>
          </table:table-cell>
          <table:table-cell office:value-type="float" office:value="0.697276" calcext:value-type="float">
            <text:p>0,697276</text:p>
          </table:table-cell>
          <table:table-cell office:value-type="float" office:value="0.757121" calcext:value-type="float">
            <text:p>0,757121</text:p>
          </table:table-cell>
          <table:table-cell office:value-type="float" office:value="0.561586" calcext:value-type="float">
            <text:p>0,56158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42596" calcext:value-type="float">
            <text:p>0,042596</text:p>
          </table:table-cell>
          <table:table-cell office:value-type="float" office:value="0.38685" calcext:value-type="float">
            <text:p>0,38685</text:p>
          </table:table-cell>
          <table:table-cell office:value-type="float" office:value="0.515486" calcext:value-type="float">
            <text:p>0,515486</text:p>
          </table:table-cell>
          <table:table-cell office:value-type="float" office:value="0.541955" calcext:value-type="float">
            <text:p>0,541955</text:p>
          </table:table-cell>
          <table:table-cell office:value-type="float" office:value="0.555304" calcext:value-type="float">
            <text:p>0,555304</text:p>
          </table:table-cell>
          <table:table-cell office:value-type="float" office:value="0.562546" calcext:value-type="float">
            <text:p>0,562546</text:p>
          </table:table-cell>
          <table:table-cell office:value-type="float" office:value="0.569042" calcext:value-type="float">
            <text:p>0,569042</text:p>
          </table:table-cell>
          <table:table-cell office:value-type="float" office:value="0.573912" calcext:value-type="float">
            <text:p>0,573912</text:p>
          </table:table-cell>
          <table:table-cell office:value-type="float" office:value="0.576321" calcext:value-type="float">
            <text:p>0,576321</text:p>
          </table:table-cell>
          <table:table-cell office:value-type="float" office:value="0.57794" calcext:value-type="float">
            <text:p>0,57794</text:p>
          </table:table-cell>
          <table:table-cell office:value-type="float" office:value="0.694216" calcext:value-type="float">
            <text:p>0,694216</text:p>
          </table:table-cell>
          <table:table-cell office:value-type="float" office:value="0.757121" calcext:value-type="float">
            <text:p>0,757121</text:p>
          </table:table-cell>
          <table:table-cell office:value-type="float" office:value="0.555357" calcext:value-type="float">
            <text:p>0,55535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1492" calcext:value-type="float">
            <text:p>0,061492</text:p>
          </table:table-cell>
          <table:table-cell office:value-type="float" office:value="0.443772" calcext:value-type="float">
            <text:p>0,443772</text:p>
          </table:table-cell>
          <table:table-cell office:value-type="float" office:value="0.520853" calcext:value-type="float">
            <text:p>0,520853</text:p>
          </table:table-cell>
          <table:table-cell office:value-type="float" office:value="0.537671" calcext:value-type="float">
            <text:p>0,537671</text:p>
          </table:table-cell>
          <table:table-cell office:value-type="float" office:value="0.554154" calcext:value-type="float">
            <text:p>0,554154</text:p>
          </table:table-cell>
          <table:table-cell office:value-type="float" office:value="0.559521" calcext:value-type="float">
            <text:p>0,559521</text:p>
          </table:table-cell>
          <table:table-cell office:value-type="float" office:value="0.567001" calcext:value-type="float">
            <text:p>0,567001</text:p>
          </table:table-cell>
          <table:table-cell office:value-type="float" office:value="0.572333" calcext:value-type="float">
            <text:p>0,572333</text:p>
          </table:table-cell>
          <table:table-cell office:value-type="float" office:value="0.576346" calcext:value-type="float">
            <text:p>0,576346</text:p>
          </table:table-cell>
          <table:table-cell office:value-type="float" office:value="0.579575" calcext:value-type="float">
            <text:p>0,579575</text:p>
          </table:table-cell>
          <table:table-cell office:value-type="float" office:value="0.739442" calcext:value-type="float">
            <text:p>0,739442</text:p>
          </table:table-cell>
          <table:table-cell office:value-type="float" office:value="0.757271" calcext:value-type="float">
            <text:p>0,757271</text:p>
          </table:table-cell>
          <table:table-cell office:value-type="float" office:value="0.565067" calcext:value-type="float">
            <text:p>0,56506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18798" calcext:value-type="float">
            <text:p>0,018798</text:p>
          </table:table-cell>
          <table:table-cell office:value-type="float" office:value="0.420441" calcext:value-type="float">
            <text:p>0,420441</text:p>
          </table:table-cell>
          <table:table-cell office:value-type="float" office:value="0.522822" calcext:value-type="float">
            <text:p>0,522822</text:p>
          </table:table-cell>
          <table:table-cell office:value-type="float" office:value="0.541072" calcext:value-type="float">
            <text:p>0,541072</text:p>
          </table:table-cell>
          <table:table-cell office:value-type="float" office:value="0.554541" calcext:value-type="float">
            <text:p>0,554541</text:p>
          </table:table-cell>
          <table:table-cell office:value-type="float" office:value="0.559534" calcext:value-type="float">
            <text:p>0,559534</text:p>
          </table:table-cell>
          <table:table-cell office:value-type="float" office:value="0.567405" calcext:value-type="float">
            <text:p>0,567405</text:p>
          </table:table-cell>
          <table:table-cell office:value-type="float" office:value="0.571605" calcext:value-type="float">
            <text:p>0,571605</text:p>
          </table:table-cell>
          <table:table-cell office:value-type="float" office:value="0.575948" calcext:value-type="float">
            <text:p>0,575948</text:p>
          </table:table-cell>
          <table:table-cell office:value-type="float" office:value="0.635491" calcext:value-type="float">
            <text:p>0,635491</text:p>
          </table:table-cell>
          <table:table-cell office:value-type="float" office:value="0.752553" calcext:value-type="float">
            <text:p>0,752553</text:p>
          </table:table-cell>
          <table:table-cell office:value-type="float" office:value="0.757271" calcext:value-type="float">
            <text:p>0,757271</text:p>
          </table:table-cell>
          <table:table-cell office:value-type="float" office:value="0.570141" calcext:value-type="float">
            <text:p>0,57014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35955" calcext:value-type="float">
            <text:p>0,435955</text:p>
          </table:table-cell>
          <table:table-cell office:value-type="float" office:value="0.501908" calcext:value-type="float">
            <text:p>0,501908</text:p>
          </table:table-cell>
          <table:table-cell office:value-type="float" office:value="0.527766" calcext:value-type="float">
            <text:p>0,527766</text:p>
          </table:table-cell>
          <table:table-cell office:value-type="float" office:value="0.545912" calcext:value-type="float">
            <text:p>0,545912</text:p>
          </table:table-cell>
          <table:table-cell office:value-type="float" office:value="0.557106" calcext:value-type="float">
            <text:p>0,557106</text:p>
          </table:table-cell>
          <table:table-cell office:value-type="float" office:value="0.563725" calcext:value-type="float">
            <text:p>0,563725</text:p>
          </table:table-cell>
          <table:table-cell office:value-type="float" office:value="0.568566" calcext:value-type="float">
            <text:p>0,568566</text:p>
          </table:table-cell>
          <table:table-cell office:value-type="float" office:value="0.572812" calcext:value-type="float">
            <text:p>0,572812</text:p>
          </table:table-cell>
          <table:table-cell office:value-type="float" office:value="0.576877" calcext:value-type="float">
            <text:p>0,576877</text:p>
          </table:table-cell>
          <table:table-cell office:value-type="float" office:value="0.676791" calcext:value-type="float">
            <text:p>0,676791</text:p>
          </table:table-cell>
          <table:table-cell office:value-type="float" office:value="0.753639" calcext:value-type="float">
            <text:p>0,753639</text:p>
          </table:table-cell>
          <table:table-cell office:value-type="float" office:value="0.757271" calcext:value-type="float">
            <text:p>0,757271</text:p>
          </table:table-cell>
          <table:table-cell office:value-type="float" office:value="0.58451" calcext:value-type="float">
            <text:p>0,5845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61557" calcext:value-type="float">
            <text:p>0,161557</text:p>
          </table:table-cell>
          <table:table-cell office:value-type="float" office:value="0.485138" calcext:value-type="float">
            <text:p>0,485138</text:p>
          </table:table-cell>
          <table:table-cell office:value-type="float" office:value="0.523533" calcext:value-type="float">
            <text:p>0,523533</text:p>
          </table:table-cell>
          <table:table-cell office:value-type="float" office:value="0.540959" calcext:value-type="float">
            <text:p>0,540959</text:p>
          </table:table-cell>
          <table:table-cell office:value-type="float" office:value="0.556518" calcext:value-type="float">
            <text:p>0,556518</text:p>
          </table:table-cell>
          <table:table-cell office:value-type="float" office:value="0.562644" calcext:value-type="float">
            <text:p>0,562644</text:p>
          </table:table-cell>
          <table:table-cell office:value-type="float" office:value="0.567779" calcext:value-type="float">
            <text:p>0,567779</text:p>
          </table:table-cell>
          <table:table-cell office:value-type="float" office:value="0.572532" calcext:value-type="float">
            <text:p>0,572532</text:p>
          </table:table-cell>
          <table:table-cell office:value-type="float" office:value="0.577225" calcext:value-type="float">
            <text:p>0,577225</text:p>
          </table:table-cell>
          <table:table-cell office:value-type="float" office:value="0.604177" calcext:value-type="float">
            <text:p>0,604177</text:p>
          </table:table-cell>
          <table:table-cell office:value-type="float" office:value="0.751617" calcext:value-type="float">
            <text:p>0,751617</text:p>
          </table:table-cell>
          <table:table-cell office:value-type="float" office:value="0.757271" calcext:value-type="float">
            <text:p>0,757271</text:p>
          </table:table-cell>
          <table:table-cell office:value-type="float" office:value="0.574212" calcext:value-type="float">
            <text:p>0,57421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61557" calcext:value-type="float">
            <text:p>0,161557</text:p>
          </table:table-cell>
          <table:table-cell office:value-type="float" office:value="0.444882" calcext:value-type="float">
            <text:p>0,444882</text:p>
          </table:table-cell>
          <table:table-cell office:value-type="float" office:value="0.519176" calcext:value-type="float">
            <text:p>0,519176</text:p>
          </table:table-cell>
          <table:table-cell office:value-type="float" office:value="0.533878" calcext:value-type="float">
            <text:p>0,533878</text:p>
          </table:table-cell>
          <table:table-cell office:value-type="float" office:value="0.552922" calcext:value-type="float">
            <text:p>0,552922</text:p>
          </table:table-cell>
          <table:table-cell office:value-type="float" office:value="0.559023" calcext:value-type="float">
            <text:p>0,559023</text:p>
          </table:table-cell>
          <table:table-cell office:value-type="float" office:value="0.566031" calcext:value-type="float">
            <text:p>0,566031</text:p>
          </table:table-cell>
          <table:table-cell office:value-type="float" office:value="0.568438" calcext:value-type="float">
            <text:p>0,568438</text:p>
          </table:table-cell>
          <table:table-cell office:value-type="float" office:value="0.573861" calcext:value-type="float">
            <text:p>0,573861</text:p>
          </table:table-cell>
          <table:table-cell office:value-type="float" office:value="0.578283" calcext:value-type="float">
            <text:p>0,578283</text:p>
          </table:table-cell>
          <table:table-cell office:value-type="float" office:value="0.691319" calcext:value-type="float">
            <text:p>0,691319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58781" calcext:value-type="float">
            <text:p>0,5587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1557" calcext:value-type="float">
            <text:p>0,161557</text:p>
          </table:table-cell>
          <table:table-cell office:value-type="float" office:value="0.425601" calcext:value-type="float">
            <text:p>0,425601</text:p>
          </table:table-cell>
          <table:table-cell office:value-type="float" office:value="0.518566" calcext:value-type="float">
            <text:p>0,518566</text:p>
          </table:table-cell>
          <table:table-cell office:value-type="float" office:value="0.541463" calcext:value-type="float">
            <text:p>0,541463</text:p>
          </table:table-cell>
          <table:table-cell office:value-type="float" office:value="0.556742" calcext:value-type="float">
            <text:p>0,556742</text:p>
          </table:table-cell>
          <table:table-cell office:value-type="float" office:value="0.562641" calcext:value-type="float">
            <text:p>0,562641</text:p>
          </table:table-cell>
          <table:table-cell office:value-type="float" office:value="0.567747" calcext:value-type="float">
            <text:p>0,567747</text:p>
          </table:table-cell>
          <table:table-cell office:value-type="float" office:value="0.570539" calcext:value-type="float">
            <text:p>0,570539</text:p>
          </table:table-cell>
          <table:table-cell office:value-type="float" office:value="0.575898" calcext:value-type="float">
            <text:p>0,575898</text:p>
          </table:table-cell>
          <table:table-cell office:value-type="float" office:value="0.579163" calcext:value-type="float">
            <text:p>0,579163</text:p>
          </table:table-cell>
          <table:table-cell office:value-type="float" office:value="0.714658" calcext:value-type="float">
            <text:p>0,714658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61302" calcext:value-type="float">
            <text:p>0,56130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61413" calcext:value-type="float">
            <text:p>0,161413</text:p>
          </table:table-cell>
          <table:table-cell office:value-type="float" office:value="0.440309" calcext:value-type="float">
            <text:p>0,440309</text:p>
          </table:table-cell>
          <table:table-cell office:value-type="float" office:value="0.528953" calcext:value-type="float">
            <text:p>0,528953</text:p>
          </table:table-cell>
          <table:table-cell office:value-type="float" office:value="0.553527" calcext:value-type="float">
            <text:p>0,553527</text:p>
          </table:table-cell>
          <table:table-cell office:value-type="float" office:value="0.558252" calcext:value-type="float">
            <text:p>0,558252</text:p>
          </table:table-cell>
          <table:table-cell office:value-type="float" office:value="0.565218" calcext:value-type="float">
            <text:p>0,565218</text:p>
          </table:table-cell>
          <table:table-cell office:value-type="float" office:value="0.568868" calcext:value-type="float">
            <text:p>0,568868</text:p>
          </table:table-cell>
          <table:table-cell office:value-type="float" office:value="0.572162" calcext:value-type="float">
            <text:p>0,572162</text:p>
          </table:table-cell>
          <table:table-cell office:value-type="float" office:value="0.576748" calcext:value-type="float">
            <text:p>0,576748</text:p>
          </table:table-cell>
          <table:table-cell office:value-type="float" office:value="0.606821" calcext:value-type="float">
            <text:p>0,606821</text:p>
          </table:table-cell>
          <table:table-cell office:value-type="float" office:value="0.74467" calcext:value-type="float">
            <text:p>0,74467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71553" calcext:value-type="float">
            <text:p>0,57155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82262" calcext:value-type="float">
            <text:p>0,182262</text:p>
          </table:table-cell>
          <table:table-cell office:value-type="float" office:value="0.437659" calcext:value-type="float">
            <text:p>0,437659</text:p>
          </table:table-cell>
          <table:table-cell office:value-type="float" office:value="0.52578" calcext:value-type="float">
            <text:p>0,52578</text:p>
          </table:table-cell>
          <table:table-cell office:value-type="float" office:value="0.552761" calcext:value-type="float">
            <text:p>0,552761</text:p>
          </table:table-cell>
          <table:table-cell office:value-type="float" office:value="0.557774" calcext:value-type="float">
            <text:p>0,557774</text:p>
          </table:table-cell>
          <table:table-cell office:value-type="float" office:value="0.564102" calcext:value-type="float">
            <text:p>0,564102</text:p>
          </table:table-cell>
          <table:table-cell office:value-type="float" office:value="0.568251" calcext:value-type="float">
            <text:p>0,568251</text:p>
          </table:table-cell>
          <table:table-cell office:value-type="float" office:value="0.572536" calcext:value-type="float">
            <text:p>0,572536</text:p>
          </table:table-cell>
          <table:table-cell office:value-type="float" office:value="0.57667" calcext:value-type="float">
            <text:p>0,57667</text:p>
          </table:table-cell>
          <table:table-cell office:value-type="float" office:value="0.613681" calcext:value-type="float">
            <text:p>0,613681</text:p>
          </table:table-cell>
          <table:table-cell office:value-type="float" office:value="0.754652" calcext:value-type="float">
            <text:p>0,754652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72387" calcext:value-type="float">
            <text:p>0,57238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06854" calcext:value-type="float">
            <text:p>0,206854</text:p>
          </table:table-cell>
          <table:table-cell office:value-type="float" office:value="0.429919" calcext:value-type="float">
            <text:p>0,429919</text:p>
          </table:table-cell>
          <table:table-cell office:value-type="float" office:value="0.52194" calcext:value-type="float">
            <text:p>0,52194</text:p>
          </table:table-cell>
          <table:table-cell office:value-type="float" office:value="0.547384" calcext:value-type="float">
            <text:p>0,547384</text:p>
          </table:table-cell>
          <table:table-cell office:value-type="float" office:value="0.55928" calcext:value-type="float">
            <text:p>0,55928</text:p>
          </table:table-cell>
          <table:table-cell office:value-type="float" office:value="0.566997" calcext:value-type="float">
            <text:p>0,566997</text:p>
          </table:table-cell>
          <table:table-cell office:value-type="float" office:value="0.571913" calcext:value-type="float">
            <text:p>0,571913</text:p>
          </table:table-cell>
          <table:table-cell office:value-type="float" office:value="0.576422" calcext:value-type="float">
            <text:p>0,576422</text:p>
          </table:table-cell>
          <table:table-cell office:value-type="float" office:value="0.579573" calcext:value-type="float">
            <text:p>0,579573</text:p>
          </table:table-cell>
          <table:table-cell office:value-type="float" office:value="0.68176" calcext:value-type="float">
            <text:p>0,68176</text:p>
          </table:table-cell>
          <table:table-cell office:value-type="float" office:value="0.755493" calcext:value-type="float">
            <text:p>0,755493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79068" calcext:value-type="float">
            <text:p>0,57906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8282" calcext:value-type="float">
            <text:p>0,048282</text:p>
          </table:table-cell>
          <table:table-cell office:value-type="float" office:value="0.408136" calcext:value-type="float">
            <text:p>0,408136</text:p>
          </table:table-cell>
          <table:table-cell office:value-type="float" office:value="0.529679" calcext:value-type="float">
            <text:p>0,529679</text:p>
          </table:table-cell>
          <table:table-cell office:value-type="float" office:value="0.556802" calcext:value-type="float">
            <text:p>0,556802</text:p>
          </table:table-cell>
          <table:table-cell office:value-type="float" office:value="0.565645" calcext:value-type="float">
            <text:p>0,565645</text:p>
          </table:table-cell>
          <table:table-cell office:value-type="float" office:value="0.569949" calcext:value-type="float">
            <text:p>0,569949</text:p>
          </table:table-cell>
          <table:table-cell office:value-type="float" office:value="0.574472" calcext:value-type="float">
            <text:p>0,574472</text:p>
          </table:table-cell>
          <table:table-cell office:value-type="float" office:value="0.576675" calcext:value-type="float">
            <text:p>0,576675</text:p>
          </table:table-cell>
          <table:table-cell office:value-type="float" office:value="0.579058" calcext:value-type="float">
            <text:p>0,579058</text:p>
          </table:table-cell>
          <table:table-cell office:value-type="float" office:value="0.66948" calcext:value-type="float">
            <text:p>0,66948</text:p>
          </table:table-cell>
          <table:table-cell office:value-type="float" office:value="0.754672" calcext:value-type="float">
            <text:p>0,754672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78457" calcext:value-type="float">
            <text:p>0,57845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04887" calcext:value-type="float">
            <text:p>0,304887</text:p>
          </table:table-cell>
          <table:table-cell office:value-type="float" office:value="0.454596" calcext:value-type="float">
            <text:p>0,454596</text:p>
          </table:table-cell>
          <table:table-cell office:value-type="float" office:value="0.536287" calcext:value-type="float">
            <text:p>0,536287</text:p>
          </table:table-cell>
          <table:table-cell office:value-type="float" office:value="0.560364" calcext:value-type="float">
            <text:p>0,560364</text:p>
          </table:table-cell>
          <table:table-cell office:value-type="float" office:value="0.567261" calcext:value-type="float">
            <text:p>0,567261</text:p>
          </table:table-cell>
          <table:table-cell office:value-type="float" office:value="0.570709" calcext:value-type="float">
            <text:p>0,570709</text:p>
          </table:table-cell>
          <table:table-cell office:value-type="float" office:value="0.574857" calcext:value-type="float">
            <text:p>0,574857</text:p>
          </table:table-cell>
          <table:table-cell office:value-type="float" office:value="0.577281" calcext:value-type="float">
            <text:p>0,577281</text:p>
          </table:table-cell>
          <table:table-cell office:value-type="float" office:value="0.587086" calcext:value-type="float">
            <text:p>0,587086</text:p>
          </table:table-cell>
          <table:table-cell office:value-type="float" office:value="0.723249" calcext:value-type="float">
            <text:p>0,723249</text:p>
          </table:table-cell>
          <table:table-cell office:value-type="float" office:value="0.754843" calcext:value-type="float">
            <text:p>0,754843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90653" calcext:value-type="float">
            <text:p>0,59065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05573" calcext:value-type="float">
            <text:p>0,305573</text:p>
          </table:table-cell>
          <table:table-cell office:value-type="float" office:value="0.463883" calcext:value-type="float">
            <text:p>0,463883</text:p>
          </table:table-cell>
          <table:table-cell office:value-type="float" office:value="0.534105" calcext:value-type="float">
            <text:p>0,534105</text:p>
          </table:table-cell>
          <table:table-cell office:value-type="float" office:value="0.559667" calcext:value-type="float">
            <text:p>0,559667</text:p>
          </table:table-cell>
          <table:table-cell office:value-type="float" office:value="0.567066" calcext:value-type="float">
            <text:p>0,567066</text:p>
          </table:table-cell>
          <table:table-cell office:value-type="float" office:value="0.572867" calcext:value-type="float">
            <text:p>0,572867</text:p>
          </table:table-cell>
          <table:table-cell office:value-type="float" office:value="0.577014" calcext:value-type="float">
            <text:p>0,577014</text:p>
          </table:table-cell>
          <table:table-cell office:value-type="float" office:value="0.579502" calcext:value-type="float">
            <text:p>0,579502</text:p>
          </table:table-cell>
          <table:table-cell office:value-type="float" office:value="0.674457" calcext:value-type="float">
            <text:p>0,674457</text:p>
          </table:table-cell>
          <table:table-cell office:value-type="float" office:value="0.74665" calcext:value-type="float">
            <text:p>0,74665</text:p>
          </table:table-cell>
          <table:table-cell office:value-type="float" office:value="0.755284" calcext:value-type="float">
            <text:p>0,755284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603049" calcext:value-type="float">
            <text:p>0,60304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05573" calcext:value-type="float">
            <text:p>0,305573</text:p>
          </table:table-cell>
          <table:table-cell office:value-type="float" office:value="0.468141" calcext:value-type="float">
            <text:p>0,468141</text:p>
          </table:table-cell>
          <table:table-cell office:value-type="float" office:value="0.517282" calcext:value-type="float">
            <text:p>0,517282</text:p>
          </table:table-cell>
          <table:table-cell office:value-type="float" office:value="0.555661" calcext:value-type="float">
            <text:p>0,555661</text:p>
          </table:table-cell>
          <table:table-cell office:value-type="float" office:value="0.561905" calcext:value-type="float">
            <text:p>0,561905</text:p>
          </table:table-cell>
          <table:table-cell office:value-type="float" office:value="0.569826" calcext:value-type="float">
            <text:p>0,569826</text:p>
          </table:table-cell>
          <table:table-cell office:value-type="float" office:value="0.575892" calcext:value-type="float">
            <text:p>0,575892</text:p>
          </table:table-cell>
          <table:table-cell office:value-type="float" office:value="0.579453" calcext:value-type="float">
            <text:p>0,579453</text:p>
          </table:table-cell>
          <table:table-cell office:value-type="float" office:value="0.668013" calcext:value-type="float">
            <text:p>0,668013</text:p>
          </table:table-cell>
          <table:table-cell office:value-type="float" office:value="0.749662" calcext:value-type="float">
            <text:p>0,749662</text:p>
          </table:table-cell>
          <table:table-cell office:value-type="float" office:value="0.755923" calcext:value-type="float">
            <text:p>0,755923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600176" calcext:value-type="float">
            <text:p>0,60017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484102" calcext:value-type="float">
            <text:p>0,484102</text:p>
          </table:table-cell>
          <table:table-cell office:value-type="float" office:value="0.529799" calcext:value-type="float">
            <text:p>0,529799</text:p>
          </table:table-cell>
          <table:table-cell office:value-type="float" office:value="0.558267" calcext:value-type="float">
            <text:p>0,558267</text:p>
          </table:table-cell>
          <table:table-cell office:value-type="float" office:value="0.567035" calcext:value-type="float">
            <text:p>0,567035</text:p>
          </table:table-cell>
          <table:table-cell office:value-type="float" office:value="0.573764" calcext:value-type="float">
            <text:p>0,573764</text:p>
          </table:table-cell>
          <table:table-cell office:value-type="float" office:value="0.577025" calcext:value-type="float">
            <text:p>0,577025</text:p>
          </table:table-cell>
          <table:table-cell office:value-type="float" office:value="0.583121" calcext:value-type="float">
            <text:p>0,583121</text:p>
          </table:table-cell>
          <table:table-cell office:value-type="float" office:value="0.72547" calcext:value-type="float">
            <text:p>0,72547</text:p>
          </table:table-cell>
          <table:table-cell office:value-type="float" office:value="0.750079" calcext:value-type="float">
            <text:p>0,750079</text:p>
          </table:table-cell>
          <table:table-cell office:value-type="float" office:value="0.75545" calcext:value-type="float">
            <text:p>0,75545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610411" calcext:value-type="float">
            <text:p>0,61041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69273" calcext:value-type="float">
            <text:p>0,469273</text:p>
          </table:table-cell>
          <table:table-cell office:value-type="float" office:value="0.487009" calcext:value-type="float">
            <text:p>0,487009</text:p>
          </table:table-cell>
          <table:table-cell office:value-type="float" office:value="0.529161" calcext:value-type="float">
            <text:p>0,529161</text:p>
          </table:table-cell>
          <table:table-cell office:value-type="float" office:value="0.558677" calcext:value-type="float">
            <text:p>0,558677</text:p>
          </table:table-cell>
          <table:table-cell office:value-type="float" office:value="0.568453" calcext:value-type="float">
            <text:p>0,568453</text:p>
          </table:table-cell>
          <table:table-cell office:value-type="float" office:value="0.574657" calcext:value-type="float">
            <text:p>0,574657</text:p>
          </table:table-cell>
          <table:table-cell office:value-type="float" office:value="0.576626" calcext:value-type="float">
            <text:p>0,576626</text:p>
          </table:table-cell>
          <table:table-cell office:value-type="float" office:value="0.579127" calcext:value-type="float">
            <text:p>0,579127</text:p>
          </table:table-cell>
          <table:table-cell office:value-type="float" office:value="0.662221" calcext:value-type="float">
            <text:p>0,662221</text:p>
          </table:table-cell>
          <table:table-cell office:value-type="float" office:value="0.749856" calcext:value-type="float">
            <text:p>0,749856</text:p>
          </table:table-cell>
          <table:table-cell office:value-type="float" office:value="0.755474" calcext:value-type="float">
            <text:p>0,755474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604126" calcext:value-type="float">
            <text:p>0,6041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7437" calcext:value-type="float">
            <text:p>0,47437</text:p>
          </table:table-cell>
          <table:table-cell office:value-type="float" office:value="0.48794" calcext:value-type="float">
            <text:p>0,48794</text:p>
          </table:table-cell>
          <table:table-cell office:value-type="float" office:value="0.511715" calcext:value-type="float">
            <text:p>0,511715</text:p>
          </table:table-cell>
          <table:table-cell office:value-type="float" office:value="0.555738" calcext:value-type="float">
            <text:p>0,555738</text:p>
          </table:table-cell>
          <table:table-cell office:value-type="float" office:value="0.565968" calcext:value-type="float">
            <text:p>0,565968</text:p>
          </table:table-cell>
          <table:table-cell office:value-type="float" office:value="0.573323" calcext:value-type="float">
            <text:p>0,573323</text:p>
          </table:table-cell>
          <table:table-cell office:value-type="float" office:value="0.575955" calcext:value-type="float">
            <text:p>0,575955</text:p>
          </table:table-cell>
          <table:table-cell office:value-type="float" office:value="0.577872" calcext:value-type="float">
            <text:p>0,577872</text:p>
          </table:table-cell>
          <table:table-cell office:value-type="float" office:value="0.628765" calcext:value-type="float">
            <text:p>0,628765</text:p>
          </table:table-cell>
          <table:table-cell office:value-type="float" office:value="0.746918" calcext:value-type="float">
            <text:p>0,746918</text:p>
          </table:table-cell>
          <table:table-cell office:value-type="float" office:value="0.755501" calcext:value-type="float">
            <text:p>0,755501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97969" calcext:value-type="float">
            <text:p>0,59796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2141" calcext:value-type="float">
            <text:p>0,472141</text:p>
          </table:table-cell>
          <table:table-cell office:value-type="float" office:value="0.488398" calcext:value-type="float">
            <text:p>0,488398</text:p>
          </table:table-cell>
          <table:table-cell office:value-type="float" office:value="0.531858" calcext:value-type="float">
            <text:p>0,531858</text:p>
          </table:table-cell>
          <table:table-cell office:value-type="float" office:value="0.558305" calcext:value-type="float">
            <text:p>0,558305</text:p>
          </table:table-cell>
          <table:table-cell office:value-type="float" office:value="0.567764" calcext:value-type="float">
            <text:p>0,567764</text:p>
          </table:table-cell>
          <table:table-cell office:value-type="float" office:value="0.57395" calcext:value-type="float">
            <text:p>0,57395</text:p>
          </table:table-cell>
          <table:table-cell office:value-type="float" office:value="0.576578" calcext:value-type="float">
            <text:p>0,576578</text:p>
          </table:table-cell>
          <table:table-cell office:value-type="float" office:value="0.578144" calcext:value-type="float">
            <text:p>0,578144</text:p>
          </table:table-cell>
          <table:table-cell office:value-type="float" office:value="0.609013" calcext:value-type="float">
            <text:p>0,609013</text:p>
          </table:table-cell>
          <table:table-cell office:value-type="float" office:value="0.746559" calcext:value-type="float">
            <text:p>0,746559</text:p>
          </table:table-cell>
          <table:table-cell office:value-type="float" office:value="0.755781" calcext:value-type="float">
            <text:p>0,755781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98635" calcext:value-type="float">
            <text:p>0,59863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8627" calcext:value-type="float">
            <text:p>0,48627</text:p>
          </table:table-cell>
          <table:table-cell office:value-type="float" office:value="0.504143" calcext:value-type="float">
            <text:p>0,504143</text:p>
          </table:table-cell>
          <table:table-cell office:value-type="float" office:value="0.554219" calcext:value-type="float">
            <text:p>0,554219</text:p>
          </table:table-cell>
          <table:table-cell office:value-type="float" office:value="0.557985" calcext:value-type="float">
            <text:p>0,557985</text:p>
          </table:table-cell>
          <table:table-cell office:value-type="float" office:value="0.567063" calcext:value-type="float">
            <text:p>0,567063</text:p>
          </table:table-cell>
          <table:table-cell office:value-type="float" office:value="0.572781" calcext:value-type="float">
            <text:p>0,572781</text:p>
          </table:table-cell>
          <table:table-cell office:value-type="float" office:value="0.576023" calcext:value-type="float">
            <text:p>0,576023</text:p>
          </table:table-cell>
          <table:table-cell office:value-type="float" office:value="0.577615" calcext:value-type="float">
            <text:p>0,577615</text:p>
          </table:table-cell>
          <table:table-cell office:value-type="float" office:value="0.579601" calcext:value-type="float">
            <text:p>0,579601</text:p>
          </table:table-cell>
          <table:table-cell office:value-type="float" office:value="0.728171" calcext:value-type="float">
            <text:p>0,728171</text:p>
          </table:table-cell>
          <table:table-cell office:value-type="float" office:value="0.75541" calcext:value-type="float">
            <text:p>0,75541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597301" calcext:value-type="float">
            <text:p>0,59730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87156" calcext:value-type="float">
            <text:p>0,487156</text:p>
          </table:table-cell>
          <table:table-cell office:value-type="float" office:value="0.523078" calcext:value-type="float">
            <text:p>0,523078</text:p>
          </table:table-cell>
          <table:table-cell office:value-type="float" office:value="0.555571" calcext:value-type="float">
            <text:p>0,555571</text:p>
          </table:table-cell>
          <table:table-cell office:value-type="float" office:value="0.564289" calcext:value-type="float">
            <text:p>0,564289</text:p>
          </table:table-cell>
          <table:table-cell office:value-type="float" office:value="0.573211" calcext:value-type="float">
            <text:p>0,573211</text:p>
          </table:table-cell>
          <table:table-cell office:value-type="float" office:value="0.576487" calcext:value-type="float">
            <text:p>0,576487</text:p>
          </table:table-cell>
          <table:table-cell office:value-type="float" office:value="0.578246" calcext:value-type="float">
            <text:p>0,578246</text:p>
          </table:table-cell>
          <table:table-cell office:value-type="float" office:value="0.580453" calcext:value-type="float">
            <text:p>0,580453</text:p>
          </table:table-cell>
          <table:table-cell office:value-type="float" office:value="0.697878" calcext:value-type="float">
            <text:p>0,697878</text:p>
          </table:table-cell>
          <table:table-cell office:value-type="float" office:value="0.753123" calcext:value-type="float">
            <text:p>0,753123</text:p>
          </table:table-cell>
          <table:table-cell office:value-type="float" office:value="0.756424" calcext:value-type="float">
            <text:p>0,756424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615876" calcext:value-type="float">
            <text:p>0,61587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001942" calcext:value-type="float">
            <text:p>-0,001942</text:p>
          </table:table-cell>
          <table:table-cell office:value-type="float" office:value="0.491314" calcext:value-type="float">
            <text:p>0,491314</text:p>
          </table:table-cell>
          <table:table-cell office:value-type="float" office:value="0.56066" calcext:value-type="float">
            <text:p>0,56066</text:p>
          </table:table-cell>
          <table:table-cell office:value-type="float" office:value="0.570374" calcext:value-type="float">
            <text:p>0,570374</text:p>
          </table:table-cell>
          <table:table-cell office:value-type="float" office:value="0.575835" calcext:value-type="float">
            <text:p>0,575835</text:p>
          </table:table-cell>
          <table:table-cell office:value-type="float" office:value="0.577468" calcext:value-type="float">
            <text:p>0,577468</text:p>
          </table:table-cell>
          <table:table-cell office:value-type="float" office:value="0.579086" calcext:value-type="float">
            <text:p>0,579086</text:p>
          </table:table-cell>
          <table:table-cell office:value-type="float" office:value="0.586802" calcext:value-type="float">
            <text:p>0,586802</text:p>
          </table:table-cell>
          <table:table-cell office:value-type="float" office:value="0.732482" calcext:value-type="float">
            <text:p>0,732482</text:p>
          </table:table-cell>
          <table:table-cell office:value-type="float" office:value="0.752669" calcext:value-type="float">
            <text:p>0,752669</text:p>
          </table:table-cell>
          <table:table-cell office:value-type="float" office:value="0.755841" calcext:value-type="float">
            <text:p>0,755841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618253" calcext:value-type="float">
            <text:p>0,61825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16111" calcext:value-type="float">
            <text:p>0,416111</text:p>
          </table:table-cell>
          <table:table-cell office:value-type="float" office:value="0.527301" calcext:value-type="float">
            <text:p>0,527301</text:p>
          </table:table-cell>
          <table:table-cell office:value-type="float" office:value="0.562832" calcext:value-type="float">
            <text:p>0,562832</text:p>
          </table:table-cell>
          <table:table-cell office:value-type="float" office:value="0.571743" calcext:value-type="float">
            <text:p>0,571743</text:p>
          </table:table-cell>
          <table:table-cell office:value-type="float" office:value="0.576673" calcext:value-type="float">
            <text:p>0,576673</text:p>
          </table:table-cell>
          <table:table-cell office:value-type="float" office:value="0.577882" calcext:value-type="float">
            <text:p>0,577882</text:p>
          </table:table-cell>
          <table:table-cell office:value-type="float" office:value="0.579161" calcext:value-type="float">
            <text:p>0,579161</text:p>
          </table:table-cell>
          <table:table-cell office:value-type="float" office:value="0.605186" calcext:value-type="float">
            <text:p>0,605186</text:p>
          </table:table-cell>
          <table:table-cell office:value-type="float" office:value="0.732657" calcext:value-type="float">
            <text:p>0,732657</text:p>
          </table:table-cell>
          <table:table-cell office:value-type="float" office:value="0.750943" calcext:value-type="float">
            <text:p>0,750943</text:p>
          </table:table-cell>
          <table:table-cell office:value-type="float" office:value="0.755548" calcext:value-type="float">
            <text:p>0,755548</text:p>
          </table:table-cell>
          <table:table-cell office:value-type="float" office:value="0.757757" calcext:value-type="float">
            <text:p>0,757757</text:p>
          </table:table-cell>
          <table:table-cell office:value-type="float" office:value="0.623993" calcext:value-type="float">
            <text:p>0,62399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83875" calcext:value-type="float">
            <text:p>0,483875</text:p>
          </table:table-cell>
          <table:table-cell office:value-type="float" office:value="0.52006" calcext:value-type="float">
            <text:p>0,52006</text:p>
          </table:table-cell>
          <table:table-cell office:value-type="float" office:value="0.562459" calcext:value-type="float">
            <text:p>0,562459</text:p>
          </table:table-cell>
          <table:table-cell office:value-type="float" office:value="0.569998" calcext:value-type="float">
            <text:p>0,569998</text:p>
          </table:table-cell>
          <table:table-cell office:value-type="float" office:value="0.576213" calcext:value-type="float">
            <text:p>0,576213</text:p>
          </table:table-cell>
          <table:table-cell office:value-type="float" office:value="0.577539" calcext:value-type="float">
            <text:p>0,577539</text:p>
          </table:table-cell>
          <table:table-cell office:value-type="float" office:value="0.579149" calcext:value-type="float">
            <text:p>0,579149</text:p>
          </table:table-cell>
          <table:table-cell office:value-type="float" office:value="0.580683" calcext:value-type="float">
            <text:p>0,580683</text:p>
          </table:table-cell>
          <table:table-cell office:value-type="float" office:value="0.687222" calcext:value-type="float">
            <text:p>0,687222</text:p>
          </table:table-cell>
          <table:table-cell office:value-type="float" office:value="0.749484" calcext:value-type="float">
            <text:p>0,749484</text:p>
          </table:table-cell>
          <table:table-cell office:value-type="float" office:value="0.755069" calcext:value-type="float">
            <text:p>0,755069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15788" calcext:value-type="float">
            <text:p>0,61578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84172" calcext:value-type="float">
            <text:p>0,484172</text:p>
          </table:table-cell>
          <table:table-cell office:value-type="float" office:value="0.524752" calcext:value-type="float">
            <text:p>0,524752</text:p>
          </table:table-cell>
          <table:table-cell office:value-type="float" office:value="0.561516" calcext:value-type="float">
            <text:p>0,561516</text:p>
          </table:table-cell>
          <table:table-cell office:value-type="float" office:value="0.569326" calcext:value-type="float">
            <text:p>0,569326</text:p>
          </table:table-cell>
          <table:table-cell office:value-type="float" office:value="0.575718" calcext:value-type="float">
            <text:p>0,575718</text:p>
          </table:table-cell>
          <table:table-cell office:value-type="float" office:value="0.577869" calcext:value-type="float">
            <text:p>0,577869</text:p>
          </table:table-cell>
          <table:table-cell office:value-type="float" office:value="0.579207" calcext:value-type="float">
            <text:p>0,579207</text:p>
          </table:table-cell>
          <table:table-cell office:value-type="float" office:value="0.586615" calcext:value-type="float">
            <text:p>0,586615</text:p>
          </table:table-cell>
          <table:table-cell office:value-type="float" office:value="0.723462" calcext:value-type="float">
            <text:p>0,723462</text:p>
          </table:table-cell>
          <table:table-cell office:value-type="float" office:value="0.752199" calcext:value-type="float">
            <text:p>0,752199</text:p>
          </table:table-cell>
          <table:table-cell office:value-type="float" office:value="0.756952" calcext:value-type="float">
            <text:p>0,756952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20762" calcext:value-type="float">
            <text:p>0,62076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90875" calcext:value-type="float">
            <text:p>0,490875</text:p>
          </table:table-cell>
          <table:table-cell office:value-type="float" office:value="0.544061" calcext:value-type="float">
            <text:p>0,544061</text:p>
          </table:table-cell>
          <table:table-cell office:value-type="float" office:value="0.561967" calcext:value-type="float">
            <text:p>0,561967</text:p>
          </table:table-cell>
          <table:table-cell office:value-type="float" office:value="0.56915" calcext:value-type="float">
            <text:p>0,56915</text:p>
          </table:table-cell>
          <table:table-cell office:value-type="float" office:value="0.575368" calcext:value-type="float">
            <text:p>0,575368</text:p>
          </table:table-cell>
          <table:table-cell office:value-type="float" office:value="0.577944" calcext:value-type="float">
            <text:p>0,577944</text:p>
          </table:table-cell>
          <table:table-cell office:value-type="float" office:value="0.579773" calcext:value-type="float">
            <text:p>0,579773</text:p>
          </table:table-cell>
          <table:table-cell office:value-type="float" office:value="0.580486" calcext:value-type="float">
            <text:p>0,580486</text:p>
          </table:table-cell>
          <table:table-cell office:value-type="float" office:value="0.690038" calcext:value-type="float">
            <text:p>0,690038</text:p>
          </table:table-cell>
          <table:table-cell office:value-type="float" office:value="0.752728" calcext:value-type="float">
            <text:p>0,752728</text:p>
          </table:table-cell>
          <table:table-cell office:value-type="float" office:value="0.757195" calcext:value-type="float">
            <text:p>0,757195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18871" calcext:value-type="float">
            <text:p>0,61887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89881" calcext:value-type="float">
            <text:p>0,489881</text:p>
          </table:table-cell>
          <table:table-cell office:value-type="float" office:value="0.546382" calcext:value-type="float">
            <text:p>0,546382</text:p>
          </table:table-cell>
          <table:table-cell office:value-type="float" office:value="0.566553" calcext:value-type="float">
            <text:p>0,566553</text:p>
          </table:table-cell>
          <table:table-cell office:value-type="float" office:value="0.573725" calcext:value-type="float">
            <text:p>0,573725</text:p>
          </table:table-cell>
          <table:table-cell office:value-type="float" office:value="0.577199" calcext:value-type="float">
            <text:p>0,577199</text:p>
          </table:table-cell>
          <table:table-cell office:value-type="float" office:value="0.578492" calcext:value-type="float">
            <text:p>0,578492</text:p>
          </table:table-cell>
          <table:table-cell office:value-type="float" office:value="0.580052" calcext:value-type="float">
            <text:p>0,580052</text:p>
          </table:table-cell>
          <table:table-cell office:value-type="float" office:value="0.605313" calcext:value-type="float">
            <text:p>0,605313</text:p>
          </table:table-cell>
          <table:table-cell office:value-type="float" office:value="0.722217" calcext:value-type="float">
            <text:p>0,722217</text:p>
          </table:table-cell>
          <table:table-cell office:value-type="float" office:value="0.753318" calcext:value-type="float">
            <text:p>0,753318</text:p>
          </table:table-cell>
          <table:table-cell office:value-type="float" office:value="0.757069" calcext:value-type="float">
            <text:p>0,757069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26032" calcext:value-type="float">
            <text:p>0,62603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21145" calcext:value-type="float">
            <text:p>0,221145</text:p>
          </table:table-cell>
          <table:table-cell office:value-type="float" office:value="0.522127" calcext:value-type="float">
            <text:p>0,522127</text:p>
          </table:table-cell>
          <table:table-cell office:value-type="float" office:value="0.566643" calcext:value-type="float">
            <text:p>0,566643</text:p>
          </table:table-cell>
          <table:table-cell office:value-type="float" office:value="0.575497" calcext:value-type="float">
            <text:p>0,575497</text:p>
          </table:table-cell>
          <table:table-cell office:value-type="float" office:value="0.577821" calcext:value-type="float">
            <text:p>0,577821</text:p>
          </table:table-cell>
          <table:table-cell office:value-type="float" office:value="0.578982" calcext:value-type="float">
            <text:p>0,578982</text:p>
          </table:table-cell>
          <table:table-cell office:value-type="float" office:value="0.580314" calcext:value-type="float">
            <text:p>0,580314</text:p>
          </table:table-cell>
          <table:table-cell office:value-type="float" office:value="0.593365" calcext:value-type="float">
            <text:p>0,593365</text:p>
          </table:table-cell>
          <table:table-cell office:value-type="float" office:value="0.729004" calcext:value-type="float">
            <text:p>0,729004</text:p>
          </table:table-cell>
          <table:table-cell office:value-type="float" office:value="0.752943" calcext:value-type="float">
            <text:p>0,752943</text:p>
          </table:table-cell>
          <table:table-cell office:value-type="float" office:value="0.756739" calcext:value-type="float">
            <text:p>0,756739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23343" calcext:value-type="float">
            <text:p>0,62334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21145" calcext:value-type="float">
            <text:p>0,221145</text:p>
          </table:table-cell>
          <table:table-cell office:value-type="float" office:value="0.504283" calcext:value-type="float">
            <text:p>0,504283</text:p>
          </table:table-cell>
          <table:table-cell office:value-type="float" office:value="0.565683" calcext:value-type="float">
            <text:p>0,565683</text:p>
          </table:table-cell>
          <table:table-cell office:value-type="float" office:value="0.572965" calcext:value-type="float">
            <text:p>0,572965</text:p>
          </table:table-cell>
          <table:table-cell office:value-type="float" office:value="0.577777" calcext:value-type="float">
            <text:p>0,577777</text:p>
          </table:table-cell>
          <table:table-cell office:value-type="float" office:value="0.57866" calcext:value-type="float">
            <text:p>0,57866</text:p>
          </table:table-cell>
          <table:table-cell office:value-type="float" office:value="0.580326" calcext:value-type="float">
            <text:p>0,580326</text:p>
          </table:table-cell>
          <table:table-cell office:value-type="float" office:value="0.611579" calcext:value-type="float">
            <text:p>0,611579</text:p>
          </table:table-cell>
          <table:table-cell office:value-type="float" office:value="0.73015" calcext:value-type="float">
            <text:p>0,73015</text:p>
          </table:table-cell>
          <table:table-cell office:value-type="float" office:value="0.752976" calcext:value-type="float">
            <text:p>0,752976</text:p>
          </table:table-cell>
          <table:table-cell office:value-type="float" office:value="0.756873" calcext:value-type="float">
            <text:p>0,756873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23127" calcext:value-type="float">
            <text:p>0,623127</text:p>
          </table:table-cell>
          <table:table-cell>
            <draw:frame draw:z-index="0" draw:style-name="gr1" draw:text-style-name="P1" svg:width="22.348cm" svg:height="12.57cm" svg:x="0.059cm" svg:y="-0.001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6003" calcext:value-type="float">
            <text:p>0,006003</text:p>
          </table:table-cell>
          <table:table-cell office:value-type="float" office:value="0.494427" calcext:value-type="float">
            <text:p>0,494427</text:p>
          </table:table-cell>
          <table:table-cell office:value-type="float" office:value="0.568693" calcext:value-type="float">
            <text:p>0,568693</text:p>
          </table:table-cell>
          <table:table-cell office:value-type="float" office:value="0.574721" calcext:value-type="float">
            <text:p>0,574721</text:p>
          </table:table-cell>
          <table:table-cell office:value-type="float" office:value="0.578152" calcext:value-type="float">
            <text:p>0,578152</text:p>
          </table:table-cell>
          <table:table-cell office:value-type="float" office:value="0.579293" calcext:value-type="float">
            <text:p>0,579293</text:p>
          </table:table-cell>
          <table:table-cell office:value-type="float" office:value="0.580763" calcext:value-type="float">
            <text:p>0,580763</text:p>
          </table:table-cell>
          <table:table-cell office:value-type="float" office:value="0.713605" calcext:value-type="float">
            <text:p>0,713605</text:p>
          </table:table-cell>
          <table:table-cell office:value-type="float" office:value="0.750341" calcext:value-type="float">
            <text:p>0,750341</text:p>
          </table:table-cell>
          <table:table-cell office:value-type="float" office:value="0.7537" calcext:value-type="float">
            <text:p>0,7537</text:p>
          </table:table-cell>
          <table:table-cell office:value-type="float" office:value="0.757133" calcext:value-type="float">
            <text:p>0,757133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35083" calcext:value-type="float">
            <text:p>0,63508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98766" calcext:value-type="float">
            <text:p>0,298766</text:p>
          </table:table-cell>
          <table:table-cell office:value-type="float" office:value="0.530664" calcext:value-type="float">
            <text:p>0,530664</text:p>
          </table:table-cell>
          <table:table-cell office:value-type="float" office:value="0.56898" calcext:value-type="float">
            <text:p>0,56898</text:p>
          </table:table-cell>
          <table:table-cell office:value-type="float" office:value="0.573522" calcext:value-type="float">
            <text:p>0,573522</text:p>
          </table:table-cell>
          <table:table-cell office:value-type="float" office:value="0.577371" calcext:value-type="float">
            <text:p>0,577371</text:p>
          </table:table-cell>
          <table:table-cell office:value-type="float" office:value="0.57864" calcext:value-type="float">
            <text:p>0,57864</text:p>
          </table:table-cell>
          <table:table-cell office:value-type="float" office:value="0.580396" calcext:value-type="float">
            <text:p>0,580396</text:p>
          </table:table-cell>
          <table:table-cell office:value-type="float" office:value="0.720187" calcext:value-type="float">
            <text:p>0,720187</text:p>
          </table:table-cell>
          <table:table-cell office:value-type="float" office:value="0.751241" calcext:value-type="float">
            <text:p>0,751241</text:p>
          </table:table-cell>
          <table:table-cell office:value-type="float" office:value="0.754747" calcext:value-type="float">
            <text:p>0,754747</text:p>
          </table:table-cell>
          <table:table-cell office:value-type="float" office:value="0.757104" calcext:value-type="float">
            <text:p>0,757104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39285" calcext:value-type="float">
            <text:p>0,63928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91336" calcext:value-type="float">
            <text:p>0,491336</text:p>
          </table:table-cell>
          <table:table-cell office:value-type="float" office:value="0.539456" calcext:value-type="float">
            <text:p>0,539456</text:p>
          </table:table-cell>
          <table:table-cell office:value-type="float" office:value="0.570251" calcext:value-type="float">
            <text:p>0,570251</text:p>
          </table:table-cell>
          <table:table-cell office:value-type="float" office:value="0.576254" calcext:value-type="float">
            <text:p>0,576254</text:p>
          </table:table-cell>
          <table:table-cell office:value-type="float" office:value="0.578142" calcext:value-type="float">
            <text:p>0,578142</text:p>
          </table:table-cell>
          <table:table-cell office:value-type="float" office:value="0.579904" calcext:value-type="float">
            <text:p>0,579904</text:p>
          </table:table-cell>
          <table:table-cell office:value-type="float" office:value="0.658098" calcext:value-type="float">
            <text:p>0,658098</text:p>
          </table:table-cell>
          <table:table-cell office:value-type="float" office:value="0.75012" calcext:value-type="float">
            <text:p>0,75012</text:p>
          </table:table-cell>
          <table:table-cell office:value-type="float" office:value="0.752419" calcext:value-type="float">
            <text:p>0,752419</text:p>
          </table:table-cell>
          <table:table-cell office:value-type="float" office:value="0.755542" calcext:value-type="float">
            <text:p>0,755542</text:p>
          </table:table-cell>
          <table:table-cell office:value-type="float" office:value="0.757111" calcext:value-type="float">
            <text:p>0,757111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5173" calcext:value-type="float">
            <text:p>0,6517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73238" calcext:value-type="float">
            <text:p>0,173238</text:p>
          </table:table-cell>
          <table:table-cell office:value-type="float" office:value="0.507997" calcext:value-type="float">
            <text:p>0,507997</text:p>
          </table:table-cell>
          <table:table-cell office:value-type="float" office:value="0.569848" calcext:value-type="float">
            <text:p>0,569848</text:p>
          </table:table-cell>
          <table:table-cell office:value-type="float" office:value="0.574916" calcext:value-type="float">
            <text:p>0,574916</text:p>
          </table:table-cell>
          <table:table-cell office:value-type="float" office:value="0.578017" calcext:value-type="float">
            <text:p>0,578017</text:p>
          </table:table-cell>
          <table:table-cell office:value-type="float" office:value="0.579809" calcext:value-type="float">
            <text:p>0,579809</text:p>
          </table:table-cell>
          <table:table-cell office:value-type="float" office:value="0.649999" calcext:value-type="float">
            <text:p>0,649999</text:p>
          </table:table-cell>
          <table:table-cell office:value-type="float" office:value="0.749485" calcext:value-type="float">
            <text:p>0,749485</text:p>
          </table:table-cell>
          <table:table-cell office:value-type="float" office:value="0.751254" calcext:value-type="float">
            <text:p>0,751254</text:p>
          </table:table-cell>
          <table:table-cell office:value-type="float" office:value="0.754237" calcext:value-type="float">
            <text:p>0,754237</text:p>
          </table:table-cell>
          <table:table-cell office:value-type="float" office:value="0.757076" calcext:value-type="float">
            <text:p>0,757076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47264" calcext:value-type="float">
            <text:p>0,64726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73238" calcext:value-type="float">
            <text:p>0,173238</text:p>
          </table:table-cell>
          <table:table-cell office:value-type="float" office:value="0.52311" calcext:value-type="float">
            <text:p>0,52311</text:p>
          </table:table-cell>
          <table:table-cell office:value-type="float" office:value="0.569393" calcext:value-type="float">
            <text:p>0,569393</text:p>
          </table:table-cell>
          <table:table-cell office:value-type="float" office:value="0.573955" calcext:value-type="float">
            <text:p>0,573955</text:p>
          </table:table-cell>
          <table:table-cell office:value-type="float" office:value="0.577984" calcext:value-type="float">
            <text:p>0,577984</text:p>
          </table:table-cell>
          <table:table-cell office:value-type="float" office:value="0.579618" calcext:value-type="float">
            <text:p>0,579618</text:p>
          </table:table-cell>
          <table:table-cell office:value-type="float" office:value="0.691707" calcext:value-type="float">
            <text:p>0,691707</text:p>
          </table:table-cell>
          <table:table-cell office:value-type="float" office:value="0.749989" calcext:value-type="float">
            <text:p>0,749989</text:p>
          </table:table-cell>
          <table:table-cell office:value-type="float" office:value="0.751145" calcext:value-type="float">
            <text:p>0,751145</text:p>
          </table:table-cell>
          <table:table-cell office:value-type="float" office:value="0.754149" calcext:value-type="float">
            <text:p>0,754149</text:p>
          </table:table-cell>
          <table:table-cell office:value-type="float" office:value="0.757181" calcext:value-type="float">
            <text:p>0,757181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52823" calcext:value-type="float">
            <text:p>0,65282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90457" calcext:value-type="float">
            <text:p>0,490457</text:p>
          </table:table-cell>
          <table:table-cell office:value-type="float" office:value="0.53951" calcext:value-type="float">
            <text:p>0,53951</text:p>
          </table:table-cell>
          <table:table-cell office:value-type="float" office:value="0.569623" calcext:value-type="float">
            <text:p>0,569623</text:p>
          </table:table-cell>
          <table:table-cell office:value-type="float" office:value="0.572837" calcext:value-type="float">
            <text:p>0,572837</text:p>
          </table:table-cell>
          <table:table-cell office:value-type="float" office:value="0.577985" calcext:value-type="float">
            <text:p>0,577985</text:p>
          </table:table-cell>
          <table:table-cell office:value-type="float" office:value="0.580874" calcext:value-type="float">
            <text:p>0,580874</text:p>
          </table:table-cell>
          <table:table-cell office:value-type="float" office:value="0.744223" calcext:value-type="float">
            <text:p>0,744223</text:p>
          </table:table-cell>
          <table:table-cell office:value-type="float" office:value="0.751103" calcext:value-type="float">
            <text:p>0,751103</text:p>
          </table:table-cell>
          <table:table-cell office:value-type="float" office:value="0.753771" calcext:value-type="float">
            <text:p>0,753771</text:p>
          </table:table-cell>
          <table:table-cell office:value-type="float" office:value="0.756593" calcext:value-type="float">
            <text:p>0,756593</text:p>
          </table:table-cell>
          <table:table-cell office:value-type="float" office:value="0.757416" calcext:value-type="float">
            <text:p>0,757416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60394" calcext:value-type="float">
            <text:p>0,66039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90457" calcext:value-type="float">
            <text:p>0,490457</text:p>
          </table:table-cell>
          <table:table-cell office:value-type="float" office:value="0.541744" calcext:value-type="float">
            <text:p>0,541744</text:p>
          </table:table-cell>
          <table:table-cell office:value-type="float" office:value="0.5688" calcext:value-type="float">
            <text:p>0,5688</text:p>
          </table:table-cell>
          <table:table-cell office:value-type="float" office:value="0.572577" calcext:value-type="float">
            <text:p>0,572577</text:p>
          </table:table-cell>
          <table:table-cell office:value-type="float" office:value="0.577852" calcext:value-type="float">
            <text:p>0,577852</text:p>
          </table:table-cell>
          <table:table-cell office:value-type="float" office:value="0.58045" calcext:value-type="float">
            <text:p>0,58045</text:p>
          </table:table-cell>
          <table:table-cell office:value-type="float" office:value="0.748932" calcext:value-type="float">
            <text:p>0,748932</text:p>
          </table:table-cell>
          <table:table-cell office:value-type="float" office:value="0.751724" calcext:value-type="float">
            <text:p>0,751724</text:p>
          </table:table-cell>
          <table:table-cell office:value-type="float" office:value="0.754967" calcext:value-type="float">
            <text:p>0,754967</text:p>
          </table:table-cell>
          <table:table-cell office:value-type="float" office:value="0.756823" calcext:value-type="float">
            <text:p>0,756823</text:p>
          </table:table-cell>
          <table:table-cell office:value-type="float" office:value="0.757472" calcext:value-type="float">
            <text:p>0,757472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61134" calcext:value-type="float">
            <text:p>0,66113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91406" calcext:value-type="float">
            <text:p>0,491406</text:p>
          </table:table-cell>
          <table:table-cell office:value-type="float" office:value="0.537497" calcext:value-type="float">
            <text:p>0,537497</text:p>
          </table:table-cell>
          <table:table-cell office:value-type="float" office:value="0.568976" calcext:value-type="float">
            <text:p>0,568976</text:p>
          </table:table-cell>
          <table:table-cell office:value-type="float" office:value="0.571603" calcext:value-type="float">
            <text:p>0,571603</text:p>
          </table:table-cell>
          <table:table-cell office:value-type="float" office:value="0.577297" calcext:value-type="float">
            <text:p>0,577297</text:p>
          </table:table-cell>
          <table:table-cell office:value-type="float" office:value="0.579161" calcext:value-type="float">
            <text:p>0,579161</text:p>
          </table:table-cell>
          <table:table-cell office:value-type="float" office:value="0.672055" calcext:value-type="float">
            <text:p>0,672055</text:p>
          </table:table-cell>
          <table:table-cell office:value-type="float" office:value="0.75132" calcext:value-type="float">
            <text:p>0,75132</text:p>
          </table:table-cell>
          <table:table-cell office:value-type="float" office:value="0.754333" calcext:value-type="float">
            <text:p>0,754333</text:p>
          </table:table-cell>
          <table:table-cell office:value-type="float" office:value="0.756307" calcext:value-type="float">
            <text:p>0,756307</text:p>
          </table:table-cell>
          <table:table-cell office:value-type="float" office:value="0.757372" calcext:value-type="float">
            <text:p>0,757372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52592" calcext:value-type="float">
            <text:p>0,65259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90457" calcext:value-type="float">
            <text:p>0,490457</text:p>
          </table:table-cell>
          <table:table-cell office:value-type="float" office:value="0.536127" calcext:value-type="float">
            <text:p>0,536127</text:p>
          </table:table-cell>
          <table:table-cell office:value-type="float" office:value="0.569622" calcext:value-type="float">
            <text:p>0,569622</text:p>
          </table:table-cell>
          <table:table-cell office:value-type="float" office:value="0.574619" calcext:value-type="float">
            <text:p>0,574619</text:p>
          </table:table-cell>
          <table:table-cell office:value-type="float" office:value="0.57869" calcext:value-type="float">
            <text:p>0,57869</text:p>
          </table:table-cell>
          <table:table-cell office:value-type="float" office:value="0.630342" calcext:value-type="float">
            <text:p>0,630342</text:p>
          </table:table-cell>
          <table:table-cell office:value-type="float" office:value="0.74943" calcext:value-type="float">
            <text:p>0,74943</text:p>
          </table:table-cell>
          <table:table-cell office:value-type="float" office:value="0.752013" calcext:value-type="float">
            <text:p>0,752013</text:p>
          </table:table-cell>
          <table:table-cell office:value-type="float" office:value="0.754431" calcext:value-type="float">
            <text:p>0,754431</text:p>
          </table:table-cell>
          <table:table-cell office:value-type="float" office:value="0.756283" calcext:value-type="float">
            <text:p>0,756283</text:p>
          </table:table-cell>
          <table:table-cell office:value-type="float" office:value="0.757323" calcext:value-type="float">
            <text:p>0,757323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65888" calcext:value-type="float">
            <text:p>0,66588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15778" calcext:value-type="float">
            <text:p>0,015778</text:p>
          </table:table-cell>
          <table:table-cell office:value-type="float" office:value="0.523606" calcext:value-type="float">
            <text:p>0,523606</text:p>
          </table:table-cell>
          <table:table-cell office:value-type="float" office:value="0.569686" calcext:value-type="float">
            <text:p>0,569686</text:p>
          </table:table-cell>
          <table:table-cell office:value-type="float" office:value="0.574884" calcext:value-type="float">
            <text:p>0,574884</text:p>
          </table:table-cell>
          <table:table-cell office:value-type="float" office:value="0.578719" calcext:value-type="float">
            <text:p>0,578719</text:p>
          </table:table-cell>
          <table:table-cell office:value-type="float" office:value="0.631484" calcext:value-type="float">
            <text:p>0,631484</text:p>
          </table:table-cell>
          <table:table-cell office:value-type="float" office:value="0.749666" calcext:value-type="float">
            <text:p>0,749666</text:p>
          </table:table-cell>
          <table:table-cell office:value-type="float" office:value="0.752385" calcext:value-type="float">
            <text:p>0,752385</text:p>
          </table:table-cell>
          <table:table-cell office:value-type="float" office:value="0.754885" calcext:value-type="float">
            <text:p>0,754885</text:p>
          </table:table-cell>
          <table:table-cell office:value-type="float" office:value="0.756635" calcext:value-type="float">
            <text:p>0,756635</text:p>
          </table:table-cell>
          <table:table-cell office:value-type="float" office:value="0.757533" calcext:value-type="float">
            <text:p>0,757533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64948" calcext:value-type="float">
            <text:p>0,66494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92278" calcext:value-type="float">
            <text:p>0,492278</text:p>
          </table:table-cell>
          <table:table-cell office:value-type="float" office:value="0.553213" calcext:value-type="float">
            <text:p>0,553213</text:p>
          </table:table-cell>
          <table:table-cell office:value-type="float" office:value="0.569909" calcext:value-type="float">
            <text:p>0,569909</text:p>
          </table:table-cell>
          <table:table-cell office:value-type="float" office:value="0.575966" calcext:value-type="float">
            <text:p>0,575966</text:p>
          </table:table-cell>
          <table:table-cell office:value-type="float" office:value="0.579365" calcext:value-type="float">
            <text:p>0,579365</text:p>
          </table:table-cell>
          <table:table-cell office:value-type="float" office:value="0.580811" calcext:value-type="float">
            <text:p>0,580811</text:p>
          </table:table-cell>
          <table:table-cell office:value-type="float" office:value="0.736122" calcext:value-type="float">
            <text:p>0,736122</text:p>
          </table:table-cell>
          <table:table-cell office:value-type="float" office:value="0.751029" calcext:value-type="float">
            <text:p>0,751029</text:p>
          </table:table-cell>
          <table:table-cell office:value-type="float" office:value="0.753492" calcext:value-type="float">
            <text:p>0,753492</text:p>
          </table:table-cell>
          <table:table-cell office:value-type="float" office:value="0.755684" calcext:value-type="float">
            <text:p>0,755684</text:p>
          </table:table-cell>
          <table:table-cell office:value-type="float" office:value="0.757145" calcext:value-type="float">
            <text:p>0,757145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61274" calcext:value-type="float">
            <text:p>0,66127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15888" calcext:value-type="float">
            <text:p>0,015888</text:p>
          </table:table-cell>
          <table:table-cell office:value-type="float" office:value="0.527733" calcext:value-type="float">
            <text:p>0,527733</text:p>
          </table:table-cell>
          <table:table-cell office:value-type="float" office:value="0.571984" calcext:value-type="float">
            <text:p>0,571984</text:p>
          </table:table-cell>
          <table:table-cell office:value-type="float" office:value="0.577917" calcext:value-type="float">
            <text:p>0,577917</text:p>
          </table:table-cell>
          <table:table-cell office:value-type="float" office:value="0.580067" calcext:value-type="float">
            <text:p>0,580067</text:p>
          </table:table-cell>
          <table:table-cell office:value-type="float" office:value="0.637165" calcext:value-type="float">
            <text:p>0,637165</text:p>
          </table:table-cell>
          <table:table-cell office:value-type="float" office:value="0.749446" calcext:value-type="float">
            <text:p>0,749446</text:p>
          </table:table-cell>
          <table:table-cell office:value-type="float" office:value="0.752405" calcext:value-type="float">
            <text:p>0,752405</text:p>
          </table:table-cell>
          <table:table-cell office:value-type="float" office:value="0.754702" calcext:value-type="float">
            <text:p>0,754702</text:p>
          </table:table-cell>
          <table:table-cell office:value-type="float" office:value="0.756426" calcext:value-type="float">
            <text:p>0,756426</text:p>
          </table:table-cell>
          <table:table-cell office:value-type="float" office:value="0.757389" calcext:value-type="float">
            <text:p>0,757389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66523" calcext:value-type="float">
            <text:p>0,66652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91191" calcext:value-type="float">
            <text:p>0,491191</text:p>
          </table:table-cell>
          <table:table-cell office:value-type="float" office:value="0.540403" calcext:value-type="float">
            <text:p>0,540403</text:p>
          </table:table-cell>
          <table:table-cell office:value-type="float" office:value="0.57324" calcext:value-type="float">
            <text:p>0,57324</text:p>
          </table:table-cell>
          <table:table-cell office:value-type="float" office:value="0.578305" calcext:value-type="float">
            <text:p>0,578305</text:p>
          </table:table-cell>
          <table:table-cell office:value-type="float" office:value="0.580343" calcext:value-type="float">
            <text:p>0,580343</text:p>
          </table:table-cell>
          <table:table-cell office:value-type="float" office:value="0.705365" calcext:value-type="float">
            <text:p>0,705365</text:p>
          </table:table-cell>
          <table:table-cell office:value-type="float" office:value="0.750609" calcext:value-type="float">
            <text:p>0,750609</text:p>
          </table:table-cell>
          <table:table-cell office:value-type="float" office:value="0.754429" calcext:value-type="float">
            <text:p>0,754429</text:p>
          </table:table-cell>
          <table:table-cell office:value-type="float" office:value="0.756063" calcext:value-type="float">
            <text:p>0,756063</text:p>
          </table:table-cell>
          <table:table-cell office:value-type="float" office:value="0.756851" calcext:value-type="float">
            <text:p>0,756851</text:p>
          </table:table-cell>
          <table:table-cell office:value-type="float" office:value="0.757629" calcext:value-type="float">
            <text:p>0,757629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75324" calcext:value-type="float">
            <text:p>0,67532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5029" calcext:value-type="float">
            <text:p>0,015029</text:p>
          </table:table-cell>
          <table:table-cell office:value-type="float" office:value="0.529171" calcext:value-type="float">
            <text:p>0,529171</text:p>
          </table:table-cell>
          <table:table-cell office:value-type="float" office:value="0.573228" calcext:value-type="float">
            <text:p>0,573228</text:p>
          </table:table-cell>
          <table:table-cell office:value-type="float" office:value="0.578273" calcext:value-type="float">
            <text:p>0,578273</text:p>
          </table:table-cell>
          <table:table-cell office:value-type="float" office:value="0.580168" calcext:value-type="float">
            <text:p>0,580168</text:p>
          </table:table-cell>
          <table:table-cell office:value-type="float" office:value="0.644728" calcext:value-type="float">
            <text:p>0,644728</text:p>
          </table:table-cell>
          <table:table-cell office:value-type="float" office:value="0.749806" calcext:value-type="float">
            <text:p>0,749806</text:p>
          </table:table-cell>
          <table:table-cell office:value-type="float" office:value="0.753472" calcext:value-type="float">
            <text:p>0,753472</text:p>
          </table:table-cell>
          <table:table-cell office:value-type="float" office:value="0.755822" calcext:value-type="float">
            <text:p>0,755822</text:p>
          </table:table-cell>
          <table:table-cell office:value-type="float" office:value="0.756773" calcext:value-type="float">
            <text:p>0,756773</text:p>
          </table:table-cell>
          <table:table-cell office:value-type="float" office:value="0.757467" calcext:value-type="float">
            <text:p>0,757467</text:p>
          </table:table-cell>
          <table:table-cell office:value-type="float" office:value="0.758059" calcext:value-type="float">
            <text:p>0,758059</text:p>
          </table:table-cell>
          <table:table-cell office:value-type="float" office:value="0.667891" calcext:value-type="float">
            <text:p>0,66789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91793" calcext:value-type="float">
            <text:p>0,491793</text:p>
          </table:table-cell>
          <table:table-cell office:value-type="float" office:value="0.557825" calcext:value-type="float">
            <text:p>0,557825</text:p>
          </table:table-cell>
          <table:table-cell office:value-type="float" office:value="0.577268" calcext:value-type="float">
            <text:p>0,577268</text:p>
          </table:table-cell>
          <table:table-cell office:value-type="float" office:value="0.57981" calcext:value-type="float">
            <text:p>0,57981</text:p>
          </table:table-cell>
          <table:table-cell office:value-type="float" office:value="0.580881" calcext:value-type="float">
            <text:p>0,580881</text:p>
          </table:table-cell>
          <table:table-cell office:value-type="float" office:value="0.748255" calcext:value-type="float">
            <text:p>0,748255</text:p>
          </table:table-cell>
          <table:table-cell office:value-type="float" office:value="0.752005" calcext:value-type="float">
            <text:p>0,752005</text:p>
          </table:table-cell>
          <table:table-cell office:value-type="float" office:value="0.755384" calcext:value-type="float">
            <text:p>0,755384</text:p>
          </table:table-cell>
          <table:table-cell office:value-type="float" office:value="0.756595" calcext:value-type="float">
            <text:p>0,756595</text:p>
          </table:table-cell>
          <table:table-cell office:value-type="float" office:value="0.757127" calcext:value-type="float">
            <text:p>0,757127</text:p>
          </table:table-cell>
          <table:table-cell office:value-type="float" office:value="0.757816" calcext:value-type="float">
            <text:p>0,757816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682297" calcext:value-type="float">
            <text:p>0,68229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66654" calcext:value-type="float">
            <text:p>0,566654</text:p>
          </table:table-cell>
          <table:table-cell office:value-type="float" office:value="0.573337" calcext:value-type="float">
            <text:p>0,573337</text:p>
          </table:table-cell>
          <table:table-cell office:value-type="float" office:value="0.579736" calcext:value-type="float">
            <text:p>0,579736</text:p>
          </table:table-cell>
          <table:table-cell office:value-type="float" office:value="0.580812" calcext:value-type="float">
            <text:p>0,580812</text:p>
          </table:table-cell>
          <table:table-cell office:value-type="float" office:value="0.748263" calcext:value-type="float">
            <text:p>0,748263</text:p>
          </table:table-cell>
          <table:table-cell office:value-type="float" office:value="0.751206" calcext:value-type="float">
            <text:p>0,751206</text:p>
          </table:table-cell>
          <table:table-cell office:value-type="float" office:value="0.753528" calcext:value-type="float">
            <text:p>0,753528</text:p>
          </table:table-cell>
          <table:table-cell office:value-type="float" office:value="0.7561" calcext:value-type="float">
            <text:p>0,7561</text:p>
          </table:table-cell>
          <table:table-cell office:value-type="float" office:value="0.756723" calcext:value-type="float">
            <text:p>0,756723</text:p>
          </table:table-cell>
          <table:table-cell office:value-type="float" office:value="0.757185" calcext:value-type="float">
            <text:p>0,757185</text:p>
          </table:table-cell>
          <table:table-cell office:value-type="float" office:value="0.757786" calcext:value-type="float">
            <text:p>0,757786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701468" calcext:value-type="float">
            <text:p>0,70146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95431" calcext:value-type="float">
            <text:p>0,495431</text:p>
          </table:table-cell>
          <table:table-cell office:value-type="float" office:value="0.56758" calcext:value-type="float">
            <text:p>0,56758</text:p>
          </table:table-cell>
          <table:table-cell office:value-type="float" office:value="0.579689" calcext:value-type="float">
            <text:p>0,579689</text:p>
          </table:table-cell>
          <table:table-cell office:value-type="float" office:value="0.580899" calcext:value-type="float">
            <text:p>0,580899</text:p>
          </table:table-cell>
          <table:table-cell office:value-type="float" office:value="0.748223" calcext:value-type="float">
            <text:p>0,748223</text:p>
          </table:table-cell>
          <table:table-cell office:value-type="float" office:value="0.751038" calcext:value-type="float">
            <text:p>0,751038</text:p>
          </table:table-cell>
          <table:table-cell office:value-type="float" office:value="0.752886" calcext:value-type="float">
            <text:p>0,752886</text:p>
          </table:table-cell>
          <table:table-cell office:value-type="float" office:value="0.755144" calcext:value-type="float">
            <text:p>0,755144</text:p>
          </table:table-cell>
          <table:table-cell office:value-type="float" office:value="0.756559" calcext:value-type="float">
            <text:p>0,756559</text:p>
          </table:table-cell>
          <table:table-cell office:value-type="float" office:value="0.757171" calcext:value-type="float">
            <text:p>0,757171</text:p>
          </table:table-cell>
          <table:table-cell office:value-type="float" office:value="0.75775" calcext:value-type="float">
            <text:p>0,75775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700694" calcext:value-type="float">
            <text:p>0,70069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12479" calcext:value-type="float">
            <text:p>0,312479</text:p>
          </table:table-cell>
          <table:table-cell office:value-type="float" office:value="0.55661" calcext:value-type="float">
            <text:p>0,55661</text:p>
          </table:table-cell>
          <table:table-cell office:value-type="float" office:value="0.579091" calcext:value-type="float">
            <text:p>0,579091</text:p>
          </table:table-cell>
          <table:table-cell office:value-type="float" office:value="0.580812" calcext:value-type="float">
            <text:p>0,580812</text:p>
          </table:table-cell>
          <table:table-cell office:value-type="float" office:value="0.732858" calcext:value-type="float">
            <text:p>0,732858</text:p>
          </table:table-cell>
          <table:table-cell office:value-type="float" office:value="0.750658" calcext:value-type="float">
            <text:p>0,750658</text:p>
          </table:table-cell>
          <table:table-cell office:value-type="float" office:value="0.752024" calcext:value-type="float">
            <text:p>0,752024</text:p>
          </table:table-cell>
          <table:table-cell office:value-type="float" office:value="0.754704" calcext:value-type="float">
            <text:p>0,754704</text:p>
          </table:table-cell>
          <table:table-cell office:value-type="float" office:value="0.756301" calcext:value-type="float">
            <text:p>0,756301</text:p>
          </table:table-cell>
          <table:table-cell office:value-type="float" office:value="0.757217" calcext:value-type="float">
            <text:p>0,757217</text:p>
          </table:table-cell>
          <table:table-cell office:value-type="float" office:value="0.757735" calcext:value-type="float">
            <text:p>0,757735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697801" calcext:value-type="float">
            <text:p>0,69780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77668" calcext:value-type="float">
            <text:p>0,077668</text:p>
          </table:table-cell>
          <table:table-cell office:value-type="float" office:value="0.539955" calcext:value-type="float">
            <text:p>0,539955</text:p>
          </table:table-cell>
          <table:table-cell office:value-type="float" office:value="0.578097" calcext:value-type="float">
            <text:p>0,578097</text:p>
          </table:table-cell>
          <table:table-cell office:value-type="float" office:value="0.589474" calcext:value-type="float">
            <text:p>0,589474</text:p>
          </table:table-cell>
          <table:table-cell office:value-type="float" office:value="0.749173" calcext:value-type="float">
            <text:p>0,749173</text:p>
          </table:table-cell>
          <table:table-cell office:value-type="float" office:value="0.751013" calcext:value-type="float">
            <text:p>0,751013</text:p>
          </table:table-cell>
          <table:table-cell office:value-type="float" office:value="0.752596" calcext:value-type="float">
            <text:p>0,752596</text:p>
          </table:table-cell>
          <table:table-cell office:value-type="float" office:value="0.754954" calcext:value-type="float">
            <text:p>0,754954</text:p>
          </table:table-cell>
          <table:table-cell office:value-type="float" office:value="0.756448" calcext:value-type="float">
            <text:p>0,756448</text:p>
          </table:table-cell>
          <table:table-cell office:value-type="float" office:value="0.757225" calcext:value-type="float">
            <text:p>0,757225</text:p>
          </table:table-cell>
          <table:table-cell office:value-type="float" office:value="0.757734" calcext:value-type="float">
            <text:p>0,757734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698667" calcext:value-type="float">
            <text:p>0,69866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1369" calcext:value-type="float">
            <text:p>0,21369</text:p>
          </table:table-cell>
          <table:table-cell office:value-type="float" office:value="0.533811" calcext:value-type="float">
            <text:p>0,533811</text:p>
          </table:table-cell>
          <table:table-cell office:value-type="float" office:value="0.576054" calcext:value-type="float">
            <text:p>0,576054</text:p>
          </table:table-cell>
          <table:table-cell office:value-type="float" office:value="0.580676" calcext:value-type="float">
            <text:p>0,580676</text:p>
          </table:table-cell>
          <table:table-cell office:value-type="float" office:value="0.715222" calcext:value-type="float">
            <text:p>0,715222</text:p>
          </table:table-cell>
          <table:table-cell office:value-type="float" office:value="0.750918" calcext:value-type="float">
            <text:p>0,750918</text:p>
          </table:table-cell>
          <table:table-cell office:value-type="float" office:value="0.752541" calcext:value-type="float">
            <text:p>0,752541</text:p>
          </table:table-cell>
          <table:table-cell office:value-type="float" office:value="0.755043" calcext:value-type="float">
            <text:p>0,755043</text:p>
          </table:table-cell>
          <table:table-cell office:value-type="float" office:value="0.756514" calcext:value-type="float">
            <text:p>0,756514</text:p>
          </table:table-cell>
          <table:table-cell office:value-type="float" office:value="0.757276" calcext:value-type="float">
            <text:p>0,757276</text:p>
          </table:table-cell>
          <table:table-cell office:value-type="float" office:value="0.757776" calcext:value-type="float">
            <text:p>0,757776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693583" calcext:value-type="float">
            <text:p>0,69358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11311" calcext:value-type="float">
            <text:p>0,311311</text:p>
          </table:table-cell>
          <table:table-cell office:value-type="float" office:value="0.541538" calcext:value-type="float">
            <text:p>0,541538</text:p>
          </table:table-cell>
          <table:table-cell office:value-type="float" office:value="0.574384" calcext:value-type="float">
            <text:p>0,574384</text:p>
          </table:table-cell>
          <table:table-cell office:value-type="float" office:value="0.580442" calcext:value-type="float">
            <text:p>0,580442</text:p>
          </table:table-cell>
          <table:table-cell office:value-type="float" office:value="0.699442" calcext:value-type="float">
            <text:p>0,699442</text:p>
          </table:table-cell>
          <table:table-cell office:value-type="float" office:value="0.750844" calcext:value-type="float">
            <text:p>0,750844</text:p>
          </table:table-cell>
          <table:table-cell office:value-type="float" office:value="0.751931" calcext:value-type="float">
            <text:p>0,751931</text:p>
          </table:table-cell>
          <table:table-cell office:value-type="float" office:value="0.755077" calcext:value-type="float">
            <text:p>0,755077</text:p>
          </table:table-cell>
          <table:table-cell office:value-type="float" office:value="0.756744" calcext:value-type="float">
            <text:p>0,756744</text:p>
          </table:table-cell>
          <table:table-cell office:value-type="float" office:value="0.757281" calcext:value-type="float">
            <text:p>0,757281</text:p>
          </table:table-cell>
          <table:table-cell office:value-type="float" office:value="0.757781" calcext:value-type="float">
            <text:p>0,757781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692546" calcext:value-type="float">
            <text:p>0,69254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2051" calcext:value-type="float">
            <text:p>0,02051</text:p>
          </table:table-cell>
          <table:table-cell office:value-type="float" office:value="0.51669" calcext:value-type="float">
            <text:p>0,51669</text:p>
          </table:table-cell>
          <table:table-cell office:value-type="float" office:value="0.573164" calcext:value-type="float">
            <text:p>0,573164</text:p>
          </table:table-cell>
          <table:table-cell office:value-type="float" office:value="0.581125" calcext:value-type="float">
            <text:p>0,581125</text:p>
          </table:table-cell>
          <table:table-cell office:value-type="float" office:value="0.725904" calcext:value-type="float">
            <text:p>0,725904</text:p>
          </table:table-cell>
          <table:table-cell office:value-type="float" office:value="0.750952" calcext:value-type="float">
            <text:p>0,750952</text:p>
          </table:table-cell>
          <table:table-cell office:value-type="float" office:value="0.752452" calcext:value-type="float">
            <text:p>0,752452</text:p>
          </table:table-cell>
          <table:table-cell office:value-type="float" office:value="0.755102" calcext:value-type="float">
            <text:p>0,755102</text:p>
          </table:table-cell>
          <table:table-cell office:value-type="float" office:value="0.756583" calcext:value-type="float">
            <text:p>0,756583</text:p>
          </table:table-cell>
          <table:table-cell office:value-type="float" office:value="0.757169" calcext:value-type="float">
            <text:p>0,757169</text:p>
          </table:table-cell>
          <table:table-cell office:value-type="float" office:value="0.757643" calcext:value-type="float">
            <text:p>0,757643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692678" calcext:value-type="float">
            <text:p>0,69267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62639" calcext:value-type="float">
            <text:p>0,462639</text:p>
          </table:table-cell>
          <table:table-cell office:value-type="float" office:value="0.561996" calcext:value-type="float">
            <text:p>0,561996</text:p>
          </table:table-cell>
          <table:table-cell office:value-type="float" office:value="0.576255" calcext:value-type="float">
            <text:p>0,576255</text:p>
          </table:table-cell>
          <table:table-cell office:value-type="float" office:value="0.60687" calcext:value-type="float">
            <text:p>0,60687</text:p>
          </table:table-cell>
          <table:table-cell office:value-type="float" office:value="0.749831" calcext:value-type="float">
            <text:p>0,749831</text:p>
          </table:table-cell>
          <table:table-cell office:value-type="float" office:value="0.751594" calcext:value-type="float">
            <text:p>0,751594</text:p>
          </table:table-cell>
          <table:table-cell office:value-type="float" office:value="0.75439" calcext:value-type="float">
            <text:p>0,75439</text:p>
          </table:table-cell>
          <table:table-cell office:value-type="float" office:value="0.755733" calcext:value-type="float">
            <text:p>0,755733</text:p>
          </table:table-cell>
          <table:table-cell office:value-type="float" office:value="0.756828" calcext:value-type="float">
            <text:p>0,756828</text:p>
          </table:table-cell>
          <table:table-cell office:value-type="float" office:value="0.757263" calcext:value-type="float">
            <text:p>0,757263</text:p>
          </table:table-cell>
          <table:table-cell office:value-type="float" office:value="0.757782" calcext:value-type="float">
            <text:p>0,757782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702854" calcext:value-type="float">
            <text:p>0,70285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8206" calcext:value-type="float">
            <text:p>0,018206</text:p>
          </table:table-cell>
          <table:table-cell office:value-type="float" office:value="0.536061" calcext:value-type="float">
            <text:p>0,536061</text:p>
          </table:table-cell>
          <table:table-cell office:value-type="float" office:value="0.579642" calcext:value-type="float">
            <text:p>0,579642</text:p>
          </table:table-cell>
          <table:table-cell office:value-type="float" office:value="0.661954" calcext:value-type="float">
            <text:p>0,661954</text:p>
          </table:table-cell>
          <table:table-cell office:value-type="float" office:value="0.75065" calcext:value-type="float">
            <text:p>0,75065</text:p>
          </table:table-cell>
          <table:table-cell office:value-type="float" office:value="0.752357" calcext:value-type="float">
            <text:p>0,752357</text:p>
          </table:table-cell>
          <table:table-cell office:value-type="float" office:value="0.75452" calcext:value-type="float">
            <text:p>0,75452</text:p>
          </table:table-cell>
          <table:table-cell office:value-type="float" office:value="0.755574" calcext:value-type="float">
            <text:p>0,755574</text:p>
          </table:table-cell>
          <table:table-cell office:value-type="float" office:value="0.75676" calcext:value-type="float">
            <text:p>0,75676</text:p>
          </table:table-cell>
          <table:table-cell office:value-type="float" office:value="0.757256" calcext:value-type="float">
            <text:p>0,757256</text:p>
          </table:table-cell>
          <table:table-cell office:value-type="float" office:value="0.757776" calcext:value-type="float">
            <text:p>0,757776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706255" calcext:value-type="float">
            <text:p>0,70625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18206" calcext:value-type="float">
            <text:p>0,018206</text:p>
          </table:table-cell>
          <table:table-cell office:value-type="float" office:value="0.505525" calcext:value-type="float">
            <text:p>0,505525</text:p>
          </table:table-cell>
          <table:table-cell office:value-type="float" office:value="0.579506" calcext:value-type="float">
            <text:p>0,579506</text:p>
          </table:table-cell>
          <table:table-cell office:value-type="float" office:value="0.674139" calcext:value-type="float">
            <text:p>0,674139</text:p>
          </table:table-cell>
          <table:table-cell office:value-type="float" office:value="0.750697" calcext:value-type="float">
            <text:p>0,750697</text:p>
          </table:table-cell>
          <table:table-cell office:value-type="float" office:value="0.752803" calcext:value-type="float">
            <text:p>0,752803</text:p>
          </table:table-cell>
          <table:table-cell office:value-type="float" office:value="0.754814" calcext:value-type="float">
            <text:p>0,754814</text:p>
          </table:table-cell>
          <table:table-cell office:value-type="float" office:value="0.755797" calcext:value-type="float">
            <text:p>0,755797</text:p>
          </table:table-cell>
          <table:table-cell office:value-type="float" office:value="0.756686" calcext:value-type="float">
            <text:p>0,756686</text:p>
          </table:table-cell>
          <table:table-cell office:value-type="float" office:value="0.757221" calcext:value-type="float">
            <text:p>0,757221</text:p>
          </table:table-cell>
          <table:table-cell office:value-type="float" office:value="0.757897" calcext:value-type="float">
            <text:p>0,757897</text:p>
          </table:table-cell>
          <table:table-cell office:value-type="float" office:value="0.758211" calcext:value-type="float">
            <text:p>0,758211</text:p>
          </table:table-cell>
          <table:table-cell office:value-type="float" office:value="0.704509" calcext:value-type="float">
            <text:p>0,70450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81263" calcext:value-type="float">
            <text:p>0,381263</text:p>
          </table:table-cell>
          <table:table-cell office:value-type="float" office:value="0.545672" calcext:value-type="float">
            <text:p>0,545672</text:p>
          </table:table-cell>
          <table:table-cell office:value-type="float" office:value="0.579466" calcext:value-type="float">
            <text:p>0,579466</text:p>
          </table:table-cell>
          <table:table-cell office:value-type="float" office:value="0.58247" calcext:value-type="float">
            <text:p>0,58247</text:p>
          </table:table-cell>
          <table:table-cell office:value-type="float" office:value="0.73787" calcext:value-type="float">
            <text:p>0,73787</text:p>
          </table:table-cell>
          <table:table-cell office:value-type="float" office:value="0.751858" calcext:value-type="float">
            <text:p>0,751858</text:p>
          </table:table-cell>
          <table:table-cell office:value-type="float" office:value="0.75439" calcext:value-type="float">
            <text:p>0,75439</text:p>
          </table:table-cell>
          <table:table-cell office:value-type="float" office:value="0.755431" calcext:value-type="float">
            <text:p>0,755431</text:p>
          </table:table-cell>
          <table:table-cell office:value-type="float" office:value="0.756553" calcext:value-type="float">
            <text:p>0,756553</text:p>
          </table:table-cell>
          <table:table-cell office:value-type="float" office:value="0.757226" calcext:value-type="float">
            <text:p>0,757226</text:p>
          </table:table-cell>
          <table:table-cell office:value-type="float" office:value="0.757854" calcext:value-type="float">
            <text:p>0,757854</text:p>
          </table:table-cell>
          <table:table-cell office:value-type="float" office:value="0.758468" calcext:value-type="float">
            <text:p>0,758468</text:p>
          </table:table-cell>
          <table:table-cell office:value-type="float" office:value="0.697879" calcext:value-type="float">
            <text:p>0,69787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62639" calcext:value-type="float">
            <text:p>0,462639</text:p>
          </table:table-cell>
          <table:table-cell office:value-type="float" office:value="0.56015" calcext:value-type="float">
            <text:p>0,56015</text:p>
          </table:table-cell>
          <table:table-cell office:value-type="float" office:value="0.578497" calcext:value-type="float">
            <text:p>0,578497</text:p>
          </table:table-cell>
          <table:table-cell office:value-type="float" office:value="0.582906" calcext:value-type="float">
            <text:p>0,582906</text:p>
          </table:table-cell>
          <table:table-cell office:value-type="float" office:value="0.69898" calcext:value-type="float">
            <text:p>0,69898</text:p>
          </table:table-cell>
          <table:table-cell office:value-type="float" office:value="0.751488" calcext:value-type="float">
            <text:p>0,751488</text:p>
          </table:table-cell>
          <table:table-cell office:value-type="float" office:value="0.753958" calcext:value-type="float">
            <text:p>0,753958</text:p>
          </table:table-cell>
          <table:table-cell office:value-type="float" office:value="0.754926" calcext:value-type="float">
            <text:p>0,754926</text:p>
          </table:table-cell>
          <table:table-cell office:value-type="float" office:value="0.756205" calcext:value-type="float">
            <text:p>0,756205</text:p>
          </table:table-cell>
          <table:table-cell office:value-type="float" office:value="0.757097" calcext:value-type="float">
            <text:p>0,757097</text:p>
          </table:table-cell>
          <table:table-cell office:value-type="float" office:value="0.757795" calcext:value-type="float">
            <text:p>0,757795</text:p>
          </table:table-cell>
          <table:table-cell office:value-type="float" office:value="0.758468" calcext:value-type="float">
            <text:p>0,758468</text:p>
          </table:table-cell>
          <table:table-cell office:value-type="float" office:value="0.6952" calcext:value-type="float">
            <text:p>0,695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37959" calcext:value-type="float">
            <text:p>0,537959</text:p>
          </table:table-cell>
          <table:table-cell office:value-type="float" office:value="0.569397" calcext:value-type="float">
            <text:p>0,569397</text:p>
          </table:table-cell>
          <table:table-cell office:value-type="float" office:value="0.581381" calcext:value-type="float">
            <text:p>0,581381</text:p>
          </table:table-cell>
          <table:table-cell office:value-type="float" office:value="0.661224" calcext:value-type="float">
            <text:p>0,661224</text:p>
          </table:table-cell>
          <table:table-cell office:value-type="float" office:value="0.75098" calcext:value-type="float">
            <text:p>0,75098</text:p>
          </table:table-cell>
          <table:table-cell office:value-type="float" office:value="0.752534" calcext:value-type="float">
            <text:p>0,752534</text:p>
          </table:table-cell>
          <table:table-cell office:value-type="float" office:value="0.754655" calcext:value-type="float">
            <text:p>0,754655</text:p>
          </table:table-cell>
          <table:table-cell office:value-type="float" office:value="0.755917" calcext:value-type="float">
            <text:p>0,755917</text:p>
          </table:table-cell>
          <table:table-cell office:value-type="float" office:value="0.756919" calcext:value-type="float">
            <text:p>0,756919</text:p>
          </table:table-cell>
          <table:table-cell office:value-type="float" office:value="0.757358" calcext:value-type="float">
            <text:p>0,757358</text:p>
          </table:table-cell>
          <table:table-cell office:value-type="float" office:value="0.757962" calcext:value-type="float">
            <text:p>0,757962</text:p>
          </table:table-cell>
          <table:table-cell office:value-type="float" office:value="0.758468" calcext:value-type="float">
            <text:p>0,758468</text:p>
          </table:table-cell>
          <table:table-cell office:value-type="float" office:value="0.709833" calcext:value-type="float">
            <text:p>0,7098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1:09:20.638371498</dc:date>
    <meta:editing-duration>PT53S</meta:editing-duration>
    <meta:editing-cycles>2</meta:editing-cycles>
    <meta:generator>LibreOffice/7.6.4.1$Linux_X86_64 LibreOffice_project/60$Build-1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201 mcc.C1:mcc.N201" chart:data-source-has-labels="both" svg:x="1.457cm" svg:y="0.251cm" svg:width="17.567cm" svg:height="11.088cm">
          <chart:coordinate-region svg:x="2.29cm" svg:y="0.45cm" svg:width="16.734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0.20738">
                <text:p>-0.20738</text:p>
                <draw:g>
                  <svg:desc>mcc.C2:mcc.C201</svg:desc>
                </draw:g>
              </table:table-cell>
              <table:table-cell office:value-type="float" office:value="-0.091742">
                <text:p>-0.091742</text:p>
                <draw:g>
                  <svg:desc>mcc.D2:mcc.D201</svg:desc>
                </draw:g>
              </table:table-cell>
              <table:table-cell office:value-type="float" office:value="-0.048624">
                <text:p>-0.048624</text:p>
                <draw:g>
                  <svg:desc>mcc.E2:mcc.E201</svg:desc>
                </draw:g>
              </table:table-cell>
              <table:table-cell office:value-type="float" office:value="-0.012288">
                <text:p>-0.012288</text:p>
                <draw:g>
                  <svg:desc>mcc.F2:mcc.F201</svg:desc>
                </draw:g>
              </table:table-cell>
              <table:table-cell office:value-type="float" office:value="-0.002337">
                <text:p>-0.002337</text:p>
                <draw:g>
                  <svg:desc>mcc.G2:mcc.G201</svg:desc>
                </draw:g>
              </table:table-cell>
              <table:table-cell office:value-type="float" office:value="0.000887">
                <text:p>0.000887</text:p>
                <draw:g>
                  <svg:desc>mcc.H2:mcc.H201</svg:desc>
                </draw:g>
              </table:table-cell>
              <table:table-cell office:value-type="float" office:value="0.009109">
                <text:p>0.009109</text:p>
                <draw:g>
                  <svg:desc>mcc.I2:mcc.I201</svg:desc>
                </draw:g>
              </table:table-cell>
              <table:table-cell office:value-type="float" office:value="0.032189">
                <text:p>0.032189</text:p>
                <draw:g>
                  <svg:desc>mcc.J2:mcc.J201</svg:desc>
                </draw:g>
              </table:table-cell>
              <table:table-cell office:value-type="float" office:value="0.092262">
                <text:p>0.092262</text:p>
                <draw:g>
                  <svg:desc>mcc.K2:mcc.K201</svg:desc>
                </draw:g>
              </table:table-cell>
              <table:table-cell office:value-type="float" office:value="0.179823">
                <text:p>0.179823</text:p>
                <draw:g>
                  <svg:desc>mcc.L2:mcc.L201</svg:desc>
                </draw:g>
              </table:table-cell>
              <table:table-cell office:value-type="float" office:value="0.277261">
                <text:p>0.277261</text:p>
                <draw:g>
                  <svg:desc>mcc.M2:mcc.M201</svg:desc>
                </draw:g>
              </table:table-cell>
              <table:table-cell office:value-type="float" office:value="-0.00481">
                <text:p>-0.00481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158854">
                <text:p>-0.158854</text:p>
              </table:table-cell>
              <table:table-cell office:value-type="float" office:value="-0.081063">
                <text:p>-0.081063</text:p>
              </table:table-cell>
              <table:table-cell office:value-type="float" office:value="-0.036087">
                <text:p>-0.036087</text:p>
              </table:table-cell>
              <table:table-cell office:value-type="float" office:value="-0.010206">
                <text:p>-0.010206</text:p>
              </table:table-cell>
              <table:table-cell office:value-type="float" office:value="-0.001478">
                <text:p>-0.001478</text:p>
              </table:table-cell>
              <table:table-cell office:value-type="float" office:value="0.001286">
                <text:p>0.001286</text:p>
              </table:table-cell>
              <table:table-cell office:value-type="float" office:value="0.012416">
                <text:p>0.012416</text:p>
              </table:table-cell>
              <table:table-cell office:value-type="float" office:value="0.045121">
                <text:p>0.045121</text:p>
              </table:table-cell>
              <table:table-cell office:value-type="float" office:value="0.107664">
                <text:p>0.107664</text:p>
              </table:table-cell>
              <table:table-cell office:value-type="float" office:value="0.224647">
                <text:p>0.224647</text:p>
              </table:table-cell>
              <table:table-cell office:value-type="float" office:value="0.399942">
                <text:p>0.399942</text:p>
              </table:table-cell>
              <table:table-cell office:value-type="float" office:value="0.010345">
                <text:p>0.0103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178171">
                <text:p>-0.178171</text:p>
              </table:table-cell>
              <table:table-cell office:value-type="float" office:value="-0.089047">
                <text:p>-0.089047</text:p>
              </table:table-cell>
              <table:table-cell office:value-type="float" office:value="-0.024023">
                <text:p>-0.024023</text:p>
              </table:table-cell>
              <table:table-cell office:value-type="float" office:value="-0.006857">
                <text:p>-0.006857</text:p>
              </table:table-cell>
              <table:table-cell office:value-type="float" office:value="-0.000579">
                <text:p>-0.000579</text:p>
              </table:table-cell>
              <table:table-cell office:value-type="float" office:value="0.006429">
                <text:p>0.006429</text:p>
              </table:table-cell>
              <table:table-cell office:value-type="float" office:value="0.027071">
                <text:p>0.027071</text:p>
              </table:table-cell>
              <table:table-cell office:value-type="float" office:value="0.069609">
                <text:p>0.069609</text:p>
              </table:table-cell>
              <table:table-cell office:value-type="float" office:value="0.126931">
                <text:p>0.126931</text:p>
              </table:table-cell>
              <table:table-cell office:value-type="float" office:value="0.256071">
                <text:p>0.256071</text:p>
              </table:table-cell>
              <table:table-cell office:value-type="float" office:value="0.399942">
                <text:p>0.399942</text:p>
              </table:table-cell>
              <table:table-cell office:value-type="float" office:value="0.018743">
                <text:p>0.0187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203194">
                <text:p>-0.203194</text:p>
              </table:table-cell>
              <table:table-cell office:value-type="float" office:value="-0.067672">
                <text:p>-0.067672</text:p>
              </table:table-cell>
              <table:table-cell office:value-type="float" office:value="-0.013451">
                <text:p>-0.013451</text:p>
              </table:table-cell>
              <table:table-cell office:value-type="float" office:value="-0.001701">
                <text:p>-0.001701</text:p>
              </table:table-cell>
              <table:table-cell office:value-type="float" office:value="0.004176">
                <text:p>0.004176</text:p>
              </table:table-cell>
              <table:table-cell office:value-type="float" office:value="0.024815">
                <text:p>0.024815</text:p>
              </table:table-cell>
              <table:table-cell office:value-type="float" office:value="0.05597">
                <text:p>0.05597</text:p>
              </table:table-cell>
              <table:table-cell office:value-type="float" office:value="0.097243">
                <text:p>0.097243</text:p>
              </table:table-cell>
              <table:table-cell office:value-type="float" office:value="0.176988">
                <text:p>0.176988</text:p>
              </table:table-cell>
              <table:table-cell office:value-type="float" office:value="0.331276">
                <text:p>0.331276</text:p>
              </table:table-cell>
              <table:table-cell office:value-type="float" office:value="0.511487">
                <text:p>0.511487</text:p>
              </table:table-cell>
              <table:table-cell office:value-type="float" office:value="0.040445">
                <text:p>0.0404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167932">
                <text:p>-0.167932</text:p>
              </table:table-cell>
              <table:table-cell office:value-type="float" office:value="-0.050373">
                <text:p>-0.050373</text:p>
              </table:table-cell>
              <table:table-cell office:value-type="float" office:value="-0.012841">
                <text:p>-0.012841</text:p>
              </table:table-cell>
              <table:table-cell office:value-type="float" office:value="-0.003491">
                <text:p>-0.003491</text:p>
              </table:table-cell>
              <table:table-cell office:value-type="float" office:value="0.001948">
                <text:p>0.001948</text:p>
              </table:table-cell>
              <table:table-cell office:value-type="float" office:value="0.016585">
                <text:p>0.016585</text:p>
              </table:table-cell>
              <table:table-cell office:value-type="float" office:value="0.048295">
                <text:p>0.048295</text:p>
              </table:table-cell>
              <table:table-cell office:value-type="float" office:value="0.092466">
                <text:p>0.092466</text:p>
              </table:table-cell>
              <table:table-cell office:value-type="float" office:value="0.163274">
                <text:p>0.163274</text:p>
              </table:table-cell>
              <table:table-cell office:value-type="float" office:value="0.329921">
                <text:p>0.329921</text:p>
              </table:table-cell>
              <table:table-cell office:value-type="float" office:value="0.458886">
                <text:p>0.458886</text:p>
              </table:table-cell>
              <table:table-cell office:value-type="float" office:value="0.041785">
                <text:p>0.041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129318">
                <text:p>-0.129318</text:p>
              </table:table-cell>
              <table:table-cell office:value-type="float" office:value="-0.033016">
                <text:p>-0.033016</text:p>
              </table:table-cell>
              <table:table-cell office:value-type="float" office:value="-0.008377">
                <text:p>-0.008377</text:p>
              </table:table-cell>
              <table:table-cell office:value-type="float" office:value="-0.001211">
                <text:p>-0.001211</text:p>
              </table:table-cell>
              <table:table-cell office:value-type="float" office:value="0.005287">
                <text:p>0.005287</text:p>
              </table:table-cell>
              <table:table-cell office:value-type="float" office:value="0.030986">
                <text:p>0.030986</text:p>
              </table:table-cell>
              <table:table-cell office:value-type="float" office:value="0.075583">
                <text:p>0.075583</text:p>
              </table:table-cell>
              <table:table-cell office:value-type="float" office:value="0.132473">
                <text:p>0.132473</text:p>
              </table:table-cell>
              <table:table-cell office:value-type="float" office:value="0.218844">
                <text:p>0.218844</text:p>
              </table:table-cell>
              <table:table-cell office:value-type="float" office:value="0.361984">
                <text:p>0.361984</text:p>
              </table:table-cell>
              <table:table-cell office:value-type="float" office:value="0.476101">
                <text:p>0.476101</text:p>
              </table:table-cell>
              <table:table-cell office:value-type="float" office:value="0.065324">
                <text:p>0.0653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98084">
                <text:p>-0.098084</text:p>
              </table:table-cell>
              <table:table-cell office:value-type="float" office:value="-0.020624">
                <text:p>-0.020624</text:p>
              </table:table-cell>
              <table:table-cell office:value-type="float" office:value="-0.003842">
                <text:p>-0.003842</text:p>
              </table:table-cell>
              <table:table-cell office:value-type="float" office:value="0.002114">
                <text:p>0.002114</text:p>
              </table:table-cell>
              <table:table-cell office:value-type="float" office:value="0.016301">
                <text:p>0.016301</text:p>
              </table:table-cell>
              <table:table-cell office:value-type="float" office:value="0.044348">
                <text:p>0.044348</text:p>
              </table:table-cell>
              <table:table-cell office:value-type="float" office:value="0.086375">
                <text:p>0.086375</text:p>
              </table:table-cell>
              <table:table-cell office:value-type="float" office:value="0.1491">
                <text:p>0.1491</text:p>
              </table:table-cell>
              <table:table-cell office:value-type="float" office:value="0.24545">
                <text:p>0.24545</text:p>
              </table:table-cell>
              <table:table-cell office:value-type="float" office:value="0.399264">
                <text:p>0.399264</text:p>
              </table:table-cell>
              <table:table-cell office:value-type="float" office:value="0.491112">
                <text:p>0.491112</text:p>
              </table:table-cell>
              <table:table-cell office:value-type="float" office:value="0.08204">
                <text:p>0.082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172784">
                <text:p>-0.172784</text:p>
              </table:table-cell>
              <table:table-cell office:value-type="float" office:value="-0.048068">
                <text:p>-0.048068</text:p>
              </table:table-cell>
              <table:table-cell office:value-type="float" office:value="-0.009586">
                <text:p>-0.009586</text:p>
              </table:table-cell>
              <table:table-cell office:value-type="float" office:value="0.000026">
                <text:p>0.000026</text:p>
              </table:table-cell>
              <table:table-cell office:value-type="float" office:value="0.009676">
                <text:p>0.009676</text:p>
              </table:table-cell>
              <table:table-cell office:value-type="float" office:value="0.029583">
                <text:p>0.029583</text:p>
              </table:table-cell>
              <table:table-cell office:value-type="float" office:value="0.074683">
                <text:p>0.074683</text:p>
              </table:table-cell>
              <table:table-cell office:value-type="float" office:value="0.142016">
                <text:p>0.142016</text:p>
              </table:table-cell>
              <table:table-cell office:value-type="float" office:value="0.245897">
                <text:p>0.245897</text:p>
              </table:table-cell>
              <table:table-cell office:value-type="float" office:value="0.383804">
                <text:p>0.383804</text:p>
              </table:table-cell>
              <table:table-cell office:value-type="float" office:value="0.488462">
                <text:p>0.488462</text:p>
              </table:table-cell>
              <table:table-cell office:value-type="float" office:value="0.065525">
                <text:p>0.0655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46734">
                <text:p>-0.146734</text:p>
              </table:table-cell>
              <table:table-cell office:value-type="float" office:value="-0.026027">
                <text:p>-0.026027</text:p>
              </table:table-cell>
              <table:table-cell office:value-type="float" office:value="-0.003412">
                <text:p>-0.003412</text:p>
              </table:table-cell>
              <table:table-cell office:value-type="float" office:value="0.005077">
                <text:p>0.005077</text:p>
              </table:table-cell>
              <table:table-cell office:value-type="float" office:value="0.019071">
                <text:p>0.019071</text:p>
              </table:table-cell>
              <table:table-cell office:value-type="float" office:value="0.06687">
                <text:p>0.06687</text:p>
              </table:table-cell>
              <table:table-cell office:value-type="float" office:value="0.13736">
                <text:p>0.13736</text:p>
              </table:table-cell>
              <table:table-cell office:value-type="float" office:value="0.213658">
                <text:p>0.213658</text:p>
              </table:table-cell>
              <table:table-cell office:value-type="float" office:value="0.312928">
                <text:p>0.312928</text:p>
              </table:table-cell>
              <table:table-cell office:value-type="float" office:value="0.42325">
                <text:p>0.42325</text:p>
              </table:table-cell>
              <table:table-cell office:value-type="float" office:value="0.488462">
                <text:p>0.488462</text:p>
              </table:table-cell>
              <table:table-cell office:value-type="float" office:value="0.100204">
                <text:p>0.1002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12187">
                <text:p>-0.12187</text:p>
              </table:table-cell>
              <table:table-cell office:value-type="float" office:value="-0.020398">
                <text:p>-0.020398</text:p>
              </table:table-cell>
              <table:table-cell office:value-type="float" office:value="-0.005497">
                <text:p>-0.005497</text:p>
              </table:table-cell>
              <table:table-cell office:value-type="float" office:value="0.004484">
                <text:p>0.004484</text:p>
              </table:table-cell>
              <table:table-cell office:value-type="float" office:value="0.025067">
                <text:p>0.025067</text:p>
              </table:table-cell>
              <table:table-cell office:value-type="float" office:value="0.089074">
                <text:p>0.089074</text:p>
              </table:table-cell>
              <table:table-cell office:value-type="float" office:value="0.154745">
                <text:p>0.154745</text:p>
              </table:table-cell>
              <table:table-cell office:value-type="float" office:value="0.232338">
                <text:p>0.232338</text:p>
              </table:table-cell>
              <table:table-cell office:value-type="float" office:value="0.330775">
                <text:p>0.330775</text:p>
              </table:table-cell>
              <table:table-cell office:value-type="float" office:value="0.435301">
                <text:p>0.435301</text:p>
              </table:table-cell>
              <table:table-cell office:value-type="float" office:value="0.524836">
                <text:p>0.524836</text:p>
              </table:table-cell>
              <table:table-cell office:value-type="float" office:value="0.112402">
                <text:p>0.1124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23356">
                <text:p>-0.123356</text:p>
              </table:table-cell>
              <table:table-cell office:value-type="float" office:value="-0.02094">
                <text:p>-0.02094</text:p>
              </table:table-cell>
              <table:table-cell office:value-type="float" office:value="-0.005922">
                <text:p>-0.005922</text:p>
              </table:table-cell>
              <table:table-cell office:value-type="float" office:value="0.00365">
                <text:p>0.00365</text:p>
              </table:table-cell>
              <table:table-cell office:value-type="float" office:value="0.056328">
                <text:p>0.056328</text:p>
              </table:table-cell>
              <table:table-cell office:value-type="float" office:value="0.122372">
                <text:p>0.122372</text:p>
              </table:table-cell>
              <table:table-cell office:value-type="float" office:value="0.184244">
                <text:p>0.184244</text:p>
              </table:table-cell>
              <table:table-cell office:value-type="float" office:value="0.253255">
                <text:p>0.253255</text:p>
              </table:table-cell>
              <table:table-cell office:value-type="float" office:value="0.358206">
                <text:p>0.358206</text:p>
              </table:table-cell>
              <table:table-cell office:value-type="float" office:value="0.452756">
                <text:p>0.452756</text:p>
              </table:table-cell>
              <table:table-cell office:value-type="float" office:value="0.524836">
                <text:p>0.524836</text:p>
              </table:table-cell>
              <table:table-cell office:value-type="float" office:value="0.128059">
                <text:p>0.1280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108662">
                <text:p>-0.108662</text:p>
              </table:table-cell>
              <table:table-cell office:value-type="float" office:value="-0.013996">
                <text:p>-0.013996</text:p>
              </table:table-cell>
              <table:table-cell office:value-type="float" office:value="-0.000792">
                <text:p>-0.000792</text:p>
              </table:table-cell>
              <table:table-cell office:value-type="float" office:value="0.024501">
                <text:p>0.024501</text:p>
              </table:table-cell>
              <table:table-cell office:value-type="float" office:value="0.078879">
                <text:p>0.078879</text:p>
              </table:table-cell>
              <table:table-cell office:value-type="float" office:value="0.127634">
                <text:p>0.127634</text:p>
              </table:table-cell>
              <table:table-cell office:value-type="float" office:value="0.197838">
                <text:p>0.197838</text:p>
              </table:table-cell>
              <table:table-cell office:value-type="float" office:value="0.258528">
                <text:p>0.258528</text:p>
              </table:table-cell>
              <table:table-cell office:value-type="float" office:value="0.357314">
                <text:p>0.357314</text:p>
              </table:table-cell>
              <table:table-cell office:value-type="float" office:value="0.467554">
                <text:p>0.467554</text:p>
              </table:table-cell>
              <table:table-cell office:value-type="float" office:value="0.524836">
                <text:p>0.524836</text:p>
              </table:table-cell>
              <table:table-cell office:value-type="float" office:value="0.13888">
                <text:p>0.138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88745">
                <text:p>-0.088745</text:p>
              </table:table-cell>
              <table:table-cell office:value-type="float" office:value="-0.012901">
                <text:p>-0.012901</text:p>
              </table:table-cell>
              <table:table-cell office:value-type="float" office:value="0.003922">
                <text:p>0.003922</text:p>
              </table:table-cell>
              <table:table-cell office:value-type="float" office:value="0.037627">
                <text:p>0.037627</text:p>
              </table:table-cell>
              <table:table-cell office:value-type="float" office:value="0.107658">
                <text:p>0.107658</text:p>
              </table:table-cell>
              <table:table-cell office:value-type="float" office:value="0.174781">
                <text:p>0.174781</text:p>
              </table:table-cell>
              <table:table-cell office:value-type="float" office:value="0.223295">
                <text:p>0.223295</text:p>
              </table:table-cell>
              <table:table-cell office:value-type="float" office:value="0.288858">
                <text:p>0.288858</text:p>
              </table:table-cell>
              <table:table-cell office:value-type="float" office:value="0.376449">
                <text:p>0.376449</text:p>
              </table:table-cell>
              <table:table-cell office:value-type="float" office:value="0.473431">
                <text:p>0.473431</text:p>
              </table:table-cell>
              <table:table-cell office:value-type="float" office:value="0.524836">
                <text:p>0.524836</text:p>
              </table:table-cell>
              <table:table-cell office:value-type="float" office:value="0.158437">
                <text:p>0.1584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104008">
                <text:p>-0.104008</text:p>
              </table:table-cell>
              <table:table-cell office:value-type="float" office:value="-0.009523">
                <text:p>-0.009523</text:p>
              </table:table-cell>
              <table:table-cell office:value-type="float" office:value="0.00566">
                <text:p>0.00566</text:p>
              </table:table-cell>
              <table:table-cell office:value-type="float" office:value="0.056168">
                <text:p>0.056168</text:p>
              </table:table-cell>
              <table:table-cell office:value-type="float" office:value="0.111926">
                <text:p>0.111926</text:p>
              </table:table-cell>
              <table:table-cell office:value-type="float" office:value="0.165763">
                <text:p>0.165763</text:p>
              </table:table-cell>
              <table:table-cell office:value-type="float" office:value="0.234348">
                <text:p>0.234348</text:p>
              </table:table-cell>
              <table:table-cell office:value-type="float" office:value="0.298632">
                <text:p>0.298632</text:p>
              </table:table-cell>
              <table:table-cell office:value-type="float" office:value="0.38896">
                <text:p>0.38896</text:p>
              </table:table-cell>
              <table:table-cell office:value-type="float" office:value="0.48313">
                <text:p>0.48313</text:p>
              </table:table-cell>
              <table:table-cell office:value-type="float" office:value="0.532554">
                <text:p>0.532554</text:p>
              </table:table-cell>
              <table:table-cell office:value-type="float" office:value="0.163105">
                <text:p>0.1631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124677">
                <text:p>-0.124677</text:p>
              </table:table-cell>
              <table:table-cell office:value-type="float" office:value="-0.007562">
                <text:p>-0.007562</text:p>
              </table:table-cell>
              <table:table-cell office:value-type="float" office:value="0.009432">
                <text:p>0.009432</text:p>
              </table:table-cell>
              <table:table-cell office:value-type="float" office:value="0.06882">
                <text:p>0.06882</text:p>
              </table:table-cell>
              <table:table-cell office:value-type="float" office:value="0.127733">
                <text:p>0.127733</text:p>
              </table:table-cell>
              <table:table-cell office:value-type="float" office:value="0.180711">
                <text:p>0.180711</text:p>
              </table:table-cell>
              <table:table-cell office:value-type="float" office:value="0.231586">
                <text:p>0.231586</text:p>
              </table:table-cell>
              <table:table-cell office:value-type="float" office:value="0.298909">
                <text:p>0.298909</text:p>
              </table:table-cell>
              <table:table-cell office:value-type="float" office:value="0.401863">
                <text:p>0.401863</text:p>
              </table:table-cell>
              <table:table-cell office:value-type="float" office:value="0.480981">
                <text:p>0.480981</text:p>
              </table:table-cell>
              <table:table-cell office:value-type="float" office:value="0.532554">
                <text:p>0.532554</text:p>
              </table:table-cell>
              <table:table-cell office:value-type="float" office:value="0.16678">
                <text:p>0.166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32703">
                <text:p>-0.132703</text:p>
              </table:table-cell>
              <table:table-cell office:value-type="float" office:value="-0.012135">
                <text:p>-0.012135</text:p>
              </table:table-cell>
              <table:table-cell office:value-type="float" office:value="0.00782">
                <text:p>0.00782</text:p>
              </table:table-cell>
              <table:table-cell office:value-type="float" office:value="0.056262">
                <text:p>0.056262</text:p>
              </table:table-cell>
              <table:table-cell office:value-type="float" office:value="0.124295">
                <text:p>0.124295</text:p>
              </table:table-cell>
              <table:table-cell office:value-type="float" office:value="0.175184">
                <text:p>0.175184</text:p>
              </table:table-cell>
              <table:table-cell office:value-type="float" office:value="0.225634">
                <text:p>0.225634</text:p>
              </table:table-cell>
              <table:table-cell office:value-type="float" office:value="0.298519">
                <text:p>0.298519</text:p>
              </table:table-cell>
              <table:table-cell office:value-type="float" office:value="0.388891">
                <text:p>0.388891</text:p>
              </table:table-cell>
              <table:table-cell office:value-type="float" office:value="0.478289">
                <text:p>0.478289</text:p>
              </table:table-cell>
              <table:table-cell office:value-type="float" office:value="0.532554">
                <text:p>0.532554</text:p>
              </table:table-cell>
              <table:table-cell office:value-type="float" office:value="0.161005">
                <text:p>0.1610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02642">
                <text:p>-0.102642</text:p>
              </table:table-cell>
              <table:table-cell office:value-type="float" office:value="-0.007989">
                <text:p>-0.007989</text:p>
              </table:table-cell>
              <table:table-cell office:value-type="float" office:value="0.035686">
                <text:p>0.035686</text:p>
              </table:table-cell>
              <table:table-cell office:value-type="float" office:value="0.085531">
                <text:p>0.085531</text:p>
              </table:table-cell>
              <table:table-cell office:value-type="float" office:value="0.153923">
                <text:p>0.153923</text:p>
              </table:table-cell>
              <table:table-cell office:value-type="float" office:value="0.199675">
                <text:p>0.199675</text:p>
              </table:table-cell>
              <table:table-cell office:value-type="float" office:value="0.258789">
                <text:p>0.258789</text:p>
              </table:table-cell>
              <table:table-cell office:value-type="float" office:value="0.334382">
                <text:p>0.334382</text:p>
              </table:table-cell>
              <table:table-cell office:value-type="float" office:value="0.412955">
                <text:p>0.412955</text:p>
              </table:table-cell>
              <table:table-cell office:value-type="float" office:value="0.49466">
                <text:p>0.49466</text:p>
              </table:table-cell>
              <table:table-cell office:value-type="float" office:value="0.532554">
                <text:p>0.532554</text:p>
              </table:table-cell>
              <table:table-cell office:value-type="float" office:value="0.186497">
                <text:p>0.1864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118544">
                <text:p>-0.118544</text:p>
              </table:table-cell>
              <table:table-cell office:value-type="float" office:value="-0.0104">
                <text:p>-0.0104</text:p>
              </table:table-cell>
              <table:table-cell office:value-type="float" office:value="0.021557">
                <text:p>0.021557</text:p>
              </table:table-cell>
              <table:table-cell office:value-type="float" office:value="0.078619">
                <text:p>0.078619</text:p>
              </table:table-cell>
              <table:table-cell office:value-type="float" office:value="0.145504">
                <text:p>0.145504</text:p>
              </table:table-cell>
              <table:table-cell office:value-type="float" office:value="0.204168">
                <text:p>0.204168</text:p>
              </table:table-cell>
              <table:table-cell office:value-type="float" office:value="0.260576">
                <text:p>0.260576</text:p>
              </table:table-cell>
              <table:table-cell office:value-type="float" office:value="0.341676">
                <text:p>0.341676</text:p>
              </table:table-cell>
              <table:table-cell office:value-type="float" office:value="0.427848">
                <text:p>0.427848</text:p>
              </table:table-cell>
              <table:table-cell office:value-type="float" office:value="0.497654">
                <text:p>0.497654</text:p>
              </table:table-cell>
              <table:table-cell office:value-type="float" office:value="0.538098">
                <text:p>0.538098</text:p>
              </table:table-cell>
              <table:table-cell office:value-type="float" office:value="0.184866">
                <text:p>0.1848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12261">
                <text:p>-0.12261</text:p>
              </table:table-cell>
              <table:table-cell office:value-type="float" office:value="-0.003198">
                <text:p>-0.003198</text:p>
              </table:table-cell>
              <table:table-cell office:value-type="float" office:value="0.045216">
                <text:p>0.045216</text:p>
              </table:table-cell>
              <table:table-cell office:value-type="float" office:value="0.114209">
                <text:p>0.114209</text:p>
              </table:table-cell>
              <table:table-cell office:value-type="float" office:value="0.170801">
                <text:p>0.170801</text:p>
              </table:table-cell>
              <table:table-cell office:value-type="float" office:value="0.223655">
                <text:p>0.223655</text:p>
              </table:table-cell>
              <table:table-cell office:value-type="float" office:value="0.292877">
                <text:p>0.292877</text:p>
              </table:table-cell>
              <table:table-cell office:value-type="float" office:value="0.370781">
                <text:p>0.370781</text:p>
              </table:table-cell>
              <table:table-cell office:value-type="float" office:value="0.430565">
                <text:p>0.430565</text:p>
              </table:table-cell>
              <table:table-cell office:value-type="float" office:value="0.493505">
                <text:p>0.493505</text:p>
              </table:table-cell>
              <table:table-cell office:value-type="float" office:value="0.536383">
                <text:p>0.536383</text:p>
              </table:table-cell>
              <table:table-cell office:value-type="float" office:value="0.20158">
                <text:p>0.201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92671">
                <text:p>-0.092671</text:p>
              </table:table-cell>
              <table:table-cell office:value-type="float" office:value="0.007331">
                <text:p>0.007331</text:p>
              </table:table-cell>
              <table:table-cell office:value-type="float" office:value="0.045342">
                <text:p>0.045342</text:p>
              </table:table-cell>
              <table:table-cell office:value-type="float" office:value="0.116623">
                <text:p>0.116623</text:p>
              </table:table-cell>
              <table:table-cell office:value-type="float" office:value="0.182619">
                <text:p>0.182619</text:p>
              </table:table-cell>
              <table:table-cell office:value-type="float" office:value="0.225814">
                <text:p>0.225814</text:p>
              </table:table-cell>
              <table:table-cell office:value-type="float" office:value="0.295559">
                <text:p>0.295559</text:p>
              </table:table-cell>
              <table:table-cell office:value-type="float" office:value="0.358522">
                <text:p>0.358522</text:p>
              </table:table-cell>
              <table:table-cell office:value-type="float" office:value="0.425306">
                <text:p>0.425306</text:p>
              </table:table-cell>
              <table:table-cell office:value-type="float" office:value="0.493656">
                <text:p>0.493656</text:p>
              </table:table-cell>
              <table:table-cell office:value-type="float" office:value="0.536383">
                <text:p>0.536383</text:p>
              </table:table-cell>
              <table:table-cell office:value-type="float" office:value="0.20581">
                <text:p>0.205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3542">
                <text:p>-0.03542</text:p>
              </table:table-cell>
              <table:table-cell office:value-type="float" office:value="0.013786">
                <text:p>0.013786</text:p>
              </table:table-cell>
              <table:table-cell office:value-type="float" office:value="0.102699">
                <text:p>0.102699</text:p>
              </table:table-cell>
              <table:table-cell office:value-type="float" office:value="0.170482">
                <text:p>0.170482</text:p>
              </table:table-cell>
              <table:table-cell office:value-type="float" office:value="0.209235">
                <text:p>0.209235</text:p>
              </table:table-cell>
              <table:table-cell office:value-type="float" office:value="0.266636">
                <text:p>0.266636</text:p>
              </table:table-cell>
              <table:table-cell office:value-type="float" office:value="0.320224">
                <text:p>0.320224</text:p>
              </table:table-cell>
              <table:table-cell office:value-type="float" office:value="0.39241">
                <text:p>0.39241</text:p>
              </table:table-cell>
              <table:table-cell office:value-type="float" office:value="0.439837">
                <text:p>0.439837</text:p>
              </table:table-cell>
              <table:table-cell office:value-type="float" office:value="0.500244">
                <text:p>0.500244</text:p>
              </table:table-cell>
              <table:table-cell office:value-type="float" office:value="0.536383">
                <text:p>0.536383</text:p>
              </table:table-cell>
              <table:table-cell office:value-type="float" office:value="0.238013">
                <text:p>0.23801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18121">
                <text:p>-0.018121</text:p>
              </table:table-cell>
              <table:table-cell office:value-type="float" office:value="0.058744">
                <text:p>0.058744</text:p>
              </table:table-cell>
              <table:table-cell office:value-type="float" office:value="0.145178">
                <text:p>0.145178</text:p>
              </table:table-cell>
              <table:table-cell office:value-type="float" office:value="0.201166">
                <text:p>0.201166</text:p>
              </table:table-cell>
              <table:table-cell office:value-type="float" office:value="0.23636">
                <text:p>0.23636</text:p>
              </table:table-cell>
              <table:table-cell office:value-type="float" office:value="0.278778">
                <text:p>0.278778</text:p>
              </table:table-cell>
              <table:table-cell office:value-type="float" office:value="0.32677">
                <text:p>0.32677</text:p>
              </table:table-cell>
              <table:table-cell office:value-type="float" office:value="0.39345">
                <text:p>0.39345</text:p>
              </table:table-cell>
              <table:table-cell office:value-type="float" office:value="0.442834">
                <text:p>0.442834</text:p>
              </table:table-cell>
              <table:table-cell office:value-type="float" office:value="0.514307">
                <text:p>0.514307</text:p>
              </table:table-cell>
              <table:table-cell office:value-type="float" office:value="0.546644">
                <text:p>0.546644</text:p>
              </table:table-cell>
              <table:table-cell office:value-type="float" office:value="0.257947">
                <text:p>0.2579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02599">
                <text:p>-0.002599</text:p>
              </table:table-cell>
              <table:table-cell office:value-type="float" office:value="0.061111">
                <text:p>0.061111</text:p>
              </table:table-cell>
              <table:table-cell office:value-type="float" office:value="0.137946">
                <text:p>0.137946</text:p>
              </table:table-cell>
              <table:table-cell office:value-type="float" office:value="0.206462">
                <text:p>0.206462</text:p>
              </table:table-cell>
              <table:table-cell office:value-type="float" office:value="0.253132">
                <text:p>0.253132</text:p>
              </table:table-cell>
              <table:table-cell office:value-type="float" office:value="0.303223">
                <text:p>0.303223</text:p>
              </table:table-cell>
              <table:table-cell office:value-type="float" office:value="0.366847">
                <text:p>0.366847</text:p>
              </table:table-cell>
              <table:table-cell office:value-type="float" office:value="0.416594">
                <text:p>0.416594</text:p>
              </table:table-cell>
              <table:table-cell office:value-type="float" office:value="0.456234">
                <text:p>0.456234</text:p>
              </table:table-cell>
              <table:table-cell office:value-type="float" office:value="0.519844">
                <text:p>0.519844</text:p>
              </table:table-cell>
              <table:table-cell office:value-type="float" office:value="0.548502">
                <text:p>0.548502</text:p>
              </table:table-cell>
              <table:table-cell office:value-type="float" office:value="0.271879">
                <text:p>0.2718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010861">
                <text:p>-0.010861</text:p>
              </table:table-cell>
              <table:table-cell office:value-type="float" office:value="0.100077">
                <text:p>0.100077</text:p>
              </table:table-cell>
              <table:table-cell office:value-type="float" office:value="0.176441">
                <text:p>0.176441</text:p>
              </table:table-cell>
              <table:table-cell office:value-type="float" office:value="0.242964">
                <text:p>0.242964</text:p>
              </table:table-cell>
              <table:table-cell office:value-type="float" office:value="0.293412">
                <text:p>0.293412</text:p>
              </table:table-cell>
              <table:table-cell office:value-type="float" office:value="0.336144">
                <text:p>0.336144</text:p>
              </table:table-cell>
              <table:table-cell office:value-type="float" office:value="0.390209">
                <text:p>0.390209</text:p>
              </table:table-cell>
              <table:table-cell office:value-type="float" office:value="0.434259">
                <text:p>0.434259</text:p>
              </table:table-cell>
              <table:table-cell office:value-type="float" office:value="0.480884">
                <text:p>0.480884</text:p>
              </table:table-cell>
              <table:table-cell office:value-type="float" office:value="0.530588">
                <text:p>0.530588</text:p>
              </table:table-cell>
              <table:table-cell office:value-type="float" office:value="0.548521">
                <text:p>0.548521</text:p>
              </table:table-cell>
              <table:table-cell office:value-type="float" office:value="0.297412">
                <text:p>0.2974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2811">
                <text:p>0.012811</text:p>
              </table:table-cell>
              <table:table-cell office:value-type="float" office:value="0.12281">
                <text:p>0.12281</text:p>
              </table:table-cell>
              <table:table-cell office:value-type="float" office:value="0.203006">
                <text:p>0.203006</text:p>
              </table:table-cell>
              <table:table-cell office:value-type="float" office:value="0.262124">
                <text:p>0.262124</text:p>
              </table:table-cell>
              <table:table-cell office:value-type="float" office:value="0.305916">
                <text:p>0.305916</text:p>
              </table:table-cell>
              <table:table-cell office:value-type="float" office:value="0.352284">
                <text:p>0.352284</text:p>
              </table:table-cell>
              <table:table-cell office:value-type="float" office:value="0.40673">
                <text:p>0.40673</text:p>
              </table:table-cell>
              <table:table-cell office:value-type="float" office:value="0.434809">
                <text:p>0.434809</text:p>
              </table:table-cell>
              <table:table-cell office:value-type="float" office:value="0.478096">
                <text:p>0.478096</text:p>
              </table:table-cell>
              <table:table-cell office:value-type="float" office:value="0.527563">
                <text:p>0.527563</text:p>
              </table:table-cell>
              <table:table-cell office:value-type="float" office:value="0.548502">
                <text:p>0.548502</text:p>
              </table:table-cell>
              <table:table-cell office:value-type="float" office:value="0.310615">
                <text:p>0.3106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49259">
                <text:p>0.049259</text:p>
              </table:table-cell>
              <table:table-cell office:value-type="float" office:value="0.165262">
                <text:p>0.165262</text:p>
              </table:table-cell>
              <table:table-cell office:value-type="float" office:value="0.244948">
                <text:p>0.244948</text:p>
              </table:table-cell>
              <table:table-cell office:value-type="float" office:value="0.291896">
                <text:p>0.291896</text:p>
              </table:table-cell>
              <table:table-cell office:value-type="float" office:value="0.329023">
                <text:p>0.329023</text:p>
              </table:table-cell>
              <table:table-cell office:value-type="float" office:value="0.377717">
                <text:p>0.377717</text:p>
              </table:table-cell>
              <table:table-cell office:value-type="float" office:value="0.411106">
                <text:p>0.411106</text:p>
              </table:table-cell>
              <table:table-cell office:value-type="float" office:value="0.435212">
                <text:p>0.435212</text:p>
              </table:table-cell>
              <table:table-cell office:value-type="float" office:value="0.471281">
                <text:p>0.471281</text:p>
              </table:table-cell>
              <table:table-cell office:value-type="float" office:value="0.524477">
                <text:p>0.524477</text:p>
              </table:table-cell>
              <table:table-cell office:value-type="float" office:value="0.552523">
                <text:p>0.552523</text:p>
              </table:table-cell>
              <table:table-cell office:value-type="float" office:value="0.330018">
                <text:p>0.3300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7365">
                <text:p>0.007365</text:p>
              </table:table-cell>
              <table:table-cell office:value-type="float" office:value="0.12802">
                <text:p>0.12802</text:p>
              </table:table-cell>
              <table:table-cell office:value-type="float" office:value="0.218595">
                <text:p>0.218595</text:p>
              </table:table-cell>
              <table:table-cell office:value-type="float" office:value="0.274149">
                <text:p>0.274149</text:p>
              </table:table-cell>
              <table:table-cell office:value-type="float" office:value="0.309652">
                <text:p>0.309652</text:p>
              </table:table-cell>
              <table:table-cell office:value-type="float" office:value="0.364209">
                <text:p>0.364209</text:p>
              </table:table-cell>
              <table:table-cell office:value-type="float" office:value="0.407718">
                <text:p>0.407718</text:p>
              </table:table-cell>
              <table:table-cell office:value-type="float" office:value="0.438146">
                <text:p>0.438146</text:p>
              </table:table-cell>
              <table:table-cell office:value-type="float" office:value="0.466799">
                <text:p>0.466799</text:p>
              </table:table-cell>
              <table:table-cell office:value-type="float" office:value="0.51996">
                <text:p>0.51996</text:p>
              </table:table-cell>
              <table:table-cell office:value-type="float" office:value="0.552523">
                <text:p>0.552523</text:p>
              </table:table-cell>
              <table:table-cell office:value-type="float" office:value="0.313461">
                <text:p>0.3134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38415">
                <text:p>0.038415</text:p>
              </table:table-cell>
              <table:table-cell office:value-type="float" office:value="0.192011">
                <text:p>0.192011</text:p>
              </table:table-cell>
              <table:table-cell office:value-type="float" office:value="0.268774">
                <text:p>0.268774</text:p>
              </table:table-cell>
              <table:table-cell office:value-type="float" office:value="0.308106">
                <text:p>0.308106</text:p>
              </table:table-cell>
              <table:table-cell office:value-type="float" office:value="0.366022">
                <text:p>0.366022</text:p>
              </table:table-cell>
              <table:table-cell office:value-type="float" office:value="0.402763">
                <text:p>0.402763</text:p>
              </table:table-cell>
              <table:table-cell office:value-type="float" office:value="0.426055">
                <text:p>0.426055</text:p>
              </table:table-cell>
              <table:table-cell office:value-type="float" office:value="0.452063">
                <text:p>0.452063</text:p>
              </table:table-cell>
              <table:table-cell office:value-type="float" office:value="0.474372">
                <text:p>0.474372</text:p>
              </table:table-cell>
              <table:table-cell office:value-type="float" office:value="0.52518">
                <text:p>0.52518</text:p>
              </table:table-cell>
              <table:table-cell office:value-type="float" office:value="0.552914">
                <text:p>0.552914</text:p>
              </table:table-cell>
              <table:table-cell office:value-type="float" office:value="0.345376">
                <text:p>0.3453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40021">
                <text:p>0.040021</text:p>
              </table:table-cell>
              <table:table-cell office:value-type="float" office:value="0.190835">
                <text:p>0.190835</text:p>
              </table:table-cell>
              <table:table-cell office:value-type="float" office:value="0.255817">
                <text:p>0.255817</text:p>
              </table:table-cell>
              <table:table-cell office:value-type="float" office:value="0.308483">
                <text:p>0.308483</text:p>
              </table:table-cell>
              <table:table-cell office:value-type="float" office:value="0.367285">
                <text:p>0.367285</text:p>
              </table:table-cell>
              <table:table-cell office:value-type="float" office:value="0.396385">
                <text:p>0.396385</text:p>
              </table:table-cell>
              <table:table-cell office:value-type="float" office:value="0.421362">
                <text:p>0.421362</text:p>
              </table:table-cell>
              <table:table-cell office:value-type="float" office:value="0.447292">
                <text:p>0.447292</text:p>
              </table:table-cell>
              <table:table-cell office:value-type="float" office:value="0.476157">
                <text:p>0.476157</text:p>
              </table:table-cell>
              <table:table-cell office:value-type="float" office:value="0.530489">
                <text:p>0.530489</text:p>
              </table:table-cell>
              <table:table-cell office:value-type="float" office:value="0.552914">
                <text:p>0.552914</text:p>
              </table:table-cell>
              <table:table-cell office:value-type="float" office:value="0.343413">
                <text:p>0.3434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58949">
                <text:p>0.058949</text:p>
              </table:table-cell>
              <table:table-cell office:value-type="float" office:value="0.205247">
                <text:p>0.205247</text:p>
              </table:table-cell>
              <table:table-cell office:value-type="float" office:value="0.283361">
                <text:p>0.283361</text:p>
              </table:table-cell>
              <table:table-cell office:value-type="float" office:value="0.337811">
                <text:p>0.337811</text:p>
              </table:table-cell>
              <table:table-cell office:value-type="float" office:value="0.382587">
                <text:p>0.382587</text:p>
              </table:table-cell>
              <table:table-cell office:value-type="float" office:value="0.405741">
                <text:p>0.405741</text:p>
              </table:table-cell>
              <table:table-cell office:value-type="float" office:value="0.427175">
                <text:p>0.427175</text:p>
              </table:table-cell>
              <table:table-cell office:value-type="float" office:value="0.447269">
                <text:p>0.447269</text:p>
              </table:table-cell>
              <table:table-cell office:value-type="float" office:value="0.475546">
                <text:p>0.475546</text:p>
              </table:table-cell>
              <table:table-cell office:value-type="float" office:value="0.530476">
                <text:p>0.530476</text:p>
              </table:table-cell>
              <table:table-cell office:value-type="float" office:value="0.552914">
                <text:p>0.552914</text:p>
              </table:table-cell>
              <table:table-cell office:value-type="float" office:value="0.355416">
                <text:p>0.3554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2068">
                <text:p>0.062068</text:p>
              </table:table-cell>
              <table:table-cell office:value-type="float" office:value="0.235392">
                <text:p>0.235392</text:p>
              </table:table-cell>
              <table:table-cell office:value-type="float" office:value="0.285608">
                <text:p>0.285608</text:p>
              </table:table-cell>
              <table:table-cell office:value-type="float" office:value="0.337087">
                <text:p>0.337087</text:p>
              </table:table-cell>
              <table:table-cell office:value-type="float" office:value="0.367988">
                <text:p>0.367988</text:p>
              </table:table-cell>
              <table:table-cell office:value-type="float" office:value="0.401021">
                <text:p>0.401021</text:p>
              </table:table-cell>
              <table:table-cell office:value-type="float" office:value="0.433935">
                <text:p>0.433935</text:p>
              </table:table-cell>
              <table:table-cell office:value-type="float" office:value="0.451268">
                <text:p>0.451268</text:p>
              </table:table-cell>
              <table:table-cell office:value-type="float" office:value="0.471532">
                <text:p>0.471532</text:p>
              </table:table-cell>
              <table:table-cell office:value-type="float" office:value="0.525813">
                <text:p>0.525813</text:p>
              </table:table-cell>
              <table:table-cell office:value-type="float" office:value="0.555814">
                <text:p>0.555814</text:p>
              </table:table-cell>
              <table:table-cell office:value-type="float" office:value="0.357171">
                <text:p>0.35717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50008">
                <text:p>0.050008</text:p>
              </table:table-cell>
              <table:table-cell office:value-type="float" office:value="0.217598">
                <text:p>0.217598</text:p>
              </table:table-cell>
              <table:table-cell office:value-type="float" office:value="0.291156">
                <text:p>0.291156</text:p>
              </table:table-cell>
              <table:table-cell office:value-type="float" office:value="0.352812">
                <text:p>0.352812</text:p>
              </table:table-cell>
              <table:table-cell office:value-type="float" office:value="0.390839">
                <text:p>0.390839</text:p>
              </table:table-cell>
              <table:table-cell office:value-type="float" office:value="0.426153">
                <text:p>0.426153</text:p>
              </table:table-cell>
              <table:table-cell office:value-type="float" office:value="0.448355">
                <text:p>0.448355</text:p>
              </table:table-cell>
              <table:table-cell office:value-type="float" office:value="0.463526">
                <text:p>0.463526</text:p>
              </table:table-cell>
              <table:table-cell office:value-type="float" office:value="0.482784">
                <text:p>0.482784</text:p>
              </table:table-cell>
              <table:table-cell office:value-type="float" office:value="0.530693">
                <text:p>0.530693</text:p>
              </table:table-cell>
              <table:table-cell office:value-type="float" office:value="0.555814">
                <text:p>0.555814</text:p>
              </table:table-cell>
              <table:table-cell office:value-type="float" office:value="0.365392">
                <text:p>0.3653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9922">
                <text:p>0.079922</text:p>
              </table:table-cell>
              <table:table-cell office:value-type="float" office:value="0.222159">
                <text:p>0.222159</text:p>
              </table:table-cell>
              <table:table-cell office:value-type="float" office:value="0.283553">
                <text:p>0.283553</text:p>
              </table:table-cell>
              <table:table-cell office:value-type="float" office:value="0.34013">
                <text:p>0.34013</text:p>
              </table:table-cell>
              <table:table-cell office:value-type="float" office:value="0.383751">
                <text:p>0.383751</text:p>
              </table:table-cell>
              <table:table-cell office:value-type="float" office:value="0.419901">
                <text:p>0.419901</text:p>
              </table:table-cell>
              <table:table-cell office:value-type="float" office:value="0.445174">
                <text:p>0.445174</text:p>
              </table:table-cell>
              <table:table-cell office:value-type="float" office:value="0.462366">
                <text:p>0.462366</text:p>
              </table:table-cell>
              <table:table-cell office:value-type="float" office:value="0.482068">
                <text:p>0.482068</text:p>
              </table:table-cell>
              <table:table-cell office:value-type="float" office:value="0.52134">
                <text:p>0.52134</text:p>
              </table:table-cell>
              <table:table-cell office:value-type="float" office:value="0.555814">
                <text:p>0.555814</text:p>
              </table:table-cell>
              <table:table-cell office:value-type="float" office:value="0.364036">
                <text:p>0.3640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85645">
                <text:p>0.085645</text:p>
              </table:table-cell>
              <table:table-cell office:value-type="float" office:value="0.236232">
                <text:p>0.236232</text:p>
              </table:table-cell>
              <table:table-cell office:value-type="float" office:value="0.289511">
                <text:p>0.289511</text:p>
              </table:table-cell>
              <table:table-cell office:value-type="float" office:value="0.342378">
                <text:p>0.342378</text:p>
              </table:table-cell>
              <table:table-cell office:value-type="float" office:value="0.387873">
                <text:p>0.387873</text:p>
              </table:table-cell>
              <table:table-cell office:value-type="float" office:value="0.426099">
                <text:p>0.426099</text:p>
              </table:table-cell>
              <table:table-cell office:value-type="float" office:value="0.453769">
                <text:p>0.453769</text:p>
              </table:table-cell>
              <table:table-cell office:value-type="float" office:value="0.466556">
                <text:p>0.466556</text:p>
              </table:table-cell>
              <table:table-cell office:value-type="float" office:value="0.485881">
                <text:p>0.485881</text:p>
              </table:table-cell>
              <table:table-cell office:value-type="float" office:value="0.528977">
                <text:p>0.528977</text:p>
              </table:table-cell>
              <table:table-cell office:value-type="float" office:value="0.555814">
                <text:p>0.555814</text:p>
              </table:table-cell>
              <table:table-cell office:value-type="float" office:value="0.370292">
                <text:p>0.3702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47745">
                <text:p>0.147745</text:p>
              </table:table-cell>
              <table:table-cell office:value-type="float" office:value="0.26798">
                <text:p>0.26798</text:p>
              </table:table-cell>
              <table:table-cell office:value-type="float" office:value="0.323409">
                <text:p>0.323409</text:p>
              </table:table-cell>
              <table:table-cell office:value-type="float" office:value="0.365503">
                <text:p>0.365503</text:p>
              </table:table-cell>
              <table:table-cell office:value-type="float" office:value="0.404997">
                <text:p>0.404997</text:p>
              </table:table-cell>
              <table:table-cell office:value-type="float" office:value="0.436477">
                <text:p>0.436477</text:p>
              </table:table-cell>
              <table:table-cell office:value-type="float" office:value="0.458701">
                <text:p>0.458701</text:p>
              </table:table-cell>
              <table:table-cell office:value-type="float" office:value="0.476477">
                <text:p>0.476477</text:p>
              </table:table-cell>
              <table:table-cell office:value-type="float" office:value="0.495672">
                <text:p>0.495672</text:p>
              </table:table-cell>
              <table:table-cell office:value-type="float" office:value="0.533548">
                <text:p>0.533548</text:p>
              </table:table-cell>
              <table:table-cell office:value-type="float" office:value="0.564094">
                <text:p>0.564094</text:p>
              </table:table-cell>
              <table:table-cell office:value-type="float" office:value="0.391051">
                <text:p>0.3910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50039">
                <text:p>0.150039</text:p>
              </table:table-cell>
              <table:table-cell office:value-type="float" office:value="0.276318">
                <text:p>0.276318</text:p>
              </table:table-cell>
              <table:table-cell office:value-type="float" office:value="0.33638">
                <text:p>0.33638</text:p>
              </table:table-cell>
              <table:table-cell office:value-type="float" office:value="0.384218">
                <text:p>0.384218</text:p>
              </table:table-cell>
              <table:table-cell office:value-type="float" office:value="0.414522">
                <text:p>0.414522</text:p>
              </table:table-cell>
              <table:table-cell office:value-type="float" office:value="0.442968">
                <text:p>0.442968</text:p>
              </table:table-cell>
              <table:table-cell office:value-type="float" office:value="0.45752">
                <text:p>0.45752</text:p>
              </table:table-cell>
              <table:table-cell office:value-type="float" office:value="0.475555">
                <text:p>0.475555</text:p>
              </table:table-cell>
              <table:table-cell office:value-type="float" office:value="0.495593">
                <text:p>0.495593</text:p>
              </table:table-cell>
              <table:table-cell office:value-type="float" office:value="0.52884">
                <text:p>0.52884</text:p>
              </table:table-cell>
              <table:table-cell office:value-type="float" office:value="0.564094">
                <text:p>0.564094</text:p>
              </table:table-cell>
              <table:table-cell office:value-type="float" office:value="0.396195">
                <text:p>0.3961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61718">
                <text:p>0.161718</text:p>
              </table:table-cell>
              <table:table-cell office:value-type="float" office:value="0.278605">
                <text:p>0.278605</text:p>
              </table:table-cell>
              <table:table-cell office:value-type="float" office:value="0.343327">
                <text:p>0.343327</text:p>
              </table:table-cell>
              <table:table-cell office:value-type="float" office:value="0.382066">
                <text:p>0.382066</text:p>
              </table:table-cell>
              <table:table-cell office:value-type="float" office:value="0.406298">
                <text:p>0.406298</text:p>
              </table:table-cell>
              <table:table-cell office:value-type="float" office:value="0.434003">
                <text:p>0.434003</text:p>
              </table:table-cell>
              <table:table-cell office:value-type="float" office:value="0.455235">
                <text:p>0.455235</text:p>
              </table:table-cell>
              <table:table-cell office:value-type="float" office:value="0.474097">
                <text:p>0.474097</text:p>
              </table:table-cell>
              <table:table-cell office:value-type="float" office:value="0.493942">
                <text:p>0.493942</text:p>
              </table:table-cell>
              <table:table-cell office:value-type="float" office:value="0.533827">
                <text:p>0.533827</text:p>
              </table:table-cell>
              <table:table-cell office:value-type="float" office:value="0.564094">
                <text:p>0.564094</text:p>
              </table:table-cell>
              <table:table-cell office:value-type="float" office:value="0.396312">
                <text:p>0.3963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40928">
                <text:p>0.140928</text:p>
              </table:table-cell>
              <table:table-cell office:value-type="float" office:value="0.269332">
                <text:p>0.269332</text:p>
              </table:table-cell>
              <table:table-cell office:value-type="float" office:value="0.325215">
                <text:p>0.325215</text:p>
              </table:table-cell>
              <table:table-cell office:value-type="float" office:value="0.369543">
                <text:p>0.369543</text:p>
              </table:table-cell>
              <table:table-cell office:value-type="float" office:value="0.398937">
                <text:p>0.398937</text:p>
              </table:table-cell>
              <table:table-cell office:value-type="float" office:value="0.430904">
                <text:p>0.430904</text:p>
              </table:table-cell>
              <table:table-cell office:value-type="float" office:value="0.456602">
                <text:p>0.456602</text:p>
              </table:table-cell>
              <table:table-cell office:value-type="float" office:value="0.474825">
                <text:p>0.474825</text:p>
              </table:table-cell>
              <table:table-cell office:value-type="float" office:value="0.492385">
                <text:p>0.492385</text:p>
              </table:table-cell>
              <table:table-cell office:value-type="float" office:value="0.534134">
                <text:p>0.534134</text:p>
              </table:table-cell>
              <table:table-cell office:value-type="float" office:value="0.564094">
                <text:p>0.564094</text:p>
              </table:table-cell>
              <table:table-cell office:value-type="float" office:value="0.38928">
                <text:p>0.3892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77886">
                <text:p>0.177886</text:p>
              </table:table-cell>
              <table:table-cell office:value-type="float" office:value="0.292704">
                <text:p>0.292704</text:p>
              </table:table-cell>
              <table:table-cell office:value-type="float" office:value="0.331924">
                <text:p>0.331924</text:p>
              </table:table-cell>
              <table:table-cell office:value-type="float" office:value="0.379281">
                <text:p>0.379281</text:p>
              </table:table-cell>
              <table:table-cell office:value-type="float" office:value="0.409503">
                <text:p>0.409503</text:p>
              </table:table-cell>
              <table:table-cell office:value-type="float" office:value="0.435869">
                <text:p>0.435869</text:p>
              </table:table-cell>
              <table:table-cell office:value-type="float" office:value="0.453472">
                <text:p>0.453472</text:p>
              </table:table-cell>
              <table:table-cell office:value-type="float" office:value="0.474562">
                <text:p>0.474562</text:p>
              </table:table-cell>
              <table:table-cell office:value-type="float" office:value="0.491644">
                <text:p>0.491644</text:p>
              </table:table-cell>
              <table:table-cell office:value-type="float" office:value="0.536668">
                <text:p>0.536668</text:p>
              </table:table-cell>
              <table:table-cell office:value-type="float" office:value="0.564094">
                <text:p>0.564094</text:p>
              </table:table-cell>
              <table:table-cell office:value-type="float" office:value="0.398351">
                <text:p>0.39835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58985">
                <text:p>0.158985</text:p>
              </table:table-cell>
              <table:table-cell office:value-type="float" office:value="0.260603">
                <text:p>0.260603</text:p>
              </table:table-cell>
              <table:table-cell office:value-type="float" office:value="0.329334">
                <text:p>0.329334</text:p>
              </table:table-cell>
              <table:table-cell office:value-type="float" office:value="0.372691">
                <text:p>0.372691</text:p>
              </table:table-cell>
              <table:table-cell office:value-type="float" office:value="0.402581">
                <text:p>0.402581</text:p>
              </table:table-cell>
              <table:table-cell office:value-type="float" office:value="0.432192">
                <text:p>0.432192</text:p>
              </table:table-cell>
              <table:table-cell office:value-type="float" office:value="0.452768">
                <text:p>0.452768</text:p>
              </table:table-cell>
              <table:table-cell office:value-type="float" office:value="0.472406">
                <text:p>0.472406</text:p>
              </table:table-cell>
              <table:table-cell office:value-type="float" office:value="0.494218">
                <text:p>0.494218</text:p>
              </table:table-cell>
              <table:table-cell office:value-type="float" office:value="0.546699">
                <text:p>0.546699</text:p>
              </table:table-cell>
              <table:table-cell office:value-type="float" office:value="0.59671">
                <text:p>0.59671</text:p>
              </table:table-cell>
              <table:table-cell office:value-type="float" office:value="0.392248">
                <text:p>0.3922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8143">
                <text:p>0.128143</text:p>
              </table:table-cell>
              <table:table-cell office:value-type="float" office:value="0.256702">
                <text:p>0.256702</text:p>
              </table:table-cell>
              <table:table-cell office:value-type="float" office:value="0.327498">
                <text:p>0.327498</text:p>
              </table:table-cell>
              <table:table-cell office:value-type="float" office:value="0.364433">
                <text:p>0.364433</text:p>
              </table:table-cell>
              <table:table-cell office:value-type="float" office:value="0.393562">
                <text:p>0.393562</text:p>
              </table:table-cell>
              <table:table-cell office:value-type="float" office:value="0.418617">
                <text:p>0.418617</text:p>
              </table:table-cell>
              <table:table-cell office:value-type="float" office:value="0.445474">
                <text:p>0.445474</text:p>
              </table:table-cell>
              <table:table-cell office:value-type="float" office:value="0.472205">
                <text:p>0.472205</text:p>
              </table:table-cell>
              <table:table-cell office:value-type="float" office:value="0.500421">
                <text:p>0.500421</text:p>
              </table:table-cell>
              <table:table-cell office:value-type="float" office:value="0.549956">
                <text:p>0.549956</text:p>
              </table:table-cell>
              <table:table-cell office:value-type="float" office:value="0.59671">
                <text:p>0.59671</text:p>
              </table:table-cell>
              <table:table-cell office:value-type="float" office:value="0.385701">
                <text:p>0.3857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3361">
                <text:p>0.153361</text:p>
              </table:table-cell>
              <table:table-cell office:value-type="float" office:value="0.275149">
                <text:p>0.275149</text:p>
              </table:table-cell>
              <table:table-cell office:value-type="float" office:value="0.340232">
                <text:p>0.340232</text:p>
              </table:table-cell>
              <table:table-cell office:value-type="float" office:value="0.392211">
                <text:p>0.392211</text:p>
              </table:table-cell>
              <table:table-cell office:value-type="float" office:value="0.419981">
                <text:p>0.419981</text:p>
              </table:table-cell>
              <table:table-cell office:value-type="float" office:value="0.439983">
                <text:p>0.439983</text:p>
              </table:table-cell>
              <table:table-cell office:value-type="float" office:value="0.463169">
                <text:p>0.463169</text:p>
              </table:table-cell>
              <table:table-cell office:value-type="float" office:value="0.484545">
                <text:p>0.484545</text:p>
              </table:table-cell>
              <table:table-cell office:value-type="float" office:value="0.513697">
                <text:p>0.513697</text:p>
              </table:table-cell>
              <table:table-cell office:value-type="float" office:value="0.551703">
                <text:p>0.551703</text:p>
              </table:table-cell>
              <table:table-cell office:value-type="float" office:value="0.59671">
                <text:p>0.59671</text:p>
              </table:table-cell>
              <table:table-cell office:value-type="float" office:value="0.403403">
                <text:p>0.4034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44046">
                <text:p>0.144046</text:p>
              </table:table-cell>
              <table:table-cell office:value-type="float" office:value="0.275875">
                <text:p>0.275875</text:p>
              </table:table-cell>
              <table:table-cell office:value-type="float" office:value="0.344375">
                <text:p>0.344375</text:p>
              </table:table-cell>
              <table:table-cell office:value-type="float" office:value="0.404529">
                <text:p>0.404529</text:p>
              </table:table-cell>
              <table:table-cell office:value-type="float" office:value="0.428419">
                <text:p>0.428419</text:p>
              </table:table-cell>
              <table:table-cell office:value-type="float" office:value="0.447177">
                <text:p>0.447177</text:p>
              </table:table-cell>
              <table:table-cell office:value-type="float" office:value="0.467372">
                <text:p>0.467372</text:p>
              </table:table-cell>
              <table:table-cell office:value-type="float" office:value="0.493069">
                <text:p>0.493069</text:p>
              </table:table-cell>
              <table:table-cell office:value-type="float" office:value="0.528855">
                <text:p>0.528855</text:p>
              </table:table-cell>
              <table:table-cell office:value-type="float" office:value="0.563716">
                <text:p>0.563716</text:p>
              </table:table-cell>
              <table:table-cell office:value-type="float" office:value="0.687893">
                <text:p>0.687893</text:p>
              </table:table-cell>
              <table:table-cell office:value-type="float" office:value="0.409743">
                <text:p>0.40974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35238">
                <text:p>0.135238</text:p>
              </table:table-cell>
              <table:table-cell office:value-type="float" office:value="0.255903">
                <text:p>0.255903</text:p>
              </table:table-cell>
              <table:table-cell office:value-type="float" office:value="0.327329">
                <text:p>0.327329</text:p>
              </table:table-cell>
              <table:table-cell office:value-type="float" office:value="0.387479">
                <text:p>0.387479</text:p>
              </table:table-cell>
              <table:table-cell office:value-type="float" office:value="0.424626">
                <text:p>0.424626</text:p>
              </table:table-cell>
              <table:table-cell office:value-type="float" office:value="0.445844">
                <text:p>0.445844</text:p>
              </table:table-cell>
              <table:table-cell office:value-type="float" office:value="0.463731">
                <text:p>0.463731</text:p>
              </table:table-cell>
              <table:table-cell office:value-type="float" office:value="0.488291">
                <text:p>0.488291</text:p>
              </table:table-cell>
              <table:table-cell office:value-type="float" office:value="0.509875">
                <text:p>0.509875</text:p>
              </table:table-cell>
              <table:table-cell office:value-type="float" office:value="0.561103">
                <text:p>0.561103</text:p>
              </table:table-cell>
              <table:table-cell office:value-type="float" office:value="0.687893">
                <text:p>0.687893</text:p>
              </table:table-cell>
              <table:table-cell office:value-type="float" office:value="0.399942">
                <text:p>0.3999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00108">
                <text:p>0.200108</text:p>
              </table:table-cell>
              <table:table-cell office:value-type="float" office:value="0.302233">
                <text:p>0.302233</text:p>
              </table:table-cell>
              <table:table-cell office:value-type="float" office:value="0.366519">
                <text:p>0.366519</text:p>
              </table:table-cell>
              <table:table-cell office:value-type="float" office:value="0.408376">
                <text:p>0.408376</text:p>
              </table:table-cell>
              <table:table-cell office:value-type="float" office:value="0.43527">
                <text:p>0.43527</text:p>
              </table:table-cell>
              <table:table-cell office:value-type="float" office:value="0.45399">
                <text:p>0.45399</text:p>
              </table:table-cell>
              <table:table-cell office:value-type="float" office:value="0.47118">
                <text:p>0.47118</text:p>
              </table:table-cell>
              <table:table-cell office:value-type="float" office:value="0.49463">
                <text:p>0.49463</text:p>
              </table:table-cell>
              <table:table-cell office:value-type="float" office:value="0.522006">
                <text:p>0.522006</text:p>
              </table:table-cell>
              <table:table-cell office:value-type="float" office:value="0.589953">
                <text:p>0.589953</text:p>
              </table:table-cell>
              <table:table-cell office:value-type="float" office:value="0.695406">
                <text:p>0.695406</text:p>
              </table:table-cell>
              <table:table-cell office:value-type="float" office:value="0.424427">
                <text:p>0.42442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69179">
                <text:p>0.169179</text:p>
              </table:table-cell>
              <table:table-cell office:value-type="float" office:value="0.310439">
                <text:p>0.310439</text:p>
              </table:table-cell>
              <table:table-cell office:value-type="float" office:value="0.387866">
                <text:p>0.387866</text:p>
              </table:table-cell>
              <table:table-cell office:value-type="float" office:value="0.426616">
                <text:p>0.426616</text:p>
              </table:table-cell>
              <table:table-cell office:value-type="float" office:value="0.447469">
                <text:p>0.447469</text:p>
              </table:table-cell>
              <table:table-cell office:value-type="float" office:value="0.462109">
                <text:p>0.462109</text:p>
              </table:table-cell>
              <table:table-cell office:value-type="float" office:value="0.482749">
                <text:p>0.482749</text:p>
              </table:table-cell>
              <table:table-cell office:value-type="float" office:value="0.505252">
                <text:p>0.505252</text:p>
              </table:table-cell>
              <table:table-cell office:value-type="float" office:value="0.52978">
                <text:p>0.52978</text:p>
              </table:table-cell>
              <table:table-cell office:value-type="float" office:value="0.587095">
                <text:p>0.587095</text:p>
              </table:table-cell>
              <table:table-cell office:value-type="float" office:value="0.687893">
                <text:p>0.687893</text:p>
              </table:table-cell>
              <table:table-cell office:value-type="float" office:value="0.430855">
                <text:p>0.43085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40364">
                <text:p>0.140364</text:p>
              </table:table-cell>
              <table:table-cell office:value-type="float" office:value="0.323493">
                <text:p>0.323493</text:p>
              </table:table-cell>
              <table:table-cell office:value-type="float" office:value="0.392431">
                <text:p>0.392431</text:p>
              </table:table-cell>
              <table:table-cell office:value-type="float" office:value="0.426203">
                <text:p>0.426203</text:p>
              </table:table-cell>
              <table:table-cell office:value-type="float" office:value="0.449423">
                <text:p>0.449423</text:p>
              </table:table-cell>
              <table:table-cell office:value-type="float" office:value="0.470262">
                <text:p>0.470262</text:p>
              </table:table-cell>
              <table:table-cell office:value-type="float" office:value="0.4928">
                <text:p>0.4928</text:p>
              </table:table-cell>
              <table:table-cell office:value-type="float" office:value="0.512333">
                <text:p>0.512333</text:p>
              </table:table-cell>
              <table:table-cell office:value-type="float" office:value="0.538306">
                <text:p>0.538306</text:p>
              </table:table-cell>
              <table:table-cell office:value-type="float" office:value="0.599652">
                <text:p>0.599652</text:p>
              </table:table-cell>
              <table:table-cell office:value-type="float" office:value="0.687893">
                <text:p>0.687893</text:p>
              </table:table-cell>
              <table:table-cell office:value-type="float" office:value="0.434527">
                <text:p>0.43452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71916">
                <text:p>0.171916</text:p>
              </table:table-cell>
              <table:table-cell office:value-type="float" office:value="0.360985">
                <text:p>0.360985</text:p>
              </table:table-cell>
              <table:table-cell office:value-type="float" office:value="0.412665">
                <text:p>0.412665</text:p>
              </table:table-cell>
              <table:table-cell office:value-type="float" office:value="0.439276">
                <text:p>0.439276</text:p>
              </table:table-cell>
              <table:table-cell office:value-type="float" office:value="0.455297">
                <text:p>0.455297</text:p>
              </table:table-cell>
              <table:table-cell office:value-type="float" office:value="0.473022">
                <text:p>0.473022</text:p>
              </table:table-cell>
              <table:table-cell office:value-type="float" office:value="0.494568">
                <text:p>0.494568</text:p>
              </table:table-cell>
              <table:table-cell office:value-type="float" office:value="0.511891">
                <text:p>0.511891</text:p>
              </table:table-cell>
              <table:table-cell office:value-type="float" office:value="0.54188">
                <text:p>0.54188</text:p>
              </table:table-cell>
              <table:table-cell office:value-type="float" office:value="0.61077">
                <text:p>0.61077</text:p>
              </table:table-cell>
              <table:table-cell office:value-type="float" office:value="0.687893">
                <text:p>0.687893</text:p>
              </table:table-cell>
              <table:table-cell office:value-type="float" office:value="0.447227">
                <text:p>0.4472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04745">
                <text:p>0.204745</text:p>
              </table:table-cell>
              <table:table-cell office:value-type="float" office:value="0.371099">
                <text:p>0.371099</text:p>
              </table:table-cell>
              <table:table-cell office:value-type="float" office:value="0.413327">
                <text:p>0.413327</text:p>
              </table:table-cell>
              <table:table-cell office:value-type="float" office:value="0.439794">
                <text:p>0.439794</text:p>
              </table:table-cell>
              <table:table-cell office:value-type="float" office:value="0.462225">
                <text:p>0.462225</text:p>
              </table:table-cell>
              <table:table-cell office:value-type="float" office:value="0.481165">
                <text:p>0.481165</text:p>
              </table:table-cell>
              <table:table-cell office:value-type="float" office:value="0.498796">
                <text:p>0.498796</text:p>
              </table:table-cell>
              <table:table-cell office:value-type="float" office:value="0.520324">
                <text:p>0.520324</text:p>
              </table:table-cell>
              <table:table-cell office:value-type="float" office:value="0.54058">
                <text:p>0.54058</text:p>
              </table:table-cell>
              <table:table-cell office:value-type="float" office:value="0.608395">
                <text:p>0.608395</text:p>
              </table:table-cell>
              <table:table-cell office:value-type="float" office:value="0.697716">
                <text:p>0.697716</text:p>
              </table:table-cell>
              <table:table-cell office:value-type="float" office:value="0.454045">
                <text:p>0.45404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83626">
                <text:p>0.183626</text:p>
              </table:table-cell>
              <table:table-cell office:value-type="float" office:value="0.354964">
                <text:p>0.354964</text:p>
              </table:table-cell>
              <table:table-cell office:value-type="float" office:value="0.405701">
                <text:p>0.405701</text:p>
              </table:table-cell>
              <table:table-cell office:value-type="float" office:value="0.435175">
                <text:p>0.435175</text:p>
              </table:table-cell>
              <table:table-cell office:value-type="float" office:value="0.455055">
                <text:p>0.455055</text:p>
              </table:table-cell>
              <table:table-cell office:value-type="float" office:value="0.475228">
                <text:p>0.475228</text:p>
              </table:table-cell>
              <table:table-cell office:value-type="float" office:value="0.497358">
                <text:p>0.497358</text:p>
              </table:table-cell>
              <table:table-cell office:value-type="float" office:value="0.524829">
                <text:p>0.524829</text:p>
              </table:table-cell>
              <table:table-cell office:value-type="float" office:value="0.540712">
                <text:p>0.540712</text:p>
              </table:table-cell>
              <table:table-cell office:value-type="float" office:value="0.613908">
                <text:p>0.613908</text:p>
              </table:table-cell>
              <table:table-cell office:value-type="float" office:value="0.697818">
                <text:p>0.697818</text:p>
              </table:table-cell>
              <table:table-cell office:value-type="float" office:value="0.448656">
                <text:p>0.4486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6916">
                <text:p>0.16916</text:p>
              </table:table-cell>
              <table:table-cell office:value-type="float" office:value="0.339509">
                <text:p>0.339509</text:p>
              </table:table-cell>
              <table:table-cell office:value-type="float" office:value="0.391831">
                <text:p>0.391831</text:p>
              </table:table-cell>
              <table:table-cell office:value-type="float" office:value="0.42098">
                <text:p>0.42098</text:p>
              </table:table-cell>
              <table:table-cell office:value-type="float" office:value="0.441395">
                <text:p>0.441395</text:p>
              </table:table-cell>
              <table:table-cell office:value-type="float" office:value="0.455927">
                <text:p>0.455927</text:p>
              </table:table-cell>
              <table:table-cell office:value-type="float" office:value="0.476255">
                <text:p>0.476255</text:p>
              </table:table-cell>
              <table:table-cell office:value-type="float" office:value="0.498622">
                <text:p>0.498622</text:p>
              </table:table-cell>
              <table:table-cell office:value-type="float" office:value="0.531889">
                <text:p>0.531889</text:p>
              </table:table-cell>
              <table:table-cell office:value-type="float" office:value="0.598966">
                <text:p>0.598966</text:p>
              </table:table-cell>
              <table:table-cell office:value-type="float" office:value="0.697818">
                <text:p>0.697818</text:p>
              </table:table-cell>
              <table:table-cell office:value-type="float" office:value="0.432453">
                <text:p>0.43245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60677">
                <text:p>0.160677</text:p>
              </table:table-cell>
              <table:table-cell office:value-type="float" office:value="0.293232">
                <text:p>0.293232</text:p>
              </table:table-cell>
              <table:table-cell office:value-type="float" office:value="0.371809">
                <text:p>0.371809</text:p>
              </table:table-cell>
              <table:table-cell office:value-type="float" office:value="0.401679">
                <text:p>0.401679</text:p>
              </table:table-cell>
              <table:table-cell office:value-type="float" office:value="0.429868">
                <text:p>0.429868</text:p>
              </table:table-cell>
              <table:table-cell office:value-type="float" office:value="0.45387">
                <text:p>0.45387</text:p>
              </table:table-cell>
              <table:table-cell office:value-type="float" office:value="0.472834">
                <text:p>0.472834</text:p>
              </table:table-cell>
              <table:table-cell office:value-type="float" office:value="0.497222">
                <text:p>0.497222</text:p>
              </table:table-cell>
              <table:table-cell office:value-type="float" office:value="0.532865">
                <text:p>0.532865</text:p>
              </table:table-cell>
              <table:table-cell office:value-type="float" office:value="0.595485">
                <text:p>0.595485</text:p>
              </table:table-cell>
              <table:table-cell office:value-type="float" office:value="0.697818">
                <text:p>0.697818</text:p>
              </table:table-cell>
              <table:table-cell office:value-type="float" office:value="0.420954">
                <text:p>0.42095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63085">
                <text:p>0.163085</text:p>
              </table:table-cell>
              <table:table-cell office:value-type="float" office:value="0.310291">
                <text:p>0.310291</text:p>
              </table:table-cell>
              <table:table-cell office:value-type="float" office:value="0.382546">
                <text:p>0.382546</text:p>
              </table:table-cell>
              <table:table-cell office:value-type="float" office:value="0.41598">
                <text:p>0.41598</text:p>
              </table:table-cell>
              <table:table-cell office:value-type="float" office:value="0.440287">
                <text:p>0.440287</text:p>
              </table:table-cell>
              <table:table-cell office:value-type="float" office:value="0.457162">
                <text:p>0.457162</text:p>
              </table:table-cell>
              <table:table-cell office:value-type="float" office:value="0.473483">
                <text:p>0.473483</text:p>
              </table:table-cell>
              <table:table-cell office:value-type="float" office:value="0.496481">
                <text:p>0.496481</text:p>
              </table:table-cell>
              <table:table-cell office:value-type="float" office:value="0.529146">
                <text:p>0.529146</text:p>
              </table:table-cell>
              <table:table-cell office:value-type="float" office:value="0.609659">
                <text:p>0.609659</text:p>
              </table:table-cell>
              <table:table-cell office:value-type="float" office:value="0.697818">
                <text:p>0.697818</text:p>
              </table:table-cell>
              <table:table-cell office:value-type="float" office:value="0.427812">
                <text:p>0.42781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48735">
                <text:p>0.148735</text:p>
              </table:table-cell>
              <table:table-cell office:value-type="float" office:value="0.306402">
                <text:p>0.306402</text:p>
              </table:table-cell>
              <table:table-cell office:value-type="float" office:value="0.391713">
                <text:p>0.391713</text:p>
              </table:table-cell>
              <table:table-cell office:value-type="float" office:value="0.425716">
                <text:p>0.425716</text:p>
              </table:table-cell>
              <table:table-cell office:value-type="float" office:value="0.44504">
                <text:p>0.44504</text:p>
              </table:table-cell>
              <table:table-cell office:value-type="float" office:value="0.462616">
                <text:p>0.462616</text:p>
              </table:table-cell>
              <table:table-cell office:value-type="float" office:value="0.479844">
                <text:p>0.479844</text:p>
              </table:table-cell>
              <table:table-cell office:value-type="float" office:value="0.503139">
                <text:p>0.503139</text:p>
              </table:table-cell>
              <table:table-cell office:value-type="float" office:value="0.532579">
                <text:p>0.532579</text:p>
              </table:table-cell>
              <table:table-cell office:value-type="float" office:value="0.612384">
                <text:p>0.612384</text:p>
              </table:table-cell>
              <table:table-cell office:value-type="float" office:value="0.697818">
                <text:p>0.697818</text:p>
              </table:table-cell>
              <table:table-cell office:value-type="float" office:value="0.430817">
                <text:p>0.43081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32784">
                <text:p>0.232784</text:p>
              </table:table-cell>
              <table:table-cell office:value-type="float" office:value="0.347903">
                <text:p>0.347903</text:p>
              </table:table-cell>
              <table:table-cell office:value-type="float" office:value="0.393265">
                <text:p>0.393265</text:p>
              </table:table-cell>
              <table:table-cell office:value-type="float" office:value="0.421246">
                <text:p>0.421246</text:p>
              </table:table-cell>
              <table:table-cell office:value-type="float" office:value="0.439437">
                <text:p>0.439437</text:p>
              </table:table-cell>
              <table:table-cell office:value-type="float" office:value="0.453293">
                <text:p>0.453293</text:p>
              </table:table-cell>
              <table:table-cell office:value-type="float" office:value="0.471692">
                <text:p>0.471692</text:p>
              </table:table-cell>
              <table:table-cell office:value-type="float" office:value="0.494279">
                <text:p>0.494279</text:p>
              </table:table-cell>
              <table:table-cell office:value-type="float" office:value="0.529685">
                <text:p>0.529685</text:p>
              </table:table-cell>
              <table:table-cell office:value-type="float" office:value="0.601428">
                <text:p>0.601428</text:p>
              </table:table-cell>
              <table:table-cell office:value-type="float" office:value="0.697818">
                <text:p>0.697818</text:p>
              </table:table-cell>
              <table:table-cell office:value-type="float" office:value="0.438501">
                <text:p>0.4385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61394">
                <text:p>0.161394</text:p>
              </table:table-cell>
              <table:table-cell office:value-type="float" office:value="0.30954">
                <text:p>0.30954</text:p>
              </table:table-cell>
              <table:table-cell office:value-type="float" office:value="0.375169">
                <text:p>0.375169</text:p>
              </table:table-cell>
              <table:table-cell office:value-type="float" office:value="0.404535">
                <text:p>0.404535</text:p>
              </table:table-cell>
              <table:table-cell office:value-type="float" office:value="0.435162">
                <text:p>0.435162</text:p>
              </table:table-cell>
              <table:table-cell office:value-type="float" office:value="0.451461">
                <text:p>0.451461</text:p>
              </table:table-cell>
              <table:table-cell office:value-type="float" office:value="0.46869">
                <text:p>0.46869</text:p>
              </table:table-cell>
              <table:table-cell office:value-type="float" office:value="0.496625">
                <text:p>0.496625</text:p>
              </table:table-cell>
              <table:table-cell office:value-type="float" office:value="0.5328">
                <text:p>0.5328</text:p>
              </table:table-cell>
              <table:table-cell office:value-type="float" office:value="0.601854">
                <text:p>0.601854</text:p>
              </table:table-cell>
              <table:table-cell office:value-type="float" office:value="0.697818">
                <text:p>0.697818</text:p>
              </table:table-cell>
              <table:table-cell office:value-type="float" office:value="0.423723">
                <text:p>0.4237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46896">
                <text:p>0.146896</text:p>
              </table:table-cell>
              <table:table-cell office:value-type="float" office:value="0.352529">
                <text:p>0.352529</text:p>
              </table:table-cell>
              <table:table-cell office:value-type="float" office:value="0.390603">
                <text:p>0.390603</text:p>
              </table:table-cell>
              <table:table-cell office:value-type="float" office:value="0.419463">
                <text:p>0.419463</text:p>
              </table:table-cell>
              <table:table-cell office:value-type="float" office:value="0.440361">
                <text:p>0.440361</text:p>
              </table:table-cell>
              <table:table-cell office:value-type="float" office:value="0.456516">
                <text:p>0.456516</text:p>
              </table:table-cell>
              <table:table-cell office:value-type="float" office:value="0.475596">
                <text:p>0.475596</text:p>
              </table:table-cell>
              <table:table-cell office:value-type="float" office:value="0.494289">
                <text:p>0.494289</text:p>
              </table:table-cell>
              <table:table-cell office:value-type="float" office:value="0.527569">
                <text:p>0.527569</text:p>
              </table:table-cell>
              <table:table-cell office:value-type="float" office:value="0.60131">
                <text:p>0.60131</text:p>
              </table:table-cell>
              <table:table-cell office:value-type="float" office:value="0.697818">
                <text:p>0.697818</text:p>
              </table:table-cell>
              <table:table-cell office:value-type="float" office:value="0.430513">
                <text:p>0.43051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78211">
                <text:p>0.178211</text:p>
              </table:table-cell>
              <table:table-cell office:value-type="float" office:value="0.353719">
                <text:p>0.353719</text:p>
              </table:table-cell>
              <table:table-cell office:value-type="float" office:value="0.394917">
                <text:p>0.394917</text:p>
              </table:table-cell>
              <table:table-cell office:value-type="float" office:value="0.426603">
                <text:p>0.426603</text:p>
              </table:table-cell>
              <table:table-cell office:value-type="float" office:value="0.44471">
                <text:p>0.44471</text:p>
              </table:table-cell>
              <table:table-cell office:value-type="float" office:value="0.462494">
                <text:p>0.462494</text:p>
              </table:table-cell>
              <table:table-cell office:value-type="float" office:value="0.478185">
                <text:p>0.478185</text:p>
              </table:table-cell>
              <table:table-cell office:value-type="float" office:value="0.494495">
                <text:p>0.494495</text:p>
              </table:table-cell>
              <table:table-cell office:value-type="float" office:value="0.521976">
                <text:p>0.521976</text:p>
              </table:table-cell>
              <table:table-cell office:value-type="float" office:value="0.593316">
                <text:p>0.593316</text:p>
              </table:table-cell>
              <table:table-cell office:value-type="float" office:value="0.697818">
                <text:p>0.697818</text:p>
              </table:table-cell>
              <table:table-cell office:value-type="float" office:value="0.434862">
                <text:p>0.43486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57342">
                <text:p>0.257342</text:p>
              </table:table-cell>
              <table:table-cell office:value-type="float" office:value="0.372408">
                <text:p>0.372408</text:p>
              </table:table-cell>
              <table:table-cell office:value-type="float" office:value="0.403444">
                <text:p>0.403444</text:p>
              </table:table-cell>
              <table:table-cell office:value-type="float" office:value="0.424794">
                <text:p>0.424794</text:p>
              </table:table-cell>
              <table:table-cell office:value-type="float" office:value="0.448202">
                <text:p>0.448202</text:p>
              </table:table-cell>
              <table:table-cell office:value-type="float" office:value="0.469837">
                <text:p>0.469837</text:p>
              </table:table-cell>
              <table:table-cell office:value-type="float" office:value="0.488246">
                <text:p>0.488246</text:p>
              </table:table-cell>
              <table:table-cell office:value-type="float" office:value="0.508253">
                <text:p>0.508253</text:p>
              </table:table-cell>
              <table:table-cell office:value-type="float" office:value="0.539915">
                <text:p>0.539915</text:p>
              </table:table-cell>
              <table:table-cell office:value-type="float" office:value="0.593345">
                <text:p>0.593345</text:p>
              </table:table-cell>
              <table:table-cell office:value-type="float" office:value="0.697818">
                <text:p>0.697818</text:p>
              </table:table-cell>
              <table:table-cell office:value-type="float" office:value="0.450579">
                <text:p>0.45057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92225">
                <text:p>0.192225</text:p>
              </table:table-cell>
              <table:table-cell office:value-type="float" office:value="0.357398">
                <text:p>0.357398</text:p>
              </table:table-cell>
              <table:table-cell office:value-type="float" office:value="0.393993">
                <text:p>0.393993</text:p>
              </table:table-cell>
              <table:table-cell office:value-type="float" office:value="0.417115">
                <text:p>0.417115</text:p>
              </table:table-cell>
              <table:table-cell office:value-type="float" office:value="0.436079">
                <text:p>0.436079</text:p>
              </table:table-cell>
              <table:table-cell office:value-type="float" office:value="0.460995">
                <text:p>0.460995</text:p>
              </table:table-cell>
              <table:table-cell office:value-type="float" office:value="0.483405">
                <text:p>0.483405</text:p>
              </table:table-cell>
              <table:table-cell office:value-type="float" office:value="0.509332">
                <text:p>0.509332</text:p>
              </table:table-cell>
              <table:table-cell office:value-type="float" office:value="0.541956">
                <text:p>0.541956</text:p>
              </table:table-cell>
              <table:table-cell office:value-type="float" office:value="0.610539">
                <text:p>0.610539</text:p>
              </table:table-cell>
              <table:table-cell office:value-type="float" office:value="0.705483">
                <text:p>0.705483</text:p>
              </table:table-cell>
              <table:table-cell office:value-type="float" office:value="0.440304">
                <text:p>0.4403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51986">
                <text:p>0.151986</text:p>
              </table:table-cell>
              <table:table-cell office:value-type="float" office:value="0.324737">
                <text:p>0.324737</text:p>
              </table:table-cell>
              <table:table-cell office:value-type="float" office:value="0.385589">
                <text:p>0.385589</text:p>
              </table:table-cell>
              <table:table-cell office:value-type="float" office:value="0.414262">
                <text:p>0.414262</text:p>
              </table:table-cell>
              <table:table-cell office:value-type="float" office:value="0.434863">
                <text:p>0.434863</text:p>
              </table:table-cell>
              <table:table-cell office:value-type="float" office:value="0.454976">
                <text:p>0.454976</text:p>
              </table:table-cell>
              <table:table-cell office:value-type="float" office:value="0.473958">
                <text:p>0.473958</text:p>
              </table:table-cell>
              <table:table-cell office:value-type="float" office:value="0.495733">
                <text:p>0.495733</text:p>
              </table:table-cell>
              <table:table-cell office:value-type="float" office:value="0.526529">
                <text:p>0.526529</text:p>
              </table:table-cell>
              <table:table-cell office:value-type="float" office:value="0.593845">
                <text:p>0.593845</text:p>
              </table:table-cell>
              <table:table-cell office:value-type="float" office:value="0.705483">
                <text:p>0.705483</text:p>
              </table:table-cell>
              <table:table-cell office:value-type="float" office:value="0.425648">
                <text:p>0.42564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95179">
                <text:p>0.195179</text:p>
              </table:table-cell>
              <table:table-cell office:value-type="float" office:value="0.330778">
                <text:p>0.330778</text:p>
              </table:table-cell>
              <table:table-cell office:value-type="float" office:value="0.396548">
                <text:p>0.396548</text:p>
              </table:table-cell>
              <table:table-cell office:value-type="float" office:value="0.419803">
                <text:p>0.419803</text:p>
              </table:table-cell>
              <table:table-cell office:value-type="float" office:value="0.441561">
                <text:p>0.441561</text:p>
              </table:table-cell>
              <table:table-cell office:value-type="float" office:value="0.458183">
                <text:p>0.458183</text:p>
              </table:table-cell>
              <table:table-cell office:value-type="float" office:value="0.47349">
                <text:p>0.47349</text:p>
              </table:table-cell>
              <table:table-cell office:value-type="float" office:value="0.496453">
                <text:p>0.496453</text:p>
              </table:table-cell>
              <table:table-cell office:value-type="float" office:value="0.527576">
                <text:p>0.527576</text:p>
              </table:table-cell>
              <table:table-cell office:value-type="float" office:value="0.598701">
                <text:p>0.598701</text:p>
              </table:table-cell>
              <table:table-cell office:value-type="float" office:value="0.705483">
                <text:p>0.705483</text:p>
              </table:table-cell>
              <table:table-cell office:value-type="float" office:value="0.433827">
                <text:p>0.43382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03501">
                <text:p>0.203501</text:p>
              </table:table-cell>
              <table:table-cell office:value-type="float" office:value="0.345574">
                <text:p>0.345574</text:p>
              </table:table-cell>
              <table:table-cell office:value-type="float" office:value="0.400004">
                <text:p>0.400004</text:p>
              </table:table-cell>
              <table:table-cell office:value-type="float" office:value="0.432652">
                <text:p>0.432652</text:p>
              </table:table-cell>
              <table:table-cell office:value-type="float" office:value="0.452798">
                <text:p>0.452798</text:p>
              </table:table-cell>
              <table:table-cell office:value-type="float" office:value="0.469192">
                <text:p>0.469192</text:p>
              </table:table-cell>
              <table:table-cell office:value-type="float" office:value="0.485077">
                <text:p>0.485077</text:p>
              </table:table-cell>
              <table:table-cell office:value-type="float" office:value="0.512499">
                <text:p>0.512499</text:p>
              </table:table-cell>
              <table:table-cell office:value-type="float" office:value="0.540557">
                <text:p>0.540557</text:p>
              </table:table-cell>
              <table:table-cell office:value-type="float" office:value="0.601257">
                <text:p>0.601257</text:p>
              </table:table-cell>
              <table:table-cell office:value-type="float" office:value="0.705483">
                <text:p>0.705483</text:p>
              </table:table-cell>
              <table:table-cell office:value-type="float" office:value="0.444311">
                <text:p>0.4443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84178">
                <text:p>0.184178</text:p>
              </table:table-cell>
              <table:table-cell office:value-type="float" office:value="0.349778">
                <text:p>0.349778</text:p>
              </table:table-cell>
              <table:table-cell office:value-type="float" office:value="0.41455">
                <text:p>0.41455</text:p>
              </table:table-cell>
              <table:table-cell office:value-type="float" office:value="0.437529">
                <text:p>0.437529</text:p>
              </table:table-cell>
              <table:table-cell office:value-type="float" office:value="0.453466">
                <text:p>0.453466</text:p>
              </table:table-cell>
              <table:table-cell office:value-type="float" office:value="0.471663">
                <text:p>0.471663</text:p>
              </table:table-cell>
              <table:table-cell office:value-type="float" office:value="0.49586">
                <text:p>0.49586</text:p>
              </table:table-cell>
              <table:table-cell office:value-type="float" office:value="0.523381">
                <text:p>0.523381</text:p>
              </table:table-cell>
              <table:table-cell office:value-type="float" office:value="0.539568">
                <text:p>0.539568</text:p>
              </table:table-cell>
              <table:table-cell office:value-type="float" office:value="0.587301">
                <text:p>0.587301</text:p>
              </table:table-cell>
              <table:table-cell office:value-type="float" office:value="0.705483">
                <text:p>0.705483</text:p>
              </table:table-cell>
              <table:table-cell office:value-type="float" office:value="0.445727">
                <text:p>0.44572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8648">
                <text:p>0.18648</text:p>
              </table:table-cell>
              <table:table-cell office:value-type="float" office:value="0.373658">
                <text:p>0.373658</text:p>
              </table:table-cell>
              <table:table-cell office:value-type="float" office:value="0.418436">
                <text:p>0.418436</text:p>
              </table:table-cell>
              <table:table-cell office:value-type="float" office:value="0.43757">
                <text:p>0.43757</text:p>
              </table:table-cell>
              <table:table-cell office:value-type="float" office:value="0.458739">
                <text:p>0.458739</text:p>
              </table:table-cell>
              <table:table-cell office:value-type="float" office:value="0.47824">
                <text:p>0.47824</text:p>
              </table:table-cell>
              <table:table-cell office:value-type="float" office:value="0.494634">
                <text:p>0.494634</text:p>
              </table:table-cell>
              <table:table-cell office:value-type="float" office:value="0.520728">
                <text:p>0.520728</text:p>
              </table:table-cell>
              <table:table-cell office:value-type="float" office:value="0.53981">
                <text:p>0.53981</text:p>
              </table:table-cell>
              <table:table-cell office:value-type="float" office:value="0.577827">
                <text:p>0.577827</text:p>
              </table:table-cell>
              <table:table-cell office:value-type="float" office:value="0.705483">
                <text:p>0.705483</text:p>
              </table:table-cell>
              <table:table-cell office:value-type="float" office:value="0.448612">
                <text:p>0.44861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67229">
                <text:p>0.167229</text:p>
              </table:table-cell>
              <table:table-cell office:value-type="float" office:value="0.379504">
                <text:p>0.379504</text:p>
              </table:table-cell>
              <table:table-cell office:value-type="float" office:value="0.416523">
                <text:p>0.416523</text:p>
              </table:table-cell>
              <table:table-cell office:value-type="float" office:value="0.442928">
                <text:p>0.442928</text:p>
              </table:table-cell>
              <table:table-cell office:value-type="float" office:value="0.461574">
                <text:p>0.461574</text:p>
              </table:table-cell>
              <table:table-cell office:value-type="float" office:value="0.478817">
                <text:p>0.478817</text:p>
              </table:table-cell>
              <table:table-cell office:value-type="float" office:value="0.493567">
                <text:p>0.493567</text:p>
              </table:table-cell>
              <table:table-cell office:value-type="float" office:value="0.519121">
                <text:p>0.519121</text:p>
              </table:table-cell>
              <table:table-cell office:value-type="float" office:value="0.537603">
                <text:p>0.537603</text:p>
              </table:table-cell>
              <table:table-cell office:value-type="float" office:value="0.5794">
                <text:p>0.5794</text:p>
              </table:table-cell>
              <table:table-cell office:value-type="float" office:value="0.705483">
                <text:p>0.705483</text:p>
              </table:table-cell>
              <table:table-cell office:value-type="float" office:value="0.447627">
                <text:p>0.44762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30233">
                <text:p>0.130233</text:p>
              </table:table-cell>
              <table:table-cell office:value-type="float" office:value="0.358896">
                <text:p>0.358896</text:p>
              </table:table-cell>
              <table:table-cell office:value-type="float" office:value="0.408576">
                <text:p>0.408576</text:p>
              </table:table-cell>
              <table:table-cell office:value-type="float" office:value="0.432245">
                <text:p>0.432245</text:p>
              </table:table-cell>
              <table:table-cell office:value-type="float" office:value="0.463642">
                <text:p>0.463642</text:p>
              </table:table-cell>
              <table:table-cell office:value-type="float" office:value="0.481724">
                <text:p>0.481724</text:p>
              </table:table-cell>
              <table:table-cell office:value-type="float" office:value="0.501297">
                <text:p>0.501297</text:p>
              </table:table-cell>
              <table:table-cell office:value-type="float" office:value="0.522272">
                <text:p>0.522272</text:p>
              </table:table-cell>
              <table:table-cell office:value-type="float" office:value="0.53844">
                <text:p>0.53844</text:p>
              </table:table-cell>
              <table:table-cell office:value-type="float" office:value="0.575691">
                <text:p>0.575691</text:p>
              </table:table-cell>
              <table:table-cell office:value-type="float" office:value="0.705483">
                <text:p>0.705483</text:p>
              </table:table-cell>
              <table:table-cell office:value-type="float" office:value="0.441302">
                <text:p>0.4413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3557">
                <text:p>0.23557</text:p>
              </table:table-cell>
              <table:table-cell office:value-type="float" office:value="0.388082">
                <text:p>0.388082</text:p>
              </table:table-cell>
              <table:table-cell office:value-type="float" office:value="0.421222">
                <text:p>0.421222</text:p>
              </table:table-cell>
              <table:table-cell office:value-type="float" office:value="0.451429">
                <text:p>0.451429</text:p>
              </table:table-cell>
              <table:table-cell office:value-type="float" office:value="0.467826">
                <text:p>0.467826</text:p>
              </table:table-cell>
              <table:table-cell office:value-type="float" office:value="0.480612">
                <text:p>0.480612</text:p>
              </table:table-cell>
              <table:table-cell office:value-type="float" office:value="0.498826">
                <text:p>0.498826</text:p>
              </table:table-cell>
              <table:table-cell office:value-type="float" office:value="0.517385">
                <text:p>0.517385</text:p>
              </table:table-cell>
              <table:table-cell office:value-type="float" office:value="0.538607">
                <text:p>0.538607</text:p>
              </table:table-cell>
              <table:table-cell office:value-type="float" office:value="0.571358">
                <text:p>0.571358</text:p>
              </table:table-cell>
              <table:table-cell office:value-type="float" office:value="0.705483">
                <text:p>0.705483</text:p>
              </table:table-cell>
              <table:table-cell office:value-type="float" office:value="0.457092">
                <text:p>0.45709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3521">
                <text:p>0.23521</text:p>
              </table:table-cell>
              <table:table-cell office:value-type="float" office:value="0.390028">
                <text:p>0.390028</text:p>
              </table:table-cell>
              <table:table-cell office:value-type="float" office:value="0.436023">
                <text:p>0.436023</text:p>
              </table:table-cell>
              <table:table-cell office:value-type="float" office:value="0.460838">
                <text:p>0.460838</text:p>
              </table:table-cell>
              <table:table-cell office:value-type="float" office:value="0.47828">
                <text:p>0.47828</text:p>
              </table:table-cell>
              <table:table-cell office:value-type="float" office:value="0.496564">
                <text:p>0.496564</text:p>
              </table:table-cell>
              <table:table-cell office:value-type="float" office:value="0.513569">
                <text:p>0.513569</text:p>
              </table:table-cell>
              <table:table-cell office:value-type="float" office:value="0.529629">
                <text:p>0.529629</text:p>
              </table:table-cell>
              <table:table-cell office:value-type="float" office:value="0.544363">
                <text:p>0.544363</text:p>
              </table:table-cell>
              <table:table-cell office:value-type="float" office:value="0.580157">
                <text:p>0.580157</text:p>
              </table:table-cell>
              <table:table-cell office:value-type="float" office:value="0.705483">
                <text:p>0.705483</text:p>
              </table:table-cell>
              <table:table-cell office:value-type="float" office:value="0.466466">
                <text:p>0.4664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84888">
                <text:p>0.284888</text:p>
              </table:table-cell>
              <table:table-cell office:value-type="float" office:value="0.420464">
                <text:p>0.420464</text:p>
              </table:table-cell>
              <table:table-cell office:value-type="float" office:value="0.452784">
                <text:p>0.452784</text:p>
              </table:table-cell>
              <table:table-cell office:value-type="float" office:value="0.46818">
                <text:p>0.46818</text:p>
              </table:table-cell>
              <table:table-cell office:value-type="float" office:value="0.47988">
                <text:p>0.47988</text:p>
              </table:table-cell>
              <table:table-cell office:value-type="float" office:value="0.496899">
                <text:p>0.496899</text:p>
              </table:table-cell>
              <table:table-cell office:value-type="float" office:value="0.51404">
                <text:p>0.51404</text:p>
              </table:table-cell>
              <table:table-cell office:value-type="float" office:value="0.531855">
                <text:p>0.531855</text:p>
              </table:table-cell>
              <table:table-cell office:value-type="float" office:value="0.547402">
                <text:p>0.547402</text:p>
              </table:table-cell>
              <table:table-cell office:value-type="float" office:value="0.588502">
                <text:p>0.588502</text:p>
              </table:table-cell>
              <table:table-cell office:value-type="float" office:value="0.712098">
                <text:p>0.712098</text:p>
              </table:table-cell>
              <table:table-cell office:value-type="float" office:value="0.478489">
                <text:p>0.4784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35038">
                <text:p>0.235038</text:p>
              </table:table-cell>
              <table:table-cell office:value-type="float" office:value="0.415606">
                <text:p>0.415606</text:p>
              </table:table-cell>
              <table:table-cell office:value-type="float" office:value="0.451725">
                <text:p>0.451725</text:p>
              </table:table-cell>
              <table:table-cell office:value-type="float" office:value="0.469812">
                <text:p>0.469812</text:p>
              </table:table-cell>
              <table:table-cell office:value-type="float" office:value="0.481226">
                <text:p>0.481226</text:p>
              </table:table-cell>
              <table:table-cell office:value-type="float" office:value="0.498907">
                <text:p>0.498907</text:p>
              </table:table-cell>
              <table:table-cell office:value-type="float" office:value="0.524769">
                <text:p>0.524769</text:p>
              </table:table-cell>
              <table:table-cell office:value-type="float" office:value="0.538221">
                <text:p>0.538221</text:p>
              </table:table-cell>
              <table:table-cell office:value-type="float" office:value="0.547662">
                <text:p>0.547662</text:p>
              </table:table-cell>
              <table:table-cell office:value-type="float" office:value="0.58907">
                <text:p>0.58907</text:p>
              </table:table-cell>
              <table:table-cell office:value-type="float" office:value="0.712098">
                <text:p>0.712098</text:p>
              </table:table-cell>
              <table:table-cell office:value-type="float" office:value="0.475204">
                <text:p>0.4752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56848">
                <text:p>0.356848</text:p>
              </table:table-cell>
              <table:table-cell office:value-type="float" office:value="0.436673">
                <text:p>0.436673</text:p>
              </table:table-cell>
              <table:table-cell office:value-type="float" office:value="0.457662">
                <text:p>0.457662</text:p>
              </table:table-cell>
              <table:table-cell office:value-type="float" office:value="0.468694">
                <text:p>0.468694</text:p>
              </table:table-cell>
              <table:table-cell office:value-type="float" office:value="0.481823">
                <text:p>0.481823</text:p>
              </table:table-cell>
              <table:table-cell office:value-type="float" office:value="0.498944">
                <text:p>0.498944</text:p>
              </table:table-cell>
              <table:table-cell office:value-type="float" office:value="0.522928">
                <text:p>0.522928</text:p>
              </table:table-cell>
              <table:table-cell office:value-type="float" office:value="0.536711">
                <text:p>0.536711</text:p>
              </table:table-cell>
              <table:table-cell office:value-type="float" office:value="0.546763">
                <text:p>0.546763</text:p>
              </table:table-cell>
              <table:table-cell office:value-type="float" office:value="0.594328">
                <text:p>0.594328</text:p>
              </table:table-cell>
              <table:table-cell office:value-type="float" office:value="0.712098">
                <text:p>0.712098</text:p>
              </table:table-cell>
              <table:table-cell office:value-type="float" office:value="0.490137">
                <text:p>0.4901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329709">
                <text:p>0.329709</text:p>
              </table:table-cell>
              <table:table-cell office:value-type="float" office:value="0.429016">
                <text:p>0.429016</text:p>
              </table:table-cell>
              <table:table-cell office:value-type="float" office:value="0.452626">
                <text:p>0.452626</text:p>
              </table:table-cell>
              <table:table-cell office:value-type="float" office:value="0.464458">
                <text:p>0.464458</text:p>
              </table:table-cell>
              <table:table-cell office:value-type="float" office:value="0.479274">
                <text:p>0.479274</text:p>
              </table:table-cell>
              <table:table-cell office:value-type="float" office:value="0.490341">
                <text:p>0.490341</text:p>
              </table:table-cell>
              <table:table-cell office:value-type="float" office:value="0.518186">
                <text:p>0.518186</text:p>
              </table:table-cell>
              <table:table-cell office:value-type="float" office:value="0.534417">
                <text:p>0.534417</text:p>
              </table:table-cell>
              <table:table-cell office:value-type="float" office:value="0.54711">
                <text:p>0.54711</text:p>
              </table:table-cell>
              <table:table-cell office:value-type="float" office:value="0.613106">
                <text:p>0.613106</text:p>
              </table:table-cell>
              <table:table-cell office:value-type="float" office:value="0.721797">
                <text:p>0.721797</text:p>
              </table:table-cell>
              <table:table-cell office:value-type="float" office:value="0.485824">
                <text:p>0.48582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7614">
                <text:p>0.27614</text:p>
              </table:table-cell>
              <table:table-cell office:value-type="float" office:value="0.423899">
                <text:p>0.423899</text:p>
              </table:table-cell>
              <table:table-cell office:value-type="float" office:value="0.452194">
                <text:p>0.452194</text:p>
              </table:table-cell>
              <table:table-cell office:value-type="float" office:value="0.463712">
                <text:p>0.463712</text:p>
              </table:table-cell>
              <table:table-cell office:value-type="float" office:value="0.480984">
                <text:p>0.480984</text:p>
              </table:table-cell>
              <table:table-cell office:value-type="float" office:value="0.493688">
                <text:p>0.493688</text:p>
              </table:table-cell>
              <table:table-cell office:value-type="float" office:value="0.519559">
                <text:p>0.519559</text:p>
              </table:table-cell>
              <table:table-cell office:value-type="float" office:value="0.538671">
                <text:p>0.538671</text:p>
              </table:table-cell>
              <table:table-cell office:value-type="float" office:value="0.550976">
                <text:p>0.550976</text:p>
              </table:table-cell>
              <table:table-cell office:value-type="float" office:value="0.629005">
                <text:p>0.629005</text:p>
              </table:table-cell>
              <table:table-cell office:value-type="float" office:value="0.742498">
                <text:p>0.742498</text:p>
              </table:table-cell>
              <table:table-cell office:value-type="float" office:value="0.482883">
                <text:p>0.48288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32983">
                <text:p>0.332983</text:p>
              </table:table-cell>
              <table:table-cell office:value-type="float" office:value="0.440724">
                <text:p>0.440724</text:p>
              </table:table-cell>
              <table:table-cell office:value-type="float" office:value="0.460665">
                <text:p>0.460665</text:p>
              </table:table-cell>
              <table:table-cell office:value-type="float" office:value="0.472776">
                <text:p>0.472776</text:p>
              </table:table-cell>
              <table:table-cell office:value-type="float" office:value="0.489925">
                <text:p>0.489925</text:p>
              </table:table-cell>
              <table:table-cell office:value-type="float" office:value="0.513032">
                <text:p>0.513032</text:p>
              </table:table-cell>
              <table:table-cell office:value-type="float" office:value="0.532548">
                <text:p>0.532548</text:p>
              </table:table-cell>
              <table:table-cell office:value-type="float" office:value="0.543105">
                <text:p>0.543105</text:p>
              </table:table-cell>
              <table:table-cell office:value-type="float" office:value="0.552104">
                <text:p>0.552104</text:p>
              </table:table-cell>
              <table:table-cell office:value-type="float" office:value="0.621953">
                <text:p>0.621953</text:p>
              </table:table-cell>
              <table:table-cell office:value-type="float" office:value="0.742498">
                <text:p>0.742498</text:p>
              </table:table-cell>
              <table:table-cell office:value-type="float" office:value="0.495981">
                <text:p>0.49598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79524">
                <text:p>0.379524</text:p>
              </table:table-cell>
              <table:table-cell office:value-type="float" office:value="0.441631">
                <text:p>0.441631</text:p>
              </table:table-cell>
              <table:table-cell office:value-type="float" office:value="0.460959">
                <text:p>0.460959</text:p>
              </table:table-cell>
              <table:table-cell office:value-type="float" office:value="0.473667">
                <text:p>0.473667</text:p>
              </table:table-cell>
              <table:table-cell office:value-type="float" office:value="0.491386">
                <text:p>0.491386</text:p>
              </table:table-cell>
              <table:table-cell office:value-type="float" office:value="0.510757">
                <text:p>0.510757</text:p>
              </table:table-cell>
              <table:table-cell office:value-type="float" office:value="0.528493">
                <text:p>0.528493</text:p>
              </table:table-cell>
              <table:table-cell office:value-type="float" office:value="0.538004">
                <text:p>0.538004</text:p>
              </table:table-cell>
              <table:table-cell office:value-type="float" office:value="0.547343">
                <text:p>0.547343</text:p>
              </table:table-cell>
              <table:table-cell office:value-type="float" office:value="0.591641">
                <text:p>0.591641</text:p>
              </table:table-cell>
              <table:table-cell office:value-type="float" office:value="0.742498">
                <text:p>0.742498</text:p>
              </table:table-cell>
              <table:table-cell office:value-type="float" office:value="0.496341">
                <text:p>0.49634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351997">
                <text:p>0.351997</text:p>
              </table:table-cell>
              <table:table-cell office:value-type="float" office:value="0.451358">
                <text:p>0.451358</text:p>
              </table:table-cell>
              <table:table-cell office:value-type="float" office:value="0.469069">
                <text:p>0.469069</text:p>
              </table:table-cell>
              <table:table-cell office:value-type="float" office:value="0.484236">
                <text:p>0.484236</text:p>
              </table:table-cell>
              <table:table-cell office:value-type="float" office:value="0.502989">
                <text:p>0.502989</text:p>
              </table:table-cell>
              <table:table-cell office:value-type="float" office:value="0.525279">
                <text:p>0.525279</text:p>
              </table:table-cell>
              <table:table-cell office:value-type="float" office:value="0.536799">
                <text:p>0.536799</text:p>
              </table:table-cell>
              <table:table-cell office:value-type="float" office:value="0.544507">
                <text:p>0.544507</text:p>
              </table:table-cell>
              <table:table-cell office:value-type="float" office:value="0.54974">
                <text:p>0.54974</text:p>
              </table:table-cell>
              <table:table-cell office:value-type="float" office:value="0.60037">
                <text:p>0.60037</text:p>
              </table:table-cell>
              <table:table-cell office:value-type="float" office:value="0.742498">
                <text:p>0.742498</text:p>
              </table:table-cell>
              <table:table-cell office:value-type="float" office:value="0.501634">
                <text:p>0.5016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85059">
                <text:p>0.385059</text:p>
              </table:table-cell>
              <table:table-cell office:value-type="float" office:value="0.447405">
                <text:p>0.447405</text:p>
              </table:table-cell>
              <table:table-cell office:value-type="float" office:value="0.469561">
                <text:p>0.469561</text:p>
              </table:table-cell>
              <table:table-cell office:value-type="float" office:value="0.481595">
                <text:p>0.481595</text:p>
              </table:table-cell>
              <table:table-cell office:value-type="float" office:value="0.493813">
                <text:p>0.493813</text:p>
              </table:table-cell>
              <table:table-cell office:value-type="float" office:value="0.511353">
                <text:p>0.511353</text:p>
              </table:table-cell>
              <table:table-cell office:value-type="float" office:value="0.526756">
                <text:p>0.526756</text:p>
              </table:table-cell>
              <table:table-cell office:value-type="float" office:value="0.538461">
                <text:p>0.538461</text:p>
              </table:table-cell>
              <table:table-cell office:value-type="float" office:value="0.547034">
                <text:p>0.547034</text:p>
              </table:table-cell>
              <table:table-cell office:value-type="float" office:value="0.598225">
                <text:p>0.598225</text:p>
              </table:table-cell>
              <table:table-cell office:value-type="float" office:value="0.742498">
                <text:p>0.742498</text:p>
              </table:table-cell>
              <table:table-cell office:value-type="float" office:value="0.499926">
                <text:p>0.49992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95774">
                <text:p>0.395774</text:p>
              </table:table-cell>
              <table:table-cell office:value-type="float" office:value="0.446258">
                <text:p>0.446258</text:p>
              </table:table-cell>
              <table:table-cell office:value-type="float" office:value="0.467101">
                <text:p>0.467101</text:p>
              </table:table-cell>
              <table:table-cell office:value-type="float" office:value="0.481365">
                <text:p>0.481365</text:p>
              </table:table-cell>
              <table:table-cell office:value-type="float" office:value="0.499188">
                <text:p>0.499188</text:p>
              </table:table-cell>
              <table:table-cell office:value-type="float" office:value="0.513878">
                <text:p>0.513878</text:p>
              </table:table-cell>
              <table:table-cell office:value-type="float" office:value="0.529813">
                <text:p>0.529813</text:p>
              </table:table-cell>
              <table:table-cell office:value-type="float" office:value="0.540865">
                <text:p>0.540865</text:p>
              </table:table-cell>
              <table:table-cell office:value-type="float" office:value="0.547572">
                <text:p>0.547572</text:p>
              </table:table-cell>
              <table:table-cell office:value-type="float" office:value="0.619537">
                <text:p>0.619537</text:p>
              </table:table-cell>
              <table:table-cell office:value-type="float" office:value="0.743596">
                <text:p>0.743596</text:p>
              </table:table-cell>
              <table:table-cell office:value-type="float" office:value="0.504135">
                <text:p>0.50413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19102">
                <text:p>0.419102</text:p>
              </table:table-cell>
              <table:table-cell office:value-type="float" office:value="0.456606">
                <text:p>0.456606</text:p>
              </table:table-cell>
              <table:table-cell office:value-type="float" office:value="0.475663">
                <text:p>0.475663</text:p>
              </table:table-cell>
              <table:table-cell office:value-type="float" office:value="0.488242">
                <text:p>0.488242</text:p>
              </table:table-cell>
              <table:table-cell office:value-type="float" office:value="0.503603">
                <text:p>0.503603</text:p>
              </table:table-cell>
              <table:table-cell office:value-type="float" office:value="0.518967">
                <text:p>0.518967</text:p>
              </table:table-cell>
              <table:table-cell office:value-type="float" office:value="0.529535">
                <text:p>0.529535</text:p>
              </table:table-cell>
              <table:table-cell office:value-type="float" office:value="0.539936">
                <text:p>0.539936</text:p>
              </table:table-cell>
              <table:table-cell office:value-type="float" office:value="0.547979">
                <text:p>0.547979</text:p>
              </table:table-cell>
              <table:table-cell office:value-type="float" office:value="0.598134">
                <text:p>0.598134</text:p>
              </table:table-cell>
              <table:table-cell office:value-type="float" office:value="0.743596">
                <text:p>0.743596</text:p>
              </table:table-cell>
              <table:table-cell office:value-type="float" office:value="0.507777">
                <text:p>0.5077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83954">
                <text:p>0.383954</text:p>
              </table:table-cell>
              <table:table-cell office:value-type="float" office:value="0.458862">
                <text:p>0.458862</text:p>
              </table:table-cell>
              <table:table-cell office:value-type="float" office:value="0.476804">
                <text:p>0.476804</text:p>
              </table:table-cell>
              <table:table-cell office:value-type="float" office:value="0.489435">
                <text:p>0.489435</text:p>
              </table:table-cell>
              <table:table-cell office:value-type="float" office:value="0.50724">
                <text:p>0.50724</text:p>
              </table:table-cell>
              <table:table-cell office:value-type="float" office:value="0.523902">
                <text:p>0.523902</text:p>
              </table:table-cell>
              <table:table-cell office:value-type="float" office:value="0.531981">
                <text:p>0.531981</text:p>
              </table:table-cell>
              <table:table-cell office:value-type="float" office:value="0.541757">
                <text:p>0.541757</text:p>
              </table:table-cell>
              <table:table-cell office:value-type="float" office:value="0.547673">
                <text:p>0.547673</text:p>
              </table:table-cell>
              <table:table-cell office:value-type="float" office:value="0.583945">
                <text:p>0.583945</text:p>
              </table:table-cell>
              <table:table-cell office:value-type="float" office:value="0.743596">
                <text:p>0.743596</text:p>
              </table:table-cell>
              <table:table-cell office:value-type="float" office:value="0.504555">
                <text:p>0.50455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00968">
                <text:p>0.400968</text:p>
              </table:table-cell>
              <table:table-cell office:value-type="float" office:value="0.451021">
                <text:p>0.451021</text:p>
              </table:table-cell>
              <table:table-cell office:value-type="float" office:value="0.470137">
                <text:p>0.470137</text:p>
              </table:table-cell>
              <table:table-cell office:value-type="float" office:value="0.479534">
                <text:p>0.479534</text:p>
              </table:table-cell>
              <table:table-cell office:value-type="float" office:value="0.490947">
                <text:p>0.490947</text:p>
              </table:table-cell>
              <table:table-cell office:value-type="float" office:value="0.51186">
                <text:p>0.51186</text:p>
              </table:table-cell>
              <table:table-cell office:value-type="float" office:value="0.527492">
                <text:p>0.527492</text:p>
              </table:table-cell>
              <table:table-cell office:value-type="float" office:value="0.538437">
                <text:p>0.538437</text:p>
              </table:table-cell>
              <table:table-cell office:value-type="float" office:value="0.546835">
                <text:p>0.546835</text:p>
              </table:table-cell>
              <table:table-cell office:value-type="float" office:value="0.579069">
                <text:p>0.579069</text:p>
              </table:table-cell>
              <table:table-cell office:value-type="float" office:value="0.743596">
                <text:p>0.743596</text:p>
              </table:table-cell>
              <table:table-cell office:value-type="float" office:value="0.49963">
                <text:p>0.4996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92505">
                <text:p>0.392505</text:p>
              </table:table-cell>
              <table:table-cell office:value-type="float" office:value="0.460804">
                <text:p>0.460804</text:p>
              </table:table-cell>
              <table:table-cell office:value-type="float" office:value="0.474498">
                <text:p>0.474498</text:p>
              </table:table-cell>
              <table:table-cell office:value-type="float" office:value="0.481275">
                <text:p>0.481275</text:p>
              </table:table-cell>
              <table:table-cell office:value-type="float" office:value="0.492939">
                <text:p>0.492939</text:p>
              </table:table-cell>
              <table:table-cell office:value-type="float" office:value="0.51136">
                <text:p>0.51136</text:p>
              </table:table-cell>
              <table:table-cell office:value-type="float" office:value="0.528173">
                <text:p>0.528173</text:p>
              </table:table-cell>
              <table:table-cell office:value-type="float" office:value="0.54112">
                <text:p>0.54112</text:p>
              </table:table-cell>
              <table:table-cell office:value-type="float" office:value="0.548211">
                <text:p>0.548211</text:p>
              </table:table-cell>
              <table:table-cell office:value-type="float" office:value="0.594324">
                <text:p>0.594324</text:p>
              </table:table-cell>
              <table:table-cell office:value-type="float" office:value="0.743597">
                <text:p>0.743597</text:p>
              </table:table-cell>
              <table:table-cell office:value-type="float" office:value="0.502521">
                <text:p>0.50252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2089">
                <text:p>0.32089</text:p>
              </table:table-cell>
              <table:table-cell office:value-type="float" office:value="0.442023">
                <text:p>0.442023</text:p>
              </table:table-cell>
              <table:table-cell office:value-type="float" office:value="0.473727">
                <text:p>0.473727</text:p>
              </table:table-cell>
              <table:table-cell office:value-type="float" office:value="0.479976">
                <text:p>0.479976</text:p>
              </table:table-cell>
              <table:table-cell office:value-type="float" office:value="0.49021">
                <text:p>0.49021</text:p>
              </table:table-cell>
              <table:table-cell office:value-type="float" office:value="0.508043">
                <text:p>0.508043</text:p>
              </table:table-cell>
              <table:table-cell office:value-type="float" office:value="0.526003">
                <text:p>0.526003</text:p>
              </table:table-cell>
              <table:table-cell office:value-type="float" office:value="0.5409">
                <text:p>0.5409</text:p>
              </table:table-cell>
              <table:table-cell office:value-type="float" office:value="0.547917">
                <text:p>0.547917</text:p>
              </table:table-cell>
              <table:table-cell office:value-type="float" office:value="0.576644">
                <text:p>0.576644</text:p>
              </table:table-cell>
              <table:table-cell office:value-type="float" office:value="0.743597">
                <text:p>0.743597</text:p>
              </table:table-cell>
              <table:table-cell office:value-type="float" office:value="0.490633">
                <text:p>0.4906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39612">
                <text:p>0.239612</text:p>
              </table:table-cell>
              <table:table-cell office:value-type="float" office:value="0.432127">
                <text:p>0.432127</text:p>
              </table:table-cell>
              <table:table-cell office:value-type="float" office:value="0.471038">
                <text:p>0.471038</text:p>
              </table:table-cell>
              <table:table-cell office:value-type="float" office:value="0.479368">
                <text:p>0.479368</text:p>
              </table:table-cell>
              <table:table-cell office:value-type="float" office:value="0.488603">
                <text:p>0.488603</text:p>
              </table:table-cell>
              <table:table-cell office:value-type="float" office:value="0.507369">
                <text:p>0.507369</text:p>
              </table:table-cell>
              <table:table-cell office:value-type="float" office:value="0.523154">
                <text:p>0.523154</text:p>
              </table:table-cell>
              <table:table-cell office:value-type="float" office:value="0.53798">
                <text:p>0.53798</text:p>
              </table:table-cell>
              <table:table-cell office:value-type="float" office:value="0.547202">
                <text:p>0.547202</text:p>
              </table:table-cell>
              <table:table-cell office:value-type="float" office:value="0.579174">
                <text:p>0.579174</text:p>
              </table:table-cell>
              <table:table-cell office:value-type="float" office:value="0.743597">
                <text:p>0.743597</text:p>
              </table:table-cell>
              <table:table-cell office:value-type="float" office:value="0.480563">
                <text:p>0.48056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86137">
                <text:p>0.186137</text:p>
              </table:table-cell>
              <table:table-cell office:value-type="float" office:value="0.422293">
                <text:p>0.422293</text:p>
              </table:table-cell>
              <table:table-cell office:value-type="float" office:value="0.468126">
                <text:p>0.468126</text:p>
              </table:table-cell>
              <table:table-cell office:value-type="float" office:value="0.480334">
                <text:p>0.480334</text:p>
              </table:table-cell>
              <table:table-cell office:value-type="float" office:value="0.49513">
                <text:p>0.49513</text:p>
              </table:table-cell>
              <table:table-cell office:value-type="float" office:value="0.513071">
                <text:p>0.513071</text:p>
              </table:table-cell>
              <table:table-cell office:value-type="float" office:value="0.526053">
                <text:p>0.526053</text:p>
              </table:table-cell>
              <table:table-cell office:value-type="float" office:value="0.539949">
                <text:p>0.539949</text:p>
              </table:table-cell>
              <table:table-cell office:value-type="float" office:value="0.547381">
                <text:p>0.547381</text:p>
              </table:table-cell>
              <table:table-cell office:value-type="float" office:value="0.604278">
                <text:p>0.604278</text:p>
              </table:table-cell>
              <table:table-cell office:value-type="float" office:value="0.744275">
                <text:p>0.744275</text:p>
              </table:table-cell>
              <table:table-cell office:value-type="float" office:value="0.478275">
                <text:p>0.47827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949">
                <text:p>0.1949</text:p>
              </table:table-cell>
              <table:table-cell office:value-type="float" office:value="0.443519">
                <text:p>0.443519</text:p>
              </table:table-cell>
              <table:table-cell office:value-type="float" office:value="0.473083">
                <text:p>0.473083</text:p>
              </table:table-cell>
              <table:table-cell office:value-type="float" office:value="0.483244">
                <text:p>0.483244</text:p>
              </table:table-cell>
              <table:table-cell office:value-type="float" office:value="0.499109">
                <text:p>0.499109</text:p>
              </table:table-cell>
              <table:table-cell office:value-type="float" office:value="0.516734">
                <text:p>0.516734</text:p>
              </table:table-cell>
              <table:table-cell office:value-type="float" office:value="0.532763">
                <text:p>0.532763</text:p>
              </table:table-cell>
              <table:table-cell office:value-type="float" office:value="0.546101">
                <text:p>0.546101</text:p>
              </table:table-cell>
              <table:table-cell office:value-type="float" office:value="0.551189">
                <text:p>0.551189</text:p>
              </table:table-cell>
              <table:table-cell office:value-type="float" office:value="0.628119">
                <text:p>0.628119</text:p>
              </table:table-cell>
              <table:table-cell office:value-type="float" office:value="0.749782">
                <text:p>0.749782</text:p>
              </table:table-cell>
              <table:table-cell office:value-type="float" office:value="0.486876">
                <text:p>0.48687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31105">
                <text:p>0.331105</text:p>
              </table:table-cell>
              <table:table-cell office:value-type="float" office:value="0.465348">
                <text:p>0.465348</text:p>
              </table:table-cell>
              <table:table-cell office:value-type="float" office:value="0.478666">
                <text:p>0.478666</text:p>
              </table:table-cell>
              <table:table-cell office:value-type="float" office:value="0.485378">
                <text:p>0.485378</text:p>
              </table:table-cell>
              <table:table-cell office:value-type="float" office:value="0.505339">
                <text:p>0.505339</text:p>
              </table:table-cell>
              <table:table-cell office:value-type="float" office:value="0.516782">
                <text:p>0.516782</text:p>
              </table:table-cell>
              <table:table-cell office:value-type="float" office:value="0.529159">
                <text:p>0.529159</text:p>
              </table:table-cell>
              <table:table-cell office:value-type="float" office:value="0.54433">
                <text:p>0.54433</text:p>
              </table:table-cell>
              <table:table-cell office:value-type="float" office:value="0.55181">
                <text:p>0.55181</text:p>
              </table:table-cell>
              <table:table-cell office:value-type="float" office:value="0.6623">
                <text:p>0.6623</text:p>
              </table:table-cell>
              <table:table-cell office:value-type="float" office:value="0.749782">
                <text:p>0.749782</text:p>
              </table:table-cell>
              <table:table-cell office:value-type="float" office:value="0.507022">
                <text:p>0.50702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6761">
                <text:p>0.36761</text:p>
              </table:table-cell>
              <table:table-cell office:value-type="float" office:value="0.470688">
                <text:p>0.470688</text:p>
              </table:table-cell>
              <table:table-cell office:value-type="float" office:value="0.480588">
                <text:p>0.480588</text:p>
              </table:table-cell>
              <table:table-cell office:value-type="float" office:value="0.4854">
                <text:p>0.4854</text:p>
              </table:table-cell>
              <table:table-cell office:value-type="float" office:value="0.502273">
                <text:p>0.502273</text:p>
              </table:table-cell>
              <table:table-cell office:value-type="float" office:value="0.515415">
                <text:p>0.515415</text:p>
              </table:table-cell>
              <table:table-cell office:value-type="float" office:value="0.528327">
                <text:p>0.528327</text:p>
              </table:table-cell>
              <table:table-cell office:value-type="float" office:value="0.539738">
                <text:p>0.539738</text:p>
              </table:table-cell>
              <table:table-cell office:value-type="float" office:value="0.550239">
                <text:p>0.550239</text:p>
              </table:table-cell>
              <table:table-cell office:value-type="float" office:value="0.650376">
                <text:p>0.650376</text:p>
              </table:table-cell>
              <table:table-cell office:value-type="float" office:value="0.749782">
                <text:p>0.749782</text:p>
              </table:table-cell>
              <table:table-cell office:value-type="float" office:value="0.509065">
                <text:p>0.50906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94616">
                <text:p>0.394616</text:p>
              </table:table-cell>
              <table:table-cell office:value-type="float" office:value="0.471386">
                <text:p>0.471386</text:p>
              </table:table-cell>
              <table:table-cell office:value-type="float" office:value="0.478955">
                <text:p>0.478955</text:p>
              </table:table-cell>
              <table:table-cell office:value-type="float" office:value="0.482803">
                <text:p>0.482803</text:p>
              </table:table-cell>
              <table:table-cell office:value-type="float" office:value="0.492809">
                <text:p>0.492809</text:p>
              </table:table-cell>
              <table:table-cell office:value-type="float" office:value="0.509236">
                <text:p>0.509236</text:p>
              </table:table-cell>
              <table:table-cell office:value-type="float" office:value="0.525576">
                <text:p>0.525576</text:p>
              </table:table-cell>
              <table:table-cell office:value-type="float" office:value="0.53876">
                <text:p>0.53876</text:p>
              </table:table-cell>
              <table:table-cell office:value-type="float" office:value="0.548833">
                <text:p>0.548833</text:p>
              </table:table-cell>
              <table:table-cell office:value-type="float" office:value="0.634453">
                <text:p>0.634453</text:p>
              </table:table-cell>
              <table:table-cell office:value-type="float" office:value="0.749782">
                <text:p>0.749782</text:p>
              </table:table-cell>
              <table:table-cell office:value-type="float" office:value="0.507743">
                <text:p>0.5077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56829">
                <text:p>0.356829</text:p>
              </table:table-cell>
              <table:table-cell office:value-type="float" office:value="0.463979">
                <text:p>0.463979</text:p>
              </table:table-cell>
              <table:table-cell office:value-type="float" office:value="0.475951">
                <text:p>0.475951</text:p>
              </table:table-cell>
              <table:table-cell office:value-type="float" office:value="0.481149">
                <text:p>0.481149</text:p>
              </table:table-cell>
              <table:table-cell office:value-type="float" office:value="0.485632">
                <text:p>0.485632</text:p>
              </table:table-cell>
              <table:table-cell office:value-type="float" office:value="0.497641">
                <text:p>0.497641</text:p>
              </table:table-cell>
              <table:table-cell office:value-type="float" office:value="0.513302">
                <text:p>0.513302</text:p>
              </table:table-cell>
              <table:table-cell office:value-type="float" office:value="0.528086">
                <text:p>0.528086</text:p>
              </table:table-cell>
              <table:table-cell office:value-type="float" office:value="0.545744">
                <text:p>0.545744</text:p>
              </table:table-cell>
              <table:table-cell office:value-type="float" office:value="0.622734">
                <text:p>0.622734</text:p>
              </table:table-cell>
              <table:table-cell office:value-type="float" office:value="0.749782">
                <text:p>0.749782</text:p>
              </table:table-cell>
              <table:table-cell office:value-type="float" office:value="0.497105">
                <text:p>0.49710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98337">
                <text:p>0.398337</text:p>
              </table:table-cell>
              <table:table-cell office:value-type="float" office:value="0.464158">
                <text:p>0.464158</text:p>
              </table:table-cell>
              <table:table-cell office:value-type="float" office:value="0.475987">
                <text:p>0.475987</text:p>
              </table:table-cell>
              <table:table-cell office:value-type="float" office:value="0.481149">
                <text:p>0.481149</text:p>
              </table:table-cell>
              <table:table-cell office:value-type="float" office:value="0.48687">
                <text:p>0.48687</text:p>
              </table:table-cell>
              <table:table-cell office:value-type="float" office:value="0.499169">
                <text:p>0.499169</text:p>
              </table:table-cell>
              <table:table-cell office:value-type="float" office:value="0.512468">
                <text:p>0.512468</text:p>
              </table:table-cell>
              <table:table-cell office:value-type="float" office:value="0.528944">
                <text:p>0.528944</text:p>
              </table:table-cell>
              <table:table-cell office:value-type="float" office:value="0.547296">
                <text:p>0.547296</text:p>
              </table:table-cell>
              <table:table-cell office:value-type="float" office:value="0.645299">
                <text:p>0.645299</text:p>
              </table:table-cell>
              <table:table-cell office:value-type="float" office:value="0.749782">
                <text:p>0.749782</text:p>
              </table:table-cell>
              <table:table-cell office:value-type="float" office:value="0.503968">
                <text:p>0.50396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00769">
                <text:p>0.400769</text:p>
              </table:table-cell>
              <table:table-cell office:value-type="float" office:value="0.462054">
                <text:p>0.462054</text:p>
              </table:table-cell>
              <table:table-cell office:value-type="float" office:value="0.474656">
                <text:p>0.474656</text:p>
              </table:table-cell>
              <table:table-cell office:value-type="float" office:value="0.479916">
                <text:p>0.479916</text:p>
              </table:table-cell>
              <table:table-cell office:value-type="float" office:value="0.48735">
                <text:p>0.48735</text:p>
              </table:table-cell>
              <table:table-cell office:value-type="float" office:value="0.507731">
                <text:p>0.507731</text:p>
              </table:table-cell>
              <table:table-cell office:value-type="float" office:value="0.521951">
                <text:p>0.521951</text:p>
              </table:table-cell>
              <table:table-cell office:value-type="float" office:value="0.539063">
                <text:p>0.539063</text:p>
              </table:table-cell>
              <table:table-cell office:value-type="float" office:value="0.551563">
                <text:p>0.551563</text:p>
              </table:table-cell>
              <table:table-cell office:value-type="float" office:value="0.648798">
                <text:p>0.648798</text:p>
              </table:table-cell>
              <table:table-cell office:value-type="float" office:value="0.749782">
                <text:p>0.749782</text:p>
              </table:table-cell>
              <table:table-cell office:value-type="float" office:value="0.507385">
                <text:p>0.50738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69808">
                <text:p>0.369808</text:p>
              </table:table-cell>
              <table:table-cell office:value-type="float" office:value="0.441165">
                <text:p>0.441165</text:p>
              </table:table-cell>
              <table:table-cell office:value-type="float" office:value="0.463041">
                <text:p>0.463041</text:p>
              </table:table-cell>
              <table:table-cell office:value-type="float" office:value="0.473699">
                <text:p>0.473699</text:p>
              </table:table-cell>
              <table:table-cell office:value-type="float" office:value="0.480826">
                <text:p>0.480826</text:p>
              </table:table-cell>
              <table:table-cell office:value-type="float" office:value="0.497076">
                <text:p>0.497076</text:p>
              </table:table-cell>
              <table:table-cell office:value-type="float" office:value="0.515521">
                <text:p>0.515521</text:p>
              </table:table-cell>
              <table:table-cell office:value-type="float" office:value="0.535728">
                <text:p>0.535728</text:p>
              </table:table-cell>
              <table:table-cell office:value-type="float" office:value="0.551525">
                <text:p>0.551525</text:p>
              </table:table-cell>
              <table:table-cell office:value-type="float" office:value="0.697761">
                <text:p>0.697761</text:p>
              </table:table-cell>
              <table:table-cell office:value-type="float" office:value="0.749782">
                <text:p>0.749782</text:p>
              </table:table-cell>
              <table:table-cell office:value-type="float" office:value="0.502615">
                <text:p>0.5026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75226">
                <text:p>0.375226</text:p>
              </table:table-cell>
              <table:table-cell office:value-type="float" office:value="0.442778">
                <text:p>0.442778</text:p>
              </table:table-cell>
              <table:table-cell office:value-type="float" office:value="0.466905">
                <text:p>0.466905</text:p>
              </table:table-cell>
              <table:table-cell office:value-type="float" office:value="0.475321">
                <text:p>0.475321</text:p>
              </table:table-cell>
              <table:table-cell office:value-type="float" office:value="0.484125">
                <text:p>0.484125</text:p>
              </table:table-cell>
              <table:table-cell office:value-type="float" office:value="0.501901">
                <text:p>0.501901</text:p>
              </table:table-cell>
              <table:table-cell office:value-type="float" office:value="0.519164">
                <text:p>0.519164</text:p>
              </table:table-cell>
              <table:table-cell office:value-type="float" office:value="0.535857">
                <text:p>0.535857</text:p>
              </table:table-cell>
              <table:table-cell office:value-type="float" office:value="0.55202">
                <text:p>0.55202</text:p>
              </table:table-cell>
              <table:table-cell office:value-type="float" office:value="0.711745">
                <text:p>0.711745</text:p>
              </table:table-cell>
              <table:table-cell office:value-type="float" office:value="0.749782">
                <text:p>0.749782</text:p>
              </table:table-cell>
              <table:table-cell office:value-type="float" office:value="0.506504">
                <text:p>0.50650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84278">
                <text:p>0.384278</text:p>
              </table:table-cell>
              <table:table-cell office:value-type="float" office:value="0.454596">
                <text:p>0.454596</text:p>
              </table:table-cell>
              <table:table-cell office:value-type="float" office:value="0.47172">
                <text:p>0.47172</text:p>
              </table:table-cell>
              <table:table-cell office:value-type="float" office:value="0.479388">
                <text:p>0.479388</text:p>
              </table:table-cell>
              <table:table-cell office:value-type="float" office:value="0.490413">
                <text:p>0.490413</text:p>
              </table:table-cell>
              <table:table-cell office:value-type="float" office:value="0.505832">
                <text:p>0.505832</text:p>
              </table:table-cell>
              <table:table-cell office:value-type="float" office:value="0.520314">
                <text:p>0.520314</text:p>
              </table:table-cell>
              <table:table-cell office:value-type="float" office:value="0.531685">
                <text:p>0.531685</text:p>
              </table:table-cell>
              <table:table-cell office:value-type="float" office:value="0.548896">
                <text:p>0.548896</text:p>
              </table:table-cell>
              <table:table-cell office:value-type="float" office:value="0.660435">
                <text:p>0.660435</text:p>
              </table:table-cell>
              <table:table-cell office:value-type="float" office:value="0.749782">
                <text:p>0.749782</text:p>
              </table:table-cell>
              <table:table-cell office:value-type="float" office:value="0.504756">
                <text:p>0.50475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84691">
                <text:p>0.384691</text:p>
              </table:table-cell>
              <table:table-cell office:value-type="float" office:value="0.458574">
                <text:p>0.458574</text:p>
              </table:table-cell>
              <table:table-cell office:value-type="float" office:value="0.473608">
                <text:p>0.473608</text:p>
              </table:table-cell>
              <table:table-cell office:value-type="float" office:value="0.481256">
                <text:p>0.481256</text:p>
              </table:table-cell>
              <table:table-cell office:value-type="float" office:value="0.496982">
                <text:p>0.496982</text:p>
              </table:table-cell>
              <table:table-cell office:value-type="float" office:value="0.511117">
                <text:p>0.511117</text:p>
              </table:table-cell>
              <table:table-cell office:value-type="float" office:value="0.522239">
                <text:p>0.522239</text:p>
              </table:table-cell>
              <table:table-cell office:value-type="float" office:value="0.535659">
                <text:p>0.535659</text:p>
              </table:table-cell>
              <table:table-cell office:value-type="float" office:value="0.549455">
                <text:p>0.549455</text:p>
              </table:table-cell>
              <table:table-cell office:value-type="float" office:value="0.698209">
                <text:p>0.698209</text:p>
              </table:table-cell>
              <table:table-cell office:value-type="float" office:value="0.749782">
                <text:p>0.749782</text:p>
              </table:table-cell>
              <table:table-cell office:value-type="float" office:value="0.511179">
                <text:p>0.51117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381288">
                <text:p>0.381288</text:p>
              </table:table-cell>
              <table:table-cell office:value-type="float" office:value="0.459938">
                <text:p>0.459938</text:p>
              </table:table-cell>
              <table:table-cell office:value-type="float" office:value="0.475152">
                <text:p>0.475152</text:p>
              </table:table-cell>
              <table:table-cell office:value-type="float" office:value="0.48183">
                <text:p>0.48183</text:p>
              </table:table-cell>
              <table:table-cell office:value-type="float" office:value="0.499787">
                <text:p>0.499787</text:p>
              </table:table-cell>
              <table:table-cell office:value-type="float" office:value="0.51361">
                <text:p>0.51361</text:p>
              </table:table-cell>
              <table:table-cell office:value-type="float" office:value="0.522558">
                <text:p>0.522558</text:p>
              </table:table-cell>
              <table:table-cell office:value-type="float" office:value="0.532645">
                <text:p>0.532645</text:p>
              </table:table-cell>
              <table:table-cell office:value-type="float" office:value="0.54777">
                <text:p>0.54777</text:p>
              </table:table-cell>
              <table:table-cell office:value-type="float" office:value="0.668325">
                <text:p>0.668325</text:p>
              </table:table-cell>
              <table:table-cell office:value-type="float" office:value="0.749782">
                <text:p>0.749782</text:p>
              </table:table-cell>
              <table:table-cell office:value-type="float" office:value="0.50829">
                <text:p>0.5082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85489">
                <text:p>0.385489</text:p>
              </table:table-cell>
              <table:table-cell office:value-type="float" office:value="0.459816">
                <text:p>0.459816</text:p>
              </table:table-cell>
              <table:table-cell office:value-type="float" office:value="0.473985">
                <text:p>0.473985</text:p>
              </table:table-cell>
              <table:table-cell office:value-type="float" office:value="0.484597">
                <text:p>0.484597</text:p>
              </table:table-cell>
              <table:table-cell office:value-type="float" office:value="0.504092">
                <text:p>0.504092</text:p>
              </table:table-cell>
              <table:table-cell office:value-type="float" office:value="0.516011">
                <text:p>0.516011</text:p>
              </table:table-cell>
              <table:table-cell office:value-type="float" office:value="0.524413">
                <text:p>0.524413</text:p>
              </table:table-cell>
              <table:table-cell office:value-type="float" office:value="0.536723">
                <text:p>0.536723</text:p>
              </table:table-cell>
              <table:table-cell office:value-type="float" office:value="0.549952">
                <text:p>0.549952</text:p>
              </table:table-cell>
              <table:table-cell office:value-type="float" office:value="0.675196">
                <text:p>0.675196</text:p>
              </table:table-cell>
              <table:table-cell office:value-type="float" office:value="0.749782">
                <text:p>0.749782</text:p>
              </table:table-cell>
              <table:table-cell office:value-type="float" office:value="0.511027">
                <text:p>0.51102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92407">
                <text:p>0.392407</text:p>
              </table:table-cell>
              <table:table-cell office:value-type="float" office:value="0.464444">
                <text:p>0.464444</text:p>
              </table:table-cell>
              <table:table-cell office:value-type="float" office:value="0.474672">
                <text:p>0.474672</text:p>
              </table:table-cell>
              <table:table-cell office:value-type="float" office:value="0.485765">
                <text:p>0.485765</text:p>
              </table:table-cell>
              <table:table-cell office:value-type="float" office:value="0.507232">
                <text:p>0.507232</text:p>
              </table:table-cell>
              <table:table-cell office:value-type="float" office:value="0.513622">
                <text:p>0.513622</text:p>
              </table:table-cell>
              <table:table-cell office:value-type="float" office:value="0.520522">
                <text:p>0.520522</text:p>
              </table:table-cell>
              <table:table-cell office:value-type="float" office:value="0.534354">
                <text:p>0.534354</text:p>
              </table:table-cell>
              <table:table-cell office:value-type="float" office:value="0.548635">
                <text:p>0.548635</text:p>
              </table:table-cell>
              <table:table-cell office:value-type="float" office:value="0.630351">
                <text:p>0.630351</text:p>
              </table:table-cell>
              <table:table-cell office:value-type="float" office:value="0.749782">
                <text:p>0.749782</text:p>
              </table:table-cell>
              <table:table-cell office:value-type="float" office:value="0.5072">
                <text:p>0.50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19924">
                <text:p>0.419924</text:p>
              </table:table-cell>
              <table:table-cell office:value-type="float" office:value="0.468378">
                <text:p>0.468378</text:p>
              </table:table-cell>
              <table:table-cell office:value-type="float" office:value="0.479465">
                <text:p>0.479465</text:p>
              </table:table-cell>
              <table:table-cell office:value-type="float" office:value="0.494253">
                <text:p>0.494253</text:p>
              </table:table-cell>
              <table:table-cell office:value-type="float" office:value="0.510039">
                <text:p>0.510039</text:p>
              </table:table-cell>
              <table:table-cell office:value-type="float" office:value="0.517602">
                <text:p>0.517602</text:p>
              </table:table-cell>
              <table:table-cell office:value-type="float" office:value="0.524624">
                <text:p>0.524624</text:p>
              </table:table-cell>
              <table:table-cell office:value-type="float" office:value="0.535997">
                <text:p>0.535997</text:p>
              </table:table-cell>
              <table:table-cell office:value-type="float" office:value="0.550869">
                <text:p>0.550869</text:p>
              </table:table-cell>
              <table:table-cell office:value-type="float" office:value="0.664097">
                <text:p>0.664097</text:p>
              </table:table-cell>
              <table:table-cell office:value-type="float" office:value="0.749782">
                <text:p>0.749782</text:p>
              </table:table-cell>
              <table:table-cell office:value-type="float" office:value="0.516525">
                <text:p>0.5165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60873">
                <text:p>0.360873</text:p>
              </table:table-cell>
              <table:table-cell office:value-type="float" office:value="0.46233">
                <text:p>0.46233</text:p>
              </table:table-cell>
              <table:table-cell office:value-type="float" office:value="0.476451">
                <text:p>0.476451</text:p>
              </table:table-cell>
              <table:table-cell office:value-type="float" office:value="0.488998">
                <text:p>0.488998</text:p>
              </table:table-cell>
              <table:table-cell office:value-type="float" office:value="0.505846">
                <text:p>0.505846</text:p>
              </table:table-cell>
              <table:table-cell office:value-type="float" office:value="0.514927">
                <text:p>0.514927</text:p>
              </table:table-cell>
              <table:table-cell office:value-type="float" office:value="0.520302">
                <text:p>0.520302</text:p>
              </table:table-cell>
              <table:table-cell office:value-type="float" office:value="0.530922">
                <text:p>0.530922</text:p>
              </table:table-cell>
              <table:table-cell office:value-type="float" office:value="0.549675">
                <text:p>0.549675</text:p>
              </table:table-cell>
              <table:table-cell office:value-type="float" office:value="0.670918">
                <text:p>0.670918</text:p>
              </table:table-cell>
              <table:table-cell office:value-type="float" office:value="0.749782">
                <text:p>0.749782</text:p>
              </table:table-cell>
              <table:table-cell office:value-type="float" office:value="0.508124">
                <text:p>0.5081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79479">
                <text:p>0.379479</text:p>
              </table:table-cell>
              <table:table-cell office:value-type="float" office:value="0.471475">
                <text:p>0.471475</text:p>
              </table:table-cell>
              <table:table-cell office:value-type="float" office:value="0.482892">
                <text:p>0.482892</text:p>
              </table:table-cell>
              <table:table-cell office:value-type="float" office:value="0.497532">
                <text:p>0.497532</text:p>
              </table:table-cell>
              <table:table-cell office:value-type="float" office:value="0.512191">
                <text:p>0.512191</text:p>
              </table:table-cell>
              <table:table-cell office:value-type="float" office:value="0.516472">
                <text:p>0.516472</text:p>
              </table:table-cell>
              <table:table-cell office:value-type="float" office:value="0.521125">
                <text:p>0.521125</text:p>
              </table:table-cell>
              <table:table-cell office:value-type="float" office:value="0.531778">
                <text:p>0.531778</text:p>
              </table:table-cell>
              <table:table-cell office:value-type="float" office:value="0.547139">
                <text:p>0.547139</text:p>
              </table:table-cell>
              <table:table-cell office:value-type="float" office:value="0.660031">
                <text:p>0.660031</text:p>
              </table:table-cell>
              <table:table-cell office:value-type="float" office:value="0.749782">
                <text:p>0.749782</text:p>
              </table:table-cell>
              <table:table-cell office:value-type="float" office:value="0.512011">
                <text:p>0.51201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08009">
                <text:p>0.408009</text:p>
              </table:table-cell>
              <table:table-cell office:value-type="float" office:value="0.474772">
                <text:p>0.474772</text:p>
              </table:table-cell>
              <table:table-cell office:value-type="float" office:value="0.48895">
                <text:p>0.48895</text:p>
              </table:table-cell>
              <table:table-cell office:value-type="float" office:value="0.50751">
                <text:p>0.50751</text:p>
              </table:table-cell>
              <table:table-cell office:value-type="float" office:value="0.515364">
                <text:p>0.515364</text:p>
              </table:table-cell>
              <table:table-cell office:value-type="float" office:value="0.520272">
                <text:p>0.520272</text:p>
              </table:table-cell>
              <table:table-cell office:value-type="float" office:value="0.52858">
                <text:p>0.52858</text:p>
              </table:table-cell>
              <table:table-cell office:value-type="float" office:value="0.540337">
                <text:p>0.540337</text:p>
              </table:table-cell>
              <table:table-cell office:value-type="float" office:value="0.552478">
                <text:p>0.552478</text:p>
              </table:table-cell>
              <table:table-cell office:value-type="float" office:value="0.670691">
                <text:p>0.670691</text:p>
              </table:table-cell>
              <table:table-cell office:value-type="float" office:value="0.749782">
                <text:p>0.749782</text:p>
              </table:table-cell>
              <table:table-cell office:value-type="float" office:value="0.520696">
                <text:p>0.5206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62194">
                <text:p>0.462194</text:p>
              </table:table-cell>
              <table:table-cell office:value-type="float" office:value="0.482881">
                <text:p>0.482881</text:p>
              </table:table-cell>
              <table:table-cell office:value-type="float" office:value="0.499637">
                <text:p>0.499637</text:p>
              </table:table-cell>
              <table:table-cell office:value-type="float" office:value="0.513224">
                <text:p>0.513224</text:p>
              </table:table-cell>
              <table:table-cell office:value-type="float" office:value="0.518085">
                <text:p>0.518085</text:p>
              </table:table-cell>
              <table:table-cell office:value-type="float" office:value="0.521253">
                <text:p>0.521253</text:p>
              </table:table-cell>
              <table:table-cell office:value-type="float" office:value="0.528072">
                <text:p>0.528072</text:p>
              </table:table-cell>
              <table:table-cell office:value-type="float" office:value="0.53742">
                <text:p>0.53742</text:p>
              </table:table-cell>
              <table:table-cell office:value-type="float" office:value="0.55157">
                <text:p>0.55157</text:p>
              </table:table-cell>
              <table:table-cell office:value-type="float" office:value="0.653883">
                <text:p>0.653883</text:p>
              </table:table-cell>
              <table:table-cell office:value-type="float" office:value="0.749782">
                <text:p>0.749782</text:p>
              </table:table-cell>
              <table:table-cell office:value-type="float" office:value="0.526822">
                <text:p>0.5268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72136">
                <text:p>0.472136</text:p>
              </table:table-cell>
              <table:table-cell office:value-type="float" office:value="0.491699">
                <text:p>0.491699</text:p>
              </table:table-cell>
              <table:table-cell office:value-type="float" office:value="0.508885">
                <text:p>0.508885</text:p>
              </table:table-cell>
              <table:table-cell office:value-type="float" office:value="0.516462">
                <text:p>0.516462</text:p>
              </table:table-cell>
              <table:table-cell office:value-type="float" office:value="0.520484">
                <text:p>0.520484</text:p>
              </table:table-cell>
              <table:table-cell office:value-type="float" office:value="0.52549">
                <text:p>0.52549</text:p>
              </table:table-cell>
              <table:table-cell office:value-type="float" office:value="0.531751">
                <text:p>0.531751</text:p>
              </table:table-cell>
              <table:table-cell office:value-type="float" office:value="0.543167">
                <text:p>0.543167</text:p>
              </table:table-cell>
              <table:table-cell office:value-type="float" office:value="0.556228">
                <text:p>0.556228</text:p>
              </table:table-cell>
              <table:table-cell office:value-type="float" office:value="0.656591">
                <text:p>0.656591</text:p>
              </table:table-cell>
              <table:table-cell office:value-type="float" office:value="0.749782">
                <text:p>0.749782</text:p>
              </table:table-cell>
              <table:table-cell office:value-type="float" office:value="0.532289">
                <text:p>0.53228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44629">
                <text:p>0.444629</text:p>
              </table:table-cell>
              <table:table-cell office:value-type="float" office:value="0.481844">
                <text:p>0.481844</text:p>
              </table:table-cell>
              <table:table-cell office:value-type="float" office:value="0.498532">
                <text:p>0.498532</text:p>
              </table:table-cell>
              <table:table-cell office:value-type="float" office:value="0.511952">
                <text:p>0.511952</text:p>
              </table:table-cell>
              <table:table-cell office:value-type="float" office:value="0.518713">
                <text:p>0.518713</text:p>
              </table:table-cell>
              <table:table-cell office:value-type="float" office:value="0.525256">
                <text:p>0.525256</text:p>
              </table:table-cell>
              <table:table-cell office:value-type="float" office:value="0.532911">
                <text:p>0.532911</text:p>
              </table:table-cell>
              <table:table-cell office:value-type="float" office:value="0.546195">
                <text:p>0.546195</text:p>
              </table:table-cell>
              <table:table-cell office:value-type="float" office:value="0.558294">
                <text:p>0.558294</text:p>
              </table:table-cell>
              <table:table-cell office:value-type="float" office:value="0.6335">
                <text:p>0.6335</text:p>
              </table:table-cell>
              <table:table-cell office:value-type="float" office:value="0.749782">
                <text:p>0.749782</text:p>
              </table:table-cell>
              <table:table-cell office:value-type="float" office:value="0.525183">
                <text:p>0.52518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25452">
                <text:p>0.425452</text:p>
              </table:table-cell>
              <table:table-cell office:value-type="float" office:value="0.481546">
                <text:p>0.481546</text:p>
              </table:table-cell>
              <table:table-cell office:value-type="float" office:value="0.494422">
                <text:p>0.494422</text:p>
              </table:table-cell>
              <table:table-cell office:value-type="float" office:value="0.50969">
                <text:p>0.50969</text:p>
              </table:table-cell>
              <table:table-cell office:value-type="float" office:value="0.516558">
                <text:p>0.516558</text:p>
              </table:table-cell>
              <table:table-cell office:value-type="float" office:value="0.522091">
                <text:p>0.522091</text:p>
              </table:table-cell>
              <table:table-cell office:value-type="float" office:value="0.528435">
                <text:p>0.528435</text:p>
              </table:table-cell>
              <table:table-cell office:value-type="float" office:value="0.538622">
                <text:p>0.538622</text:p>
              </table:table-cell>
              <table:table-cell office:value-type="float" office:value="0.552414">
                <text:p>0.552414</text:p>
              </table:table-cell>
              <table:table-cell office:value-type="float" office:value="0.624802">
                <text:p>0.624802</text:p>
              </table:table-cell>
              <table:table-cell office:value-type="float" office:value="0.751431">
                <text:p>0.751431</text:p>
              </table:table-cell>
              <table:table-cell office:value-type="float" office:value="0.519403">
                <text:p>0.51940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58986">
                <text:p>0.458986</text:p>
              </table:table-cell>
              <table:table-cell office:value-type="float" office:value="0.485214">
                <text:p>0.485214</text:p>
              </table:table-cell>
              <table:table-cell office:value-type="float" office:value="0.499477">
                <text:p>0.499477</text:p>
              </table:table-cell>
              <table:table-cell office:value-type="float" office:value="0.512478">
                <text:p>0.512478</text:p>
              </table:table-cell>
              <table:table-cell office:value-type="float" office:value="0.519323">
                <text:p>0.519323</text:p>
              </table:table-cell>
              <table:table-cell office:value-type="float" office:value="0.524568">
                <text:p>0.524568</text:p>
              </table:table-cell>
              <table:table-cell office:value-type="float" office:value="0.531295">
                <text:p>0.531295</text:p>
              </table:table-cell>
              <table:table-cell office:value-type="float" office:value="0.544999">
                <text:p>0.544999</text:p>
              </table:table-cell>
              <table:table-cell office:value-type="float" office:value="0.559269">
                <text:p>0.559269</text:p>
              </table:table-cell>
              <table:table-cell office:value-type="float" office:value="0.623069">
                <text:p>0.623069</text:p>
              </table:table-cell>
              <table:table-cell office:value-type="float" office:value="0.751431">
                <text:p>0.751431</text:p>
              </table:table-cell>
              <table:table-cell office:value-type="float" office:value="0.525868">
                <text:p>0.52586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24729">
                <text:p>0.424729</text:p>
              </table:table-cell>
              <table:table-cell office:value-type="float" office:value="0.483806">
                <text:p>0.483806</text:p>
              </table:table-cell>
              <table:table-cell office:value-type="float" office:value="0.494444">
                <text:p>0.494444</text:p>
              </table:table-cell>
              <table:table-cell office:value-type="float" office:value="0.510934">
                <text:p>0.510934</text:p>
              </table:table-cell>
              <table:table-cell office:value-type="float" office:value="0.519023">
                <text:p>0.519023</text:p>
              </table:table-cell>
              <table:table-cell office:value-type="float" office:value="0.527327">
                <text:p>0.527327</text:p>
              </table:table-cell>
              <table:table-cell office:value-type="float" office:value="0.537055">
                <text:p>0.537055</text:p>
              </table:table-cell>
              <table:table-cell office:value-type="float" office:value="0.549847">
                <text:p>0.549847</text:p>
              </table:table-cell>
              <table:table-cell office:value-type="float" office:value="0.56319">
                <text:p>0.56319</text:p>
              </table:table-cell>
              <table:table-cell office:value-type="float" office:value="0.618749">
                <text:p>0.618749</text:p>
              </table:table-cell>
              <table:table-cell office:value-type="float" office:value="0.751431">
                <text:p>0.751431</text:p>
              </table:table-cell>
              <table:table-cell office:value-type="float" office:value="0.52291">
                <text:p>0.5229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07431">
                <text:p>0.407431</text:p>
              </table:table-cell>
              <table:table-cell office:value-type="float" office:value="0.482436">
                <text:p>0.482436</text:p>
              </table:table-cell>
              <table:table-cell office:value-type="float" office:value="0.501978">
                <text:p>0.501978</text:p>
              </table:table-cell>
              <table:table-cell office:value-type="float" office:value="0.516438">
                <text:p>0.516438</text:p>
              </table:table-cell>
              <table:table-cell office:value-type="float" office:value="0.521424">
                <text:p>0.521424</text:p>
              </table:table-cell>
              <table:table-cell office:value-type="float" office:value="0.530497">
                <text:p>0.530497</text:p>
              </table:table-cell>
              <table:table-cell office:value-type="float" office:value="0.543488">
                <text:p>0.543488</text:p>
              </table:table-cell>
              <table:table-cell office:value-type="float" office:value="0.554072">
                <text:p>0.554072</text:p>
              </table:table-cell>
              <table:table-cell office:value-type="float" office:value="0.567722">
                <text:p>0.567722</text:p>
              </table:table-cell>
              <table:table-cell office:value-type="float" office:value="0.627527">
                <text:p>0.627527</text:p>
              </table:table-cell>
              <table:table-cell office:value-type="float" office:value="0.751431">
                <text:p>0.751431</text:p>
              </table:table-cell>
              <table:table-cell office:value-type="float" office:value="0.525301">
                <text:p>0.52530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63568">
                <text:p>0.463568</text:p>
              </table:table-cell>
              <table:table-cell office:value-type="float" office:value="0.485879">
                <text:p>0.485879</text:p>
              </table:table-cell>
              <table:table-cell office:value-type="float" office:value="0.50719">
                <text:p>0.50719</text:p>
              </table:table-cell>
              <table:table-cell office:value-type="float" office:value="0.517462">
                <text:p>0.517462</text:p>
              </table:table-cell>
              <table:table-cell office:value-type="float" office:value="0.522232">
                <text:p>0.522232</text:p>
              </table:table-cell>
              <table:table-cell office:value-type="float" office:value="0.530696">
                <text:p>0.530696</text:p>
              </table:table-cell>
              <table:table-cell office:value-type="float" office:value="0.540114">
                <text:p>0.540114</text:p>
              </table:table-cell>
              <table:table-cell office:value-type="float" office:value="0.554472">
                <text:p>0.554472</text:p>
              </table:table-cell>
              <table:table-cell office:value-type="float" office:value="0.570877">
                <text:p>0.570877</text:p>
              </table:table-cell>
              <table:table-cell office:value-type="float" office:value="0.625814">
                <text:p>0.625814</text:p>
              </table:table-cell>
              <table:table-cell office:value-type="float" office:value="0.751431">
                <text:p>0.751431</text:p>
              </table:table-cell>
              <table:table-cell office:value-type="float" office:value="0.53183">
                <text:p>0.531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49155">
                <text:p>0.449155</text:p>
              </table:table-cell>
              <table:table-cell office:value-type="float" office:value="0.481602">
                <text:p>0.481602</text:p>
              </table:table-cell>
              <table:table-cell office:value-type="float" office:value="0.504932">
                <text:p>0.504932</text:p>
              </table:table-cell>
              <table:table-cell office:value-type="float" office:value="0.517725">
                <text:p>0.517725</text:p>
              </table:table-cell>
              <table:table-cell office:value-type="float" office:value="0.52358">
                <text:p>0.52358</text:p>
              </table:table-cell>
              <table:table-cell office:value-type="float" office:value="0.533134">
                <text:p>0.533134</text:p>
              </table:table-cell>
              <table:table-cell office:value-type="float" office:value="0.548712">
                <text:p>0.548712</text:p>
              </table:table-cell>
              <table:table-cell office:value-type="float" office:value="0.562805">
                <text:p>0.562805</text:p>
              </table:table-cell>
              <table:table-cell office:value-type="float" office:value="0.573168">
                <text:p>0.573168</text:p>
              </table:table-cell>
              <table:table-cell office:value-type="float" office:value="0.624954">
                <text:p>0.624954</text:p>
              </table:table-cell>
              <table:table-cell office:value-type="float" office:value="0.751431">
                <text:p>0.751431</text:p>
              </table:table-cell>
              <table:table-cell office:value-type="float" office:value="0.531977">
                <text:p>0.53197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453489">
                <text:p>0.453489</text:p>
              </table:table-cell>
              <table:table-cell office:value-type="float" office:value="0.480116">
                <text:p>0.480116</text:p>
              </table:table-cell>
              <table:table-cell office:value-type="float" office:value="0.499401">
                <text:p>0.499401</text:p>
              </table:table-cell>
              <table:table-cell office:value-type="float" office:value="0.513956">
                <text:p>0.513956</text:p>
              </table:table-cell>
              <table:table-cell office:value-type="float" office:value="0.521055">
                <text:p>0.521055</text:p>
              </table:table-cell>
              <table:table-cell office:value-type="float" office:value="0.530084">
                <text:p>0.530084</text:p>
              </table:table-cell>
              <table:table-cell office:value-type="float" office:value="0.542952">
                <text:p>0.542952</text:p>
              </table:table-cell>
              <table:table-cell office:value-type="float" office:value="0.560472">
                <text:p>0.560472</text:p>
              </table:table-cell>
              <table:table-cell office:value-type="float" office:value="0.571986">
                <text:p>0.571986</text:p>
              </table:table-cell>
              <table:table-cell office:value-type="float" office:value="0.614789">
                <text:p>0.614789</text:p>
              </table:table-cell>
              <table:table-cell office:value-type="float" office:value="0.751431">
                <text:p>0.751431</text:p>
              </table:table-cell>
              <table:table-cell office:value-type="float" office:value="0.52883">
                <text:p>0.5288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49481">
                <text:p>0.449481</text:p>
              </table:table-cell>
              <table:table-cell office:value-type="float" office:value="0.484503">
                <text:p>0.484503</text:p>
              </table:table-cell>
              <table:table-cell office:value-type="float" office:value="0.507013">
                <text:p>0.507013</text:p>
              </table:table-cell>
              <table:table-cell office:value-type="float" office:value="0.518083">
                <text:p>0.518083</text:p>
              </table:table-cell>
              <table:table-cell office:value-type="float" office:value="0.526072">
                <text:p>0.526072</text:p>
              </table:table-cell>
              <table:table-cell office:value-type="float" office:value="0.534445">
                <text:p>0.534445</text:p>
              </table:table-cell>
              <table:table-cell office:value-type="float" office:value="0.549456">
                <text:p>0.549456</text:p>
              </table:table-cell>
              <table:table-cell office:value-type="float" office:value="0.563239">
                <text:p>0.563239</text:p>
              </table:table-cell>
              <table:table-cell office:value-type="float" office:value="0.573618">
                <text:p>0.573618</text:p>
              </table:table-cell>
              <table:table-cell office:value-type="float" office:value="0.646508">
                <text:p>0.646508</text:p>
              </table:table-cell>
              <table:table-cell office:value-type="float" office:value="0.751431">
                <text:p>0.751431</text:p>
              </table:table-cell>
              <table:table-cell office:value-type="float" office:value="0.535242">
                <text:p>0.53524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40316">
                <text:p>0.440316</text:p>
              </table:table-cell>
              <table:table-cell office:value-type="float" office:value="0.48422">
                <text:p>0.48422</text:p>
              </table:table-cell>
              <table:table-cell office:value-type="float" office:value="0.507791">
                <text:p>0.507791</text:p>
              </table:table-cell>
              <table:table-cell office:value-type="float" office:value="0.517552">
                <text:p>0.517552</text:p>
              </table:table-cell>
              <table:table-cell office:value-type="float" office:value="0.524852">
                <text:p>0.524852</text:p>
              </table:table-cell>
              <table:table-cell office:value-type="float" office:value="0.532958">
                <text:p>0.532958</text:p>
              </table:table-cell>
              <table:table-cell office:value-type="float" office:value="0.547284">
                <text:p>0.547284</text:p>
              </table:table-cell>
              <table:table-cell office:value-type="float" office:value="0.55898">
                <text:p>0.55898</text:p>
              </table:table-cell>
              <table:table-cell office:value-type="float" office:value="0.570542">
                <text:p>0.570542</text:p>
              </table:table-cell>
              <table:table-cell office:value-type="float" office:value="0.651429">
                <text:p>0.651429</text:p>
              </table:table-cell>
              <table:table-cell office:value-type="float" office:value="0.751431">
                <text:p>0.751431</text:p>
              </table:table-cell>
              <table:table-cell office:value-type="float" office:value="0.533592">
                <text:p>0.53359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28711">
                <text:p>0.428711</text:p>
              </table:table-cell>
              <table:table-cell office:value-type="float" office:value="0.484424">
                <text:p>0.484424</text:p>
              </table:table-cell>
              <table:table-cell office:value-type="float" office:value="0.504064">
                <text:p>0.504064</text:p>
              </table:table-cell>
              <table:table-cell office:value-type="float" office:value="0.516724">
                <text:p>0.516724</text:p>
              </table:table-cell>
              <table:table-cell office:value-type="float" office:value="0.524357">
                <text:p>0.524357</text:p>
              </table:table-cell>
              <table:table-cell office:value-type="float" office:value="0.532221">
                <text:p>0.532221</text:p>
              </table:table-cell>
              <table:table-cell office:value-type="float" office:value="0.546896">
                <text:p>0.546896</text:p>
              </table:table-cell>
              <table:table-cell office:value-type="float" office:value="0.561131">
                <text:p>0.561131</text:p>
              </table:table-cell>
              <table:table-cell office:value-type="float" office:value="0.571629">
                <text:p>0.571629</text:p>
              </table:table-cell>
              <table:table-cell office:value-type="float" office:value="0.677784">
                <text:p>0.677784</text:p>
              </table:table-cell>
              <table:table-cell office:value-type="float" office:value="0.751431">
                <text:p>0.751431</text:p>
              </table:table-cell>
              <table:table-cell office:value-type="float" office:value="0.534794">
                <text:p>0.53479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92978">
                <text:p>0.392978</text:p>
              </table:table-cell>
              <table:table-cell office:value-type="float" office:value="0.48589">
                <text:p>0.48589</text:p>
              </table:table-cell>
              <table:table-cell office:value-type="float" office:value="0.504999">
                <text:p>0.504999</text:p>
              </table:table-cell>
              <table:table-cell office:value-type="float" office:value="0.516604">
                <text:p>0.516604</text:p>
              </table:table-cell>
              <table:table-cell office:value-type="float" office:value="0.526788">
                <text:p>0.526788</text:p>
              </table:table-cell>
              <table:table-cell office:value-type="float" office:value="0.533527">
                <text:p>0.533527</text:p>
              </table:table-cell>
              <table:table-cell office:value-type="float" office:value="0.551192">
                <text:p>0.551192</text:p>
              </table:table-cell>
              <table:table-cell office:value-type="float" office:value="0.563777">
                <text:p>0.563777</text:p>
              </table:table-cell>
              <table:table-cell office:value-type="float" office:value="0.573582">
                <text:p>0.573582</text:p>
              </table:table-cell>
              <table:table-cell office:value-type="float" office:value="0.707351">
                <text:p>0.707351</text:p>
              </table:table-cell>
              <table:table-cell office:value-type="float" office:value="0.751431">
                <text:p>0.751431</text:p>
              </table:table-cell>
              <table:table-cell office:value-type="float" office:value="0.535669">
                <text:p>0.53566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12139">
                <text:p>0.412139</text:p>
              </table:table-cell>
              <table:table-cell office:value-type="float" office:value="0.479869">
                <text:p>0.479869</text:p>
              </table:table-cell>
              <table:table-cell office:value-type="float" office:value="0.492013">
                <text:p>0.492013</text:p>
              </table:table-cell>
              <table:table-cell office:value-type="float" office:value="0.509165">
                <text:p>0.509165</text:p>
              </table:table-cell>
              <table:table-cell office:value-type="float" office:value="0.519055">
                <text:p>0.519055</text:p>
              </table:table-cell>
              <table:table-cell office:value-type="float" office:value="0.528059">
                <text:p>0.528059</text:p>
              </table:table-cell>
              <table:table-cell office:value-type="float" office:value="0.542215">
                <text:p>0.542215</text:p>
              </table:table-cell>
              <table:table-cell office:value-type="float" office:value="0.557096">
                <text:p>0.557096</text:p>
              </table:table-cell>
              <table:table-cell office:value-type="float" office:value="0.57171">
                <text:p>0.57171</text:p>
              </table:table-cell>
              <table:table-cell office:value-type="float" office:value="0.709495">
                <text:p>0.709495</text:p>
              </table:table-cell>
              <table:table-cell office:value-type="float" office:value="0.751431">
                <text:p>0.751431</text:p>
              </table:table-cell>
              <table:table-cell office:value-type="float" office:value="0.532082">
                <text:p>0.53208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372826">
                <text:p>0.372826</text:p>
              </table:table-cell>
              <table:table-cell office:value-type="float" office:value="0.480501">
                <text:p>0.480501</text:p>
              </table:table-cell>
              <table:table-cell office:value-type="float" office:value="0.495274">
                <text:p>0.495274</text:p>
              </table:table-cell>
              <table:table-cell office:value-type="float" office:value="0.5123">
                <text:p>0.5123</text:p>
              </table:table-cell>
              <table:table-cell office:value-type="float" office:value="0.520868">
                <text:p>0.520868</text:p>
              </table:table-cell>
              <table:table-cell office:value-type="float" office:value="0.529724">
                <text:p>0.529724</text:p>
              </table:table-cell>
              <table:table-cell office:value-type="float" office:value="0.544746">
                <text:p>0.544746</text:p>
              </table:table-cell>
              <table:table-cell office:value-type="float" office:value="0.561329">
                <text:p>0.561329</text:p>
              </table:table-cell>
              <table:table-cell office:value-type="float" office:value="0.573973">
                <text:p>0.573973</text:p>
              </table:table-cell>
              <table:table-cell office:value-type="float" office:value="0.709678">
                <text:p>0.709678</text:p>
              </table:table-cell>
              <table:table-cell office:value-type="float" office:value="0.751431">
                <text:p>0.751431</text:p>
              </table:table-cell>
              <table:table-cell office:value-type="float" office:value="0.530122">
                <text:p>0.5301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95803">
                <text:p>0.395803</text:p>
              </table:table-cell>
              <table:table-cell office:value-type="float" office:value="0.48492">
                <text:p>0.48492</text:p>
              </table:table-cell>
              <table:table-cell office:value-type="float" office:value="0.504994">
                <text:p>0.504994</text:p>
              </table:table-cell>
              <table:table-cell office:value-type="float" office:value="0.516262">
                <text:p>0.516262</text:p>
              </table:table-cell>
              <table:table-cell office:value-type="float" office:value="0.522049">
                <text:p>0.522049</text:p>
              </table:table-cell>
              <table:table-cell office:value-type="float" office:value="0.52793">
                <text:p>0.52793</text:p>
              </table:table-cell>
              <table:table-cell office:value-type="float" office:value="0.536214">
                <text:p>0.536214</text:p>
              </table:table-cell>
              <table:table-cell office:value-type="float" office:value="0.554646">
                <text:p>0.554646</text:p>
              </table:table-cell>
              <table:table-cell office:value-type="float" office:value="0.571764">
                <text:p>0.571764</text:p>
              </table:table-cell>
              <table:table-cell office:value-type="float" office:value="0.708358">
                <text:p>0.708358</text:p>
              </table:table-cell>
              <table:table-cell office:value-type="float" office:value="0.751431">
                <text:p>0.751431</text:p>
              </table:table-cell>
              <table:table-cell office:value-type="float" office:value="0.532294">
                <text:p>0.53229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39441">
                <text:p>0.439441</text:p>
              </table:table-cell>
              <table:table-cell office:value-type="float" office:value="0.489788">
                <text:p>0.489788</text:p>
              </table:table-cell>
              <table:table-cell office:value-type="float" office:value="0.511058">
                <text:p>0.511058</text:p>
              </table:table-cell>
              <table:table-cell office:value-type="float" office:value="0.517756">
                <text:p>0.517756</text:p>
              </table:table-cell>
              <table:table-cell office:value-type="float" office:value="0.522503">
                <text:p>0.522503</text:p>
              </table:table-cell>
              <table:table-cell office:value-type="float" office:value="0.529228">
                <text:p>0.529228</text:p>
              </table:table-cell>
              <table:table-cell office:value-type="float" office:value="0.536137">
                <text:p>0.536137</text:p>
              </table:table-cell>
              <table:table-cell office:value-type="float" office:value="0.554595">
                <text:p>0.554595</text:p>
              </table:table-cell>
              <table:table-cell office:value-type="float" office:value="0.569252">
                <text:p>0.569252</text:p>
              </table:table-cell>
              <table:table-cell office:value-type="float" office:value="0.686503">
                <text:p>0.686503</text:p>
              </table:table-cell>
              <table:table-cell office:value-type="float" office:value="0.751431">
                <text:p>0.751431</text:p>
              </table:table-cell>
              <table:table-cell office:value-type="float" office:value="0.535626">
                <text:p>0.53562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39695">
                <text:p>0.439695</text:p>
              </table:table-cell>
              <table:table-cell office:value-type="float" office:value="0.491758">
                <text:p>0.491758</text:p>
              </table:table-cell>
              <table:table-cell office:value-type="float" office:value="0.510642">
                <text:p>0.510642</text:p>
              </table:table-cell>
              <table:table-cell office:value-type="float" office:value="0.517532">
                <text:p>0.517532</text:p>
              </table:table-cell>
              <table:table-cell office:value-type="float" office:value="0.523421">
                <text:p>0.523421</text:p>
              </table:table-cell>
              <table:table-cell office:value-type="float" office:value="0.530235">
                <text:p>0.530235</text:p>
              </table:table-cell>
              <table:table-cell office:value-type="float" office:value="0.543242">
                <text:p>0.543242</text:p>
              </table:table-cell>
              <table:table-cell office:value-type="float" office:value="0.55804">
                <text:p>0.55804</text:p>
              </table:table-cell>
              <table:table-cell office:value-type="float" office:value="0.571902">
                <text:p>0.571902</text:p>
              </table:table-cell>
              <table:table-cell office:value-type="float" office:value="0.671508">
                <text:p>0.671508</text:p>
              </table:table-cell>
              <table:table-cell office:value-type="float" office:value="0.751431">
                <text:p>0.751431</text:p>
              </table:table-cell>
              <table:table-cell office:value-type="float" office:value="0.535797">
                <text:p>0.53579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36799">
                <text:p>0.36799</text:p>
              </table:table-cell>
              <table:table-cell office:value-type="float" office:value="0.482778">
                <text:p>0.482778</text:p>
              </table:table-cell>
              <table:table-cell office:value-type="float" office:value="0.500699">
                <text:p>0.500699</text:p>
              </table:table-cell>
              <table:table-cell office:value-type="float" office:value="0.512094">
                <text:p>0.512094</text:p>
              </table:table-cell>
              <table:table-cell office:value-type="float" office:value="0.519355">
                <text:p>0.519355</text:p>
              </table:table-cell>
              <table:table-cell office:value-type="float" office:value="0.529903">
                <text:p>0.529903</text:p>
              </table:table-cell>
              <table:table-cell office:value-type="float" office:value="0.545437">
                <text:p>0.545437</text:p>
              </table:table-cell>
              <table:table-cell office:value-type="float" office:value="0.559125">
                <text:p>0.559125</text:p>
              </table:table-cell>
              <table:table-cell office:value-type="float" office:value="0.575505">
                <text:p>0.575505</text:p>
              </table:table-cell>
              <table:table-cell office:value-type="float" office:value="0.711516">
                <text:p>0.711516</text:p>
              </table:table-cell>
              <table:table-cell office:value-type="float" office:value="0.751431">
                <text:p>0.751431</text:p>
              </table:table-cell>
              <table:table-cell office:value-type="float" office:value="0.53044">
                <text:p>0.5304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41968">
                <text:p>0.441968</text:p>
              </table:table-cell>
              <table:table-cell office:value-type="float" office:value="0.49355">
                <text:p>0.49355</text:p>
              </table:table-cell>
              <table:table-cell office:value-type="float" office:value="0.512037">
                <text:p>0.512037</text:p>
              </table:table-cell>
              <table:table-cell office:value-type="float" office:value="0.519083">
                <text:p>0.519083</text:p>
              </table:table-cell>
              <table:table-cell office:value-type="float" office:value="0.526957">
                <text:p>0.526957</text:p>
              </table:table-cell>
              <table:table-cell office:value-type="float" office:value="0.538896">
                <text:p>0.538896</text:p>
              </table:table-cell>
              <table:table-cell office:value-type="float" office:value="0.556321">
                <text:p>0.556321</text:p>
              </table:table-cell>
              <table:table-cell office:value-type="float" office:value="0.566164">
                <text:p>0.566164</text:p>
              </table:table-cell>
              <table:table-cell office:value-type="float" office:value="0.580834">
                <text:p>0.580834</text:p>
              </table:table-cell>
              <table:table-cell office:value-type="float" office:value="0.70857">
                <text:p>0.70857</text:p>
              </table:table-cell>
              <table:table-cell office:value-type="float" office:value="0.751431">
                <text:p>0.751431</text:p>
              </table:table-cell>
              <table:table-cell office:value-type="float" office:value="0.544438">
                <text:p>0.54443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57666">
                <text:p>0.457666</text:p>
              </table:table-cell>
              <table:table-cell office:value-type="float" office:value="0.503922">
                <text:p>0.503922</text:p>
              </table:table-cell>
              <table:table-cell office:value-type="float" office:value="0.514308">
                <text:p>0.514308</text:p>
              </table:table-cell>
              <table:table-cell office:value-type="float" office:value="0.523783">
                <text:p>0.523783</text:p>
              </table:table-cell>
              <table:table-cell office:value-type="float" office:value="0.529108">
                <text:p>0.529108</text:p>
              </table:table-cell>
              <table:table-cell office:value-type="float" office:value="0.54039">
                <text:p>0.54039</text:p>
              </table:table-cell>
              <table:table-cell office:value-type="float" office:value="0.555486">
                <text:p>0.555486</text:p>
              </table:table-cell>
              <table:table-cell office:value-type="float" office:value="0.565386">
                <text:p>0.565386</text:p>
              </table:table-cell>
              <table:table-cell office:value-type="float" office:value="0.578998">
                <text:p>0.578998</text:p>
              </table:table-cell>
              <table:table-cell office:value-type="float" office:value="0.713686">
                <text:p>0.713686</text:p>
              </table:table-cell>
              <table:table-cell office:value-type="float" office:value="0.751431">
                <text:p>0.751431</text:p>
              </table:table-cell>
              <table:table-cell office:value-type="float" office:value="0.548273">
                <text:p>0.54827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5139">
                <text:p>0.45139</text:p>
              </table:table-cell>
              <table:table-cell office:value-type="float" office:value="0.506644">
                <text:p>0.506644</text:p>
              </table:table-cell>
              <table:table-cell office:value-type="float" office:value="0.516568">
                <text:p>0.516568</text:p>
              </table:table-cell>
              <table:table-cell office:value-type="float" office:value="0.525087">
                <text:p>0.525087</text:p>
              </table:table-cell>
              <table:table-cell office:value-type="float" office:value="0.529207">
                <text:p>0.529207</text:p>
              </table:table-cell>
              <table:table-cell office:value-type="float" office:value="0.537032">
                <text:p>0.537032</text:p>
              </table:table-cell>
              <table:table-cell office:value-type="float" office:value="0.548273">
                <text:p>0.548273</text:p>
              </table:table-cell>
              <table:table-cell office:value-type="float" office:value="0.562013">
                <text:p>0.562013</text:p>
              </table:table-cell>
              <table:table-cell office:value-type="float" office:value="0.574746">
                <text:p>0.574746</text:p>
              </table:table-cell>
              <table:table-cell office:value-type="float" office:value="0.67958">
                <text:p>0.67958</text:p>
              </table:table-cell>
              <table:table-cell office:value-type="float" office:value="0.752848">
                <text:p>0.752848</text:p>
              </table:table-cell>
              <table:table-cell office:value-type="float" office:value="0.543054">
                <text:p>0.54305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0875">
                <text:p>0.40875</text:p>
              </table:table-cell>
              <table:table-cell office:value-type="float" office:value="0.507563">
                <text:p>0.507563</text:p>
              </table:table-cell>
              <table:table-cell office:value-type="float" office:value="0.515933">
                <text:p>0.515933</text:p>
              </table:table-cell>
              <table:table-cell office:value-type="float" office:value="0.52329">
                <text:p>0.52329</text:p>
              </table:table-cell>
              <table:table-cell office:value-type="float" office:value="0.53012">
                <text:p>0.53012</text:p>
              </table:table-cell>
              <table:table-cell office:value-type="float" office:value="0.537655">
                <text:p>0.537655</text:p>
              </table:table-cell>
              <table:table-cell office:value-type="float" office:value="0.550419">
                <text:p>0.550419</text:p>
              </table:table-cell>
              <table:table-cell office:value-type="float" office:value="0.565273">
                <text:p>0.565273</text:p>
              </table:table-cell>
              <table:table-cell office:value-type="float" office:value="0.575204">
                <text:p>0.575204</text:p>
              </table:table-cell>
              <table:table-cell office:value-type="float" office:value="0.682093">
                <text:p>0.682093</text:p>
              </table:table-cell>
              <table:table-cell office:value-type="float" office:value="0.752848">
                <text:p>0.752848</text:p>
              </table:table-cell>
              <table:table-cell office:value-type="float" office:value="0.53963">
                <text:p>0.5396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20329">
                <text:p>0.320329</text:p>
              </table:table-cell>
              <table:table-cell office:value-type="float" office:value="0.504348">
                <text:p>0.504348</text:p>
              </table:table-cell>
              <table:table-cell office:value-type="float" office:value="0.514726">
                <text:p>0.514726</text:p>
              </table:table-cell>
              <table:table-cell office:value-type="float" office:value="0.521359">
                <text:p>0.521359</text:p>
              </table:table-cell>
              <table:table-cell office:value-type="float" office:value="0.527756">
                <text:p>0.527756</text:p>
              </table:table-cell>
              <table:table-cell office:value-type="float" office:value="0.538668">
                <text:p>0.538668</text:p>
              </table:table-cell>
              <table:table-cell office:value-type="float" office:value="0.551925">
                <text:p>0.551925</text:p>
              </table:table-cell>
              <table:table-cell office:value-type="float" office:value="0.562808">
                <text:p>0.562808</text:p>
              </table:table-cell>
              <table:table-cell office:value-type="float" office:value="0.574525">
                <text:p>0.574525</text:p>
              </table:table-cell>
              <table:table-cell office:value-type="float" office:value="0.679687">
                <text:p>0.679687</text:p>
              </table:table-cell>
              <table:table-cell office:value-type="float" office:value="0.752848">
                <text:p>0.752848</text:p>
              </table:table-cell>
              <table:table-cell office:value-type="float" office:value="0.529613">
                <text:p>0.52961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328718">
                <text:p>0.328718</text:p>
              </table:table-cell>
              <table:table-cell office:value-type="float" office:value="0.507915">
                <text:p>0.507915</text:p>
              </table:table-cell>
              <table:table-cell office:value-type="float" office:value="0.515297">
                <text:p>0.515297</text:p>
              </table:table-cell>
              <table:table-cell office:value-type="float" office:value="0.523148">
                <text:p>0.523148</text:p>
              </table:table-cell>
              <table:table-cell office:value-type="float" office:value="0.530147">
                <text:p>0.530147</text:p>
              </table:table-cell>
              <table:table-cell office:value-type="float" office:value="0.54355">
                <text:p>0.54355</text:p>
              </table:table-cell>
              <table:table-cell office:value-type="float" office:value="0.557907">
                <text:p>0.557907</text:p>
              </table:table-cell>
              <table:table-cell office:value-type="float" office:value="0.568661">
                <text:p>0.568661</text:p>
              </table:table-cell>
              <table:table-cell office:value-type="float" office:value="0.577233">
                <text:p>0.577233</text:p>
              </table:table-cell>
              <table:table-cell office:value-type="float" office:value="0.693626">
                <text:p>0.693626</text:p>
              </table:table-cell>
              <table:table-cell office:value-type="float" office:value="0.752848">
                <text:p>0.752848</text:p>
              </table:table-cell>
              <table:table-cell office:value-type="float" office:value="0.53462">
                <text:p>0.534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24132">
                <text:p>0.324132</text:p>
              </table:table-cell>
              <table:table-cell office:value-type="float" office:value="0.508292">
                <text:p>0.508292</text:p>
              </table:table-cell>
              <table:table-cell office:value-type="float" office:value="0.516771">
                <text:p>0.516771</text:p>
              </table:table-cell>
              <table:table-cell office:value-type="float" office:value="0.525915">
                <text:p>0.525915</text:p>
              </table:table-cell>
              <table:table-cell office:value-type="float" office:value="0.532397">
                <text:p>0.532397</text:p>
              </table:table-cell>
              <table:table-cell office:value-type="float" office:value="0.551228">
                <text:p>0.551228</text:p>
              </table:table-cell>
              <table:table-cell office:value-type="float" office:value="0.563681">
                <text:p>0.563681</text:p>
              </table:table-cell>
              <table:table-cell office:value-type="float" office:value="0.572081">
                <text:p>0.572081</text:p>
              </table:table-cell>
              <table:table-cell office:value-type="float" office:value="0.578039">
                <text:p>0.578039</text:p>
              </table:table-cell>
              <table:table-cell office:value-type="float" office:value="0.703837">
                <text:p>0.703837</text:p>
              </table:table-cell>
              <table:table-cell office:value-type="float" office:value="0.752848">
                <text:p>0.752848</text:p>
              </table:table-cell>
              <table:table-cell office:value-type="float" office:value="0.537637">
                <text:p>0.53763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450645">
                <text:p>0.450645</text:p>
              </table:table-cell>
              <table:table-cell office:value-type="float" office:value="0.511996">
                <text:p>0.511996</text:p>
              </table:table-cell>
              <table:table-cell office:value-type="float" office:value="0.519423">
                <text:p>0.519423</text:p>
              </table:table-cell>
              <table:table-cell office:value-type="float" office:value="0.527938">
                <text:p>0.527938</text:p>
              </table:table-cell>
              <table:table-cell office:value-type="float" office:value="0.53341">
                <text:p>0.53341</text:p>
              </table:table-cell>
              <table:table-cell office:value-type="float" office:value="0.550075">
                <text:p>0.550075</text:p>
              </table:table-cell>
              <table:table-cell office:value-type="float" office:value="0.563375">
                <text:p>0.563375</text:p>
              </table:table-cell>
              <table:table-cell office:value-type="float" office:value="0.573307">
                <text:p>0.573307</text:p>
              </table:table-cell>
              <table:table-cell office:value-type="float" office:value="0.578166">
                <text:p>0.578166</text:p>
              </table:table-cell>
              <table:table-cell office:value-type="float" office:value="0.695856">
                <text:p>0.695856</text:p>
              </table:table-cell>
              <table:table-cell office:value-type="float" office:value="0.754922">
                <text:p>0.754922</text:p>
              </table:table-cell>
              <table:table-cell office:value-type="float" office:value="0.550419">
                <text:p>0.55041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56594">
                <text:p>0.456594</text:p>
              </table:table-cell>
              <table:table-cell office:value-type="float" office:value="0.513119">
                <text:p>0.513119</text:p>
              </table:table-cell>
              <table:table-cell office:value-type="float" office:value="0.520998">
                <text:p>0.520998</text:p>
              </table:table-cell>
              <table:table-cell office:value-type="float" office:value="0.529024">
                <text:p>0.529024</text:p>
              </table:table-cell>
              <table:table-cell office:value-type="float" office:value="0.533945">
                <text:p>0.533945</text:p>
              </table:table-cell>
              <table:table-cell office:value-type="float" office:value="0.546691">
                <text:p>0.546691</text:p>
              </table:table-cell>
              <table:table-cell office:value-type="float" office:value="0.555895">
                <text:p>0.555895</text:p>
              </table:table-cell>
              <table:table-cell office:value-type="float" office:value="0.569431">
                <text:p>0.569431</text:p>
              </table:table-cell>
              <table:table-cell office:value-type="float" office:value="0.576689">
                <text:p>0.576689</text:p>
              </table:table-cell>
              <table:table-cell office:value-type="float" office:value="0.660035">
                <text:p>0.660035</text:p>
              </table:table-cell>
              <table:table-cell office:value-type="float" office:value="0.754922">
                <text:p>0.754922</text:p>
              </table:table-cell>
              <table:table-cell office:value-type="float" office:value="0.546242">
                <text:p>0.54624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86412">
                <text:p>0.486412</text:p>
              </table:table-cell>
              <table:table-cell office:value-type="float" office:value="0.512702">
                <text:p>0.512702</text:p>
              </table:table-cell>
              <table:table-cell office:value-type="float" office:value="0.52021">
                <text:p>0.52021</text:p>
              </table:table-cell>
              <table:table-cell office:value-type="float" office:value="0.52848">
                <text:p>0.52848</text:p>
              </table:table-cell>
              <table:table-cell office:value-type="float" office:value="0.533764">
                <text:p>0.533764</text:p>
              </table:table-cell>
              <table:table-cell office:value-type="float" office:value="0.54793">
                <text:p>0.54793</text:p>
              </table:table-cell>
              <table:table-cell office:value-type="float" office:value="0.558417">
                <text:p>0.558417</text:p>
              </table:table-cell>
              <table:table-cell office:value-type="float" office:value="0.571454">
                <text:p>0.571454</text:p>
              </table:table-cell>
              <table:table-cell office:value-type="float" office:value="0.577125">
                <text:p>0.577125</text:p>
              </table:table-cell>
              <table:table-cell office:value-type="float" office:value="0.632942">
                <text:p>0.632942</text:p>
              </table:table-cell>
              <table:table-cell office:value-type="float" office:value="0.754922">
                <text:p>0.754922</text:p>
              </table:table-cell>
              <table:table-cell office:value-type="float" office:value="0.546944">
                <text:p>0.54694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93385">
                <text:p>0.493385</text:p>
              </table:table-cell>
              <table:table-cell office:value-type="float" office:value="0.516036">
                <text:p>0.516036</text:p>
              </table:table-cell>
              <table:table-cell office:value-type="float" office:value="0.528099">
                <text:p>0.528099</text:p>
              </table:table-cell>
              <table:table-cell office:value-type="float" office:value="0.532682">
                <text:p>0.532682</text:p>
              </table:table-cell>
              <table:table-cell office:value-type="float" office:value="0.547005">
                <text:p>0.547005</text:p>
              </table:table-cell>
              <table:table-cell office:value-type="float" office:value="0.553891">
                <text:p>0.553891</text:p>
              </table:table-cell>
              <table:table-cell office:value-type="float" office:value="0.565809">
                <text:p>0.565809</text:p>
              </table:table-cell>
              <table:table-cell office:value-type="float" office:value="0.57443">
                <text:p>0.57443</text:p>
              </table:table-cell>
              <table:table-cell office:value-type="float" office:value="0.577965">
                <text:p>0.577965</text:p>
              </table:table-cell>
              <table:table-cell office:value-type="float" office:value="0.66555">
                <text:p>0.66555</text:p>
              </table:table-cell>
              <table:table-cell office:value-type="float" office:value="0.756658">
                <text:p>0.756658</text:p>
              </table:table-cell>
              <table:table-cell office:value-type="float" office:value="0.555485">
                <text:p>0.55548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83467">
                <text:p>0.483467</text:p>
              </table:table-cell>
              <table:table-cell office:value-type="float" office:value="0.516903">
                <text:p>0.516903</text:p>
              </table:table-cell>
              <table:table-cell office:value-type="float" office:value="0.529113">
                <text:p>0.529113</text:p>
              </table:table-cell>
              <table:table-cell office:value-type="float" office:value="0.537082">
                <text:p>0.537082</text:p>
              </table:table-cell>
              <table:table-cell office:value-type="float" office:value="0.5496">
                <text:p>0.5496</text:p>
              </table:table-cell>
              <table:table-cell office:value-type="float" office:value="0.557743">
                <text:p>0.557743</text:p>
              </table:table-cell>
              <table:table-cell office:value-type="float" office:value="0.56832">
                <text:p>0.56832</text:p>
              </table:table-cell>
              <table:table-cell office:value-type="float" office:value="0.574497">
                <text:p>0.574497</text:p>
              </table:table-cell>
              <table:table-cell office:value-type="float" office:value="0.577854">
                <text:p>0.577854</text:p>
              </table:table-cell>
              <table:table-cell office:value-type="float" office:value="0.695387">
                <text:p>0.695387</text:p>
              </table:table-cell>
              <table:table-cell office:value-type="float" office:value="0.756658">
                <text:p>0.756658</text:p>
              </table:table-cell>
              <table:table-cell office:value-type="float" office:value="0.558997">
                <text:p>0.55899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487381">
                <text:p>0.487381</text:p>
              </table:table-cell>
              <table:table-cell office:value-type="float" office:value="0.525168">
                <text:p>0.525168</text:p>
              </table:table-cell>
              <table:table-cell office:value-type="float" office:value="0.536748">
                <text:p>0.536748</text:p>
              </table:table-cell>
              <table:table-cell office:value-type="float" office:value="0.549813">
                <text:p>0.549813</text:p>
              </table:table-cell>
              <table:table-cell office:value-type="float" office:value="0.556735">
                <text:p>0.556735</text:p>
              </table:table-cell>
              <table:table-cell office:value-type="float" office:value="0.565903">
                <text:p>0.565903</text:p>
              </table:table-cell>
              <table:table-cell office:value-type="float" office:value="0.571628">
                <text:p>0.571628</text:p>
              </table:table-cell>
              <table:table-cell office:value-type="float" office:value="0.575793">
                <text:p>0.575793</text:p>
              </table:table-cell>
              <table:table-cell office:value-type="float" office:value="0.579217">
                <text:p>0.579217</text:p>
              </table:table-cell>
              <table:table-cell office:value-type="float" office:value="0.700301">
                <text:p>0.700301</text:p>
              </table:table-cell>
              <table:table-cell office:value-type="float" office:value="0.756658">
                <text:p>0.756658</text:p>
              </table:table-cell>
              <table:table-cell office:value-type="float" office:value="0.564869">
                <text:p>0.56486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52478">
                <text:p>0.452478</text:p>
              </table:table-cell>
              <table:table-cell office:value-type="float" office:value="0.52198">
                <text:p>0.52198</text:p>
              </table:table-cell>
              <table:table-cell office:value-type="float" office:value="0.539698">
                <text:p>0.539698</text:p>
              </table:table-cell>
              <table:table-cell office:value-type="float" office:value="0.552782">
                <text:p>0.552782</text:p>
              </table:table-cell>
              <table:table-cell office:value-type="float" office:value="0.55847">
                <text:p>0.55847</text:p>
              </table:table-cell>
              <table:table-cell office:value-type="float" office:value="0.566477">
                <text:p>0.566477</text:p>
              </table:table-cell>
              <table:table-cell office:value-type="float" office:value="0.573609">
                <text:p>0.573609</text:p>
              </table:table-cell>
              <table:table-cell office:value-type="float" office:value="0.57682">
                <text:p>0.57682</text:p>
              </table:table-cell>
              <table:table-cell office:value-type="float" office:value="0.578713">
                <text:p>0.578713</text:p>
              </table:table-cell>
              <table:table-cell office:value-type="float" office:value="0.689814">
                <text:p>0.689814</text:p>
              </table:table-cell>
              <table:table-cell office:value-type="float" office:value="0.756658">
                <text:p>0.756658</text:p>
              </table:table-cell>
              <table:table-cell office:value-type="float" office:value="0.561084">
                <text:p>0.56108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09484">
                <text:p>0.409484</text:p>
              </table:table-cell>
              <table:table-cell office:value-type="float" office:value="0.513023">
                <text:p>0.513023</text:p>
              </table:table-cell>
              <table:table-cell office:value-type="float" office:value="0.526976">
                <text:p>0.526976</text:p>
              </table:table-cell>
              <table:table-cell office:value-type="float" office:value="0.545932">
                <text:p>0.545932</text:p>
              </table:table-cell>
              <table:table-cell office:value-type="float" office:value="0.555689">
                <text:p>0.555689</text:p>
              </table:table-cell>
              <table:table-cell office:value-type="float" office:value="0.563823">
                <text:p>0.563823</text:p>
              </table:table-cell>
              <table:table-cell office:value-type="float" office:value="0.573417">
                <text:p>0.573417</text:p>
              </table:table-cell>
              <table:table-cell office:value-type="float" office:value="0.577207">
                <text:p>0.577207</text:p>
              </table:table-cell>
              <table:table-cell office:value-type="float" office:value="0.57911">
                <text:p>0.57911</text:p>
              </table:table-cell>
              <table:table-cell office:value-type="float" office:value="0.710689">
                <text:p>0.710689</text:p>
              </table:table-cell>
              <table:table-cell office:value-type="float" office:value="0.757045">
                <text:p>0.757045</text:p>
              </table:table-cell>
              <table:table-cell office:value-type="float" office:value="0.555535">
                <text:p>0.55553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45675">
                <text:p>0.45675</text:p>
              </table:table-cell>
              <table:table-cell office:value-type="float" office:value="0.516375">
                <text:p>0.516375</text:p>
              </table:table-cell>
              <table:table-cell office:value-type="float" office:value="0.529575">
                <text:p>0.529575</text:p>
              </table:table-cell>
              <table:table-cell office:value-type="float" office:value="0.548376">
                <text:p>0.548376</text:p>
              </table:table-cell>
              <table:table-cell office:value-type="float" office:value="0.554714">
                <text:p>0.554714</text:p>
              </table:table-cell>
              <table:table-cell office:value-type="float" office:value="0.55939">
                <text:p>0.55939</text:p>
              </table:table-cell>
              <table:table-cell office:value-type="float" office:value="0.568765">
                <text:p>0.568765</text:p>
              </table:table-cell>
              <table:table-cell office:value-type="float" office:value="0.575986">
                <text:p>0.575986</text:p>
              </table:table-cell>
              <table:table-cell office:value-type="float" office:value="0.578783">
                <text:p>0.578783</text:p>
              </table:table-cell>
              <table:table-cell office:value-type="float" office:value="0.704311">
                <text:p>0.704311</text:p>
              </table:table-cell>
              <table:table-cell office:value-type="float" office:value="0.757121">
                <text:p>0.757121</text:p>
              </table:table-cell>
              <table:table-cell office:value-type="float" office:value="0.559302">
                <text:p>0.5593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33762">
                <text:p>0.433762</text:p>
              </table:table-cell>
              <table:table-cell office:value-type="float" office:value="0.511323">
                <text:p>0.511323</text:p>
              </table:table-cell>
              <table:table-cell office:value-type="float" office:value="0.525898">
                <text:p>0.525898</text:p>
              </table:table-cell>
              <table:table-cell office:value-type="float" office:value="0.544477">
                <text:p>0.544477</text:p>
              </table:table-cell>
              <table:table-cell office:value-type="float" office:value="0.5556">
                <text:p>0.5556</text:p>
              </table:table-cell>
              <table:table-cell office:value-type="float" office:value="0.562257">
                <text:p>0.562257</text:p>
              </table:table-cell>
              <table:table-cell office:value-type="float" office:value="0.572082">
                <text:p>0.572082</text:p>
              </table:table-cell>
              <table:table-cell office:value-type="float" office:value="0.576908">
                <text:p>0.576908</text:p>
              </table:table-cell>
              <table:table-cell office:value-type="float" office:value="0.580564">
                <text:p>0.580564</text:p>
              </table:table-cell>
              <table:table-cell office:value-type="float" office:value="0.72763">
                <text:p>0.72763</text:p>
              </table:table-cell>
              <table:table-cell office:value-type="float" office:value="0.757121">
                <text:p>0.757121</text:p>
              </table:table-cell>
              <table:table-cell office:value-type="float" office:value="0.55905">
                <text:p>0.5590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87622">
                <text:p>0.387622</text:p>
              </table:table-cell>
              <table:table-cell office:value-type="float" office:value="0.510413">
                <text:p>0.510413</text:p>
              </table:table-cell>
              <table:table-cell office:value-type="float" office:value="0.524296">
                <text:p>0.524296</text:p>
              </table:table-cell>
              <table:table-cell office:value-type="float" office:value="0.542804">
                <text:p>0.542804</text:p>
              </table:table-cell>
              <table:table-cell office:value-type="float" office:value="0.55584">
                <text:p>0.55584</text:p>
              </table:table-cell>
              <table:table-cell office:value-type="float" office:value="0.562262">
                <text:p>0.562262</text:p>
              </table:table-cell>
              <table:table-cell office:value-type="float" office:value="0.571367">
                <text:p>0.571367</text:p>
              </table:table-cell>
              <table:table-cell office:value-type="float" office:value="0.576335">
                <text:p>0.576335</text:p>
              </table:table-cell>
              <table:table-cell office:value-type="float" office:value="0.578193">
                <text:p>0.578193</text:p>
              </table:table-cell>
              <table:table-cell office:value-type="float" office:value="0.69244">
                <text:p>0.69244</text:p>
              </table:table-cell>
              <table:table-cell office:value-type="float" office:value="0.757121">
                <text:p>0.757121</text:p>
              </table:table-cell>
              <table:table-cell office:value-type="float" office:value="0.550157">
                <text:p>0.55015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489058">
                <text:p>0.489058</text:p>
              </table:table-cell>
              <table:table-cell office:value-type="float" office:value="0.514927">
                <text:p>0.514927</text:p>
              </table:table-cell>
              <table:table-cell office:value-type="float" office:value="0.532558">
                <text:p>0.532558</text:p>
              </table:table-cell>
              <table:table-cell office:value-type="float" office:value="0.553304">
                <text:p>0.553304</text:p>
              </table:table-cell>
              <table:table-cell office:value-type="float" office:value="0.557803">
                <text:p>0.557803</text:p>
              </table:table-cell>
              <table:table-cell office:value-type="float" office:value="0.566317">
                <text:p>0.566317</text:p>
              </table:table-cell>
              <table:table-cell office:value-type="float" office:value="0.57328">
                <text:p>0.57328</text:p>
              </table:table-cell>
              <table:table-cell office:value-type="float" office:value="0.57619">
                <text:p>0.57619</text:p>
              </table:table-cell>
              <table:table-cell office:value-type="float" office:value="0.578345">
                <text:p>0.578345</text:p>
              </table:table-cell>
              <table:table-cell office:value-type="float" office:value="0.695463">
                <text:p>0.695463</text:p>
              </table:table-cell>
              <table:table-cell office:value-type="float" office:value="0.757121">
                <text:p>0.757121</text:p>
              </table:table-cell>
              <table:table-cell office:value-type="float" office:value="0.563725">
                <text:p>0.56372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46426">
                <text:p>0.46426</text:p>
              </table:table-cell>
              <table:table-cell office:value-type="float" office:value="0.515994">
                <text:p>0.515994</text:p>
              </table:table-cell>
              <table:table-cell office:value-type="float" office:value="0.53404">
                <text:p>0.53404</text:p>
              </table:table-cell>
              <table:table-cell office:value-type="float" office:value="0.552969">
                <text:p>0.552969</text:p>
              </table:table-cell>
              <table:table-cell office:value-type="float" office:value="0.557923">
                <text:p>0.557923</text:p>
              </table:table-cell>
              <table:table-cell office:value-type="float" office:value="0.566393">
                <text:p>0.566393</text:p>
              </table:table-cell>
              <table:table-cell office:value-type="float" office:value="0.573159">
                <text:p>0.573159</text:p>
              </table:table-cell>
              <table:table-cell office:value-type="float" office:value="0.576044">
                <text:p>0.576044</text:p>
              </table:table-cell>
              <table:table-cell office:value-type="float" office:value="0.577801">
                <text:p>0.577801</text:p>
              </table:table-cell>
              <table:table-cell office:value-type="float" office:value="0.697276">
                <text:p>0.697276</text:p>
              </table:table-cell>
              <table:table-cell office:value-type="float" office:value="0.757121">
                <text:p>0.757121</text:p>
              </table:table-cell>
              <table:table-cell office:value-type="float" office:value="0.561586">
                <text:p>0.56158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8685">
                <text:p>0.38685</text:p>
              </table:table-cell>
              <table:table-cell office:value-type="float" office:value="0.515486">
                <text:p>0.515486</text:p>
              </table:table-cell>
              <table:table-cell office:value-type="float" office:value="0.541955">
                <text:p>0.541955</text:p>
              </table:table-cell>
              <table:table-cell office:value-type="float" office:value="0.555304">
                <text:p>0.555304</text:p>
              </table:table-cell>
              <table:table-cell office:value-type="float" office:value="0.562546">
                <text:p>0.562546</text:p>
              </table:table-cell>
              <table:table-cell office:value-type="float" office:value="0.569042">
                <text:p>0.569042</text:p>
              </table:table-cell>
              <table:table-cell office:value-type="float" office:value="0.573912">
                <text:p>0.573912</text:p>
              </table:table-cell>
              <table:table-cell office:value-type="float" office:value="0.576321">
                <text:p>0.576321</text:p>
              </table:table-cell>
              <table:table-cell office:value-type="float" office:value="0.57794">
                <text:p>0.57794</text:p>
              </table:table-cell>
              <table:table-cell office:value-type="float" office:value="0.694216">
                <text:p>0.694216</text:p>
              </table:table-cell>
              <table:table-cell office:value-type="float" office:value="0.757121">
                <text:p>0.757121</text:p>
              </table:table-cell>
              <table:table-cell office:value-type="float" office:value="0.555357">
                <text:p>0.55535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443772">
                <text:p>0.443772</text:p>
              </table:table-cell>
              <table:table-cell office:value-type="float" office:value="0.520853">
                <text:p>0.520853</text:p>
              </table:table-cell>
              <table:table-cell office:value-type="float" office:value="0.537671">
                <text:p>0.537671</text:p>
              </table:table-cell>
              <table:table-cell office:value-type="float" office:value="0.554154">
                <text:p>0.554154</text:p>
              </table:table-cell>
              <table:table-cell office:value-type="float" office:value="0.559521">
                <text:p>0.559521</text:p>
              </table:table-cell>
              <table:table-cell office:value-type="float" office:value="0.567001">
                <text:p>0.567001</text:p>
              </table:table-cell>
              <table:table-cell office:value-type="float" office:value="0.572333">
                <text:p>0.572333</text:p>
              </table:table-cell>
              <table:table-cell office:value-type="float" office:value="0.576346">
                <text:p>0.576346</text:p>
              </table:table-cell>
              <table:table-cell office:value-type="float" office:value="0.579575">
                <text:p>0.579575</text:p>
              </table:table-cell>
              <table:table-cell office:value-type="float" office:value="0.739442">
                <text:p>0.739442</text:p>
              </table:table-cell>
              <table:table-cell office:value-type="float" office:value="0.757271">
                <text:p>0.757271</text:p>
              </table:table-cell>
              <table:table-cell office:value-type="float" office:value="0.565067">
                <text:p>0.56506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420441">
                <text:p>0.420441</text:p>
              </table:table-cell>
              <table:table-cell office:value-type="float" office:value="0.522822">
                <text:p>0.522822</text:p>
              </table:table-cell>
              <table:table-cell office:value-type="float" office:value="0.541072">
                <text:p>0.541072</text:p>
              </table:table-cell>
              <table:table-cell office:value-type="float" office:value="0.554541">
                <text:p>0.554541</text:p>
              </table:table-cell>
              <table:table-cell office:value-type="float" office:value="0.559534">
                <text:p>0.559534</text:p>
              </table:table-cell>
              <table:table-cell office:value-type="float" office:value="0.567405">
                <text:p>0.567405</text:p>
              </table:table-cell>
              <table:table-cell office:value-type="float" office:value="0.571605">
                <text:p>0.571605</text:p>
              </table:table-cell>
              <table:table-cell office:value-type="float" office:value="0.575948">
                <text:p>0.575948</text:p>
              </table:table-cell>
              <table:table-cell office:value-type="float" office:value="0.635491">
                <text:p>0.635491</text:p>
              </table:table-cell>
              <table:table-cell office:value-type="float" office:value="0.752553">
                <text:p>0.752553</text:p>
              </table:table-cell>
              <table:table-cell office:value-type="float" office:value="0.757271">
                <text:p>0.757271</text:p>
              </table:table-cell>
              <table:table-cell office:value-type="float" office:value="0.570141">
                <text:p>0.57014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01908">
                <text:p>0.501908</text:p>
              </table:table-cell>
              <table:table-cell office:value-type="float" office:value="0.527766">
                <text:p>0.527766</text:p>
              </table:table-cell>
              <table:table-cell office:value-type="float" office:value="0.545912">
                <text:p>0.545912</text:p>
              </table:table-cell>
              <table:table-cell office:value-type="float" office:value="0.557106">
                <text:p>0.557106</text:p>
              </table:table-cell>
              <table:table-cell office:value-type="float" office:value="0.563725">
                <text:p>0.563725</text:p>
              </table:table-cell>
              <table:table-cell office:value-type="float" office:value="0.568566">
                <text:p>0.568566</text:p>
              </table:table-cell>
              <table:table-cell office:value-type="float" office:value="0.572812">
                <text:p>0.572812</text:p>
              </table:table-cell>
              <table:table-cell office:value-type="float" office:value="0.576877">
                <text:p>0.576877</text:p>
              </table:table-cell>
              <table:table-cell office:value-type="float" office:value="0.676791">
                <text:p>0.676791</text:p>
              </table:table-cell>
              <table:table-cell office:value-type="float" office:value="0.753639">
                <text:p>0.753639</text:p>
              </table:table-cell>
              <table:table-cell office:value-type="float" office:value="0.757271">
                <text:p>0.757271</text:p>
              </table:table-cell>
              <table:table-cell office:value-type="float" office:value="0.58451">
                <text:p>0.5845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485138">
                <text:p>0.485138</text:p>
              </table:table-cell>
              <table:table-cell office:value-type="float" office:value="0.523533">
                <text:p>0.523533</text:p>
              </table:table-cell>
              <table:table-cell office:value-type="float" office:value="0.540959">
                <text:p>0.540959</text:p>
              </table:table-cell>
              <table:table-cell office:value-type="float" office:value="0.556518">
                <text:p>0.556518</text:p>
              </table:table-cell>
              <table:table-cell office:value-type="float" office:value="0.562644">
                <text:p>0.562644</text:p>
              </table:table-cell>
              <table:table-cell office:value-type="float" office:value="0.567779">
                <text:p>0.567779</text:p>
              </table:table-cell>
              <table:table-cell office:value-type="float" office:value="0.572532">
                <text:p>0.572532</text:p>
              </table:table-cell>
              <table:table-cell office:value-type="float" office:value="0.577225">
                <text:p>0.577225</text:p>
              </table:table-cell>
              <table:table-cell office:value-type="float" office:value="0.604177">
                <text:p>0.604177</text:p>
              </table:table-cell>
              <table:table-cell office:value-type="float" office:value="0.751617">
                <text:p>0.751617</text:p>
              </table:table-cell>
              <table:table-cell office:value-type="float" office:value="0.757271">
                <text:p>0.757271</text:p>
              </table:table-cell>
              <table:table-cell office:value-type="float" office:value="0.574212">
                <text:p>0.57421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444882">
                <text:p>0.444882</text:p>
              </table:table-cell>
              <table:table-cell office:value-type="float" office:value="0.519176">
                <text:p>0.519176</text:p>
              </table:table-cell>
              <table:table-cell office:value-type="float" office:value="0.533878">
                <text:p>0.533878</text:p>
              </table:table-cell>
              <table:table-cell office:value-type="float" office:value="0.552922">
                <text:p>0.552922</text:p>
              </table:table-cell>
              <table:table-cell office:value-type="float" office:value="0.559023">
                <text:p>0.559023</text:p>
              </table:table-cell>
              <table:table-cell office:value-type="float" office:value="0.566031">
                <text:p>0.566031</text:p>
              </table:table-cell>
              <table:table-cell office:value-type="float" office:value="0.568438">
                <text:p>0.568438</text:p>
              </table:table-cell>
              <table:table-cell office:value-type="float" office:value="0.573861">
                <text:p>0.573861</text:p>
              </table:table-cell>
              <table:table-cell office:value-type="float" office:value="0.578283">
                <text:p>0.578283</text:p>
              </table:table-cell>
              <table:table-cell office:value-type="float" office:value="0.691319">
                <text:p>0.691319</text:p>
              </table:table-cell>
              <table:table-cell office:value-type="float" office:value="0.757757">
                <text:p>0.757757</text:p>
              </table:table-cell>
              <table:table-cell office:value-type="float" office:value="0.558781">
                <text:p>0.5587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25601">
                <text:p>0.425601</text:p>
              </table:table-cell>
              <table:table-cell office:value-type="float" office:value="0.518566">
                <text:p>0.518566</text:p>
              </table:table-cell>
              <table:table-cell office:value-type="float" office:value="0.541463">
                <text:p>0.541463</text:p>
              </table:table-cell>
              <table:table-cell office:value-type="float" office:value="0.556742">
                <text:p>0.556742</text:p>
              </table:table-cell>
              <table:table-cell office:value-type="float" office:value="0.562641">
                <text:p>0.562641</text:p>
              </table:table-cell>
              <table:table-cell office:value-type="float" office:value="0.567747">
                <text:p>0.567747</text:p>
              </table:table-cell>
              <table:table-cell office:value-type="float" office:value="0.570539">
                <text:p>0.570539</text:p>
              </table:table-cell>
              <table:table-cell office:value-type="float" office:value="0.575898">
                <text:p>0.575898</text:p>
              </table:table-cell>
              <table:table-cell office:value-type="float" office:value="0.579163">
                <text:p>0.579163</text:p>
              </table:table-cell>
              <table:table-cell office:value-type="float" office:value="0.714658">
                <text:p>0.714658</text:p>
              </table:table-cell>
              <table:table-cell office:value-type="float" office:value="0.757757">
                <text:p>0.757757</text:p>
              </table:table-cell>
              <table:table-cell office:value-type="float" office:value="0.561302">
                <text:p>0.56130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40309">
                <text:p>0.440309</text:p>
              </table:table-cell>
              <table:table-cell office:value-type="float" office:value="0.528953">
                <text:p>0.528953</text:p>
              </table:table-cell>
              <table:table-cell office:value-type="float" office:value="0.553527">
                <text:p>0.553527</text:p>
              </table:table-cell>
              <table:table-cell office:value-type="float" office:value="0.558252">
                <text:p>0.558252</text:p>
              </table:table-cell>
              <table:table-cell office:value-type="float" office:value="0.565218">
                <text:p>0.565218</text:p>
              </table:table-cell>
              <table:table-cell office:value-type="float" office:value="0.568868">
                <text:p>0.568868</text:p>
              </table:table-cell>
              <table:table-cell office:value-type="float" office:value="0.572162">
                <text:p>0.572162</text:p>
              </table:table-cell>
              <table:table-cell office:value-type="float" office:value="0.576748">
                <text:p>0.576748</text:p>
              </table:table-cell>
              <table:table-cell office:value-type="float" office:value="0.606821">
                <text:p>0.606821</text:p>
              </table:table-cell>
              <table:table-cell office:value-type="float" office:value="0.74467">
                <text:p>0.74467</text:p>
              </table:table-cell>
              <table:table-cell office:value-type="float" office:value="0.757757">
                <text:p>0.757757</text:p>
              </table:table-cell>
              <table:table-cell office:value-type="float" office:value="0.571553">
                <text:p>0.57155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437659">
                <text:p>0.437659</text:p>
              </table:table-cell>
              <table:table-cell office:value-type="float" office:value="0.52578">
                <text:p>0.52578</text:p>
              </table:table-cell>
              <table:table-cell office:value-type="float" office:value="0.552761">
                <text:p>0.552761</text:p>
              </table:table-cell>
              <table:table-cell office:value-type="float" office:value="0.557774">
                <text:p>0.557774</text:p>
              </table:table-cell>
              <table:table-cell office:value-type="float" office:value="0.564102">
                <text:p>0.564102</text:p>
              </table:table-cell>
              <table:table-cell office:value-type="float" office:value="0.568251">
                <text:p>0.568251</text:p>
              </table:table-cell>
              <table:table-cell office:value-type="float" office:value="0.572536">
                <text:p>0.572536</text:p>
              </table:table-cell>
              <table:table-cell office:value-type="float" office:value="0.57667">
                <text:p>0.57667</text:p>
              </table:table-cell>
              <table:table-cell office:value-type="float" office:value="0.613681">
                <text:p>0.613681</text:p>
              </table:table-cell>
              <table:table-cell office:value-type="float" office:value="0.754652">
                <text:p>0.754652</text:p>
              </table:table-cell>
              <table:table-cell office:value-type="float" office:value="0.757757">
                <text:p>0.757757</text:p>
              </table:table-cell>
              <table:table-cell office:value-type="float" office:value="0.572387">
                <text:p>0.57238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29919">
                <text:p>0.429919</text:p>
              </table:table-cell>
              <table:table-cell office:value-type="float" office:value="0.52194">
                <text:p>0.52194</text:p>
              </table:table-cell>
              <table:table-cell office:value-type="float" office:value="0.547384">
                <text:p>0.547384</text:p>
              </table:table-cell>
              <table:table-cell office:value-type="float" office:value="0.55928">
                <text:p>0.55928</text:p>
              </table:table-cell>
              <table:table-cell office:value-type="float" office:value="0.566997">
                <text:p>0.566997</text:p>
              </table:table-cell>
              <table:table-cell office:value-type="float" office:value="0.571913">
                <text:p>0.571913</text:p>
              </table:table-cell>
              <table:table-cell office:value-type="float" office:value="0.576422">
                <text:p>0.576422</text:p>
              </table:table-cell>
              <table:table-cell office:value-type="float" office:value="0.579573">
                <text:p>0.579573</text:p>
              </table:table-cell>
              <table:table-cell office:value-type="float" office:value="0.68176">
                <text:p>0.68176</text:p>
              </table:table-cell>
              <table:table-cell office:value-type="float" office:value="0.755493">
                <text:p>0.755493</text:p>
              </table:table-cell>
              <table:table-cell office:value-type="float" office:value="0.757757">
                <text:p>0.757757</text:p>
              </table:table-cell>
              <table:table-cell office:value-type="float" office:value="0.579068">
                <text:p>0.57906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08136">
                <text:p>0.408136</text:p>
              </table:table-cell>
              <table:table-cell office:value-type="float" office:value="0.529679">
                <text:p>0.529679</text:p>
              </table:table-cell>
              <table:table-cell office:value-type="float" office:value="0.556802">
                <text:p>0.556802</text:p>
              </table:table-cell>
              <table:table-cell office:value-type="float" office:value="0.565645">
                <text:p>0.565645</text:p>
              </table:table-cell>
              <table:table-cell office:value-type="float" office:value="0.569949">
                <text:p>0.569949</text:p>
              </table:table-cell>
              <table:table-cell office:value-type="float" office:value="0.574472">
                <text:p>0.574472</text:p>
              </table:table-cell>
              <table:table-cell office:value-type="float" office:value="0.576675">
                <text:p>0.576675</text:p>
              </table:table-cell>
              <table:table-cell office:value-type="float" office:value="0.579058">
                <text:p>0.579058</text:p>
              </table:table-cell>
              <table:table-cell office:value-type="float" office:value="0.66948">
                <text:p>0.66948</text:p>
              </table:table-cell>
              <table:table-cell office:value-type="float" office:value="0.754672">
                <text:p>0.754672</text:p>
              </table:table-cell>
              <table:table-cell office:value-type="float" office:value="0.757757">
                <text:p>0.757757</text:p>
              </table:table-cell>
              <table:table-cell office:value-type="float" office:value="0.578457">
                <text:p>0.57845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54596">
                <text:p>0.454596</text:p>
              </table:table-cell>
              <table:table-cell office:value-type="float" office:value="0.536287">
                <text:p>0.536287</text:p>
              </table:table-cell>
              <table:table-cell office:value-type="float" office:value="0.560364">
                <text:p>0.560364</text:p>
              </table:table-cell>
              <table:table-cell office:value-type="float" office:value="0.567261">
                <text:p>0.567261</text:p>
              </table:table-cell>
              <table:table-cell office:value-type="float" office:value="0.570709">
                <text:p>0.570709</text:p>
              </table:table-cell>
              <table:table-cell office:value-type="float" office:value="0.574857">
                <text:p>0.574857</text:p>
              </table:table-cell>
              <table:table-cell office:value-type="float" office:value="0.577281">
                <text:p>0.577281</text:p>
              </table:table-cell>
              <table:table-cell office:value-type="float" office:value="0.587086">
                <text:p>0.587086</text:p>
              </table:table-cell>
              <table:table-cell office:value-type="float" office:value="0.723249">
                <text:p>0.723249</text:p>
              </table:table-cell>
              <table:table-cell office:value-type="float" office:value="0.754843">
                <text:p>0.754843</text:p>
              </table:table-cell>
              <table:table-cell office:value-type="float" office:value="0.757757">
                <text:p>0.757757</text:p>
              </table:table-cell>
              <table:table-cell office:value-type="float" office:value="0.590653">
                <text:p>0.59065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63883">
                <text:p>0.463883</text:p>
              </table:table-cell>
              <table:table-cell office:value-type="float" office:value="0.534105">
                <text:p>0.534105</text:p>
              </table:table-cell>
              <table:table-cell office:value-type="float" office:value="0.559667">
                <text:p>0.559667</text:p>
              </table:table-cell>
              <table:table-cell office:value-type="float" office:value="0.567066">
                <text:p>0.567066</text:p>
              </table:table-cell>
              <table:table-cell office:value-type="float" office:value="0.572867">
                <text:p>0.572867</text:p>
              </table:table-cell>
              <table:table-cell office:value-type="float" office:value="0.577014">
                <text:p>0.577014</text:p>
              </table:table-cell>
              <table:table-cell office:value-type="float" office:value="0.579502">
                <text:p>0.579502</text:p>
              </table:table-cell>
              <table:table-cell office:value-type="float" office:value="0.674457">
                <text:p>0.674457</text:p>
              </table:table-cell>
              <table:table-cell office:value-type="float" office:value="0.74665">
                <text:p>0.74665</text:p>
              </table:table-cell>
              <table:table-cell office:value-type="float" office:value="0.755284">
                <text:p>0.755284</text:p>
              </table:table-cell>
              <table:table-cell office:value-type="float" office:value="0.757757">
                <text:p>0.757757</text:p>
              </table:table-cell>
              <table:table-cell office:value-type="float" office:value="0.603049">
                <text:p>0.60304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68141">
                <text:p>0.468141</text:p>
              </table:table-cell>
              <table:table-cell office:value-type="float" office:value="0.517282">
                <text:p>0.517282</text:p>
              </table:table-cell>
              <table:table-cell office:value-type="float" office:value="0.555661">
                <text:p>0.555661</text:p>
              </table:table-cell>
              <table:table-cell office:value-type="float" office:value="0.561905">
                <text:p>0.561905</text:p>
              </table:table-cell>
              <table:table-cell office:value-type="float" office:value="0.569826">
                <text:p>0.569826</text:p>
              </table:table-cell>
              <table:table-cell office:value-type="float" office:value="0.575892">
                <text:p>0.575892</text:p>
              </table:table-cell>
              <table:table-cell office:value-type="float" office:value="0.579453">
                <text:p>0.579453</text:p>
              </table:table-cell>
              <table:table-cell office:value-type="float" office:value="0.668013">
                <text:p>0.668013</text:p>
              </table:table-cell>
              <table:table-cell office:value-type="float" office:value="0.749662">
                <text:p>0.749662</text:p>
              </table:table-cell>
              <table:table-cell office:value-type="float" office:value="0.755923">
                <text:p>0.755923</text:p>
              </table:table-cell>
              <table:table-cell office:value-type="float" office:value="0.757757">
                <text:p>0.757757</text:p>
              </table:table-cell>
              <table:table-cell office:value-type="float" office:value="0.600176">
                <text:p>0.60017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84102">
                <text:p>0.484102</text:p>
              </table:table-cell>
              <table:table-cell office:value-type="float" office:value="0.529799">
                <text:p>0.529799</text:p>
              </table:table-cell>
              <table:table-cell office:value-type="float" office:value="0.558267">
                <text:p>0.558267</text:p>
              </table:table-cell>
              <table:table-cell office:value-type="float" office:value="0.567035">
                <text:p>0.567035</text:p>
              </table:table-cell>
              <table:table-cell office:value-type="float" office:value="0.573764">
                <text:p>0.573764</text:p>
              </table:table-cell>
              <table:table-cell office:value-type="float" office:value="0.577025">
                <text:p>0.577025</text:p>
              </table:table-cell>
              <table:table-cell office:value-type="float" office:value="0.583121">
                <text:p>0.583121</text:p>
              </table:table-cell>
              <table:table-cell office:value-type="float" office:value="0.72547">
                <text:p>0.72547</text:p>
              </table:table-cell>
              <table:table-cell office:value-type="float" office:value="0.750079">
                <text:p>0.750079</text:p>
              </table:table-cell>
              <table:table-cell office:value-type="float" office:value="0.75545">
                <text:p>0.75545</text:p>
              </table:table-cell>
              <table:table-cell office:value-type="float" office:value="0.757757">
                <text:p>0.75775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487009">
                <text:p>0.487009</text:p>
              </table:table-cell>
              <table:table-cell office:value-type="float" office:value="0.529161">
                <text:p>0.529161</text:p>
              </table:table-cell>
              <table:table-cell office:value-type="float" office:value="0.558677">
                <text:p>0.558677</text:p>
              </table:table-cell>
              <table:table-cell office:value-type="float" office:value="0.568453">
                <text:p>0.568453</text:p>
              </table:table-cell>
              <table:table-cell office:value-type="float" office:value="0.574657">
                <text:p>0.574657</text:p>
              </table:table-cell>
              <table:table-cell office:value-type="float" office:value="0.576626">
                <text:p>0.576626</text:p>
              </table:table-cell>
              <table:table-cell office:value-type="float" office:value="0.579127">
                <text:p>0.579127</text:p>
              </table:table-cell>
              <table:table-cell office:value-type="float" office:value="0.662221">
                <text:p>0.662221</text:p>
              </table:table-cell>
              <table:table-cell office:value-type="float" office:value="0.749856">
                <text:p>0.749856</text:p>
              </table:table-cell>
              <table:table-cell office:value-type="float" office:value="0.755474">
                <text:p>0.755474</text:p>
              </table:table-cell>
              <table:table-cell office:value-type="float" office:value="0.757757">
                <text:p>0.757757</text:p>
              </table:table-cell>
              <table:table-cell office:value-type="float" office:value="0.604126">
                <text:p>0.6041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8794">
                <text:p>0.48794</text:p>
              </table:table-cell>
              <table:table-cell office:value-type="float" office:value="0.511715">
                <text:p>0.511715</text:p>
              </table:table-cell>
              <table:table-cell office:value-type="float" office:value="0.555738">
                <text:p>0.555738</text:p>
              </table:table-cell>
              <table:table-cell office:value-type="float" office:value="0.565968">
                <text:p>0.565968</text:p>
              </table:table-cell>
              <table:table-cell office:value-type="float" office:value="0.573323">
                <text:p>0.573323</text:p>
              </table:table-cell>
              <table:table-cell office:value-type="float" office:value="0.575955">
                <text:p>0.575955</text:p>
              </table:table-cell>
              <table:table-cell office:value-type="float" office:value="0.577872">
                <text:p>0.577872</text:p>
              </table:table-cell>
              <table:table-cell office:value-type="float" office:value="0.628765">
                <text:p>0.628765</text:p>
              </table:table-cell>
              <table:table-cell office:value-type="float" office:value="0.746918">
                <text:p>0.746918</text:p>
              </table:table-cell>
              <table:table-cell office:value-type="float" office:value="0.755501">
                <text:p>0.755501</text:p>
              </table:table-cell>
              <table:table-cell office:value-type="float" office:value="0.757757">
                <text:p>0.757757</text:p>
              </table:table-cell>
              <table:table-cell office:value-type="float" office:value="0.597969">
                <text:p>0.59796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88398">
                <text:p>0.488398</text:p>
              </table:table-cell>
              <table:table-cell office:value-type="float" office:value="0.531858">
                <text:p>0.531858</text:p>
              </table:table-cell>
              <table:table-cell office:value-type="float" office:value="0.558305">
                <text:p>0.558305</text:p>
              </table:table-cell>
              <table:table-cell office:value-type="float" office:value="0.567764">
                <text:p>0.567764</text:p>
              </table:table-cell>
              <table:table-cell office:value-type="float" office:value="0.57395">
                <text:p>0.57395</text:p>
              </table:table-cell>
              <table:table-cell office:value-type="float" office:value="0.576578">
                <text:p>0.576578</text:p>
              </table:table-cell>
              <table:table-cell office:value-type="float" office:value="0.578144">
                <text:p>0.578144</text:p>
              </table:table-cell>
              <table:table-cell office:value-type="float" office:value="0.609013">
                <text:p>0.609013</text:p>
              </table:table-cell>
              <table:table-cell office:value-type="float" office:value="0.746559">
                <text:p>0.746559</text:p>
              </table:table-cell>
              <table:table-cell office:value-type="float" office:value="0.755781">
                <text:p>0.755781</text:p>
              </table:table-cell>
              <table:table-cell office:value-type="float" office:value="0.757757">
                <text:p>0.757757</text:p>
              </table:table-cell>
              <table:table-cell office:value-type="float" office:value="0.598635">
                <text:p>0.59863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04143">
                <text:p>0.504143</text:p>
              </table:table-cell>
              <table:table-cell office:value-type="float" office:value="0.554219">
                <text:p>0.554219</text:p>
              </table:table-cell>
              <table:table-cell office:value-type="float" office:value="0.557985">
                <text:p>0.557985</text:p>
              </table:table-cell>
              <table:table-cell office:value-type="float" office:value="0.567063">
                <text:p>0.567063</text:p>
              </table:table-cell>
              <table:table-cell office:value-type="float" office:value="0.572781">
                <text:p>0.572781</text:p>
              </table:table-cell>
              <table:table-cell office:value-type="float" office:value="0.576023">
                <text:p>0.576023</text:p>
              </table:table-cell>
              <table:table-cell office:value-type="float" office:value="0.577615">
                <text:p>0.577615</text:p>
              </table:table-cell>
              <table:table-cell office:value-type="float" office:value="0.579601">
                <text:p>0.579601</text:p>
              </table:table-cell>
              <table:table-cell office:value-type="float" office:value="0.728171">
                <text:p>0.728171</text:p>
              </table:table-cell>
              <table:table-cell office:value-type="float" office:value="0.75541">
                <text:p>0.75541</text:p>
              </table:table-cell>
              <table:table-cell office:value-type="float" office:value="0.757757">
                <text:p>0.757757</text:p>
              </table:table-cell>
              <table:table-cell office:value-type="float" office:value="0.597301">
                <text:p>0.59730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23078">
                <text:p>0.523078</text:p>
              </table:table-cell>
              <table:table-cell office:value-type="float" office:value="0.555571">
                <text:p>0.555571</text:p>
              </table:table-cell>
              <table:table-cell office:value-type="float" office:value="0.564289">
                <text:p>0.564289</text:p>
              </table:table-cell>
              <table:table-cell office:value-type="float" office:value="0.573211">
                <text:p>0.573211</text:p>
              </table:table-cell>
              <table:table-cell office:value-type="float" office:value="0.576487">
                <text:p>0.576487</text:p>
              </table:table-cell>
              <table:table-cell office:value-type="float" office:value="0.578246">
                <text:p>0.578246</text:p>
              </table:table-cell>
              <table:table-cell office:value-type="float" office:value="0.580453">
                <text:p>0.580453</text:p>
              </table:table-cell>
              <table:table-cell office:value-type="float" office:value="0.697878">
                <text:p>0.697878</text:p>
              </table:table-cell>
              <table:table-cell office:value-type="float" office:value="0.753123">
                <text:p>0.753123</text:p>
              </table:table-cell>
              <table:table-cell office:value-type="float" office:value="0.756424">
                <text:p>0.756424</text:p>
              </table:table-cell>
              <table:table-cell office:value-type="float" office:value="0.757757">
                <text:p>0.757757</text:p>
              </table:table-cell>
              <table:table-cell office:value-type="float" office:value="0.615876">
                <text:p>0.61587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91314">
                <text:p>0.491314</text:p>
              </table:table-cell>
              <table:table-cell office:value-type="float" office:value="0.56066">
                <text:p>0.56066</text:p>
              </table:table-cell>
              <table:table-cell office:value-type="float" office:value="0.570374">
                <text:p>0.570374</text:p>
              </table:table-cell>
              <table:table-cell office:value-type="float" office:value="0.575835">
                <text:p>0.575835</text:p>
              </table:table-cell>
              <table:table-cell office:value-type="float" office:value="0.577468">
                <text:p>0.577468</text:p>
              </table:table-cell>
              <table:table-cell office:value-type="float" office:value="0.579086">
                <text:p>0.579086</text:p>
              </table:table-cell>
              <table:table-cell office:value-type="float" office:value="0.586802">
                <text:p>0.586802</text:p>
              </table:table-cell>
              <table:table-cell office:value-type="float" office:value="0.732482">
                <text:p>0.732482</text:p>
              </table:table-cell>
              <table:table-cell office:value-type="float" office:value="0.752669">
                <text:p>0.752669</text:p>
              </table:table-cell>
              <table:table-cell office:value-type="float" office:value="0.755841">
                <text:p>0.755841</text:p>
              </table:table-cell>
              <table:table-cell office:value-type="float" office:value="0.757757">
                <text:p>0.757757</text:p>
              </table:table-cell>
              <table:table-cell office:value-type="float" office:value="0.618253">
                <text:p>0.61825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27301">
                <text:p>0.527301</text:p>
              </table:table-cell>
              <table:table-cell office:value-type="float" office:value="0.562832">
                <text:p>0.562832</text:p>
              </table:table-cell>
              <table:table-cell office:value-type="float" office:value="0.571743">
                <text:p>0.571743</text:p>
              </table:table-cell>
              <table:table-cell office:value-type="float" office:value="0.576673">
                <text:p>0.576673</text:p>
              </table:table-cell>
              <table:table-cell office:value-type="float" office:value="0.577882">
                <text:p>0.577882</text:p>
              </table:table-cell>
              <table:table-cell office:value-type="float" office:value="0.579161">
                <text:p>0.579161</text:p>
              </table:table-cell>
              <table:table-cell office:value-type="float" office:value="0.605186">
                <text:p>0.605186</text:p>
              </table:table-cell>
              <table:table-cell office:value-type="float" office:value="0.732657">
                <text:p>0.732657</text:p>
              </table:table-cell>
              <table:table-cell office:value-type="float" office:value="0.750943">
                <text:p>0.750943</text:p>
              </table:table-cell>
              <table:table-cell office:value-type="float" office:value="0.755548">
                <text:p>0.755548</text:p>
              </table:table-cell>
              <table:table-cell office:value-type="float" office:value="0.757757">
                <text:p>0.757757</text:p>
              </table:table-cell>
              <table:table-cell office:value-type="float" office:value="0.623993">
                <text:p>0.62399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2006">
                <text:p>0.52006</text:p>
              </table:table-cell>
              <table:table-cell office:value-type="float" office:value="0.562459">
                <text:p>0.562459</text:p>
              </table:table-cell>
              <table:table-cell office:value-type="float" office:value="0.569998">
                <text:p>0.569998</text:p>
              </table:table-cell>
              <table:table-cell office:value-type="float" office:value="0.576213">
                <text:p>0.576213</text:p>
              </table:table-cell>
              <table:table-cell office:value-type="float" office:value="0.577539">
                <text:p>0.577539</text:p>
              </table:table-cell>
              <table:table-cell office:value-type="float" office:value="0.579149">
                <text:p>0.579149</text:p>
              </table:table-cell>
              <table:table-cell office:value-type="float" office:value="0.580683">
                <text:p>0.580683</text:p>
              </table:table-cell>
              <table:table-cell office:value-type="float" office:value="0.687222">
                <text:p>0.687222</text:p>
              </table:table-cell>
              <table:table-cell office:value-type="float" office:value="0.749484">
                <text:p>0.749484</text:p>
              </table:table-cell>
              <table:table-cell office:value-type="float" office:value="0.755069">
                <text:p>0.755069</text:p>
              </table:table-cell>
              <table:table-cell office:value-type="float" office:value="0.758059">
                <text:p>0.758059</text:p>
              </table:table-cell>
              <table:table-cell office:value-type="float" office:value="0.615788">
                <text:p>0.61578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24752">
                <text:p>0.524752</text:p>
              </table:table-cell>
              <table:table-cell office:value-type="float" office:value="0.561516">
                <text:p>0.561516</text:p>
              </table:table-cell>
              <table:table-cell office:value-type="float" office:value="0.569326">
                <text:p>0.569326</text:p>
              </table:table-cell>
              <table:table-cell office:value-type="float" office:value="0.575718">
                <text:p>0.575718</text:p>
              </table:table-cell>
              <table:table-cell office:value-type="float" office:value="0.577869">
                <text:p>0.577869</text:p>
              </table:table-cell>
              <table:table-cell office:value-type="float" office:value="0.579207">
                <text:p>0.579207</text:p>
              </table:table-cell>
              <table:table-cell office:value-type="float" office:value="0.586615">
                <text:p>0.586615</text:p>
              </table:table-cell>
              <table:table-cell office:value-type="float" office:value="0.723462">
                <text:p>0.723462</text:p>
              </table:table-cell>
              <table:table-cell office:value-type="float" office:value="0.752199">
                <text:p>0.752199</text:p>
              </table:table-cell>
              <table:table-cell office:value-type="float" office:value="0.756952">
                <text:p>0.756952</text:p>
              </table:table-cell>
              <table:table-cell office:value-type="float" office:value="0.758059">
                <text:p>0.758059</text:p>
              </table:table-cell>
              <table:table-cell office:value-type="float" office:value="0.620762">
                <text:p>0.62076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44061">
                <text:p>0.544061</text:p>
              </table:table-cell>
              <table:table-cell office:value-type="float" office:value="0.561967">
                <text:p>0.561967</text:p>
              </table:table-cell>
              <table:table-cell office:value-type="float" office:value="0.56915">
                <text:p>0.56915</text:p>
              </table:table-cell>
              <table:table-cell office:value-type="float" office:value="0.575368">
                <text:p>0.575368</text:p>
              </table:table-cell>
              <table:table-cell office:value-type="float" office:value="0.577944">
                <text:p>0.577944</text:p>
              </table:table-cell>
              <table:table-cell office:value-type="float" office:value="0.579773">
                <text:p>0.579773</text:p>
              </table:table-cell>
              <table:table-cell office:value-type="float" office:value="0.580486">
                <text:p>0.580486</text:p>
              </table:table-cell>
              <table:table-cell office:value-type="float" office:value="0.690038">
                <text:p>0.690038</text:p>
              </table:table-cell>
              <table:table-cell office:value-type="float" office:value="0.752728">
                <text:p>0.752728</text:p>
              </table:table-cell>
              <table:table-cell office:value-type="float" office:value="0.757195">
                <text:p>0.757195</text:p>
              </table:table-cell>
              <table:table-cell office:value-type="float" office:value="0.758059">
                <text:p>0.758059</text:p>
              </table:table-cell>
              <table:table-cell office:value-type="float" office:value="0.618871">
                <text:p>0.61887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46382">
                <text:p>0.546382</text:p>
              </table:table-cell>
              <table:table-cell office:value-type="float" office:value="0.566553">
                <text:p>0.566553</text:p>
              </table:table-cell>
              <table:table-cell office:value-type="float" office:value="0.573725">
                <text:p>0.573725</text:p>
              </table:table-cell>
              <table:table-cell office:value-type="float" office:value="0.577199">
                <text:p>0.577199</text:p>
              </table:table-cell>
              <table:table-cell office:value-type="float" office:value="0.578492">
                <text:p>0.578492</text:p>
              </table:table-cell>
              <table:table-cell office:value-type="float" office:value="0.580052">
                <text:p>0.580052</text:p>
              </table:table-cell>
              <table:table-cell office:value-type="float" office:value="0.605313">
                <text:p>0.605313</text:p>
              </table:table-cell>
              <table:table-cell office:value-type="float" office:value="0.722217">
                <text:p>0.722217</text:p>
              </table:table-cell>
              <table:table-cell office:value-type="float" office:value="0.753318">
                <text:p>0.753318</text:p>
              </table:table-cell>
              <table:table-cell office:value-type="float" office:value="0.757069">
                <text:p>0.757069</text:p>
              </table:table-cell>
              <table:table-cell office:value-type="float" office:value="0.758059">
                <text:p>0.758059</text:p>
              </table:table-cell>
              <table:table-cell office:value-type="float" office:value="0.626032">
                <text:p>0.62603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22127">
                <text:p>0.522127</text:p>
              </table:table-cell>
              <table:table-cell office:value-type="float" office:value="0.566643">
                <text:p>0.566643</text:p>
              </table:table-cell>
              <table:table-cell office:value-type="float" office:value="0.575497">
                <text:p>0.575497</text:p>
              </table:table-cell>
              <table:table-cell office:value-type="float" office:value="0.577821">
                <text:p>0.577821</text:p>
              </table:table-cell>
              <table:table-cell office:value-type="float" office:value="0.578982">
                <text:p>0.578982</text:p>
              </table:table-cell>
              <table:table-cell office:value-type="float" office:value="0.580314">
                <text:p>0.580314</text:p>
              </table:table-cell>
              <table:table-cell office:value-type="float" office:value="0.593365">
                <text:p>0.593365</text:p>
              </table:table-cell>
              <table:table-cell office:value-type="float" office:value="0.729004">
                <text:p>0.729004</text:p>
              </table:table-cell>
              <table:table-cell office:value-type="float" office:value="0.752943">
                <text:p>0.752943</text:p>
              </table:table-cell>
              <table:table-cell office:value-type="float" office:value="0.756739">
                <text:p>0.756739</text:p>
              </table:table-cell>
              <table:table-cell office:value-type="float" office:value="0.758059">
                <text:p>0.758059</text:p>
              </table:table-cell>
              <table:table-cell office:value-type="float" office:value="0.623343">
                <text:p>0.62334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04283">
                <text:p>0.504283</text:p>
              </table:table-cell>
              <table:table-cell office:value-type="float" office:value="0.565683">
                <text:p>0.565683</text:p>
              </table:table-cell>
              <table:table-cell office:value-type="float" office:value="0.572965">
                <text:p>0.572965</text:p>
              </table:table-cell>
              <table:table-cell office:value-type="float" office:value="0.577777">
                <text:p>0.577777</text:p>
              </table:table-cell>
              <table:table-cell office:value-type="float" office:value="0.57866">
                <text:p>0.57866</text:p>
              </table:table-cell>
              <table:table-cell office:value-type="float" office:value="0.580326">
                <text:p>0.580326</text:p>
              </table:table-cell>
              <table:table-cell office:value-type="float" office:value="0.611579">
                <text:p>0.611579</text:p>
              </table:table-cell>
              <table:table-cell office:value-type="float" office:value="0.73015">
                <text:p>0.73015</text:p>
              </table:table-cell>
              <table:table-cell office:value-type="float" office:value="0.752976">
                <text:p>0.752976</text:p>
              </table:table-cell>
              <table:table-cell office:value-type="float" office:value="0.756873">
                <text:p>0.756873</text:p>
              </table:table-cell>
              <table:table-cell office:value-type="float" office:value="0.758059">
                <text:p>0.758059</text:p>
              </table:table-cell>
              <table:table-cell office:value-type="float" office:value="0.623127">
                <text:p>0.62312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94427">
                <text:p>0.494427</text:p>
              </table:table-cell>
              <table:table-cell office:value-type="float" office:value="0.568693">
                <text:p>0.568693</text:p>
              </table:table-cell>
              <table:table-cell office:value-type="float" office:value="0.574721">
                <text:p>0.574721</text:p>
              </table:table-cell>
              <table:table-cell office:value-type="float" office:value="0.578152">
                <text:p>0.578152</text:p>
              </table:table-cell>
              <table:table-cell office:value-type="float" office:value="0.579293">
                <text:p>0.579293</text:p>
              </table:table-cell>
              <table:table-cell office:value-type="float" office:value="0.580763">
                <text:p>0.580763</text:p>
              </table:table-cell>
              <table:table-cell office:value-type="float" office:value="0.713605">
                <text:p>0.713605</text:p>
              </table:table-cell>
              <table:table-cell office:value-type="float" office:value="0.750341">
                <text:p>0.750341</text:p>
              </table:table-cell>
              <table:table-cell office:value-type="float" office:value="0.7537">
                <text:p>0.7537</text:p>
              </table:table-cell>
              <table:table-cell office:value-type="float" office:value="0.757133">
                <text:p>0.757133</text:p>
              </table:table-cell>
              <table:table-cell office:value-type="float" office:value="0.758059">
                <text:p>0.758059</text:p>
              </table:table-cell>
              <table:table-cell office:value-type="float" office:value="0.635083">
                <text:p>0.63508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30664">
                <text:p>0.530664</text:p>
              </table:table-cell>
              <table:table-cell office:value-type="float" office:value="0.56898">
                <text:p>0.56898</text:p>
              </table:table-cell>
              <table:table-cell office:value-type="float" office:value="0.573522">
                <text:p>0.573522</text:p>
              </table:table-cell>
              <table:table-cell office:value-type="float" office:value="0.577371">
                <text:p>0.577371</text:p>
              </table:table-cell>
              <table:table-cell office:value-type="float" office:value="0.57864">
                <text:p>0.57864</text:p>
              </table:table-cell>
              <table:table-cell office:value-type="float" office:value="0.580396">
                <text:p>0.580396</text:p>
              </table:table-cell>
              <table:table-cell office:value-type="float" office:value="0.720187">
                <text:p>0.720187</text:p>
              </table:table-cell>
              <table:table-cell office:value-type="float" office:value="0.751241">
                <text:p>0.751241</text:p>
              </table:table-cell>
              <table:table-cell office:value-type="float" office:value="0.754747">
                <text:p>0.754747</text:p>
              </table:table-cell>
              <table:table-cell office:value-type="float" office:value="0.757104">
                <text:p>0.757104</text:p>
              </table:table-cell>
              <table:table-cell office:value-type="float" office:value="0.758059">
                <text:p>0.758059</text:p>
              </table:table-cell>
              <table:table-cell office:value-type="float" office:value="0.639285">
                <text:p>0.63928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39456">
                <text:p>0.539456</text:p>
              </table:table-cell>
              <table:table-cell office:value-type="float" office:value="0.570251">
                <text:p>0.570251</text:p>
              </table:table-cell>
              <table:table-cell office:value-type="float" office:value="0.576254">
                <text:p>0.576254</text:p>
              </table:table-cell>
              <table:table-cell office:value-type="float" office:value="0.578142">
                <text:p>0.578142</text:p>
              </table:table-cell>
              <table:table-cell office:value-type="float" office:value="0.579904">
                <text:p>0.579904</text:p>
              </table:table-cell>
              <table:table-cell office:value-type="float" office:value="0.658098">
                <text:p>0.658098</text:p>
              </table:table-cell>
              <table:table-cell office:value-type="float" office:value="0.75012">
                <text:p>0.75012</text:p>
              </table:table-cell>
              <table:table-cell office:value-type="float" office:value="0.752419">
                <text:p>0.752419</text:p>
              </table:table-cell>
              <table:table-cell office:value-type="float" office:value="0.755542">
                <text:p>0.755542</text:p>
              </table:table-cell>
              <table:table-cell office:value-type="float" office:value="0.757111">
                <text:p>0.757111</text:p>
              </table:table-cell>
              <table:table-cell office:value-type="float" office:value="0.758059">
                <text:p>0.758059</text:p>
              </table:table-cell>
              <table:table-cell office:value-type="float" office:value="0.65173">
                <text:p>0.6517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07997">
                <text:p>0.507997</text:p>
              </table:table-cell>
              <table:table-cell office:value-type="float" office:value="0.569848">
                <text:p>0.569848</text:p>
              </table:table-cell>
              <table:table-cell office:value-type="float" office:value="0.574916">
                <text:p>0.574916</text:p>
              </table:table-cell>
              <table:table-cell office:value-type="float" office:value="0.578017">
                <text:p>0.578017</text:p>
              </table:table-cell>
              <table:table-cell office:value-type="float" office:value="0.579809">
                <text:p>0.579809</text:p>
              </table:table-cell>
              <table:table-cell office:value-type="float" office:value="0.649999">
                <text:p>0.649999</text:p>
              </table:table-cell>
              <table:table-cell office:value-type="float" office:value="0.749485">
                <text:p>0.749485</text:p>
              </table:table-cell>
              <table:table-cell office:value-type="float" office:value="0.751254">
                <text:p>0.751254</text:p>
              </table:table-cell>
              <table:table-cell office:value-type="float" office:value="0.754237">
                <text:p>0.754237</text:p>
              </table:table-cell>
              <table:table-cell office:value-type="float" office:value="0.757076">
                <text:p>0.757076</text:p>
              </table:table-cell>
              <table:table-cell office:value-type="float" office:value="0.758059">
                <text:p>0.758059</text:p>
              </table:table-cell>
              <table:table-cell office:value-type="float" office:value="0.647264">
                <text:p>0.64726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2311">
                <text:p>0.52311</text:p>
              </table:table-cell>
              <table:table-cell office:value-type="float" office:value="0.569393">
                <text:p>0.569393</text:p>
              </table:table-cell>
              <table:table-cell office:value-type="float" office:value="0.573955">
                <text:p>0.573955</text:p>
              </table:table-cell>
              <table:table-cell office:value-type="float" office:value="0.577984">
                <text:p>0.577984</text:p>
              </table:table-cell>
              <table:table-cell office:value-type="float" office:value="0.579618">
                <text:p>0.579618</text:p>
              </table:table-cell>
              <table:table-cell office:value-type="float" office:value="0.691707">
                <text:p>0.691707</text:p>
              </table:table-cell>
              <table:table-cell office:value-type="float" office:value="0.749989">
                <text:p>0.749989</text:p>
              </table:table-cell>
              <table:table-cell office:value-type="float" office:value="0.751145">
                <text:p>0.751145</text:p>
              </table:table-cell>
              <table:table-cell office:value-type="float" office:value="0.754149">
                <text:p>0.754149</text:p>
              </table:table-cell>
              <table:table-cell office:value-type="float" office:value="0.757181">
                <text:p>0.757181</text:p>
              </table:table-cell>
              <table:table-cell office:value-type="float" office:value="0.758059">
                <text:p>0.758059</text:p>
              </table:table-cell>
              <table:table-cell office:value-type="float" office:value="0.652823">
                <text:p>0.65282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3951">
                <text:p>0.53951</text:p>
              </table:table-cell>
              <table:table-cell office:value-type="float" office:value="0.569623">
                <text:p>0.569623</text:p>
              </table:table-cell>
              <table:table-cell office:value-type="float" office:value="0.572837">
                <text:p>0.572837</text:p>
              </table:table-cell>
              <table:table-cell office:value-type="float" office:value="0.577985">
                <text:p>0.577985</text:p>
              </table:table-cell>
              <table:table-cell office:value-type="float" office:value="0.580874">
                <text:p>0.580874</text:p>
              </table:table-cell>
              <table:table-cell office:value-type="float" office:value="0.744223">
                <text:p>0.744223</text:p>
              </table:table-cell>
              <table:table-cell office:value-type="float" office:value="0.751103">
                <text:p>0.751103</text:p>
              </table:table-cell>
              <table:table-cell office:value-type="float" office:value="0.753771">
                <text:p>0.753771</text:p>
              </table:table-cell>
              <table:table-cell office:value-type="float" office:value="0.756593">
                <text:p>0.756593</text:p>
              </table:table-cell>
              <table:table-cell office:value-type="float" office:value="0.757416">
                <text:p>0.757416</text:p>
              </table:table-cell>
              <table:table-cell office:value-type="float" office:value="0.758059">
                <text:p>0.758059</text:p>
              </table:table-cell>
              <table:table-cell office:value-type="float" office:value="0.660394">
                <text:p>0.66039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41744">
                <text:p>0.541744</text:p>
              </table:table-cell>
              <table:table-cell office:value-type="float" office:value="0.5688">
                <text:p>0.5688</text:p>
              </table:table-cell>
              <table:table-cell office:value-type="float" office:value="0.572577">
                <text:p>0.572577</text:p>
              </table:table-cell>
              <table:table-cell office:value-type="float" office:value="0.577852">
                <text:p>0.577852</text:p>
              </table:table-cell>
              <table:table-cell office:value-type="float" office:value="0.58045">
                <text:p>0.58045</text:p>
              </table:table-cell>
              <table:table-cell office:value-type="float" office:value="0.748932">
                <text:p>0.748932</text:p>
              </table:table-cell>
              <table:table-cell office:value-type="float" office:value="0.751724">
                <text:p>0.751724</text:p>
              </table:table-cell>
              <table:table-cell office:value-type="float" office:value="0.754967">
                <text:p>0.754967</text:p>
              </table:table-cell>
              <table:table-cell office:value-type="float" office:value="0.756823">
                <text:p>0.756823</text:p>
              </table:table-cell>
              <table:table-cell office:value-type="float" office:value="0.757472">
                <text:p>0.757472</text:p>
              </table:table-cell>
              <table:table-cell office:value-type="float" office:value="0.758059">
                <text:p>0.758059</text:p>
              </table:table-cell>
              <table:table-cell office:value-type="float" office:value="0.661134">
                <text:p>0.66113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37497">
                <text:p>0.537497</text:p>
              </table:table-cell>
              <table:table-cell office:value-type="float" office:value="0.568976">
                <text:p>0.568976</text:p>
              </table:table-cell>
              <table:table-cell office:value-type="float" office:value="0.571603">
                <text:p>0.571603</text:p>
              </table:table-cell>
              <table:table-cell office:value-type="float" office:value="0.577297">
                <text:p>0.577297</text:p>
              </table:table-cell>
              <table:table-cell office:value-type="float" office:value="0.579161">
                <text:p>0.579161</text:p>
              </table:table-cell>
              <table:table-cell office:value-type="float" office:value="0.672055">
                <text:p>0.672055</text:p>
              </table:table-cell>
              <table:table-cell office:value-type="float" office:value="0.75132">
                <text:p>0.75132</text:p>
              </table:table-cell>
              <table:table-cell office:value-type="float" office:value="0.754333">
                <text:p>0.754333</text:p>
              </table:table-cell>
              <table:table-cell office:value-type="float" office:value="0.756307">
                <text:p>0.756307</text:p>
              </table:table-cell>
              <table:table-cell office:value-type="float" office:value="0.757372">
                <text:p>0.757372</text:p>
              </table:table-cell>
              <table:table-cell office:value-type="float" office:value="0.758059">
                <text:p>0.758059</text:p>
              </table:table-cell>
              <table:table-cell office:value-type="float" office:value="0.652592">
                <text:p>0.6525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36127">
                <text:p>0.536127</text:p>
              </table:table-cell>
              <table:table-cell office:value-type="float" office:value="0.569622">
                <text:p>0.569622</text:p>
              </table:table-cell>
              <table:table-cell office:value-type="float" office:value="0.574619">
                <text:p>0.574619</text:p>
              </table:table-cell>
              <table:table-cell office:value-type="float" office:value="0.57869">
                <text:p>0.57869</text:p>
              </table:table-cell>
              <table:table-cell office:value-type="float" office:value="0.630342">
                <text:p>0.630342</text:p>
              </table:table-cell>
              <table:table-cell office:value-type="float" office:value="0.74943">
                <text:p>0.74943</text:p>
              </table:table-cell>
              <table:table-cell office:value-type="float" office:value="0.752013">
                <text:p>0.752013</text:p>
              </table:table-cell>
              <table:table-cell office:value-type="float" office:value="0.754431">
                <text:p>0.754431</text:p>
              </table:table-cell>
              <table:table-cell office:value-type="float" office:value="0.756283">
                <text:p>0.756283</text:p>
              </table:table-cell>
              <table:table-cell office:value-type="float" office:value="0.757323">
                <text:p>0.757323</text:p>
              </table:table-cell>
              <table:table-cell office:value-type="float" office:value="0.758059">
                <text:p>0.758059</text:p>
              </table:table-cell>
              <table:table-cell office:value-type="float" office:value="0.665888">
                <text:p>0.66588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23606">
                <text:p>0.523606</text:p>
              </table:table-cell>
              <table:table-cell office:value-type="float" office:value="0.569686">
                <text:p>0.569686</text:p>
              </table:table-cell>
              <table:table-cell office:value-type="float" office:value="0.574884">
                <text:p>0.574884</text:p>
              </table:table-cell>
              <table:table-cell office:value-type="float" office:value="0.578719">
                <text:p>0.578719</text:p>
              </table:table-cell>
              <table:table-cell office:value-type="float" office:value="0.631484">
                <text:p>0.631484</text:p>
              </table:table-cell>
              <table:table-cell office:value-type="float" office:value="0.749666">
                <text:p>0.749666</text:p>
              </table:table-cell>
              <table:table-cell office:value-type="float" office:value="0.752385">
                <text:p>0.752385</text:p>
              </table:table-cell>
              <table:table-cell office:value-type="float" office:value="0.754885">
                <text:p>0.754885</text:p>
              </table:table-cell>
              <table:table-cell office:value-type="float" office:value="0.756635">
                <text:p>0.756635</text:p>
              </table:table-cell>
              <table:table-cell office:value-type="float" office:value="0.757533">
                <text:p>0.757533</text:p>
              </table:table-cell>
              <table:table-cell office:value-type="float" office:value="0.758059">
                <text:p>0.758059</text:p>
              </table:table-cell>
              <table:table-cell office:value-type="float" office:value="0.664948">
                <text:p>0.66494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53213">
                <text:p>0.553213</text:p>
              </table:table-cell>
              <table:table-cell office:value-type="float" office:value="0.569909">
                <text:p>0.569909</text:p>
              </table:table-cell>
              <table:table-cell office:value-type="float" office:value="0.575966">
                <text:p>0.575966</text:p>
              </table:table-cell>
              <table:table-cell office:value-type="float" office:value="0.579365">
                <text:p>0.579365</text:p>
              </table:table-cell>
              <table:table-cell office:value-type="float" office:value="0.580811">
                <text:p>0.580811</text:p>
              </table:table-cell>
              <table:table-cell office:value-type="float" office:value="0.736122">
                <text:p>0.736122</text:p>
              </table:table-cell>
              <table:table-cell office:value-type="float" office:value="0.751029">
                <text:p>0.751029</text:p>
              </table:table-cell>
              <table:table-cell office:value-type="float" office:value="0.753492">
                <text:p>0.753492</text:p>
              </table:table-cell>
              <table:table-cell office:value-type="float" office:value="0.755684">
                <text:p>0.755684</text:p>
              </table:table-cell>
              <table:table-cell office:value-type="float" office:value="0.757145">
                <text:p>0.757145</text:p>
              </table:table-cell>
              <table:table-cell office:value-type="float" office:value="0.758059">
                <text:p>0.758059</text:p>
              </table:table-cell>
              <table:table-cell office:value-type="float" office:value="0.661274">
                <text:p>0.66127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27733">
                <text:p>0.527733</text:p>
              </table:table-cell>
              <table:table-cell office:value-type="float" office:value="0.571984">
                <text:p>0.571984</text:p>
              </table:table-cell>
              <table:table-cell office:value-type="float" office:value="0.577917">
                <text:p>0.577917</text:p>
              </table:table-cell>
              <table:table-cell office:value-type="float" office:value="0.580067">
                <text:p>0.580067</text:p>
              </table:table-cell>
              <table:table-cell office:value-type="float" office:value="0.637165">
                <text:p>0.637165</text:p>
              </table:table-cell>
              <table:table-cell office:value-type="float" office:value="0.749446">
                <text:p>0.749446</text:p>
              </table:table-cell>
              <table:table-cell office:value-type="float" office:value="0.752405">
                <text:p>0.752405</text:p>
              </table:table-cell>
              <table:table-cell office:value-type="float" office:value="0.754702">
                <text:p>0.754702</text:p>
              </table:table-cell>
              <table:table-cell office:value-type="float" office:value="0.756426">
                <text:p>0.756426</text:p>
              </table:table-cell>
              <table:table-cell office:value-type="float" office:value="0.757389">
                <text:p>0.757389</text:p>
              </table:table-cell>
              <table:table-cell office:value-type="float" office:value="0.758059">
                <text:p>0.758059</text:p>
              </table:table-cell>
              <table:table-cell office:value-type="float" office:value="0.666523">
                <text:p>0.66652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540403">
                <text:p>0.540403</text:p>
              </table:table-cell>
              <table:table-cell office:value-type="float" office:value="0.57324">
                <text:p>0.57324</text:p>
              </table:table-cell>
              <table:table-cell office:value-type="float" office:value="0.578305">
                <text:p>0.578305</text:p>
              </table:table-cell>
              <table:table-cell office:value-type="float" office:value="0.580343">
                <text:p>0.580343</text:p>
              </table:table-cell>
              <table:table-cell office:value-type="float" office:value="0.705365">
                <text:p>0.705365</text:p>
              </table:table-cell>
              <table:table-cell office:value-type="float" office:value="0.750609">
                <text:p>0.750609</text:p>
              </table:table-cell>
              <table:table-cell office:value-type="float" office:value="0.754429">
                <text:p>0.754429</text:p>
              </table:table-cell>
              <table:table-cell office:value-type="float" office:value="0.756063">
                <text:p>0.756063</text:p>
              </table:table-cell>
              <table:table-cell office:value-type="float" office:value="0.756851">
                <text:p>0.756851</text:p>
              </table:table-cell>
              <table:table-cell office:value-type="float" office:value="0.757629">
                <text:p>0.757629</text:p>
              </table:table-cell>
              <table:table-cell office:value-type="float" office:value="0.758059">
                <text:p>0.758059</text:p>
              </table:table-cell>
              <table:table-cell office:value-type="float" office:value="0.675324">
                <text:p>0.67532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29171">
                <text:p>0.529171</text:p>
              </table:table-cell>
              <table:table-cell office:value-type="float" office:value="0.573228">
                <text:p>0.573228</text:p>
              </table:table-cell>
              <table:table-cell office:value-type="float" office:value="0.578273">
                <text:p>0.578273</text:p>
              </table:table-cell>
              <table:table-cell office:value-type="float" office:value="0.580168">
                <text:p>0.580168</text:p>
              </table:table-cell>
              <table:table-cell office:value-type="float" office:value="0.644728">
                <text:p>0.644728</text:p>
              </table:table-cell>
              <table:table-cell office:value-type="float" office:value="0.749806">
                <text:p>0.749806</text:p>
              </table:table-cell>
              <table:table-cell office:value-type="float" office:value="0.753472">
                <text:p>0.753472</text:p>
              </table:table-cell>
              <table:table-cell office:value-type="float" office:value="0.755822">
                <text:p>0.755822</text:p>
              </table:table-cell>
              <table:table-cell office:value-type="float" office:value="0.756773">
                <text:p>0.756773</text:p>
              </table:table-cell>
              <table:table-cell office:value-type="float" office:value="0.757467">
                <text:p>0.757467</text:p>
              </table:table-cell>
              <table:table-cell office:value-type="float" office:value="0.758059">
                <text:p>0.758059</text:p>
              </table:table-cell>
              <table:table-cell office:value-type="float" office:value="0.667891">
                <text:p>0.66789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57825">
                <text:p>0.557825</text:p>
              </table:table-cell>
              <table:table-cell office:value-type="float" office:value="0.577268">
                <text:p>0.577268</text:p>
              </table:table-cell>
              <table:table-cell office:value-type="float" office:value="0.57981">
                <text:p>0.57981</text:p>
              </table:table-cell>
              <table:table-cell office:value-type="float" office:value="0.580881">
                <text:p>0.580881</text:p>
              </table:table-cell>
              <table:table-cell office:value-type="float" office:value="0.748255">
                <text:p>0.748255</text:p>
              </table:table-cell>
              <table:table-cell office:value-type="float" office:value="0.752005">
                <text:p>0.752005</text:p>
              </table:table-cell>
              <table:table-cell office:value-type="float" office:value="0.755384">
                <text:p>0.755384</text:p>
              </table:table-cell>
              <table:table-cell office:value-type="float" office:value="0.756595">
                <text:p>0.756595</text:p>
              </table:table-cell>
              <table:table-cell office:value-type="float" office:value="0.757127">
                <text:p>0.757127</text:p>
              </table:table-cell>
              <table:table-cell office:value-type="float" office:value="0.757816">
                <text:p>0.757816</text:p>
              </table:table-cell>
              <table:table-cell office:value-type="float" office:value="0.758211">
                <text:p>0.758211</text:p>
              </table:table-cell>
              <table:table-cell office:value-type="float" office:value="0.682297">
                <text:p>0.68229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73337">
                <text:p>0.573337</text:p>
              </table:table-cell>
              <table:table-cell office:value-type="float" office:value="0.579736">
                <text:p>0.579736</text:p>
              </table:table-cell>
              <table:table-cell office:value-type="float" office:value="0.580812">
                <text:p>0.580812</text:p>
              </table:table-cell>
              <table:table-cell office:value-type="float" office:value="0.748263">
                <text:p>0.748263</text:p>
              </table:table-cell>
              <table:table-cell office:value-type="float" office:value="0.751206">
                <text:p>0.751206</text:p>
              </table:table-cell>
              <table:table-cell office:value-type="float" office:value="0.753528">
                <text:p>0.753528</text:p>
              </table:table-cell>
              <table:table-cell office:value-type="float" office:value="0.7561">
                <text:p>0.7561</text:p>
              </table:table-cell>
              <table:table-cell office:value-type="float" office:value="0.756723">
                <text:p>0.756723</text:p>
              </table:table-cell>
              <table:table-cell office:value-type="float" office:value="0.757185">
                <text:p>0.757185</text:p>
              </table:table-cell>
              <table:table-cell office:value-type="float" office:value="0.757786">
                <text:p>0.757786</text:p>
              </table:table-cell>
              <table:table-cell office:value-type="float" office:value="0.758211">
                <text:p>0.758211</text:p>
              </table:table-cell>
              <table:table-cell office:value-type="float" office:value="0.701468">
                <text:p>0.70146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6758">
                <text:p>0.56758</text:p>
              </table:table-cell>
              <table:table-cell office:value-type="float" office:value="0.579689">
                <text:p>0.579689</text:p>
              </table:table-cell>
              <table:table-cell office:value-type="float" office:value="0.580899">
                <text:p>0.580899</text:p>
              </table:table-cell>
              <table:table-cell office:value-type="float" office:value="0.748223">
                <text:p>0.748223</text:p>
              </table:table-cell>
              <table:table-cell office:value-type="float" office:value="0.751038">
                <text:p>0.751038</text:p>
              </table:table-cell>
              <table:table-cell office:value-type="float" office:value="0.752886">
                <text:p>0.752886</text:p>
              </table:table-cell>
              <table:table-cell office:value-type="float" office:value="0.755144">
                <text:p>0.755144</text:p>
              </table:table-cell>
              <table:table-cell office:value-type="float" office:value="0.756559">
                <text:p>0.756559</text:p>
              </table:table-cell>
              <table:table-cell office:value-type="float" office:value="0.757171">
                <text:p>0.757171</text:p>
              </table:table-cell>
              <table:table-cell office:value-type="float" office:value="0.75775">
                <text:p>0.75775</text:p>
              </table:table-cell>
              <table:table-cell office:value-type="float" office:value="0.758211">
                <text:p>0.758211</text:p>
              </table:table-cell>
              <table:table-cell office:value-type="float" office:value="0.700694">
                <text:p>0.70069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5661">
                <text:p>0.55661</text:p>
              </table:table-cell>
              <table:table-cell office:value-type="float" office:value="0.579091">
                <text:p>0.579091</text:p>
              </table:table-cell>
              <table:table-cell office:value-type="float" office:value="0.580812">
                <text:p>0.580812</text:p>
              </table:table-cell>
              <table:table-cell office:value-type="float" office:value="0.732858">
                <text:p>0.732858</text:p>
              </table:table-cell>
              <table:table-cell office:value-type="float" office:value="0.750658">
                <text:p>0.750658</text:p>
              </table:table-cell>
              <table:table-cell office:value-type="float" office:value="0.752024">
                <text:p>0.752024</text:p>
              </table:table-cell>
              <table:table-cell office:value-type="float" office:value="0.754704">
                <text:p>0.754704</text:p>
              </table:table-cell>
              <table:table-cell office:value-type="float" office:value="0.756301">
                <text:p>0.756301</text:p>
              </table:table-cell>
              <table:table-cell office:value-type="float" office:value="0.757217">
                <text:p>0.757217</text:p>
              </table:table-cell>
              <table:table-cell office:value-type="float" office:value="0.757735">
                <text:p>0.757735</text:p>
              </table:table-cell>
              <table:table-cell office:value-type="float" office:value="0.758211">
                <text:p>0.758211</text:p>
              </table:table-cell>
              <table:table-cell office:value-type="float" office:value="0.697801">
                <text:p>0.6978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39955">
                <text:p>0.539955</text:p>
              </table:table-cell>
              <table:table-cell office:value-type="float" office:value="0.578097">
                <text:p>0.578097</text:p>
              </table:table-cell>
              <table:table-cell office:value-type="float" office:value="0.589474">
                <text:p>0.589474</text:p>
              </table:table-cell>
              <table:table-cell office:value-type="float" office:value="0.749173">
                <text:p>0.749173</text:p>
              </table:table-cell>
              <table:table-cell office:value-type="float" office:value="0.751013">
                <text:p>0.751013</text:p>
              </table:table-cell>
              <table:table-cell office:value-type="float" office:value="0.752596">
                <text:p>0.752596</text:p>
              </table:table-cell>
              <table:table-cell office:value-type="float" office:value="0.754954">
                <text:p>0.754954</text:p>
              </table:table-cell>
              <table:table-cell office:value-type="float" office:value="0.756448">
                <text:p>0.756448</text:p>
              </table:table-cell>
              <table:table-cell office:value-type="float" office:value="0.757225">
                <text:p>0.757225</text:p>
              </table:table-cell>
              <table:table-cell office:value-type="float" office:value="0.757734">
                <text:p>0.757734</text:p>
              </table:table-cell>
              <table:table-cell office:value-type="float" office:value="0.758211">
                <text:p>0.758211</text:p>
              </table:table-cell>
              <table:table-cell office:value-type="float" office:value="0.698667">
                <text:p>0.69866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33811">
                <text:p>0.533811</text:p>
              </table:table-cell>
              <table:table-cell office:value-type="float" office:value="0.576054">
                <text:p>0.576054</text:p>
              </table:table-cell>
              <table:table-cell office:value-type="float" office:value="0.580676">
                <text:p>0.580676</text:p>
              </table:table-cell>
              <table:table-cell office:value-type="float" office:value="0.715222">
                <text:p>0.715222</text:p>
              </table:table-cell>
              <table:table-cell office:value-type="float" office:value="0.750918">
                <text:p>0.750918</text:p>
              </table:table-cell>
              <table:table-cell office:value-type="float" office:value="0.752541">
                <text:p>0.752541</text:p>
              </table:table-cell>
              <table:table-cell office:value-type="float" office:value="0.755043">
                <text:p>0.755043</text:p>
              </table:table-cell>
              <table:table-cell office:value-type="float" office:value="0.756514">
                <text:p>0.756514</text:p>
              </table:table-cell>
              <table:table-cell office:value-type="float" office:value="0.757276">
                <text:p>0.757276</text:p>
              </table:table-cell>
              <table:table-cell office:value-type="float" office:value="0.757776">
                <text:p>0.757776</text:p>
              </table:table-cell>
              <table:table-cell office:value-type="float" office:value="0.758211">
                <text:p>0.758211</text:p>
              </table:table-cell>
              <table:table-cell office:value-type="float" office:value="0.693583">
                <text:p>0.69358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41538">
                <text:p>0.541538</text:p>
              </table:table-cell>
              <table:table-cell office:value-type="float" office:value="0.574384">
                <text:p>0.574384</text:p>
              </table:table-cell>
              <table:table-cell office:value-type="float" office:value="0.580442">
                <text:p>0.580442</text:p>
              </table:table-cell>
              <table:table-cell office:value-type="float" office:value="0.699442">
                <text:p>0.699442</text:p>
              </table:table-cell>
              <table:table-cell office:value-type="float" office:value="0.750844">
                <text:p>0.750844</text:p>
              </table:table-cell>
              <table:table-cell office:value-type="float" office:value="0.751931">
                <text:p>0.751931</text:p>
              </table:table-cell>
              <table:table-cell office:value-type="float" office:value="0.755077">
                <text:p>0.755077</text:p>
              </table:table-cell>
              <table:table-cell office:value-type="float" office:value="0.756744">
                <text:p>0.756744</text:p>
              </table:table-cell>
              <table:table-cell office:value-type="float" office:value="0.757281">
                <text:p>0.757281</text:p>
              </table:table-cell>
              <table:table-cell office:value-type="float" office:value="0.757781">
                <text:p>0.757781</text:p>
              </table:table-cell>
              <table:table-cell office:value-type="float" office:value="0.758211">
                <text:p>0.758211</text:p>
              </table:table-cell>
              <table:table-cell office:value-type="float" office:value="0.692546">
                <text:p>0.69254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1669">
                <text:p>0.51669</text:p>
              </table:table-cell>
              <table:table-cell office:value-type="float" office:value="0.573164">
                <text:p>0.573164</text:p>
              </table:table-cell>
              <table:table-cell office:value-type="float" office:value="0.581125">
                <text:p>0.581125</text:p>
              </table:table-cell>
              <table:table-cell office:value-type="float" office:value="0.725904">
                <text:p>0.725904</text:p>
              </table:table-cell>
              <table:table-cell office:value-type="float" office:value="0.750952">
                <text:p>0.750952</text:p>
              </table:table-cell>
              <table:table-cell office:value-type="float" office:value="0.752452">
                <text:p>0.752452</text:p>
              </table:table-cell>
              <table:table-cell office:value-type="float" office:value="0.755102">
                <text:p>0.755102</text:p>
              </table:table-cell>
              <table:table-cell office:value-type="float" office:value="0.756583">
                <text:p>0.756583</text:p>
              </table:table-cell>
              <table:table-cell office:value-type="float" office:value="0.757169">
                <text:p>0.757169</text:p>
              </table:table-cell>
              <table:table-cell office:value-type="float" office:value="0.757643">
                <text:p>0.757643</text:p>
              </table:table-cell>
              <table:table-cell office:value-type="float" office:value="0.758211">
                <text:p>0.758211</text:p>
              </table:table-cell>
              <table:table-cell office:value-type="float" office:value="0.692678">
                <text:p>0.69267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61996">
                <text:p>0.561996</text:p>
              </table:table-cell>
              <table:table-cell office:value-type="float" office:value="0.576255">
                <text:p>0.576255</text:p>
              </table:table-cell>
              <table:table-cell office:value-type="float" office:value="0.60687">
                <text:p>0.60687</text:p>
              </table:table-cell>
              <table:table-cell office:value-type="float" office:value="0.749831">
                <text:p>0.749831</text:p>
              </table:table-cell>
              <table:table-cell office:value-type="float" office:value="0.751594">
                <text:p>0.751594</text:p>
              </table:table-cell>
              <table:table-cell office:value-type="float" office:value="0.75439">
                <text:p>0.75439</text:p>
              </table:table-cell>
              <table:table-cell office:value-type="float" office:value="0.755733">
                <text:p>0.755733</text:p>
              </table:table-cell>
              <table:table-cell office:value-type="float" office:value="0.756828">
                <text:p>0.756828</text:p>
              </table:table-cell>
              <table:table-cell office:value-type="float" office:value="0.757263">
                <text:p>0.757263</text:p>
              </table:table-cell>
              <table:table-cell office:value-type="float" office:value="0.757782">
                <text:p>0.757782</text:p>
              </table:table-cell>
              <table:table-cell office:value-type="float" office:value="0.758211">
                <text:p>0.758211</text:p>
              </table:table-cell>
              <table:table-cell office:value-type="float" office:value="0.702854">
                <text:p>0.70285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36061">
                <text:p>0.536061</text:p>
              </table:table-cell>
              <table:table-cell office:value-type="float" office:value="0.579642">
                <text:p>0.579642</text:p>
              </table:table-cell>
              <table:table-cell office:value-type="float" office:value="0.661954">
                <text:p>0.661954</text:p>
              </table:table-cell>
              <table:table-cell office:value-type="float" office:value="0.75065">
                <text:p>0.75065</text:p>
              </table:table-cell>
              <table:table-cell office:value-type="float" office:value="0.752357">
                <text:p>0.752357</text:p>
              </table:table-cell>
              <table:table-cell office:value-type="float" office:value="0.75452">
                <text:p>0.75452</text:p>
              </table:table-cell>
              <table:table-cell office:value-type="float" office:value="0.755574">
                <text:p>0.755574</text:p>
              </table:table-cell>
              <table:table-cell office:value-type="float" office:value="0.75676">
                <text:p>0.75676</text:p>
              </table:table-cell>
              <table:table-cell office:value-type="float" office:value="0.757256">
                <text:p>0.757256</text:p>
              </table:table-cell>
              <table:table-cell office:value-type="float" office:value="0.757776">
                <text:p>0.757776</text:p>
              </table:table-cell>
              <table:table-cell office:value-type="float" office:value="0.758211">
                <text:p>0.758211</text:p>
              </table:table-cell>
              <table:table-cell office:value-type="float" office:value="0.706255">
                <text:p>0.70625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05525">
                <text:p>0.505525</text:p>
              </table:table-cell>
              <table:table-cell office:value-type="float" office:value="0.579506">
                <text:p>0.579506</text:p>
              </table:table-cell>
              <table:table-cell office:value-type="float" office:value="0.674139">
                <text:p>0.674139</text:p>
              </table:table-cell>
              <table:table-cell office:value-type="float" office:value="0.750697">
                <text:p>0.750697</text:p>
              </table:table-cell>
              <table:table-cell office:value-type="float" office:value="0.752803">
                <text:p>0.752803</text:p>
              </table:table-cell>
              <table:table-cell office:value-type="float" office:value="0.754814">
                <text:p>0.754814</text:p>
              </table:table-cell>
              <table:table-cell office:value-type="float" office:value="0.755797">
                <text:p>0.755797</text:p>
              </table:table-cell>
              <table:table-cell office:value-type="float" office:value="0.756686">
                <text:p>0.756686</text:p>
              </table:table-cell>
              <table:table-cell office:value-type="float" office:value="0.757221">
                <text:p>0.757221</text:p>
              </table:table-cell>
              <table:table-cell office:value-type="float" office:value="0.757897">
                <text:p>0.757897</text:p>
              </table:table-cell>
              <table:table-cell office:value-type="float" office:value="0.758211">
                <text:p>0.758211</text:p>
              </table:table-cell>
              <table:table-cell office:value-type="float" office:value="0.704509">
                <text:p>0.70450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45672">
                <text:p>0.545672</text:p>
              </table:table-cell>
              <table:table-cell office:value-type="float" office:value="0.579466">
                <text:p>0.579466</text:p>
              </table:table-cell>
              <table:table-cell office:value-type="float" office:value="0.58247">
                <text:p>0.58247</text:p>
              </table:table-cell>
              <table:table-cell office:value-type="float" office:value="0.73787">
                <text:p>0.73787</text:p>
              </table:table-cell>
              <table:table-cell office:value-type="float" office:value="0.751858">
                <text:p>0.751858</text:p>
              </table:table-cell>
              <table:table-cell office:value-type="float" office:value="0.75439">
                <text:p>0.75439</text:p>
              </table:table-cell>
              <table:table-cell office:value-type="float" office:value="0.755431">
                <text:p>0.755431</text:p>
              </table:table-cell>
              <table:table-cell office:value-type="float" office:value="0.756553">
                <text:p>0.756553</text:p>
              </table:table-cell>
              <table:table-cell office:value-type="float" office:value="0.757226">
                <text:p>0.757226</text:p>
              </table:table-cell>
              <table:table-cell office:value-type="float" office:value="0.757854">
                <text:p>0.757854</text:p>
              </table:table-cell>
              <table:table-cell office:value-type="float" office:value="0.758468">
                <text:p>0.758468</text:p>
              </table:table-cell>
              <table:table-cell office:value-type="float" office:value="0.697879">
                <text:p>0.69787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6015">
                <text:p>0.56015</text:p>
              </table:table-cell>
              <table:table-cell office:value-type="float" office:value="0.578497">
                <text:p>0.578497</text:p>
              </table:table-cell>
              <table:table-cell office:value-type="float" office:value="0.582906">
                <text:p>0.582906</text:p>
              </table:table-cell>
              <table:table-cell office:value-type="float" office:value="0.69898">
                <text:p>0.69898</text:p>
              </table:table-cell>
              <table:table-cell office:value-type="float" office:value="0.751488">
                <text:p>0.751488</text:p>
              </table:table-cell>
              <table:table-cell office:value-type="float" office:value="0.753958">
                <text:p>0.753958</text:p>
              </table:table-cell>
              <table:table-cell office:value-type="float" office:value="0.754926">
                <text:p>0.754926</text:p>
              </table:table-cell>
              <table:table-cell office:value-type="float" office:value="0.756205">
                <text:p>0.756205</text:p>
              </table:table-cell>
              <table:table-cell office:value-type="float" office:value="0.757097">
                <text:p>0.757097</text:p>
              </table:table-cell>
              <table:table-cell office:value-type="float" office:value="0.757795">
                <text:p>0.757795</text:p>
              </table:table-cell>
              <table:table-cell office:value-type="float" office:value="0.758468">
                <text:p>0.758468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69397">
                <text:p>0.569397</text:p>
              </table:table-cell>
              <table:table-cell office:value-type="float" office:value="0.581381">
                <text:p>0.581381</text:p>
              </table:table-cell>
              <table:table-cell office:value-type="float" office:value="0.661224">
                <text:p>0.661224</text:p>
              </table:table-cell>
              <table:table-cell office:value-type="float" office:value="0.75098">
                <text:p>0.75098</text:p>
              </table:table-cell>
              <table:table-cell office:value-type="float" office:value="0.752534">
                <text:p>0.752534</text:p>
              </table:table-cell>
              <table:table-cell office:value-type="float" office:value="0.754655">
                <text:p>0.754655</text:p>
              </table:table-cell>
              <table:table-cell office:value-type="float" office:value="0.755917">
                <text:p>0.755917</text:p>
              </table:table-cell>
              <table:table-cell office:value-type="float" office:value="0.756919">
                <text:p>0.756919</text:p>
              </table:table-cell>
              <table:table-cell office:value-type="float" office:value="0.757358">
                <text:p>0.757358</text:p>
              </table:table-cell>
              <table:table-cell office:value-type="float" office:value="0.757962">
                <text:p>0.757962</text:p>
              </table:table-cell>
              <table:table-cell office:value-type="float" office:value="0.758468">
                <text:p>0.758468</text:p>
              </table:table-cell>
              <table:table-cell office:value-type="float" office:value="0.709833">
                <text:p>0.709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